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0F0000000FB1D1FBD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list-style-name="L4">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3" style:family="graphic" style:parent-style-name="standard">
      <style:graphic-properties draw:stroke="solid" svg:stroke-width="0.062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 style:family="graphic" style:parent-style-name="standard">
      <style:graphic-properties draw:stroke="solid" svg:stroke-width="0.044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 style:family="graphic" style:parent-style-name="standard">
      <style:graphic-properties draw:stroke="solid" svg:stroke-width="0.071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8" style:family="graphic" style:parent-style-name="standard" style:list-style-name="L4">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4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0" style:family="graphic" style:parent-style-name="standard" style:list-style-name="L6">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51"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4" style:family="graphic" style:parent-style-name="standard" style:list-style-name="L5">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5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1" style:family="graphic" style:parent-style-name="standard">
      <style:graphic-properties draw:stroke="none" draw:fill="solid" draw:fill-color="#ffefdf" draw:textarea-horizontal-align="justify" draw:textarea-vertical-align="middle" draw:auto-grow-height="false" fo:padding-top="0.13cm" fo:padding-bottom="0.13cm" fo:padding-left="0.25cm" fo:padding-right="0.25cm" fo:wrap-option="wrap" draw:shadow="hidden"/>
    </style:style>
    <style:style style:name="gr7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73"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7"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draw:shadow-opacity="50%"/>
    </style:style>
    <style:style style:name="gr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4"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5" style:family="graphic" style:parent-style-name="standard">
      <style:graphic-properties draw:stroke="solid" svg:stroke-width="0.088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5" style:family="graphic" style:parent-style-name="standard" style:list-style-name="L5">
      <style:graphic-properties draw:stroke="solid" svg:stroke-width="0.071cm" svg:stroke-color="#ff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8" style:family="graphic" style:parent-style-name="standard" style:list-style-name="L5">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10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3" style:family="graphic" style:parent-style-name="standard">
      <style:graphic-properties draw:stroke="solid" svg:stroke-width="0.079cm" svg:stroke-color="#0000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7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8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9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2"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09"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5" style:family="graphic" style:parent-style-name="standard" style:list-style-name="L5">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22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1"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26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7" style:family="graphic" style:parent-style-name="standard" style:list-style-name="L5">
      <style:graphic-properties draw:stroke="solid" svg:stroke-width="0.053cm" svg:stroke-color="#ff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8" style:family="graphic" style:parent-style-name="standard" style:list-style-name="L7">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26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0" style:family="graphic" style:parent-style-name="standard" style:list-style-name="L7">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27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2" style:family="graphic" style:parent-style-name="standard">
      <style:graphic-properties draw:stroke="none" draw:fill="none" fo:min-height="12.134cm"/>
    </style:style>
    <style:style style:name="gr273"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7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0" style:family="graphic" style:parent-style-name="standard">
      <style:graphic-properties draw:stroke="solid" svg:stroke-width="0.071cm" svg:stroke-color="#0066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2"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3"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5" style:family="graphic" style:parent-style-name="standard" style:list-style-name="L5">
      <style:graphic-properties draw:stroke="solid" svg:stroke-width="0.053cm" svg:stroke-color="#ff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7"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98"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9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8"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29"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2"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3"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7" style:family="graphic" style:parent-style-name="standard" style:list-style-name="L5">
      <style:graphic-properties draw:stroke="solid" svg:stroke-width="0.035cm" svg:stroke-color="#ff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8" style:family="graphic" style:parent-style-name="standard" style:list-style-name="L7">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33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0" style:family="graphic" style:parent-style-name="standard" style:list-style-name="L7">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3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3" style:family="graphic" style:parent-style-name="standard" style:list-style-name="L5">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34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6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1" style:family="graphic" style:parent-style-name="standard" style:list-style-name="L5">
      <style:graphic-properties draw:stroke="solid" svg:stroke-width="0.071cm" svg:stroke-color="#ff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3" style:family="graphic" style:parent-style-name="standard">
      <style:graphic-properties draw:fill="none" draw:textarea-horizontal-align="center" draw:textarea-vertical-align="middle"/>
    </style:style>
    <style:style style:name="gr374" style:family="graphic" style:parent-style-name="objectwithoutfill">
      <style:graphic-properties draw:fill="none" draw:textarea-horizontal-align="center" draw:textarea-vertical-align="middle"/>
    </style:style>
    <style:style style:name="gr375" style:family="graphic" style:parent-style-name="standard" style:list-style-name="L5">
      <style:graphic-properties draw:stroke="none" draw:fill="none" draw:fill-color="#ffffff" draw:textarea-horizontal-align="justify" draw:textarea-vertical-align="top" draw:auto-grow-height="false" fo:padding-top="0.23cm" fo:padding-bottom="0.23cm" fo:padding-left="0.25cm" fo:padding-right="0.25cm" fo:wrap-option="wrap" draw:shadow="hidden"/>
    </style:style>
    <style:style style:name="gr37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7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3" style:family="graphic" style:parent-style-name="standard" style:list-style-name="L5">
      <style:graphic-properties draw:stroke="solid" svg:stroke-width="0.053cm" svg:stroke-color="#ff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4" style:family="graphic">
      <style:graphic-properties style:protect="size"/>
    </style:style>
    <style:style style:name="pr1" style:family="presentation" style:parent-style-name="Default-outline1">
      <style:graphic-properties draw:stroke="none" draw:fill="none" draw:fill-color="#ffffff" draw:textarea-horizontal-align="justify" draw:textarea-vertical-align="top" draw:auto-grow-height="true" draw:auto-grow-width="false" fo:min-height="1.857cm" fo:min-width="0cm" fo:padding-top="0.13cm" fo:padding-bottom="0.13cm" fo:padding-left="0.25cm" fo:padding-right="0.25cm" fo:wrap-option="wrap" draw:shadow="hidden" draw:shadow-color="#808080"/>
    </style:style>
    <style:style style:name="pr2" style:family="presentation" style:parent-style-name="Default-notes" style:list-style-name="L2">
      <style:graphic-properties draw:stroke="none" draw:fill="none" draw:fill-color="#ffffff" draw:auto-grow-height="true" fo:min-height="11.388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1.741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draw:shadow-color="#808080"/>
    </style:style>
    <style:style style:name="pr5" style:family="presentation" style:parent-style-name="Default-notes" style:list-style-name="L2">
      <style:graphic-properties draw:stroke="none" draw:fill="none" draw:fill-color="#ffffff" draw:auto-grow-height="true" fo:min-height="11.388cm" draw:shadow="hidden"/>
    </style:style>
    <style:style style:name="pr6" style:family="presentation" style:parent-style-name="Default-notes" style:list-style-name="L2">
      <style:graphic-properties draw:stroke="none" draw:fill="none" draw:fill-color="#ffffff" draw:auto-grow-height="true" fo:min-height="11.388cm" draw:shadow="hidden"/>
    </style:style>
    <style:style style:name="pr7" style:family="presentation" style:parent-style-name="Default-notes" style:list-style-name="L2">
      <style:graphic-properties draw:stroke="none" draw:fill="none" draw:fill-color="#ffffff" draw:auto-grow-height="true" fo:min-height="11.388cm" draw:shadow="hidden"/>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3.481cm" fo:min-width="0cm" fo:padding-top="0.13cm" fo:padding-bottom="0.13cm" fo:padding-left="0.25cm" fo:padding-right="0.25cm" fo:wrap-option="wrap" draw:shadow="hidden" draw:shadow-color="#808080"/>
    </style:style>
    <style:style style:name="pr9" style:family="presentation" style:parent-style-name="Default-notes" style:list-style-name="L2">
      <style:graphic-properties draw:stroke="none" draw:fill="none" draw:fill-color="#ffffff" draw:auto-grow-height="true" fo:min-height="11.388cm"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3.339cm" fo:min-width="0cm" fo:padding-top="0.13cm" fo:padding-bottom="0.13cm" fo:padding-left="0.25cm" fo:padding-right="0.25cm" fo:wrap-option="wrap" draw:shadow="hidden" draw:shadow-color="#808080"/>
    </style:style>
    <style:style style:name="pr11" style:family="presentation" style:parent-style-name="Default-notes" style:list-style-name="L2">
      <style:graphic-properties draw:stroke="none" draw:fill="none" draw:fill-color="#ffffff" draw:auto-grow-height="true" fo:min-height="11.388cm" draw:shadow="hidden"/>
    </style:style>
    <style:style style:name="pr12" style:family="presentation" style:parent-style-name="Default-notes" style:list-style-name="L2">
      <style:graphic-properties draw:stroke="none" draw:fill="none" draw:fill-color="#ffffff" draw:auto-grow-height="true" fo:min-height="11.388cm" draw:shadow="hidden"/>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1.848cm" fo:min-width="0cm" fo:padding-top="0cm" fo:padding-bottom="0cm" fo:padding-left="0cm" fo:padding-right="0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1.872cm" fo:min-width="0cm" fo:padding-top="0cm" fo:padding-bottom="0cm" fo:padding-left="0cm" fo:padding-right="0cm" fo:wrap-option="wrap" draw:shadow="hidden" draw:shadow-color="#808080"/>
    </style:style>
    <style:style style:name="pr15" style:family="presentation" style:parent-style-name="Default-notes" style:list-style-name="L2">
      <style:graphic-properties draw:stroke="none" draw:fill="none" draw:fill-color="#ffffff" draw:auto-grow-height="true" fo:min-height="11.388cm" draw:shadow="hidden"/>
    </style:style>
    <style:style style:name="pr16" style:family="presentation" style:parent-style-name="Default-title">
      <style:graphic-properties draw:stroke="none" draw:fill="none" draw:fill-color="#ffffff" draw:textarea-horizontal-align="justify" draw:textarea-vertical-align="middle" draw:auto-grow-height="true" draw:auto-grow-width="false" fo:min-height="1.741cm" fo:min-width="0cm" fo:padding-top="0cm" fo:padding-bottom="0cm" fo:padding-left="0cm" fo:padding-right="0cm" fo:wrap-option="wrap" draw:shadow="hidden"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1.625cm" fo:min-width="0cm" fo:padding-top="0cm" fo:padding-bottom="0cm" fo:padding-left="0cm" fo:padding-right="0cm" fo:wrap-option="wrap" draw:shadow="hidden" draw:shadow-color="#808080"/>
    </style:style>
    <style:style style:name="pr18" style:family="presentation" style:parent-style-name="Default-notes" style:list-style-name="L2">
      <style:graphic-properties draw:stroke="none" draw:fill="none" draw:fill-color="#ffffff" draw:auto-grow-height="true" fo:min-height="11.388cm" draw:shadow="hidden"/>
    </style:style>
    <style:style style:name="pr19" style:family="presentation" style:parent-style-name="Default-title">
      <style:graphic-properties draw:stroke="none" draw:fill="none" draw:fill-color="#ffffff" fo:min-height="1.741cm" draw:shadow="hidden" draw:shadow-color="#808080"/>
    </style:style>
    <style:style style:name="pr20" style:family="presentation" style:parent-style-name="Default-notes" style:list-style-name="L2">
      <style:graphic-properties draw:stroke="none" draw:fill="none" draw:fill-color="#ffffff" draw:auto-grow-height="true" fo:min-height="11.388cm" draw:shadow="hidden"/>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4.208cm" fo:min-width="0cm" fo:padding-top="0cm" fo:padding-bottom="0cm" fo:padding-left="0cm" fo:padding-right="0cm" fo:wrap-option="wrap" draw:shadow="hidden" draw:shadow-color="#808080"/>
    </style:style>
    <style:style style:name="pr22" style:family="presentation" style:parent-style-name="Default-notes" style:list-style-name="L2">
      <style:graphic-properties draw:stroke="none" draw:fill="none" draw:fill-color="#ffffff" draw:auto-grow-height="true" fo:min-height="11.388cm" draw:shadow="hidden"/>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3.521cm" fo:min-width="0cm" fo:padding-top="0cm" fo:padding-bottom="0cm" fo:padding-left="0cm" fo:padding-right="0cm" fo:wrap-option="wrap" draw:shadow="hidden" draw:shadow-color="#808080"/>
    </style:style>
    <style:style style:name="pr24" style:family="presentation" style:parent-style-name="Default-notes" style:list-style-name="L2">
      <style:graphic-properties draw:stroke="none" draw:fill="none" draw:fill-color="#ffffff" draw:auto-grow-height="true" fo:min-height="11.388cm" draw:shadow="hidden"/>
    </style:style>
    <style:style style:name="pr25" style:family="presentation" style:parent-style-name="Default-notes" style:list-style-name="L2">
      <style:graphic-properties draw:stroke="none" draw:fill="none" draw:fill-color="#ffffff" draw:auto-grow-height="true" fo:min-height="11.388cm" draw:shadow="hidden"/>
    </style:style>
    <style:style style:name="pr26" style:family="presentation" style:parent-style-name="Default-notes" style:list-style-name="L5">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27" style:family="presentation" style:parent-style-name="Default-notes" style:list-style-name="L2">
      <style:graphic-properties draw:stroke="none" draw:fill="none" draw:fill-color="#ffffff" draw:auto-grow-height="true" fo:min-height="11.388cm" draw:shadow="hidden"/>
    </style:style>
    <style:style style:name="pr28" style:family="presentation" style:parent-style-name="Default-title">
      <style:graphic-properties draw:stroke="none" draw:fill="none" draw:fill-color="#ffffff" fo:min-height="1.854cm" draw:shadow="hidden" draw:shadow-color="#808080"/>
    </style:style>
    <style:style style:name="pr29" style:family="presentation" style:parent-style-name="Default-notes" style:list-style-name="L2">
      <style:graphic-properties draw:stroke="none" draw:fill="none" draw:fill-color="#ffffff" draw:auto-grow-height="true" fo:min-height="11.388cm" draw:shadow="hidden"/>
    </style:style>
    <style:style style:name="pr30" style:family="presentation" style:parent-style-name="Default-notes" style:list-style-name="L2">
      <style:graphic-properties draw:stroke="none" draw:fill="none" draw:fill-color="#ffffff" draw:auto-grow-height="true" fo:min-height="11.388cm" draw:shadow="hidden"/>
    </style:style>
    <style:style style:name="pr31" style:family="presentation" style:parent-style-name="Default-notes" style:list-style-name="L2">
      <style:graphic-properties draw:stroke="none" draw:fill="none" draw:fill-color="#ffffff" draw:auto-grow-height="true" fo:min-height="11.388cm" draw:shadow="hidden"/>
    </style:style>
    <style:style style:name="pr32" style:family="presentation" style:parent-style-name="Default-notes" style:list-style-name="L2">
      <style:graphic-properties draw:stroke="none" draw:fill="none" draw:fill-color="#ffffff" draw:auto-grow-height="true" fo:min-height="11.388cm" draw:shadow="hidden"/>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draw:shadow="hidden" draw:shadow-color="#808080"/>
    </style:style>
    <style:style style:name="pr34" style:family="presentation" style:parent-style-name="Default-notes" style:list-style-name="L2">
      <style:graphic-properties draw:stroke="none" draw:fill="none" draw:fill-color="#ffffff" draw:auto-grow-height="true" fo:min-height="11.388cm" draw:shadow="hidden"/>
    </style:style>
    <style:style style:name="pr35" style:family="presentation" style:parent-style-name="Default-notes" style:list-style-name="L5">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36" style:family="presentation" style:parent-style-name="Default-notes" style:list-style-name="L2">
      <style:graphic-properties draw:stroke="none" draw:fill="none" draw:fill-color="#ffffff" draw:auto-grow-height="true" fo:min-height="11.388cm" draw:shadow="hidden"/>
    </style:style>
    <style:style style:name="pr37" style:family="presentation" style:parent-style-name="Default-notes" style:list-style-name="L2">
      <style:graphic-properties draw:stroke="none" draw:fill="none" draw:fill-color="#ffffff" draw:auto-grow-height="true" fo:min-height="11.388cm" draw:shadow="hidden"/>
    </style:style>
    <style:style style:name="pr38" style:family="presentation" style:parent-style-name="Default-notes" style:list-style-name="L2">
      <style:graphic-properties draw:stroke="none" draw:fill="none" draw:fill-color="#ffffff" draw:auto-grow-height="true" fo:min-height="11.388cm" draw:shadow="hidden"/>
    </style:style>
    <style:style style:name="pr39" style:family="presentation" style:parent-style-name="Default-notes" style:list-style-name="L2">
      <style:graphic-properties draw:stroke="none" draw:fill="none" draw:fill-color="#ffffff" draw:auto-grow-height="true" fo:min-height="11.388cm"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3.31cm" fo:min-width="0cm" fo:padding-top="0.13cm" fo:padding-bottom="0.13cm" fo:padding-left="0.25cm" fo:padding-right="0.25cm" fo:wrap-option="wrap" draw:shadow="hidden" draw:shadow-color="#808080"/>
    </style:style>
    <style:style style:name="pr41" style:family="presentation" style:parent-style-name="Default-notes" style:list-style-name="L2">
      <style:graphic-properties draw:stroke="none" draw:fill="none" draw:fill-color="#ffffff" draw:auto-grow-height="true" fo:min-height="11.388cm" draw:shadow="hidden"/>
    </style:style>
    <style:style style:name="pr42" style:family="presentation" style:parent-style-name="Default-notes" style:list-style-name="L2">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43" style:family="presentation" style:parent-style-name="Default-notes" style:list-style-name="L2">
      <style:graphic-properties draw:stroke="none" draw:fill="none" draw:fill-color="#ffffff" draw:auto-grow-height="true" fo:min-height="11.388cm" draw:shadow="hidden"/>
    </style:style>
    <style:style style:name="pr44" style:family="presentation" style:parent-style-name="Default-notes" style:list-style-name="L2">
      <style:graphic-properties draw:stroke="none" draw:fill="none" draw:fill-color="#ffffff" draw:auto-grow-height="true" fo:min-height="11.388cm" draw:shadow="hidden"/>
    </style:style>
    <style:style style:name="pr45" style:family="presentation" style:parent-style-name="Default-notes" style:list-style-name="L2">
      <style:graphic-properties draw:stroke="none" draw:fill="none" draw:fill-color="#ffffff" draw:auto-grow-height="true" fo:min-height="11.388cm" draw:shadow="hidden"/>
    </style:style>
    <style:style style:name="pr46" style:family="presentation" style:parent-style-name="Default-title">
      <style:graphic-properties draw:fill-color="#ffffff" draw:auto-grow-height="true" fo:min-height="3.507cm"/>
    </style:style>
    <style:style style:name="pr47" style:family="presentation" style:parent-style-name="Default-outline1">
      <style:graphic-properties draw:fill-color="#ffffff" fo:min-height="15.927cm"/>
    </style:style>
    <style:style style:name="pr48" style:family="presentation" style:parent-style-name="Default-notes">
      <style:graphic-properties draw:fill-color="#ffffff" fo:min-height="13.114cm"/>
    </style:style>
    <style:style style:name="pr49" style:family="presentation" style:parent-style-name="Default-title">
      <style:graphic-properties draw:fill-color="#ffffff" fo:min-height="3.256cm"/>
    </style:style>
    <style:style style:name="pr50" style:family="presentation" style:parent-style-name="Default-outline1">
      <style:graphic-properties draw:fill-color="#ffffff" fo:min-height="13.609cm"/>
    </style:style>
    <style:style style:name="P1" style:family="paragraph">
      <style:paragraph-properties fo:margin-left="0.943cm" fo:margin-right="0cm" fo:margin-top="0.282cm" fo:margin-bottom="0cm" fo:line-height="100%" fo:text-indent="-0.943cm" style:punctuation-wrap="hanging" style:line-break="strict"/>
    </style:style>
    <style:style style:name="P2" style:family="paragraph">
      <style:paragraph-properties fo:margin-left="1.2cm" fo:margin-right="0cm" fo:text-indent="-0.9cm" style:writing-mode="lr-tb"/>
    </style:style>
    <style:style style:name="P3" style:family="paragraph">
      <style:paragraph-properties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text-indent="0cm" style:writing-mode="lr-tb"/>
    </style:style>
    <style:style style:name="P7" style:family="paragraph">
      <style:paragraph-properties fo:margin-left="0.851cm" fo:margin-right="0cm" fo:margin-top="0.282cm" fo:margin-bottom="0cm" fo:line-height="100%" fo:text-indent="-0.851cm" style:punctuation-wrap="hanging" style:line-break="strict"/>
    </style:style>
    <style:style style:name="P8" style:family="paragraph">
      <style:paragraph-properties fo:margin-left="0.912cm" fo:margin-right="0cm" fo:margin-top="0.176cm" fo:margin-bottom="0cm" fo:line-height="100%" fo:text-indent="-0.912cm" style:punctuation-wrap="hanging" style:line-break="strict"/>
    </style:style>
    <style:style style:name="P9" style:family="paragraph">
      <style:paragraph-properties fo:margin-left="0.912cm" fo:margin-right="0cm" fo:margin-top="0.176cm" fo:margin-bottom="0cm" fo:line-height="100%" fo:text-align="start" fo:text-indent="-0.912cm" style:punctuation-wrap="hanging" style:line-break="strict">
        <style:tab-stops>
          <style:tab-stop style:position="0cm"/>
          <style:tab-stop style:position="0.379cm"/>
          <style:tab-stop style:position="1.627cm"/>
          <style:tab-stop style:position="2.875cm"/>
          <style:tab-stop style:position="4.123cm"/>
          <style:tab-stop style:position="5.371cm"/>
          <style:tab-stop style:position="6.618cm"/>
          <style:tab-stop style:position="7.866cm"/>
          <style:tab-stop style:position="9.114cm"/>
          <style:tab-stop style:position="10.362cm"/>
          <style:tab-stop style:position="11.61cm"/>
          <style:tab-stop style:position="12.858cm"/>
          <style:tab-stop style:position="14.106cm"/>
          <style:tab-stop style:position="15.354cm"/>
          <style:tab-stop style:position="16.602cm"/>
          <style:tab-stop style:position="17.85cm"/>
          <style:tab-stop style:position="19.098cm"/>
          <style:tab-stop style:position="20.346cm"/>
          <style:tab-stop style:position="21.594cm"/>
          <style:tab-stop style:position="22.842cm"/>
          <style:tab-stop style:position="24.09cm"/>
          <style:tab-stop style:position="25.294cm"/>
          <style:tab-stop style:position="26.542cm"/>
          <style:tab-stop style:position="27.79cm"/>
          <style:tab-stop style:position="29.038cm"/>
        </style:tab-stops>
      </style:paragraph-properties>
    </style:style>
    <style:style style:name="P10" style:family="paragraph">
      <style:paragraph-properties fo:margin-left="0.912cm" fo:margin-right="0cm" fo:margin-top="0.176cm" fo:margin-bottom="0cm" fo:line-height="100%" fo:text-align="start" fo:text-indent="-0.912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294cm"/>
          <style:tab-stop style:position="26.542cm"/>
          <style:tab-stop style:position="27.79cm"/>
          <style:tab-stop style:position="29.038cm"/>
        </style:tab-stops>
      </style:paragraph-properties>
    </style:style>
    <style:style style:name="P11" style:family="paragraph">
      <style:paragraph-properties fo:margin-left="2.394cm" fo:margin-right="0cm" fo:margin-top="0.176cm" fo:margin-bottom="0cm" fo:line-height="100%" fo:text-align="start" fo:text-indent="-0.93cm" style:punctuation-wrap="hanging" style:line-break="strict" style:writing-mode="lr-tb"/>
    </style:style>
    <style:style style:name="P12" style:family="paragraph">
      <style:paragraph-properties fo:margin-left="0.912cm" fo:margin-right="0cm" fo:margin-top="0.176cm" fo:margin-bottom="0cm" fo:line-height="100%" fo:text-indent="-0.912cm" style:punctuation-wrap="hanging" style:line-break="strict" style:writing-mode="lr-tb"/>
      <style:text-properties fo:font-size="18pt"/>
    </style:style>
    <style:style style:name="P13" style:family="paragraph">
      <style:paragraph-properties fo:margin-left="0cm" fo:margin-right="0cm" fo:margin-top="0.176cm" fo:margin-bottom="0cm" fo:line-height="100%" fo:text-indent="0cm" style:punctuation-wrap="hanging" style:line-break="strict"/>
    </style:style>
    <style:style style:name="P14" style:family="paragraph">
      <style:paragraph-properties fo:margin-left="0cm" fo:margin-right="0cm" fo:margin-top="0.176cm" fo:margin-bottom="0cm" fo:line-height="100%" fo:text-indent="0cm" style:punctuation-wrap="hanging" style:line-break="strict" style:writing-mode="lr-tb"/>
      <style:text-properties fo:font-size="18pt"/>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308cm" fo:margin-bottom="0cm" fo:line-height="100%" fo:text-align="center" fo:text-indent="0cm" style:punctuation-wrap="hanging" style:line-break="strict"/>
    </style:style>
    <style:style style:name="P17" style:family="paragraph">
      <style:paragraph-properties fo:margin-left="0cm" fo:margin-right="0cm" fo:margin-top="0.308cm" fo:margin-bottom="0cm" fo:line-height="100%" fo:text-align="center" fo:text-indent="0cm" style:punctuation-wrap="hanging" style:line-break="strict" style:writing-mode="lr-tb"/>
      <style:text-properties fo:font-size="18pt"/>
    </style:style>
    <style:style style:name="P18" style:family="paragraph">
      <style:paragraph-properties fo:margin-left="0cm" fo:margin-right="0cm" fo:margin-top="0.308cm" fo:margin-bottom="0cm" fo:line-height="100%" fo:text-align="center" fo:text-indent="0cm" style:punctuation-wrap="hanging" style:line-break="strict" style:writing-mode="lr-tb"/>
    </style:style>
    <style:style style:name="P19" style:family="paragraph">
      <style:paragraph-properties fo:margin-left="0cm" fo:margin-right="0cm" fo:line-height="100%" fo:text-align="center" fo:text-indent="0cm" style:punctuation-wrap="hanging" style:line-break="strict"/>
    </style:style>
    <style:style style:name="P20" style:family="paragraph">
      <style:paragraph-properties fo:margin-left="0cm" fo:margin-right="0cm" fo:line-height="100%" fo:text-align="center" fo:text-indent="0cm" style:punctuation-wrap="hanging" style:line-break="strict" style:writing-mode="lr-tb"/>
      <style:text-properties fo:font-size="18pt"/>
    </style:style>
    <style:style style:name="P21" style:family="paragraph">
      <style:paragraph-properties fo:margin-left="0cm" fo:margin-right="0cm" fo:line-height="117%" fo:text-indent="0cm" style:punctuation-wrap="hanging" style:line-break="strict"/>
    </style:style>
    <style:style style:name="P22" style:family="paragraph">
      <style:paragraph-properties fo:margin-left="0.851cm" fo:margin-right="0cm" fo:margin-top="0.282cm" fo:margin-bottom="0cm" fo:line-height="117%" fo:text-indent="-0.851cm" style:punctuation-wrap="hanging" style:line-break="strict"/>
    </style:style>
    <style:style style:name="P23" style:family="paragraph">
      <style:paragraph-properties fo:margin-left="0cm" fo:margin-right="0cm" fo:text-indent="0cm"/>
    </style:style>
    <style:style style:name="P24" style:family="paragraph">
      <style:paragraph-properties fo:margin-left="0.859cm" fo:margin-right="0cm" fo:margin-top="0.282cm" fo:margin-bottom="0cm" fo:line-height="117%" fo:text-indent="-0.859cm" style:punctuation-wrap="hanging" style:line-break="strict"/>
    </style:style>
    <style:style style:name="P25" style:family="paragraph">
      <style:paragraph-properties fo:margin-left="0.912cm" fo:margin-right="0cm" fo:margin-top="0cm" fo:margin-bottom="0cm" fo:line-height="100%" fo:text-indent="-0.912cm" style:punctuation-wrap="hanging" style:line-break="strict"/>
    </style:style>
    <style:style style:name="P26" style:family="paragraph">
      <style:paragraph-properties fo:margin-left="0.912cm" fo:margin-right="0cm" fo:margin-top="0cm" fo:margin-bottom="0cm" fo:line-height="100%" fo:text-indent="-0.912cm" style:punctuation-wrap="hanging" style:line-break="strict" style:writing-mode="lr-tb"/>
      <style:text-properties fo:font-size="18pt"/>
    </style:style>
    <style:style style:name="P27" style:family="paragraph">
      <style:paragraph-properties fo:margin-left="0cm" fo:margin-right="0cm" fo:margin-top="0.485cm" fo:margin-bottom="0cm" fo:line-height="100%" fo:text-align="center" fo:text-indent="0cm" style:punctuation-wrap="hanging" style:line-break="strict"/>
    </style:style>
    <style:style style:name="P28" style:family="paragraph">
      <style:paragraph-properties fo:margin-left="0cm" fo:margin-right="0cm" fo:margin-top="0.485cm" fo:margin-bottom="0cm" fo:line-height="100%" fo:text-align="center" fo:text-indent="0cm" style:punctuation-wrap="hanging" style:line-break="strict" style:writing-mode="lr-tb"/>
      <style:text-properties fo:font-size="18pt"/>
    </style:style>
    <style:style style:name="P29" style:family="paragraph">
      <style:paragraph-properties fo:margin-left="2.394cm" fo:margin-right="0cm" fo:margin-top="0cm" fo:margin-bottom="0cm" fo:line-height="100%" fo:text-align="start" fo:text-indent="-0.93cm" style:punctuation-wrap="hanging" style:line-break="strict" style:writing-mode="lr-tb"/>
    </style:style>
    <style:style style:name="P30" style:family="paragraph">
      <style:paragraph-properties fo:margin-left="0cm" fo:margin-right="0cm" fo:margin-top="0.158cm" fo:margin-bottom="0cm" fo:line-height="100%" fo:text-indent="0cm" style:punctuation-wrap="hanging" style:line-break="strict"/>
    </style:style>
    <style:style style:name="P31" style:family="paragraph">
      <style:paragraph-properties fo:margin-left="0cm" fo:margin-right="0cm" fo:margin-top="0.158cm" fo:margin-bottom="0cm" fo:line-height="100%" fo:text-indent="0cm" style:punctuation-wrap="hanging" style:line-break="strict" style:writing-mode="lr-tb"/>
      <style:text-properties fo:font-size="12pt"/>
    </style:style>
    <style:style style:name="P32" style:family="paragraph">
      <style:paragraph-properties fo:margin-left="0cm" fo:margin-right="0cm" fo:margin-top="0.119cm" fo:margin-bottom="0cm" fo:line-height="95%" fo:text-indent="0cm" style:punctuation-wrap="hanging" style:line-break="strict"/>
    </style:style>
    <style:style style:name="P33" style:family="paragraph">
      <style:paragraph-properties fo:margin-left="0cm" fo:margin-right="0cm" fo:margin-top="0.119cm" fo:margin-bottom="0cm" fo:line-height="95%" fo:text-indent="0cm" style:punctuation-wrap="hanging" style:line-break="strict" style:writing-mode="lr-tb"/>
      <style:text-properties fo:font-size="18pt"/>
    </style:style>
    <style:style style:name="P34"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0.917cm"/>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 style:position="27.763cm"/>
          <style:tab-stop style:position="28.588cm"/>
          <style:tab-stop style:position="29.858cm"/>
          <style:tab-stop style:position="29.862cm"/>
          <style:tab-stop style:position="29.871cm"/>
          <style:tab-stop style:position="29.88cm"/>
          <style:tab-stop style:position="29.889cm"/>
          <style:tab-stop style:position="29.897cm"/>
          <style:tab-stop style:position="29.906cm"/>
          <style:tab-stop style:position="29.915cm"/>
          <style:tab-stop style:position="29.942cm"/>
          <style:tab-stop style:position="29.946cm"/>
          <style:tab-stop style:position="29.95cm"/>
        </style:tab-stops>
      </style:paragraph-properties>
    </style:style>
    <style:style style:name="P35" style:family="paragraph">
      <style:paragraph-properties fo:margin-left="0cm" fo:margin-right="0cm" fo:margin-top="0.176cm" fo:margin-bottom="0cm" fo:line-height="100%" fo:text-align="start" fo:text-indent="0cm" style:punctuation-wrap="hanging" style:line-break="strict" style:writing-mode="lr-tb">
        <style:tab-stops>
          <style:tab-stop style:position="0cm"/>
          <style:tab-stop style:position="0.917cm"/>
          <style:tab-stop style:position="2.363cm"/>
          <style:tab-stop style:position="4.903cm"/>
          <style:tab-stop style:position="7.443cm"/>
          <style:tab-stop style:position="9.983cm"/>
          <style:tab-stop style:position="12.523cm"/>
          <style:tab-stop style:position="15.063cm"/>
          <style:tab-stop style:position="17.603cm"/>
          <style:tab-stop style:position="20.143cm"/>
          <style:tab-stop style:position="22.683cm"/>
          <style:tab-stop style:position="25.223cm"/>
          <style:tab-stop style:position="27.763cm"/>
          <style:tab-stop style:position="28.588cm"/>
          <style:tab-stop style:position="29.858cm"/>
          <style:tab-stop style:position="29.862cm"/>
          <style:tab-stop style:position="29.871cm"/>
          <style:tab-stop style:position="29.88cm"/>
          <style:tab-stop style:position="29.889cm"/>
          <style:tab-stop style:position="29.897cm"/>
          <style:tab-stop style:position="29.906cm"/>
          <style:tab-stop style:position="29.915cm"/>
          <style:tab-stop style:position="29.942cm"/>
          <style:tab-stop style:position="29.946cm"/>
          <style:tab-stop style:position="29.95cm"/>
        </style:tab-stops>
      </style:paragraph-properties>
      <style:text-properties fo:font-size="18pt"/>
    </style:style>
    <style:style style:name="P36" style:family="paragraph">
      <style:paragraph-properties fo:margin-left="0cm" fo:margin-right="0cm" fo:margin-top="0.141cm" fo:margin-bottom="0cm" fo:line-height="100%" fo:text-align="center" fo:text-indent="0cm" style:punctuation-wrap="hanging" style:line-break="strict"/>
    </style:style>
    <style:style style:name="P37" style:family="paragraph">
      <style:paragraph-properties fo:margin-left="0cm" fo:margin-right="0cm" fo:margin-top="0.158cm" fo:margin-bottom="0cm" fo:line-height="100%" fo:text-align="center" fo:text-indent="0cm" style:punctuation-wrap="hanging" style:line-break="strict"/>
    </style:style>
    <style:style style:name="P38" style:family="paragraph">
      <style:paragraph-properties fo:margin-left="0cm" fo:margin-right="0cm" fo:margin-top="0.396cm" fo:margin-bottom="0cm" fo:line-height="100%" fo:text-align="center" fo:text-indent="0cm" style:punctuation-wrap="hanging" style:line-break="strict"/>
    </style:style>
    <style:style style:name="P39" style:family="paragraph">
      <style:paragraph-properties fo:margin-left="0cm" fo:margin-right="0cm" fo:margin-top="0.396cm" fo:margin-bottom="0cm" fo:line-height="100%" fo:text-align="center" fo:text-indent="0cm" style:punctuation-wrap="hanging" style:line-break="strict" style:writing-mode="lr-tb"/>
      <style:text-properties fo:font-size="18pt"/>
    </style:style>
    <style:style style:name="P40" style:family="paragraph">
      <style:paragraph-properties fo:margin-left="0cm" fo:margin-right="0cm" fo:margin-top="0.396cm" fo:margin-bottom="0cm" fo:line-height="100%" fo:text-align="center" fo:text-indent="0cm" style:punctuation-wrap="hanging" style:line-break="strict" style:writing-mode="lr-tb"/>
    </style:style>
    <style:style style:name="P41" style:family="paragraph">
      <style:paragraph-properties fo:margin-left="0cm" fo:margin-right="0cm" fo:margin-top="0.44cm" fo:margin-bottom="0cm" fo:line-height="100%" fo:text-align="center" fo:text-indent="0cm" style:punctuation-wrap="hanging" style:line-break="strict"/>
    </style:style>
    <style:style style:name="P42" style:family="paragraph">
      <style:paragraph-properties fo:margin-left="0cm" fo:margin-right="0cm" fo:margin-top="0.44cm" fo:margin-bottom="0cm" fo:line-height="100%" fo:text-align="center" fo:text-indent="0cm" style:punctuation-wrap="hanging" style:line-break="strict" style:writing-mode="lr-tb"/>
      <style:text-properties fo:font-size="18pt"/>
    </style:style>
    <style:style style:name="P43" style:family="paragraph">
      <style:paragraph-properties fo:margin-left="0.952cm" fo:margin-right="0cm" fo:margin-top="0.176cm" fo:margin-bottom="0cm" fo:line-height="100%" fo:text-indent="-0.944cm" style:writing-mode="lr-tb"/>
    </style:style>
    <style:style style:name="P44" style:family="paragraph">
      <style:paragraph-properties fo:margin-left="0.851cm" fo:margin-right="0cm" fo:margin-top="0.282cm" fo:margin-bottom="0cm" fo:line-height="90%" fo:text-indent="-0.851cm" style:punctuation-wrap="hanging" style:line-break="strict"/>
    </style:style>
    <style:style style:name="P45" style:family="paragraph">
      <style:paragraph-properties fo:text-align="center"/>
    </style:style>
    <style:style style:name="P46" style:family="paragraph">
      <style:paragraph-properties fo:margin-left="1.2cm" fo:margin-right="0cm" fo:text-indent="-0.9cm"/>
    </style:style>
    <style:style style:name="P47" style:family="paragraph">
      <style:paragraph-properties fo:margin-left="0.6cm" fo:margin-right="0cm" fo:text-indent="-0.6cm"/>
      <style:text-properties fo:font-size="20pt"/>
    </style:style>
    <style:style style:name="T1" style:family="text">
      <style:text-properties fo:language="en" fo:country="GB"/>
    </style:style>
    <style:style style:name="T2" style:family="text">
      <style:text-properties fo:font-family="Symbol" style:font-family-generic="roman" style:font-pitch="variable" style:font-charset="x-symbol" fo:language="en" fo:country="GB"/>
    </style:style>
    <style:style style:name="T3" style:family="text">
      <style:text-properties fo:color="#0000ff" fo:font-size="20pt" fo:language="en" fo:country="GB" style:font-size-asian="20pt" style:font-size-complex="20pt"/>
    </style:style>
    <style:style style:name="T4" style:family="text">
      <style:text-properties fo:color="#000000" fo:font-size="20pt" fo:language="en" fo:country="GB" style:font-size-asian="20pt" style:font-size-complex="20pt"/>
    </style:style>
    <style:style style:name="T5" style:family="text">
      <style:text-properties fo:color="#000000" fo:font-family="Symbol" style:font-family-generic="roman" style:font-pitch="variable" style:font-charset="x-symbol" fo:font-size="20pt" fo:language="en" fo:country="GB" fo:font-weight="bold" style:font-size-asian="20pt" style:font-weight-asian="bold" style:font-size-complex="20pt" style:font-weight-complex="bold"/>
    </style:style>
    <style:style style:name="T6" style:family="text">
      <style:text-properties fo:color="#000000" fo:font-size="20pt" fo:language="en" fo:country="GB" fo:font-weight="bold" style:font-size-asian="20pt" style:font-weight-asian="bold" style:font-size-complex="20pt" style:font-weight-complex="bold"/>
    </style:style>
    <style:style style:name="T7" style:family="text">
      <style:text-properties fo:color="#000000" fo:font-family="Tahoma" style:font-pitch="variable" fo:font-size="20pt" fo:language="en" fo:country="GB" style:font-size-asian="20pt" style:font-size-complex="20pt"/>
    </style:style>
    <style:style style:name="T8" style:family="text">
      <style:text-properties fo:color="#000000" fo:font-family="Tahoma" style:font-pitch="variable" fo:font-size="20pt" fo:language="en" fo:country="GB" fo:font-weight="bold" style:font-size-asian="20pt" style:font-weight-asian="bold" style:font-size-complex="20pt" style:font-weight-complex="bold"/>
    </style:style>
    <style:style style:name="T9" style:family="text">
      <style:text-properties fo:color="#000000" style:text-line-through-style="none" style:text-position="0% 100%" fo:font-family="Tahoma" style:font-pitch="variable" fo:font-size="20pt" fo:language="en" fo:country="GB"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10"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1" style:family="text">
      <style:text-properties fo:color="#000000" style:text-line-through-style="none" style:text-position="0% 100%" fo:font-family="Tahoma" style:font-pitch="variable" fo:font-size="20pt" fo:language="en" fo:country="GB"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2" style:family="text">
      <style:text-properties fo:color="#ff0000" fo:font-family="Tahoma" style:font-pitch="variable" fo:font-size="20pt" fo:language="en" fo:country="GB" style:font-size-asian="20pt" style:font-size-complex="20pt"/>
    </style:style>
    <style:style style:name="T13" style:family="text">
      <style:text-properties fo:color="#ff0000" fo:font-size="14pt" fo:language="en" fo:country="GB" style:font-size-asian="14pt" style:font-size-complex="14pt"/>
    </style:style>
    <style:style style:name="T14" style:family="text">
      <style:text-properties fo:color="#000000" fo:font-size="14pt" fo:language="en" fo:country="GB" fo:font-weight="bold" style:font-size-asian="14pt" style:font-weight-asian="bold" style:font-size-complex="14pt" style:font-weight-complex="bold"/>
    </style:style>
    <style:style style:name="T15" style:family="text">
      <style:text-properties fo:color="#006600" fo:font-size="18pt" fo:language="en" fo:country="GB" fo:text-shadow="1pt 1pt"/>
    </style:style>
    <style:style style:name="T16" style:family="text">
      <style:text-properties fo:font-family="Symbol" style:font-family-generic="roman" style:font-pitch="variable" style:font-charset="x-symbol" fo:language="en" fo:country="GB" style:font-family-asian="Symbol" style:font-family-generic-asian="roman" style:font-pitch-asian="variable" style:font-charset-asian="x-symbol" style:font-family-complex="Symbol" style:font-family-generic-complex="roman" style:font-pitch-complex="variable" style:font-charset-complex="x-symbol"/>
    </style:style>
    <style:style style:name="T17" style:family="text">
      <style:text-properties fo:color="#0000ff" fo:font-family="Tahoma" style:font-pitch="variable" fo:font-size="20pt" fo:language="en" fo:country="GB" style:font-size-asian="20pt" style:font-size-complex="20pt"/>
    </style:style>
    <style:style style:name="T18" style:family="text">
      <style:text-properties fo:color="#0000ff" fo:font-family="Tahoma" style:font-pitch="variable" fo:font-size="22pt" fo:language="en" fo:country="GB" fo:text-shadow="1pt 1pt" style:font-size-asian="22pt" style:font-size-complex="22pt"/>
    </style:style>
    <style:style style:name="T19" style:family="text">
      <style:text-properties fo:color="#000000" style:text-line-through-style="none" style:text-position="0% 100%" fo:font-family="Tahoma" style:font-pitch="variable" fo:font-size="18pt" fo:language="en" fo:country="GB"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20" style:family="text">
      <style:text-properties fo:color="#000000" fo:font-family="Arial" style:font-pitch="variable" fo:font-size="12pt" fo:language="en" fo:country="GB" style:font-family-asian="'Lucida Sans Unicode'" style:font-pitch-asian="variable" style:font-family-complex="'Lucida Sans Unicode'" style:font-pitch-complex="variable"/>
    </style:style>
    <style:style style:name="T21" style:family="text">
      <style:text-properties fo:color="#000000" fo:font-family="'Courier New'" style:font-family-generic="modern" style:font-pitch="fixed" fo:font-size="18pt" fo:language="en" fo:country="GB" fo:font-weight="bold" style:font-weight-asian="bold" style:font-weight-complex="bold"/>
    </style:style>
    <style:style style:name="T22" style:family="text">
      <style:text-properties fo:color="#000000" fo:font-family="'Courier New'" style:font-family-generic="modern" style:font-pitch="fixed" fo:font-size="18pt" fo:language="en" fo:country="GB" fo:font-style="italic" fo:font-weight="bold" style:font-style-asian="italic" style:font-weight-asian="bold" style:font-style-complex="italic" style:font-weight-complex="bold"/>
    </style:style>
    <style:style style:name="T23" style:family="text">
      <style:text-properties fo:color="#000000" fo:font-family="Symbol" style:font-family-generic="roman" style:font-pitch="variable" style:font-charset="x-symbol" fo:font-size="18pt" fo:language="en" fo:country="GB" fo:font-weight="bold" style:font-weight-asian="bold" style:font-weight-complex="bold"/>
    </style:style>
    <style:style style:name="T24" style:family="text">
      <style:text-properties fo:color="#333399" fo:font-family="'Courier New'" style:font-family-generic="modern" style:font-pitch="fixed" fo:font-size="18pt" fo:language="en" fo:country="GB" fo:font-weight="bold" style:font-weight-asian="bold" style:font-weight-complex="bold"/>
    </style:style>
    <style:style style:name="T25" style:family="text">
      <style:text-properties fo:color="#000000" fo:font-family="Tahoma" style:font-pitch="variable" fo:font-size="16pt" fo:language="en" fo:country="GB" style:font-size-asian="16pt" style:font-size-complex="16pt"/>
    </style:style>
    <style:style style:name="T26" style:family="text">
      <style:text-properties fo:color="#006600" fo:font-family="Tahoma" style:font-pitch="variable" fo:font-size="18pt" fo:language="en" fo:country="GB" fo:text-shadow="1pt 1pt" fo:font-weight="bold" style:font-size-asian="18pt" style:font-weight-asian="bold" style:font-size-complex="18pt" style:font-weight-complex="bold"/>
    </style:style>
    <style:style style:name="T27" style:family="text">
      <style:text-properties fo:color="#000000" fo:font-size="18pt" fo:language="en" fo:country="GB" fo:font-style="italic" fo:text-shadow="1pt 1pt" fo:font-weight="bold" style:font-style-asian="italic" style:font-weight-asian="bold" style:font-style-complex="italic" style:font-weight-complex="bold"/>
    </style:style>
    <style:style style:name="T28" style:family="text">
      <style:text-properties fo:color="#006600" fo:language="en" fo:country="GB" fo:font-weight="bold" style:font-weight-asian="bold" style:font-weight-complex="bold"/>
    </style:style>
    <style:style style:name="T29" style:family="text">
      <style:text-properties fo:color="#ff0000" fo:font-size="20pt" fo:language="en" fo:country="GB" fo:text-shadow="1pt 1pt" fo:font-weight="bold" style:font-size-asian="20pt" style:font-weight-asian="bold" style:font-size-complex="20pt" style:font-weight-complex="bold"/>
    </style:style>
    <style:style style:name="T30" style:family="text">
      <style:text-properties fo:color="#ff0000" fo:font-size="32pt" fo:language="en" fo:country="GB" style:font-size-asian="32pt" style:font-size-complex="32pt"/>
    </style:style>
    <style:style style:name="T31" style:family="text">
      <style:text-properties fo:font-family="'Courier New'" style:font-pitch="variable"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32" style:family="text">
      <style:text-properties fo:font-family="Symbol" style:font-pitch="variable" style:font-charset="x-symbol" fo:font-size="20pt" fo:language="en" fo:country="US" fo:font-style="italic" fo:font-weight="bold" style:font-family-asian="Symbol" style:font-pitch-asian="variable" style:font-charset-asian="x-symbol" style:font-size-asian="20pt" style:language-asian="en" style:country-asian="US" style:font-style-asian="italic" style:font-weight-asian="bold" style:font-family-complex="Symbol" style:font-pitch-complex="variable" style:font-charset-complex="x-symbol" style:font-size-complex="20pt" style:language-complex="en" style:country-complex="US" style:font-style-complex="italic" style:font-weight-complex="bold"/>
    </style:style>
    <style:style style:name="T33" style:family="text">
      <style:text-properties style:text-position="33% 58%" fo:language="en" fo:country="GB"/>
    </style:style>
    <style:style style:name="T34" style:family="text">
      <style:text-properties style:text-position="30% 58%" fo:language="en" fo:country="GB"/>
    </style:style>
    <style:style style:name="T35" style:family="text">
      <style:text-properties fo:color="#000080" fo:font-family="'Courier New'" style:font-family-generic="modern" style:font-pitch="fixed" fo:font-size="18pt" fo:language="en" fo:country="GB"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2cm"/>
        <style:text-properties fo:font-family="Tahoma"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12cm"/>
        <style:text-properties fo:font-family="Tahoma"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image text:level="1" xlink:href="Pictures/100002000000000F0000000FB1D1FBD5.png" xlink:type="simple" xlink:show="embed" xlink:actuate="onLoad">
        <style:list-level-properties text:min-label-width="0.912cm" style:vertical-pos="middle" style:vertical-rel="line" fo:width="0.508cm" fo:height="0.508cm"/>
      </text:list-level-style-image>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2.884cm" svg:height="2.117cm" svg:x="2.116cm" svg:y="8.467cm" presentation:class="outline" presentation:user-transformed="true">
          <draw:text-box>
            <text:p text:style-name="P1"><text:span text:style-name="T1">PARTE 4: Árvore Geradora de Peso Mínimo</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 draw:text-style-name="P4" draw:layer="layout" svg:width="15.147cm" svg:height="11.388cm" svg:x="1.904cm" svg:y="12.065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6" draw:layer="layout" svg:width="17.991cm" svg:height="2.001cm" svg:x="4.021cm" svg:y="0.651cm" presentation:class="title" presentation:user-transformed="true">
          <draw:text-box>
            <text:p text:style-name="P5"><text:span text:style-name="T1">Árvores Geradoras</text:span></text:p>
          </draw:text-box>
        </draw:frame>
        <draw:frame presentation:style-name="pr4" draw:text-style-name="P2" draw:layer="layout" svg:width="22.225cm" svg:height="11.219cm" svg:x="2.327cm" svg:y="4.445cm" presentation:class="outline" presentation:user-transformed="true">
          <draw:text-box>
            <text:p text:style-name="P7"><text:span text:style-name="T1">Dados componentes e enlaces deseja-se conectar todas as componentes usando o menor número possíveis de enlaces. </text:span></text:p>
            <text:p text:style-name="P7"><text:span text:style-name="T1">Isto é, dado um grafo conexo, deseja-se obter um subgrafo gerador com o mínimo número de arestas.</text:span></text:p>
            <text:p text:style-name="P7"><text:span text:style-name="T1"><text:s/></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5" draw:text-style-name="P4" draw:layer="layout" svg:width="15.147cm" svg:height="11.388cm" svg:x="1.904cm" svg:y="12.065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6" draw:layer="layout" svg:width="17.991cm" svg:height="2.001cm" svg:x="4.021cm" svg:y="0.651cm" presentation:class="title" presentation:user-transformed="true">
          <draw:text-box>
            <text:p text:style-name="P5"><text:span text:style-name="T1">Árvores Geradoras</text:span></text:p>
          </draw:text-box>
        </draw:frame>
        <draw:frame presentation:style-name="pr4" draw:text-style-name="P2" draw:layer="layout" svg:width="22.225cm" svg:height="11.219cm" svg:x="2.327cm" svg:y="4.445cm" presentation:class="outline" presentation:user-transformed="true">
          <draw:text-box>
            <text:p text:style-name="P7"><text:span text:style-name="T1">1) Começar com o subgrafo G’=(V’=V,E’=</text:span><text:span text:style-name="T2"></text:span><text:span text:style-name="T1">).</text:span></text:p>
            <text:p text:style-name="P7"><text:span text:style-name="T1">2) Enquanto exista uma aresta e </text:span><text:span text:style-name="T2"></text:span><text:span text:style-name="T1"> E tal que E’ </text:span><text:span text:style-name="T2"></text:span><text:span text:style-name="T1"> {e} não forma ciclo incluir e em E’. </text:span></text:p>
            <text:p text:style-name="P7"><text:span text:style-name="T1">Exemplo no quadro.</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6" draw:text-style-name="P4" draw:layer="layout" svg:width="15.147cm" svg:height="11.388cm" svg:x="1.904cm" svg:y="12.065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6" draw:layer="layout" svg:width="17.991cm" svg:height="2.001cm" svg:x="4.021cm" svg:y="0.651cm" presentation:class="title" presentation:user-transformed="true">
          <draw:text-box>
            <text:p text:style-name="P5"><text:span text:style-name="T1">Árvores Geradoras</text:span></text:p>
          </draw:text-box>
        </draw:frame>
        <draw:frame presentation:style-name="pr4" draw:text-style-name="P2" draw:layer="layout" svg:width="22.225cm" svg:height="11.219cm" svg:x="2.327cm" svg:y="4.445cm" presentation:class="outline" presentation:user-transformed="true">
          <draw:text-box>
            <text:p text:style-name="P7"><text:span text:style-name="T1">O subgrafo resultante é uma árvore. Porque?</text:span></text:p>
            <text:p xml:id="id1" text:id="id1" text:style-name="P7"><text:span text:style-name="T1">Como conecta todos os vértices de G é um subgrafo gerador de G.</text:span></text:p>
            <text:p xml:id="id2" text:id="id2" text:style-name="P7"><text:span text:style-name="T1">Portanto é uma árvore geradora de G.</text:span></text:p>
            <text:p xml:id="id3" text:id="id3" text:style-name="P7"><text:span text:style-name="T1">Tem exatamente n-1 arestas.</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7" draw:text-style-name="P4" draw:layer="layout" svg:width="15.147cm" svg:height="11.388cm" svg:x="1.904cm" svg:y="12.065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frame presentation:style-name="pr4" draw:text-style-name="P2" draw:layer="layout" svg:width="22.225cm" svg:height="11.219cm" svg:x="2.327cm" svg:y="4.445cm" presentation:class="outline" presentation:user-transformed="true">
          <draw:text-box>
            <text:p text:style-name="P7"><text:span text:style-name="T1">O que acontece quando cada enlace tem um custo positivo associado a sua utilização?</text:span></text:p>
            <text:p text:style-name="P7"><text:span text:style-name="T1">Já não queremos encontrar qualquer árvore geradora senão uma que tenha peso mínimo. </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9" draw:text-style-name="P4" draw:layer="layout" svg:width="15.147cm" svg:height="11.388cm" svg:x="1.904cm" svg:y="12.065cm" presentation:class="notes" presentation:placeholder="true">
            <draw:text-box/>
          </draw:frame>
        </presentation:notes>
      </draw:page>
      <draw:page draw:name="page6"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frame presentation:style-name="pr10" draw:text-style-name="P2" draw:layer="layout" svg:width="21.59cm" svg:height="3.599cm" svg:x="2.328cm" svg:y="3.81cm" presentation:class="outline" presentation:user-transformed="true">
          <draw:text-box>
            <text:p text:style-name="P8"><text:span text:style-name="T3">Dados:</text:span><text:span text:style-name="T4"> </text:span></text:p>
            <text:p text:style-name="P9"><text:span text:style-name="T4"><text:tab/></text:span><text:span text:style-name="T4">G = (V,E) grafo não-orientado, com |V|=n e |E|=m</text:span></text:p>
            <text:p text:style-name="P9"><text:span text:style-name="T4"><text:tab/></text:span><text:span text:style-name="T4"><text:tab/></text:span><text:span text:style-name="T4">peso c(e) &gt; 0, </text:span><text:span text:style-name="T5"></text:span><text:span text:style-name="T4">e </text:span><text:span text:style-name="T5"></text:span><text:span text:style-name="T6"> </text:span><text:span text:style-name="T4">E</text:span></text:p>
          </draw:text-box>
        </draw:frame>
        <draw:custom-shape draw:style-name="gr2" draw:text-style-name="P12" xml:id="id4" draw:id="id4" draw:layer="layout" svg:width="20.532cm" svg:height="4.656cm" svg:x="2.328cm" svg:y="9.102cm">
          <text:p text:style-name="P8"><text:span text:style-name="T7">Problema </text:span></text:p>
          <text:p text:style-name="P10"><text:span text:style-name="T7"><text:tab/></text:span><text:span text:style-name="T7">Obter F</text:span><text:span text:style-name="T8"> </text:span><text:span text:style-name="T5"></text:span><text:span text:style-name="T7"> E tal que:</text:span></text:p>
          <text:p text:style-name="P11"><text:span text:style-name="T9">o grafo G’=(V,F) é acíclico e conexo (G’ é gerador de G) </text:span></text:p>
          <text:p text:style-name="P11"><text:span text:style-name="T9">c(F) = </text:span><text:span text:style-name="T10"></text:span><text:span text:style-name="T11">e</text:span><text:span text:style-name="T10"></text:span><text:span text:style-name="T11">F </text:span><text:span text:style-name="T9">c(e) é mínimo</text:span></text:p>
          <draw:enhanced-geometry svg:viewBox="0 0 21600 21600" draw:type="rectangle" draw:enhanced-path="M 0 0 L 21600 0 21600 21600 0 21600 0 0 Z N"/>
        </draw:custom-shape>
        <draw:custom-shape draw:style-name="gr3" draw:text-style-name="P3" draw:layer="layout" svg:width="0.423cm" svg:height="1.905cm" svg:x="2.999cm" svg:y="5.0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 smil:attributeName="visibility" smil:to="visible"/>
                  <anim:transitionFilter smil:dur="0.5s" smil:fill="hold" smil:targetElement="id4"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1" draw:text-style-name="P4" draw:layer="layout" svg:width="15.147cm" svg:height="11.388cm" svg:x="1.904cm" svg:y="12.065cm" presentation:class="notes" presentation:placeholder="true">
            <draw:text-box/>
          </draw:frame>
        </presentation:notes>
      </draw:page>
      <draw:page draw:name="page7"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4" draw:text-style-name="P14" draw:layer="layout" svg:width="3.81cm" svg:height="1.27cm" svg:x="3.598cm" svg:y="3.766cm">
          <text:p text:style-name="P13"><text:span text:style-name="T12">Exemplo:</text:span></text:p>
          <draw:enhanced-geometry svg:viewBox="0 0 21600 21600" draw:type="rectangle" draw:enhanced-path="M 0 0 L 21600 0 21600 21600 0 21600 0 0 Z N"/>
        </draw:custom-shape>
        <draw:line draw:style-name="gr5" draw:text-style-name="P15" draw:layer="layout" svg:x1="8.555cm" svg:y1="5.08cm" svg:x2="8.559cm" svg:y2="8.89cm">
          <text:p/>
        </draw:line>
        <draw:line draw:style-name="gr5" draw:text-style-name="P15" draw:layer="layout" svg:x1="8.89cm" svg:y1="4.745cm" svg:x2="15.452cm" svg:y2="4.749cm">
          <text:p/>
        </draw:line>
        <draw:line draw:style-name="gr5" draw:text-style-name="P15" draw:layer="layout" svg:x1="15.787cm" svg:y1="5.08cm" svg:x2="15.791cm" svg:y2="8.89cm">
          <text:p/>
        </draw:line>
        <draw:line draw:style-name="gr5" draw:text-style-name="P15" draw:layer="layout" svg:x1="8.89cm" svg:y1="9.19cm" svg:x2="15.452cm" svg:y2="9.194cm">
          <text:p/>
        </draw:line>
        <draw:line draw:style-name="gr5" draw:text-style-name="P15" draw:layer="layout" svg:x1="8.802cm" svg:y1="4.948cm" svg:x2="10.495cm" svg:y2="6.641cm">
          <text:p/>
        </draw:line>
        <draw:line draw:style-name="gr5" draw:text-style-name="P15" draw:layer="layout" svg:x1="13.67cm" svg:y1="7.108cm" svg:x2="15.575cm" svg:y2="8.916cm">
          <text:p/>
        </draw:line>
        <draw:line draw:style-name="gr5" draw:text-style-name="P15" draw:layer="layout" svg:x1="15.553cm" svg:y1="5.001cm" svg:x2="13.657cm" svg:y2="6.694cm">
          <text:p/>
        </draw:line>
        <draw:line draw:style-name="gr5" draw:text-style-name="P15" draw:layer="layout" svg:x1="11.007cm" svg:y1="6.906cm" svg:x2="13.123cm" svg:y2="6.91cm">
          <text:p/>
        </draw:line>
        <draw:line draw:style-name="gr5" draw:text-style-name="P15" draw:layer="layout" svg:x1="10.963cm" svg:y1="6.751cm" svg:x2="15.469cm" svg:y2="4.811cm">
          <text:p/>
        </draw:line>
        <draw:line draw:style-name="gr5" draw:text-style-name="P15" draw:layer="layout" svg:x1="13.401cm" svg:y1="7.153cm" svg:x2="8.753cm" svg:y2="9.058cm">
          <text:p/>
        </draw:line>
        <draw:custom-shape draw:style-name="gr6" draw:text-style-name="P17" draw:layer="layout" svg:width="1.27cm" svg:height="0.816cm" svg:x="11.642cm" svg:y="9.102cm">
          <text:p text:style-name="P16"><text:span text:style-name="T13">9</text:span></text:p>
          <draw:enhanced-geometry svg:viewBox="0 0 21600 21600" draw:type="mso-spt202" draw:enhanced-path="M 0 0 L 21600 0 21600 21600 0 21600 0 0 Z N"/>
        </draw:custom-shape>
        <draw:g>
          <draw:custom-shape draw:style-name="gr7" draw:text-style-name="P3" draw:layer="layout" svg:width="0.635cm" svg:height="0.635cm" svg:x="8.255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8" draw:layer="layout" svg:width="0.767cm" svg:height="0.828cm" svg:x="8.167cm" svg:y="8.811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8.255cm" svg:y="4.4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8" draw:layer="layout" svg:width="0.767cm" svg:height="0.828cm" svg:x="8.167cm" svg:y="4.357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10.372cm" svg:y="6.5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8" draw:layer="layout" svg:width="0.768cm" svg:height="0.828cm" svg:x="10.283cm" svg:y="6.473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5.452cm" svg:y="4.4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0.767cm" svg:height="0.828cm" svg:x="15.408cm" svg:y="4.357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5.452cm" svg:y="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8" draw:layer="layout" svg:width="0.768cm" svg:height="0.828cm" svg:x="15.363cm" svg:y="8.811cm">
            <text:p text:style-name="P16"><text:span text:style-name="T14">C</text:span></text:p>
            <draw:enhanced-geometry svg:viewBox="0 0 21600 21600" draw:type="mso-spt202" draw:enhanced-path="M 0 0 L 21600 0 21600 21600 0 21600 0 0 Z N"/>
          </draw:custom-shape>
        </draw:g>
        <draw:g>
          <draw:custom-shape draw:style-name="gr7" draw:text-style-name="P3" draw:layer="layout" svg:width="0.635cm" svg:height="0.635cm" svg:x="13.123cm" svg:y="6.5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 draw:text-style-name="P18" draw:layer="layout" svg:width="0.767cm" svg:height="0.828cm" svg:x="13.035cm" svg:y="6.473cm">
            <text:p text:style-name="P16"><text:span text:style-name="T14">F</text:span></text:p>
            <draw:enhanced-geometry svg:viewBox="0 0 21600 21600" draw:type="mso-spt202" draw:enhanced-path="M 0 0 L 21600 0 21600 21600 0 21600 0 0 Z N"/>
          </draw:custom-shape>
        </draw:g>
        <draw:custom-shape draw:style-name="gr14" draw:text-style-name="P17" draw:layer="layout" svg:width="1.27cm" svg:height="0.816cm" svg:x="7.629cm" svg:y="6.473cm">
          <text:p text:style-name="P16"><text:span text:style-name="T13">3</text:span></text:p>
          <draw:enhanced-geometry svg:viewBox="0 0 21600 21600" draw:type="mso-spt202" draw:enhanced-path="M 0 0 L 21600 0 21600 21600 0 21600 0 0 Z N"/>
        </draw:custom-shape>
        <draw:custom-shape draw:style-name="gr15" draw:text-style-name="P17" draw:layer="layout" svg:width="1.27cm" svg:height="0.816cm" svg:x="11.218cm" svg:y="3.898cm">
          <text:p text:style-name="P16"><text:span text:style-name="T13">4</text:span></text:p>
          <draw:enhanced-geometry svg:viewBox="0 0 21600 21600" draw:type="mso-spt202" draw:enhanced-path="M 0 0 L 21600 0 21600 21600 0 21600 0 0 Z N"/>
        </draw:custom-shape>
        <draw:custom-shape draw:style-name="gr16" draw:text-style-name="P17" draw:layer="layout" svg:width="1.27cm" svg:height="0.816cm" svg:x="15.54cm" svg:y="6.262cm">
          <text:p text:style-name="P16"><text:span text:style-name="T13">8</text:span></text:p>
          <draw:enhanced-geometry svg:viewBox="0 0 21600 21600" draw:type="mso-spt202" draw:enhanced-path="M 0 0 L 21600 0 21600 21600 0 21600 0 0 Z N"/>
        </draw:custom-shape>
        <draw:custom-shape draw:style-name="gr17" draw:text-style-name="P17" draw:layer="layout" svg:width="1.27cm" svg:height="0.816cm" svg:x="8.89cm" svg:y="5.75cm">
          <text:p text:style-name="P16"><text:span text:style-name="T13">4</text:span></text:p>
          <draw:enhanced-geometry svg:viewBox="0 0 21600 21600" draw:type="mso-spt202" draw:enhanced-path="M 0 0 L 21600 0 21600 21600 0 21600 0 0 Z N"/>
        </draw:custom-shape>
        <draw:custom-shape draw:style-name="gr18" draw:text-style-name="P17" draw:layer="layout" svg:width="1.27cm" svg:height="0.816cm" svg:x="9.437cm" svg:y="7.752cm">
          <text:p text:style-name="P16"><text:span text:style-name="T13">7</text:span></text:p>
          <draw:enhanced-geometry svg:viewBox="0 0 21600 21600" draw:type="mso-spt202" draw:enhanced-path="M 0 0 L 21600 0 21600 21600 0 21600 0 0 Z N"/>
        </draw:custom-shape>
        <draw:custom-shape draw:style-name="gr19" draw:text-style-name="P17" draw:layer="layout" svg:width="1.27cm" svg:height="0.816cm" svg:x="11.174cm" svg:y="6.773cm">
          <text:p text:style-name="P16"><text:span text:style-name="T13">2</text:span></text:p>
          <draw:enhanced-geometry svg:viewBox="0 0 21600 21600" draw:type="mso-spt202" draw:enhanced-path="M 0 0 L 21600 0 21600 21600 0 21600 0 0 Z N"/>
        </draw:custom-shape>
        <draw:custom-shape draw:style-name="gr20" draw:text-style-name="P17" draw:layer="layout" svg:width="1.27cm" svg:height="0.816cm" svg:x="13.714cm" svg:y="7.743cm">
          <text:p text:style-name="P16"><text:span text:style-name="T13">2</text:span></text:p>
          <draw:enhanced-geometry svg:viewBox="0 0 21600 21600" draw:type="mso-spt202" draw:enhanced-path="M 0 0 L 21600 0 21600 21600 0 21600 0 0 Z N"/>
        </draw:custom-shape>
        <draw:custom-shape draw:style-name="gr21" draw:text-style-name="P17" draw:layer="layout" svg:width="1.27cm" svg:height="0.816cm" svg:x="14.226cm" svg:y="5.671cm">
          <text:p text:style-name="P16"><text:span text:style-name="T13">5</text:span></text:p>
          <draw:enhanced-geometry svg:viewBox="0 0 21600 21600" draw:type="mso-spt202" draw:enhanced-path="M 0 0 L 21600 0 21600 21600 0 21600 0 0 Z N"/>
        </draw:custom-shape>
        <draw:custom-shape draw:style-name="gr22" draw:text-style-name="P17" draw:layer="layout" svg:width="1.27cm" svg:height="0.816cm" svg:x="12.188cm" svg:y="5.124cm">
          <text:p text:style-name="P16"><text:span text:style-name="T13">9</text:span></text:p>
          <draw:enhanced-geometry svg:viewBox="0 0 21600 21600" draw:type="mso-spt202" draw:enhanced-path="M 0 0 L 21600 0 21600 21600 0 21600 0 0 Z N"/>
        </draw:custom-shape>
        <draw:custom-shape draw:style-name="gr23" draw:text-style-name="P20" xml:id="id18" draw:id="id18" draw:layer="layout" svg:width="6.35cm" svg:height="1.685cm" svg:x="14.817cm" svg:y="15.998cm">
          <text:p text:style-name="P19"><text:span text:style-name="T15">árvore geradora</text:span></text:p>
          <text:p text:style-name="P19"><text:span text:style-name="T15">peso <text:s/>= 15</text:span></text:p>
          <draw:enhanced-geometry svg:viewBox="0 0 21600 21600" draw:type="mso-spt202" draw:enhanced-path="M 0 0 L 21600 0 21600 21600 0 21600 0 0 Z N"/>
        </draw:custom-shape>
        <draw:g xml:id="id5" draw:id="id5">
          <draw:g>
            <draw:g>
              <draw:line draw:style-name="gr24" draw:text-style-name="P15" draw:layer="layout" svg:x1="8.555cm" svg:y1="5.115cm" svg:x2="8.559cm" svg:y2="8.925cm">
                <text:p/>
              </draw:line>
              <draw:line draw:style-name="gr24" draw:text-style-name="P15" draw:layer="layout" svg:x1="8.89cm" svg:y1="4.78cm" svg:x2="15.452cm" svg:y2="4.785cm">
                <text:p/>
              </draw:line>
              <draw:line draw:style-name="gr24" draw:text-style-name="P15" draw:layer="layout" svg:x1="15.787cm" svg:y1="5.115cm" svg:x2="15.791cm" svg:y2="8.925cm">
                <text:p/>
              </draw:line>
              <draw:line draw:style-name="gr24" draw:text-style-name="P15" draw:layer="layout" svg:x1="8.802cm" svg:y1="4.983cm" svg:x2="10.495cm" svg:y2="6.676cm">
                <text:p/>
              </draw:line>
              <draw:line draw:style-name="gr24" draw:text-style-name="P15" draw:layer="layout" svg:x1="15.553cm" svg:y1="5.036cm" svg:x2="13.657cm" svg:y2="6.729cm">
                <text:p/>
              </draw:line>
            </draw:g>
            <draw:g>
              <draw:custom-shape draw:style-name="gr7" draw:text-style-name="P3" draw:layer="layout" svg:width="0.635cm" svg:height="0.635cm" svg:x="8.255cm" svg:y="8.92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 draw:text-style-name="P18" draw:layer="layout" svg:width="0.767cm" svg:height="0.828cm" svg:x="8.167cm" svg:y="8.846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8.255cm" svg:y="4.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 draw:text-style-name="P18" draw:layer="layout" svg:width="0.767cm" svg:height="0.828cm" svg:x="8.167cm" svg:y="4.392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15.452cm" svg:y="4.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 draw:text-style-name="P18" draw:layer="layout" svg:width="0.767cm" svg:height="0.828cm" svg:x="15.408cm" svg:y="4.392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5.452cm" svg:y="8.92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 draw:text-style-name="P18" draw:layer="layout" svg:width="0.768cm" svg:height="0.828cm" svg:x="15.363cm" svg:y="8.846cm">
                <text:p text:style-name="P16"><text:span text:style-name="T14">C</text:span></text:p>
                <draw:enhanced-geometry svg:viewBox="0 0 21600 21600" draw:type="mso-spt202" draw:enhanced-path="M 0 0 L 21600 0 21600 21600 0 21600 0 0 Z N"/>
              </draw:custom-shape>
            </draw:g>
          </draw:g>
          <draw:g>
            <draw:custom-shape draw:style-name="gr7" draw:text-style-name="P3" draw:layer="layout" svg:width="0.635cm" svg:height="0.635cm" svg:x="10.372cm" svg:y="6.5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8" draw:layer="layout" svg:width="0.768cm" svg:height="0.828cm" svg:x="10.283cm" svg:y="6.491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3.123cm" svg:y="6.57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18" draw:layer="layout" svg:width="0.767cm" svg:height="0.828cm" svg:x="13.035cm" svg:y="6.491cm">
              <text:p text:style-name="P16"><text:span text:style-name="T14">F</text:span></text:p>
              <draw:enhanced-geometry svg:viewBox="0 0 21600 21600" draw:type="mso-spt202" draw:enhanced-path="M 0 0 L 21600 0 21600 21600 0 21600 0 0 Z N"/>
            </draw:custom-shape>
          </draw:g>
        </draw:g>
        <draw:custom-shape draw:style-name="gr31" draw:text-style-name="P20" xml:id="id11" draw:id="id11" draw:layer="layout" svg:width="6.35cm" svg:height="1.685cm" svg:x="3.598cm" svg:y="15.998cm">
          <text:p text:style-name="P19"><text:span text:style-name="T15">árvore geradora</text:span></text:p>
          <text:p text:style-name="P19"><text:span text:style-name="T15">peso <text:s/>= 24</text:span></text:p>
          <draw:enhanced-geometry svg:viewBox="0 0 21600 21600" draw:type="mso-spt202" draw:enhanced-path="M 0 0 L 21600 0 21600 21600 0 21600 0 0 Z N"/>
        </draw:custom-shape>
        <draw:g xml:id="id12" draw:id="id12">
          <draw:line draw:style-name="gr24" draw:text-style-name="P15" draw:layer="layout" svg:x1="8.555cm" svg:y1="5.071cm" svg:x2="8.559cm" svg:y2="8.881cm">
            <text:p/>
          </draw:line>
          <draw:line draw:style-name="gr24" draw:text-style-name="P15" draw:layer="layout" svg:x1="8.89cm" svg:y1="4.736cm" svg:x2="15.452cm" svg:y2="4.74cm">
            <text:p/>
          </draw:line>
          <draw:line draw:style-name="gr24" draw:text-style-name="P15" draw:layer="layout" svg:x1="8.802cm" svg:y1="4.939cm" svg:x2="10.495cm" svg:y2="6.632cm">
            <text:p/>
          </draw:line>
          <draw:line draw:style-name="gr24" draw:text-style-name="P15" draw:layer="layout" svg:x1="13.67cm" svg:y1="7.1cm" svg:x2="15.575cm" svg:y2="8.908cm">
            <text:p/>
          </draw:line>
          <draw:line draw:style-name="gr24" draw:text-style-name="P15" draw:layer="layout" svg:x1="11.007cm" svg:y1="6.897cm" svg:x2="13.123cm" svg:y2="6.901cm">
            <text:p/>
          </draw:line>
          <draw:g>
            <draw:custom-shape draw:style-name="gr7" draw:text-style-name="P3" draw:layer="layout" svg:width="0.635cm" svg:height="0.635cm" svg:x="8.255cm" svg:y="8.8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 draw:text-style-name="P18" draw:layer="layout" svg:width="0.767cm" svg:height="0.828cm" svg:x="8.167cm" svg:y="8.802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8.255cm" svg:y="4.4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 draw:text-style-name="P18" draw:layer="layout" svg:width="0.767cm" svg:height="0.828cm" svg:x="8.167cm" svg:y="4.348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10.372cm" svg:y="6.5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 draw:text-style-name="P18" draw:layer="layout" svg:width="0.768cm" svg:height="0.828cm" svg:x="10.283cm" svg:y="6.465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5.452cm" svg:y="4.4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 draw:text-style-name="P18" draw:layer="layout" svg:width="0.767cm" svg:height="0.828cm" svg:x="15.408cm" svg:y="4.348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5.452cm" svg:y="8.8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 draw:text-style-name="P18" draw:layer="layout" svg:width="0.768cm" svg:height="0.828cm" svg:x="15.363cm" svg:y="8.802cm">
              <text:p text:style-name="P16"><text:span text:style-name="T14">C</text:span></text:p>
              <draw:enhanced-geometry svg:viewBox="0 0 21600 21600" draw:type="mso-spt202" draw:enhanced-path="M 0 0 L 21600 0 21600 21600 0 21600 0 0 Z N"/>
            </draw:custom-shape>
          </draw:g>
          <draw:g>
            <draw:custom-shape draw:style-name="gr7" draw:text-style-name="P3" draw:layer="layout" svg:width="0.635cm" svg:height="0.635cm" svg:x="13.123cm" svg:y="6.5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 draw:text-style-name="P18" draw:layer="layout" svg:width="0.767cm" svg:height="0.828cm" svg:x="13.035cm" svg:y="6.465cm">
              <text:p text:style-name="P16"><text:span text:style-name="T14">F</text:span></text:p>
              <draw:enhanced-geometry svg:viewBox="0 0 21600 21600" draw:type="mso-spt202" draw:enhanced-path="M 0 0 L 21600 0 21600 21600 0 21600 0 0 Z N"/>
            </draw:custom-shape>
          </draw:g>
        </draw:g>
        <draw:custom-shape draw:style-name="gr38" draw:text-style-name="P17" xml:id="id6" draw:id="id6" draw:layer="layout" svg:width="1.27cm" svg:height="0.816cm" svg:x="2.117cm" svg:y="12.947cm">
          <text:p text:style-name="P16"><text:span text:style-name="T13">3</text:span></text:p>
          <draw:enhanced-geometry svg:viewBox="0 0 21600 21600" draw:type="mso-spt202" draw:enhanced-path="M 0 0 L 21600 0 21600 21600 0 21600 0 0 Z N"/>
        </draw:custom-shape>
        <draw:custom-shape draw:style-name="gr39" draw:text-style-name="P17" xml:id="id7" draw:id="id7" draw:layer="layout" svg:width="1.27cm" svg:height="0.816cm" svg:x="5.706cm" svg:y="10.372cm">
          <text:p text:style-name="P16"><text:span text:style-name="T13">4</text:span></text:p>
          <draw:enhanced-geometry svg:viewBox="0 0 21600 21600" draw:type="mso-spt202" draw:enhanced-path="M 0 0 L 21600 0 21600 21600 0 21600 0 0 Z N"/>
        </draw:custom-shape>
        <draw:custom-shape draw:style-name="gr40" draw:text-style-name="P17" xml:id="id8" draw:id="id8" draw:layer="layout" svg:width="1.27cm" svg:height="0.816cm" svg:x="10.028cm" svg:y="12.735cm">
          <text:p text:style-name="P16"><text:span text:style-name="T13">8</text:span></text:p>
          <draw:enhanced-geometry svg:viewBox="0 0 21600 21600" draw:type="mso-spt202" draw:enhanced-path="M 0 0 L 21600 0 21600 21600 0 21600 0 0 Z N"/>
        </draw:custom-shape>
        <draw:custom-shape draw:style-name="gr41" draw:text-style-name="P17" xml:id="id9" draw:id="id9" draw:layer="layout" svg:width="1.27cm" svg:height="0.816cm" svg:x="3.378cm" svg:y="12.224cm">
          <text:p text:style-name="P16"><text:span text:style-name="T13">4</text:span></text:p>
          <draw:enhanced-geometry svg:viewBox="0 0 21600 21600" draw:type="mso-spt202" draw:enhanced-path="M 0 0 L 21600 0 21600 21600 0 21600 0 0 Z N"/>
        </draw:custom-shape>
        <draw:custom-shape draw:style-name="gr42" draw:text-style-name="P17" xml:id="id10" draw:id="id10" draw:layer="layout" svg:width="1.27cm" svg:height="0.816cm" svg:x="8.714cm" svg:y="12.144cm">
          <text:p text:style-name="P16"><text:span text:style-name="T13">5</text:span></text:p>
          <draw:enhanced-geometry svg:viewBox="0 0 21600 21600" draw:type="mso-spt202" draw:enhanced-path="M 0 0 L 21600 0 21600 21600 0 21600 0 0 Z N"/>
        </draw:custom-shape>
        <draw:custom-shape draw:style-name="gr43" draw:text-style-name="P17" xml:id="id13" draw:id="id13" draw:layer="layout" svg:width="1.27cm" svg:height="0.816cm" svg:x="13cm" svg:y="12.912cm">
          <text:p text:style-name="P16"><text:span text:style-name="T13">3</text:span></text:p>
          <draw:enhanced-geometry svg:viewBox="0 0 21600 21600" draw:type="mso-spt202" draw:enhanced-path="M 0 0 L 21600 0 21600 21600 0 21600 0 0 Z N"/>
        </draw:custom-shape>
        <draw:custom-shape draw:style-name="gr44" draw:text-style-name="P17" xml:id="id14" draw:id="id14" draw:layer="layout" svg:width="1.27cm" svg:height="0.816cm" svg:x="16.589cm" svg:y="10.336cm">
          <text:p text:style-name="P16"><text:span text:style-name="T13">4</text:span></text:p>
          <draw:enhanced-geometry svg:viewBox="0 0 21600 21600" draw:type="mso-spt202" draw:enhanced-path="M 0 0 L 21600 0 21600 21600 0 21600 0 0 Z N"/>
        </draw:custom-shape>
        <draw:custom-shape draw:style-name="gr45" draw:text-style-name="P17" xml:id="id15" draw:id="id15" draw:layer="layout" svg:width="1.27cm" svg:height="0.816cm" svg:x="14.261cm" svg:y="12.188cm">
          <text:p text:style-name="P16"><text:span text:style-name="T13">4</text:span></text:p>
          <draw:enhanced-geometry svg:viewBox="0 0 21600 21600" draw:type="mso-spt202" draw:enhanced-path="M 0 0 L 21600 0 21600 21600 0 21600 0 0 Z N"/>
        </draw:custom-shape>
        <draw:custom-shape draw:style-name="gr46" draw:text-style-name="P17" xml:id="id16" draw:id="id16" draw:layer="layout" svg:width="1.27cm" svg:height="0.816cm" svg:x="16.545cm" svg:y="13.212cm">
          <text:p text:style-name="P16"><text:span text:style-name="T13">2</text:span></text:p>
          <draw:enhanced-geometry svg:viewBox="0 0 21600 21600" draw:type="mso-spt202" draw:enhanced-path="M 0 0 L 21600 0 21600 21600 0 21600 0 0 Z N"/>
        </draw:custom-shape>
        <draw:custom-shape draw:style-name="gr47" draw:text-style-name="P17" xml:id="id17" draw:id="id17" draw:layer="layout" svg:width="1.27cm" svg:height="0.816cm" svg:x="19.085cm" svg:y="14.182cm">
          <text:p text:style-name="P16"><text:span text:style-name="T13">2</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5" smil:attributeName="visibility" smil:to="visible"/>
                  <anim:transitionFilter smil:dur="0.5s" smil:fill="hold" smil:targetElement="id5" smil:type="dissolve"/>
                </anim:par>
              </anim:par>
            </anim:par>
            <anim:par smil:begin="next" smil:dur="indefinite" smil:fill="hold">
              <anim:par smil:begin="0s" smil:dur="indefinite" smil:fill="hold">
                <anim:par smil:begin="0s" smil:dur="indefinite" smil:fill="hold" smil:accelerate="0.5" smil:decelerate="0.5" presentation:node-type="on-click" presentation:preset-class="motion-path" presentation:preset-id="ooo-motionpath-down">
                  <anim:animateMotion smil:dur="0.5s" smil:fill="hold" smil:targetElement="id5" svg:path="M 3.33333 -6 -4.07407 -6 L -0.2125 0.33218"/>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6" smil:attributeName="visibility" smil:to="visible"/>
                </anim:par>
                <anim:par smil:begin="0s" smil:dur="indefinite" smil:fill="hold" presentation:node-type="with-previous" presentation:preset-class="entrance" presentation:preset-id="ooo-entrance-appear">
                  <anim:set smil:begin="0s" smil:dur="0.001s" smil:fill="hold" smil:targetElement="id7" smil:attributeName="visibility" smil:to="visible"/>
                </anim:par>
                <anim:par smil:begin="0s" smil:dur="indefinite" smil:fill="hold" presentation:node-type="with-previous" presentation:preset-class="entrance" presentation:preset-id="ooo-entrance-appear">
                  <anim:set smil:begin="0s" smil:dur="0.001s" smil:fill="hold" smil:targetElement="id8" smil:attributeName="visibility" smil:to="visible"/>
                </anim:par>
                <anim:par smil:begin="0s" smil:dur="indefinite" smil:fill="hold" presentation:node-type="with-previous" presentation:preset-class="entrance" presentation:preset-id="ooo-entrance-appear">
                  <anim:set smil:begin="0s" smil:dur="0.001s" smil:fill="hold" smil:targetElement="id9" smil:attributeName="visibility" smil:to="visible"/>
                </anim:par>
                <anim:par smil:begin="0s" smil:dur="indefinite" smil:fill="hold" presentation:node-type="with-previous" presentation:preset-class="entrance" presentation:preset-id="ooo-entrance-appear">
                  <anim:set smil:begin="0s" smil:dur="0.001s" smil:fill="hold" smil:targetElement="id10"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2" smil:attributeName="visibility" smil:to="visible"/>
                  <anim:transitionFilter smil:dur="0.5s" smil:fill="hold" smil:targetElement="id12" smil:type="dissolve"/>
                </anim:par>
              </anim:par>
            </anim:par>
            <anim:par smil:begin="next" smil:dur="indefinite" smil:fill="hold">
              <anim:par smil:begin="0s" smil:dur="indefinite" smil:fill="hold">
                <anim:par smil:begin="0s" smil:dur="indefinite" smil:fill="hold" smil:accelerate="0.5" smil:decelerate="0.5" presentation:node-type="on-click" presentation:preset-class="motion-path" presentation:preset-id="ooo-motionpath-down">
                  <anim:animateMotion smil:dur="0.5s" smil:fill="hold" smil:targetElement="id12" svg:path="M 3.33333 -6 -1.11111 -6 L 0.2125 0.33264"/>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13" smil:attributeName="visibility" smil:to="visible"/>
                </anim:par>
                <anim:par smil:begin="0s" smil:dur="indefinite" smil:fill="hold" presentation:node-type="with-previous" presentation:preset-class="entrance" presentation:preset-id="ooo-entrance-appear">
                  <anim:set smil:begin="0s" smil:dur="0.001s" smil:fill="hold" smil:targetElement="id14" smil:attributeName="visibility" smil:to="visible"/>
                </anim:par>
                <anim:par smil:begin="0s" smil:dur="indefinite" smil:fill="hold" presentation:node-type="with-previous" presentation:preset-class="entrance" presentation:preset-id="ooo-entrance-appear">
                  <anim:set smil:begin="0s" smil:dur="0.001s" smil:fill="hold" smil:targetElement="id15" smil:attributeName="visibility" smil:to="visible"/>
                </anim:par>
                <anim:par smil:begin="0s" smil:dur="indefinite" smil:fill="hold" presentation:node-type="with-previous" presentation:preset-class="entrance" presentation:preset-id="ooo-entrance-appear">
                  <anim:set smil:begin="0s" smil:dur="0.001s" smil:fill="hold" smil:targetElement="id16" smil:attributeName="visibility" smil:to="visible"/>
                </anim:par>
                <anim:par smil:begin="0s" smil:dur="indefinite" smil:fill="hold" presentation:node-type="with-previous" presentation:preset-class="entrance" presentation:preset-id="ooo-entrance-appear">
                  <anim:set smil:begin="0s" smil:dur="0.001s" smil:fill="hold" smil:targetElement="id17" smil:attributeName="visibility" smil:to="visible"/>
                </anim:par>
              </anim:par>
              <anim:par smil:begin="0s" smil:dur="indefinite" smil:fill="hold">
                <anim:par smil:begin="0s" smil:dur="indefinite" smil:fill="hold" presentation:node-type="after-previous" presentation:preset-class="entrance" presentation:preset-id="ooo-entrance-appear">
                  <anim:set smil:begin="0s" smil:dur="0.001s" smil:fill="hold" smil:targetElement="id18"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12" draw:text-style-name="P4" draw:layer="layout" svg:width="15.147cm" svg:height="11.388cm" svg:x="1.904cm" svg:y="12.065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3" draw:text-style-name="P6" draw:layer="layout" svg:width="17.916cm" svg:height="1.848cm" svg:x="4.022cm" svg:y="0.718cm" presentation:class="title" presentation:user-transformed="true">
          <draw:text-box>
            <text:p text:style-name="P21"><text:span text:style-name="T1">Algoritmos Gulosos</text:span></text:p>
          </draw:text-box>
        </draw:frame>
        <draw:frame presentation:style-name="pr14" draw:text-style-name="P2" draw:layer="layout" svg:width="22.15cm" svg:height="11.872cm" svg:x="2.328cm" svg:y="4.444cm" presentation:class="outline" presentation:user-transformed="true">
          <draw:text-box>
            <text:p text:style-name="P22"><text:span text:style-name="T1">Algoritmos construtivos que em cada iteração fazem a melhor escolha local.</text:span></text:p>
            <text:p text:style-name="P22"><text:span text:style-name="T1">Em geral não resolvem problemas de otimização. Exemplo: Vizinho mais próximo para o Caxeiro Viajante.</text:span></text:p>
            <text:p text:style-name="P22"><text:span text:style-name="T1">Vamos provar que eles resolvem o problema da Árvore Geradora Mínima.</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15" draw:text-style-name="P4" draw:layer="layout" svg:width="15.147cm" svg:height="11.388cm" svg:x="1.904cm" svg:y="12.065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6" draw:text-style-name="P6" draw:layer="layout" svg:width="17.916cm" svg:height="1.741cm" svg:x="4.022cm" svg:y="0.77cm" presentation:class="title" presentation:user-transformed="true">
          <draw:text-box>
            <text:p text:style-name="P21"><text:span text:style-name="T1">Alg. Guloso para AGM</text:span></text:p>
          </draw:text-box>
        </draw:frame>
        <draw:frame presentation:style-name="pr17" draw:text-style-name="P2" draw:layer="layout" svg:width="22.15cm" svg:height="11.625cm" svg:x="2.328cm" svg:y="4.445cm" presentation:class="outline" presentation:user-transformed="true">
          <draw:text-box>
            <text:p text:style-name="P22"><text:span text:style-name="T1">A = </text:span><text:span text:style-name="T16"></text:span></text:p>
            <text:p text:style-name="P22"><text:span text:style-name="T1">Enquanto |A| &lt; n-1</text:span></text:p>
            <text:p text:style-name="P22"><text:span text:style-name="T1"><text:s text:c="3"/></text:span><text:span text:style-name="T1">Encontrar uma aresta e tal que A U {e} são arestas de alguma AGM. </text:span></text:p>
            <text:p text:style-name="P22"><text:span text:style-name="T1"><text:s text:c="3"/></text:span><text:span text:style-name="T1">A = A U {e}</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18" draw:text-style-name="P4" draw:layer="layout" svg:width="15.147cm" svg:height="11.388cm" svg:x="1.904cm" svg:y="12.065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9" draw:text-style-name="P23" draw:layer="layout" svg:width="17.916cm" svg:height="1.741cm" svg:x="4.022cm" svg:y="1.517cm" presentation:class="title" presentation:placeholder="true" presentation:user-transformed="true">
          <draw:text-box/>
        </draw:frame>
        <draw:frame presentation:style-name="pr17" draw:text-style-name="P2" draw:layer="layout" svg:width="22.15cm" svg:height="11.625cm" svg:x="2.328cm" svg:y="4.445cm" presentation:class="outline" presentation:user-transformed="true">
          <draw:text-box>
            <text:p text:style-name="P24"><text:span text:style-name="T1">Teorema: Seja A </text:span><text:span text:style-name="T16"></text:span><text:span text:style-name="T1"> E um subconjunto de arestas de uma AGM. Seja S </text:span><text:span text:style-name="T16"></text:span><text:span text:style-name="T1"> V tal que E(S, V-S) </text:span><text:span text:style-name="T16"></text:span><text:span text:style-name="T1"> A = </text:span><text:span text:style-name="T16"></text:span><text:span text:style-name="T1">. Então existe uma AGM que inclui as arestas de A e a menor aresta de E(S, V-S).</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20" draw:text-style-name="P4" draw:layer="layout" svg:width="15.147cm" svg:height="11.388cm" svg:x="1.904cm" svg:y="12.065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9" draw:text-style-name="P23" draw:layer="layout" svg:width="17.916cm" svg:height="1.741cm" svg:x="4.022cm" svg:y="1.517cm" presentation:class="title" presentation:placeholder="true" presentation:user-transformed="true">
          <draw:text-box/>
        </draw:frame>
        <draw:frame presentation:style-name="pr21" draw:text-style-name="P2" draw:layer="layout" svg:width="22.15cm" svg:height="14.208cm" svg:x="2.328cm" svg:y="4.445cm" presentation:class="outline" presentation:user-transformed="true">
          <draw:text-box>
            <text:p text:style-name="P24"><text:span text:style-name="T1">Dem: Seja T uma AGM que inclui A, não inclui (u,v), a menor aresta de E(S,V-S) e E(S, V-S) </text:span><text:span text:style-name="T16"></text:span><text:span text:style-name="T1"> A = </text:span><text:span text:style-name="T16"></text:span><text:span text:style-name="T1">.</text:span></text:p>
            <text:p text:style-name="P24"><text:span text:style-name="T1">A inclussão de (u,v) na AGM cria um único ciclo junto ao caminho de u a v na AGM.</text:span></text:p>
            <text:p text:style-name="P24"><text:span text:style-name="T1">Existe uma aresta (x,y) no caminho de u a v que pertence a E(S,V-S) e não pertence a A.</text:span></text:p>
            <text:p text:style-name="P24"><text:span text:style-name="T1"/></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22" draw:text-style-name="P4" draw:layer="layout" svg:width="15.147cm" svg:height="11.388cm" svg:x="1.904cm" svg:y="12.065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9" draw:text-style-name="P23" draw:layer="layout" svg:width="17.916cm" svg:height="1.741cm" svg:x="4.022cm" svg:y="1.517cm" presentation:class="title" presentation:placeholder="true" presentation:user-transformed="true">
          <draw:text-box/>
        </draw:frame>
        <draw:frame presentation:style-name="pr23" draw:text-style-name="P2" draw:layer="layout" svg:width="22.15cm" svg:height="13.521cm" svg:x="2.328cm" svg:y="4.445cm" presentation:class="outline" presentation:user-transformed="true">
          <draw:text-box>
            <text:p text:style-name="P24"><text:span text:style-name="T1">c(x,y) </text:span><text:span text:style-name="T16"></text:span><text:span text:style-name="T1"> c(u,v) por hipótese.</text:span></text:p>
            <text:p text:style-name="P24"><text:span text:style-name="T1">A substitução de (x,y) por (u,v) gera uma nova árvore geradora.</text:span></text:p>
            <text:p text:style-name="P24"><text:span text:style-name="T1">O custo desta nova árvore geradora é menor ou igual que o custo da AGM.</text:span></text:p>
            <text:p text:style-name="P24"><text:span text:style-name="T1">Se é menor chegamos a um absurdo. Se é igual a substitução gera uma nova AGM que inclui A e (u,v).</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24" draw:text-style-name="P4" draw:layer="layout" svg:width="15.147cm" svg:height="11.388cm" svg:x="1.904cm" svg:y="12.065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9" draw:text-style-name="P23" draw:layer="layout" svg:width="17.916cm" svg:height="1.741cm" svg:x="4.022cm" svg:y="1.517cm" presentation:class="title" presentation:placeholder="true" presentation:user-transformed="true">
          <draw:text-box/>
        </draw:frame>
        <draw:frame presentation:style-name="pr17" draw:text-style-name="P2" draw:layer="layout" svg:width="22.15cm" svg:height="11.625cm" svg:x="2.328cm" svg:y="4.445cm" presentation:class="outline" presentation:user-transformed="true">
          <draw:text-box>
            <text:p text:style-name="P24"><text:span text:style-name="T1">Em cada iteração o algoritmo mantém uma floresta incluida em alguma AGM de G.</text:span></text:p>
            <text:p text:style-name="P24"><text:span text:style-name="T1">Em cada iteração algumas das árvores são unidas até encontrar uma AGM. </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25" draw:text-style-name="P4" draw:layer="layout" svg:width="15.147cm" svg:height="11.388cm" svg:x="1.904cm" svg:y="12.065cm" presentation:class="notes" presentation:placeholder="true">
            <draw:text-box/>
          </draw:frame>
        </presentation:notes>
      </draw:page>
      <draw:page draw:name="page14"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48" draw:text-style-name="P26" draw:layer="layout" svg:width="20.744cm" svg:height="2.328cm" svg:x="2.328cm" svg:y="5.08cm">
          <text:p text:style-name="P25"><text:span text:style-name="T17">Princípio:</text:span><text:span text:style-name="T7"> a aresta de menor peso sempre pertence à árvore geradora de peso mínimo.</text:span></text:p>
          <draw:enhanced-geometry svg:viewBox="0 0 21600 21600" draw:type="rectangle" draw:enhanced-path="M 0 0 L 21600 0 21600 21600 0 21600 0 0 Z N"/>
        </draw:custom-shape>
        <draw:custom-shape draw:style-name="gr49" draw:text-style-name="P28" draw:layer="layout" svg:width="17.568cm" svg:height="1.197cm" svg:x="3.175cm" svg:y="3.387cm">
          <text:p text:style-name="P27"><text:span text:style-name="T18">Algoritmo de Kruskal</text:span></text:p>
          <draw:enhanced-geometry svg:viewBox="0 0 21600 21600" draw:type="mso-spt202" draw:enhanced-path="M 0 0 L 21600 0 21600 21600 0 21600 0 0 Z N"/>
        </draw:custom-shape>
        <draw:custom-shape draw:style-name="gr50" draw:text-style-name="P26" draw:layer="layout" svg:width="20.744cm" svg:height="7.408cm" svg:x="2.328cm" svg:y="7.832cm">
          <text:p xml:id="id19" text:id="id19" text:style-name="P25"><text:span text:style-name="T12">Prova:</text:span><text:span text:style-name="T7"> </text:span></text:p>
          <text:p xml:id="id20" text:id="id20" text:style-name="P29"><text:span text:style-name="T19">Aplicar teorema anterior com A sendo vazio e escolhendo S de forma que inclua exatemente um dos dois extremos da aresta.</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9"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6" draw:text-style-name="P31" draw:layer="layout" svg:width="15.24cm" svg:height="11.431cm" svg:x="1.905cm" svg:y="12.065cm" presentation:class="notes" presentation:user-transformed="true">
            <draw:text-box>
              <text:p text:style-name="P30"><text:span text:style-name="T20">L+ e L-: não é ao contrário??</text:span></text:p>
            </draw:text-box>
          </draw:frame>
        </presentation:notes>
      </draw:page>
      <draw:page draw:name="page15"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51" draw:text-style-name="P3" draw:layer="layout" svg:width="20.32cm" svg:height="12.911cm" svg:x="2.752cm" svg:y="4.657cm">
          <text:p/>
          <draw:enhanced-geometry svg:viewBox="0 0 21600 21600" draw:type="rectangle" draw:enhanced-path="M 0 0 L 21600 0 21600 21600 0 21600 0 0 Z N"/>
        </draw:custom-shape>
        <draw:custom-shape draw:style-name="gr52" draw:text-style-name="P33" draw:layer="layout" svg:width="19.05cm" svg:height="12.616cm" svg:x="3.387cm" svg:y="4.983cm">
          <text:p text:style-name="P32"><text:span text:style-name="T21">Criar uma lista </text:span><text:span text:style-name="T22">L</text:span><text:span text:style-name="T21"> com as arestas ordenadas em ordem crescente de pesos.</text:span></text:p>
          <text:p text:style-name="P32"><text:span text:style-name="T21">Criar |V| subárvores contendo cada uma um vértice isolado.</text:span></text:p>
          <text:p text:style-name="P32"><text:span text:style-name="T21">F </text:span><text:span text:style-name="T23"></text:span><text:span text:style-name="T21"> </text:span><text:span text:style-name="T23"></text:span></text:p>
          <text:p text:style-name="P32"><text:span text:style-name="T22">contador</text:span><text:span text:style-name="T21"> </text:span><text:span text:style-name="T23"></text:span><text:span text:style-name="T21"> 0</text:span></text:p>
          <text:p text:style-name="P32"><text:span text:style-name="T24">Enquanto</text:span><text:span text:style-name="T21"> </text:span><text:span text:style-name="T22">contador</text:span><text:span text:style-name="T21"> &lt; |V|-1 e </text:span><text:span text:style-name="T22">L</text:span><text:span text:style-name="T21"> </text:span><text:span text:style-name="T23"></text:span><text:span text:style-name="T21"> </text:span><text:span text:style-name="T23"></text:span><text:span text:style-name="T21"> </text:span><text:span text:style-name="T24">faça</text:span></text:p>
          <text:p text:style-name="P32"><text:span text:style-name="T21"><text:s text:c="3"/></text:span><text:span text:style-name="T21">Seja (u,v) o próximo arco de </text:span><text:span text:style-name="T22">L</text:span><text:span text:style-name="T21">.</text:span></text:p>
          <text:p text:style-name="P32"><text:span text:style-name="T21"><text:s text:c="3"/></text:span><text:span text:style-name="T22">L</text:span><text:span text:style-name="T21"> </text:span><text:span text:style-name="T23"></text:span><text:span text:style-name="T21"> </text:span><text:span text:style-name="T22">L</text:span><text:span text:style-name="T21"> – {(u,v)}</text:span></text:p>
          <text:p text:style-name="P32"><text:span text:style-name="T21"><text:s text:c="3"/></text:span><text:span text:style-name="T24">Se</text:span><text:span text:style-name="T21"> u e v não estão na mesma subárvore </text:span><text:span text:style-name="T24">então</text:span></text:p>
          <text:p text:style-name="P32"><text:span text:style-name="T21"><text:s text:c="6"/></text:span><text:span text:style-name="T21">F </text:span><text:span text:style-name="T23"></text:span><text:span text:style-name="T21"> F </text:span><text:span text:style-name="T23"></text:span><text:span text:style-name="T21"> {(u,v)}</text:span></text:p>
          <text:p text:style-name="P32"><text:span text:style-name="T21"><text:s text:c="6"/></text:span><text:span text:style-name="T21">Unir as subárvores que contêm u e v.</text:span></text:p>
          <text:p text:style-name="P32"><text:span text:style-name="T21"><text:s text:c="6"/></text:span><text:span text:style-name="T22">contador</text:span><text:span text:style-name="T21"> </text:span><text:span text:style-name="T23"></text:span><text:span text:style-name="T21"> </text:span><text:span text:style-name="T22">contador</text:span><text:span text:style-name="T21"> + 1</text:span></text:p>
          <text:p text:style-name="P32"><text:span text:style-name="T21"><text:s text:c="3"/></text:span><text:span text:style-name="T24">fim-se</text:span></text:p>
          <text:p text:style-name="P32"><text:span text:style-name="T24">fim-enquanto</text:span></text:p>
          <draw:enhanced-geometry svg:viewBox="0 0 21600 21600" draw:type="mso-spt202" draw:enhanced-path="M 0 0 L 21600 0 21600 21600 0 21600 0 0 Z N"/>
        </draw:custom-shape>
        <draw:custom-shape draw:style-name="gr53" draw:text-style-name="P28" draw:layer="layout" svg:width="17.568cm" svg:height="1.197cm" svg:x="3.175cm" svg:y="3.387cm">
          <text:p text:style-name="P27"><text:span text:style-name="T18">Algoritmo de Kruskal</text:span></text:p>
          <draw:enhanced-geometry svg:viewBox="0 0 21600 21600" draw:type="mso-spt202" draw:enhanced-path="M 0 0 L 21600 0 21600 21600 0 21600 0 0 Z N"/>
        </draw:custom-shap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27" draw:text-style-name="P4" draw:layer="layout" svg:width="15.147cm" svg:height="11.388cm" svg:x="1.904cm" svg:y="12.065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8" draw:text-style-name="P23" draw:layer="layout" svg:width="17.916cm" svg:height="1.854cm" svg:x="4.022cm" svg:y="1.461cm" presentation:class="title" presentation:placeholder="true" presentation:user-transformed="true">
          <draw:text-box/>
        </draw:frame>
        <draw:frame presentation:style-name="pr14" draw:text-style-name="P2" draw:layer="layout" svg:width="22.15cm" svg:height="11.872cm" svg:x="2.328cm" svg:y="4.444cm" presentation:class="outline" presentation:user-transformed="true">
          <draw:text-box>
            <text:p text:style-name="P24"><text:span text:style-name="T1">Como (u,v) é a menor das arestas ainda não consideradas ela é mínima no corte entre os vértices de uma das árvores que une e o restante dos vértices do grafo.</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29" draw:text-style-name="P4" draw:layer="layout" svg:width="15.147cm" svg:height="11.388cm" svg:x="1.904cm" svg:y="12.065cm" presentation:class="notes" presentation:placeholder="true">
            <draw:text-box/>
          </draw:frame>
        </presentation:notes>
      </draw:page>
      <draw:page draw:name="page17" draw:style-name="dp1" draw:master-page-name="Default" presentation:presentation-page-layout-name="AL2T10">
        <office:forms form:automatic-focus="false" form:apply-design-mode="false"/>
        <draw:custom-shape draw:style-name="gr54" draw:text-style-name="P35" draw:layer="layout" svg:width="4.868cm" svg:height="1.27cm" svg:x="0.847cm" svg:y="3.81cm">
          <text:p text:style-name="P34"><text:span text:style-name="T12"><text:tab/></text:span><text:span text:style-name="T12">Exemplo:</text:span></text:p>
          <draw:enhanced-geometry svg:viewBox="0 0 21600 21600" draw:type="rectangle" draw:enhanced-path="M 0 0 L 21600 0 21600 21600 0 21600 0 0 Z N"/>
        </draw:custom-shap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55" draw:text-style-name="P17" draw:layer="layout" svg:width="1.27cm" svg:height="0.816cm" svg:x="13.758cm" svg:y="6.05cm">
          <text:p text:style-name="P16"><text:span text:style-name="T13">8</text:span></text:p>
          <draw:enhanced-geometry svg:viewBox="0 0 21600 21600" draw:type="mso-spt202" draw:enhanced-path="M 0 0 L 21600 0 21600 21600 0 21600 0 0 Z N"/>
        </draw:custom-shape>
        <draw:custom-shape draw:style-name="gr56" draw:text-style-name="P17" draw:layer="layout" svg:width="1.27cm" svg:height="0.816cm" svg:x="5.838cm" svg:y="6.174cm">
          <text:p text:style-name="P16"><text:span text:style-name="T13">3</text:span></text:p>
          <draw:enhanced-geometry svg:viewBox="0 0 21600 21600" draw:type="mso-spt202" draw:enhanced-path="M 0 0 L 21600 0 21600 21600 0 21600 0 0 Z N"/>
        </draw:custom-shape>
        <draw:line draw:style-name="gr5" draw:text-style-name="P15" draw:layer="layout" svg:x1="6.765cm" svg:y1="4.78cm" svg:x2="6.769cm" svg:y2="8.59cm">
          <text:p/>
        </draw:line>
        <draw:line draw:style-name="gr5" draw:text-style-name="P15" draw:layer="layout" svg:x1="7.1cm" svg:y1="4.445cm" svg:x2="13.661cm" svg:y2="4.449cm">
          <text:p/>
        </draw:line>
        <draw:line draw:style-name="gr5" draw:text-style-name="P15" draw:layer="layout" svg:x1="13.996cm" svg:y1="4.78cm" svg:x2="14.001cm" svg:y2="8.59cm">
          <text:p/>
        </draw:line>
        <draw:line draw:style-name="gr5" draw:text-style-name="P15" draw:layer="layout" svg:x1="7.1cm" svg:y1="8.89cm" svg:x2="13.661cm" svg:y2="8.894cm">
          <text:p/>
        </draw:line>
        <draw:line draw:style-name="gr5" draw:text-style-name="P15" draw:layer="layout" svg:x1="7.011cm" svg:y1="4.648cm" svg:x2="8.705cm" svg:y2="6.341cm">
          <text:p/>
        </draw:line>
        <draw:line draw:style-name="gr5" draw:text-style-name="P15" draw:layer="layout" svg:x1="11.88cm" svg:y1="6.809cm" svg:x2="13.785cm" svg:y2="8.617cm">
          <text:p/>
        </draw:line>
        <draw:line draw:style-name="gr5" draw:text-style-name="P15" draw:layer="layout" svg:x1="13.763cm" svg:y1="4.701cm" svg:x2="11.867cm" svg:y2="6.394cm">
          <text:p/>
        </draw:line>
        <draw:line draw:style-name="gr5" draw:text-style-name="P15" draw:layer="layout" svg:x1="9.216cm" svg:y1="6.606cm" svg:x2="11.333cm" svg:y2="6.61cm">
          <text:p/>
        </draw:line>
        <draw:line draw:style-name="gr5" draw:text-style-name="P15" draw:layer="layout" svg:x1="9.172cm" svg:y1="6.451cm" svg:x2="13.679cm" svg:y2="4.511cm">
          <text:p/>
        </draw:line>
        <draw:line draw:style-name="gr5" draw:text-style-name="P15" draw:layer="layout" svg:x1="11.611cm" svg:y1="6.853cm" svg:x2="6.963cm" svg:y2="8.758cm">
          <text:p/>
        </draw:line>
        <draw:custom-shape draw:style-name="gr57" draw:text-style-name="P17" draw:layer="layout" svg:width="1.27cm" svg:height="0.816cm" svg:x="9.851cm" svg:y="8.802cm">
          <text:p text:style-name="P16"><text:span text:style-name="T13">9</text:span></text:p>
          <draw:enhanced-geometry svg:viewBox="0 0 21600 21600" draw:type="mso-spt202" draw:enhanced-path="M 0 0 L 21600 0 21600 21600 0 21600 0 0 Z N"/>
        </draw:custom-shape>
        <draw:g>
          <draw:custom-shape draw:style-name="gr7" draw:text-style-name="P3" draw:layer="layout" svg:width="0.635cm" svg:height="0.635cm" svg:x="6.465cm" svg:y="8.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8" draw:text-style-name="P18" draw:layer="layout" svg:width="0.768cm" svg:height="0.828cm" svg:x="6.376cm" svg:y="8.511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6.465cm" svg:y="4.1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9" draw:text-style-name="P18" draw:layer="layout" svg:width="0.768cm" svg:height="0.828cm" svg:x="6.376cm" svg:y="4.057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8.581cm" svg:y="6.2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0" draw:text-style-name="P18" draw:layer="layout" svg:width="0.767cm" svg:height="0.828cm" svg:x="8.493cm" svg:y="6.174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3.661cm" svg:y="4.1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1" draw:text-style-name="P18" draw:layer="layout" svg:width="0.768cm" svg:height="0.828cm" svg:x="13.617cm" svg:y="4.057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3.661cm" svg:y="8.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2" draw:text-style-name="P18" draw:layer="layout" svg:width="0.767cm" svg:height="0.828cm" svg:x="13.573cm" svg:y="8.511cm">
            <text:p text:style-name="P16"><text:span text:style-name="T14">C</text:span></text:p>
            <draw:enhanced-geometry svg:viewBox="0 0 21600 21600" draw:type="mso-spt202" draw:enhanced-path="M 0 0 L 21600 0 21600 21600 0 21600 0 0 Z N"/>
          </draw:custom-shape>
        </draw:g>
        <draw:g>
          <draw:custom-shape draw:style-name="gr7" draw:text-style-name="P3" draw:layer="layout" svg:width="0.635cm" svg:height="0.635cm" svg:x="11.333cm" svg:y="6.2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3" draw:text-style-name="P18" draw:layer="layout" svg:width="0.767cm" svg:height="0.828cm" svg:x="11.245cm" svg:y="6.174cm">
            <text:p text:style-name="P16"><text:span text:style-name="T14">F</text:span></text:p>
            <draw:enhanced-geometry svg:viewBox="0 0 21600 21600" draw:type="mso-spt202" draw:enhanced-path="M 0 0 L 21600 0 21600 21600 0 21600 0 0 Z N"/>
          </draw:custom-shape>
        </draw:g>
        <draw:custom-shape draw:style-name="gr64" draw:text-style-name="P17" draw:layer="layout" svg:width="1.27cm" svg:height="0.816cm" svg:x="9.428cm" svg:y="3.598cm">
          <text:p text:style-name="P16"><text:span text:style-name="T13">4</text:span></text:p>
          <draw:enhanced-geometry svg:viewBox="0 0 21600 21600" draw:type="mso-spt202" draw:enhanced-path="M 0 0 L 21600 0 21600 21600 0 21600 0 0 Z N"/>
        </draw:custom-shape>
        <draw:custom-shape draw:style-name="gr65" draw:text-style-name="P17" draw:layer="layout" svg:width="1.27cm" svg:height="0.816cm" svg:x="7.1cm" svg:y="5.45cm">
          <text:p text:style-name="P16"><text:span text:style-name="T13">4</text:span></text:p>
          <draw:enhanced-geometry svg:viewBox="0 0 21600 21600" draw:type="mso-spt202" draw:enhanced-path="M 0 0 L 21600 0 21600 21600 0 21600 0 0 Z N"/>
        </draw:custom-shape>
        <draw:custom-shape draw:style-name="gr66" draw:text-style-name="P17" draw:layer="layout" svg:width="1.27cm" svg:height="0.816cm" svg:x="7.646cm" svg:y="7.452cm">
          <text:p text:style-name="P16"><text:span text:style-name="T13">7</text:span></text:p>
          <draw:enhanced-geometry svg:viewBox="0 0 21600 21600" draw:type="mso-spt202" draw:enhanced-path="M 0 0 L 21600 0 21600 21600 0 21600 0 0 Z N"/>
        </draw:custom-shape>
        <draw:custom-shape draw:style-name="gr67" draw:text-style-name="P17" draw:layer="layout" svg:width="1.27cm" svg:height="0.816cm" svg:x="9.543cm" svg:y="6.473cm">
          <text:p text:style-name="P16"><text:span text:style-name="T13">2</text:span></text:p>
          <draw:enhanced-geometry svg:viewBox="0 0 21600 21600" draw:type="mso-spt202" draw:enhanced-path="M 0 0 L 21600 0 21600 21600 0 21600 0 0 Z N"/>
        </draw:custom-shape>
        <draw:custom-shape draw:style-name="gr68" draw:text-style-name="P17" draw:layer="layout" svg:width="1.27cm" svg:height="0.816cm" svg:x="12.488cm" svg:y="7.025cm">
          <text:p text:style-name="P16"><text:span text:style-name="T13">2</text:span></text:p>
          <draw:enhanced-geometry svg:viewBox="0 0 21600 21600" draw:type="mso-spt202" draw:enhanced-path="M 0 0 L 21600 0 21600 21600 0 21600 0 0 Z N"/>
        </draw:custom-shape>
        <draw:custom-shape draw:style-name="gr69" draw:text-style-name="P17" draw:layer="layout" svg:width="1.27cm" svg:height="0.816cm" svg:x="12.435cm" svg:y="5.371cm">
          <text:p text:style-name="P16"><text:span text:style-name="T13">5</text:span></text:p>
          <draw:enhanced-geometry svg:viewBox="0 0 21600 21600" draw:type="mso-spt202" draw:enhanced-path="M 0 0 L 21600 0 21600 21600 0 21600 0 0 Z N"/>
        </draw:custom-shape>
        <draw:custom-shape draw:style-name="gr70" draw:text-style-name="P17" draw:layer="layout" svg:width="1.27cm" svg:height="0.816cm" svg:x="10.398cm" svg:y="4.824cm">
          <text:p text:style-name="P16"><text:span text:style-name="T13">9</text:span></text:p>
          <draw:enhanced-geometry svg:viewBox="0 0 21600 21600" draw:type="mso-spt202" draw:enhanced-path="M 0 0 L 21600 0 21600 21600 0 21600 0 0 Z N"/>
        </draw:custom-shape>
        <draw:g>
          <draw:custom-shape draw:style-name="gr71" draw:text-style-name="P3" draw:layer="layout" svg:width="2.222cm" svg:height="0.962cm" svg:x="20.426cm" svg:y="8.947cm">
            <text:p text:style-name="P36"><text:span text:style-name="T25">3</text:span></text:p>
            <draw:enhanced-geometry svg:viewBox="0 0 21600 21600" draw:type="rectangle" draw:enhanced-path="M 0 0 L 21600 0 21600 21600 0 21600 0 0 Z N"/>
          </draw:custom-shape>
          <draw:custom-shape draw:style-name="gr71" draw:text-style-name="P3" draw:layer="layout" svg:width="2.223cm" svg:height="0.962cm" svg:x="18.203cm" svg:y="8.947cm">
            <text:p text:style-name="P36"><text:span text:style-name="T25">(C,E)‏</text:span></text:p>
            <draw:enhanced-geometry svg:viewBox="0 0 21600 21600" draw:type="rectangle" draw:enhanced-path="M 0 0 L 21600 0 21600 21600 0 21600 0 0 Z N"/>
          </draw:custom-shape>
          <draw:custom-shape draw:style-name="gr71" draw:text-style-name="P3" draw:layer="layout" svg:width="2.222cm" svg:height="0.957cm" svg:x="20.426cm" svg:y="14.706cm">
            <text:p text:style-name="P36"><text:span text:style-name="T25">9</text:span></text:p>
            <draw:enhanced-geometry svg:viewBox="0 0 21600 21600" draw:type="rectangle" draw:enhanced-path="M 0 0 L 21600 0 21600 21600 0 21600 0 0 Z N"/>
          </draw:custom-shape>
          <draw:custom-shape draw:style-name="gr71" draw:text-style-name="P3" draw:layer="layout" svg:width="2.223cm" svg:height="0.957cm" svg:x="18.203cm" svg:y="14.706cm">
            <text:p text:style-name="P36"><text:span text:style-name="T25">(B,E)‏</text:span></text:p>
            <draw:enhanced-geometry svg:viewBox="0 0 21600 21600" draw:type="rectangle" draw:enhanced-path="M 0 0 L 21600 0 21600 21600 0 21600 0 0 Z N"/>
          </draw:custom-shape>
          <draw:custom-shape draw:style-name="gr71" draw:text-style-name="P3" draw:layer="layout" svg:width="2.222cm" svg:height="0.962cm" svg:x="20.426cm" svg:y="15.663cm">
            <text:p text:style-name="P36"><text:span text:style-name="T25">9</text:span></text:p>
            <draw:enhanced-geometry svg:viewBox="0 0 21600 21600" draw:type="rectangle" draw:enhanced-path="M 0 0 L 21600 0 21600 21600 0 21600 0 0 Z N"/>
          </draw:custom-shape>
          <draw:custom-shape draw:style-name="gr71" draw:text-style-name="P3" draw:layer="layout" svg:width="2.223cm" svg:height="0.962cm" svg:x="18.203cm" svg:y="15.663cm">
            <text:p text:style-name="P36"><text:span text:style-name="T25">(C,D)‏</text:span></text:p>
            <draw:enhanced-geometry svg:viewBox="0 0 21600 21600" draw:type="rectangle" draw:enhanced-path="M 0 0 L 21600 0 21600 21600 0 21600 0 0 Z N"/>
          </draw:custom-shape>
          <draw:custom-shape draw:style-name="gr71" draw:text-style-name="P3" draw:layer="layout" svg:width="2.222cm" svg:height="0.957cm" svg:x="20.426cm" svg:y="10.87cm">
            <text:p text:style-name="P36"><text:span text:style-name="T25">4</text:span></text:p>
            <draw:enhanced-geometry svg:viewBox="0 0 21600 21600" draw:type="rectangle" draw:enhanced-path="M 0 0 L 21600 0 21600 21600 0 21600 0 0 Z N"/>
          </draw:custom-shape>
          <draw:custom-shape draw:style-name="gr71" draw:text-style-name="P3" draw:layer="layout" svg:width="2.223cm" svg:height="0.957cm" svg:x="18.203cm" svg:y="10.87cm">
            <text:p text:style-name="P36"><text:span text:style-name="T25">(A,E)‏</text:span></text:p>
            <draw:enhanced-geometry svg:viewBox="0 0 21600 21600" draw:type="rectangle" draw:enhanced-path="M 0 0 L 21600 0 21600 21600 0 21600 0 0 Z N"/>
          </draw:custom-shape>
          <draw:custom-shape draw:style-name="gr71" draw:text-style-name="P3" draw:layer="layout" svg:width="2.222cm" svg:height="0.961cm" svg:x="20.426cm" svg:y="9.909cm">
            <text:p text:style-name="P36"><text:span text:style-name="T25">4</text:span></text:p>
            <draw:enhanced-geometry svg:viewBox="0 0 21600 21600" draw:type="rectangle" draw:enhanced-path="M 0 0 L 21600 0 21600 21600 0 21600 0 0 Z N"/>
          </draw:custom-shape>
          <draw:custom-shape draw:style-name="gr71" draw:text-style-name="P3" draw:layer="layout" svg:width="2.223cm" svg:height="0.961cm" svg:x="18.203cm" svg:y="9.909cm">
            <text:p text:style-name="P36"><text:span text:style-name="T25">(A,B)‏</text:span></text:p>
            <draw:enhanced-geometry svg:viewBox="0 0 21600 21600" draw:type="rectangle" draw:enhanced-path="M 0 0 L 21600 0 21600 21600 0 21600 0 0 Z N"/>
          </draw:custom-shape>
          <draw:custom-shape draw:style-name="gr71" draw:text-style-name="P3" draw:layer="layout" svg:width="2.222cm" svg:height="0.961cm" svg:x="20.426cm" svg:y="13.745cm">
            <text:p text:style-name="P36"><text:span text:style-name="T25">8</text:span></text:p>
            <draw:enhanced-geometry svg:viewBox="0 0 21600 21600" draw:type="rectangle" draw:enhanced-path="M 0 0 L 21600 0 21600 21600 0 21600 0 0 Z N"/>
          </draw:custom-shape>
          <draw:custom-shape draw:style-name="gr71" draw:text-style-name="P3" draw:layer="layout" svg:width="2.223cm" svg:height="0.961cm" svg:x="18.203cm" svg:y="13.745cm">
            <text:p text:style-name="P36"><text:span text:style-name="T25">(B,C)‏</text:span></text:p>
            <draw:enhanced-geometry svg:viewBox="0 0 21600 21600" draw:type="rectangle" draw:enhanced-path="M 0 0 L 21600 0 21600 21600 0 21600 0 0 Z N"/>
          </draw:custom-shape>
          <draw:custom-shape draw:style-name="gr71" draw:text-style-name="P3" draw:layer="layout" svg:width="2.222cm" svg:height="0.957cm" svg:x="20.426cm" svg:y="12.788cm">
            <text:p text:style-name="P36"><text:span text:style-name="T25">7</text:span></text:p>
            <draw:enhanced-geometry svg:viewBox="0 0 21600 21600" draw:type="rectangle" draw:enhanced-path="M 0 0 L 21600 0 21600 21600 0 21600 0 0 Z N"/>
          </draw:custom-shape>
          <draw:custom-shape draw:style-name="gr71" draw:text-style-name="P3" draw:layer="layout" svg:width="2.223cm" svg:height="0.957cm" svg:x="18.203cm" svg:y="12.788cm">
            <text:p text:style-name="P36"><text:span text:style-name="T25">(D,F)‏</text:span></text:p>
            <draw:enhanced-geometry svg:viewBox="0 0 21600 21600" draw:type="rectangle" draw:enhanced-path="M 0 0 L 21600 0 21600 21600 0 21600 0 0 Z N"/>
          </draw:custom-shape>
          <draw:custom-shape draw:style-name="gr71" draw:text-style-name="P3" draw:layer="layout" svg:width="2.222cm" svg:height="0.961cm" svg:x="20.426cm" svg:y="11.827cm">
            <text:p text:style-name="P36"><text:span text:style-name="T25">5</text:span></text:p>
            <draw:enhanced-geometry svg:viewBox="0 0 21600 21600" draw:type="rectangle" draw:enhanced-path="M 0 0 L 21600 0 21600 21600 0 21600 0 0 Z N"/>
          </draw:custom-shape>
          <draw:custom-shape draw:style-name="gr71" draw:text-style-name="P3" draw:layer="layout" svg:width="2.223cm" svg:height="0.961cm" svg:x="18.203cm" svg:y="11.827cm">
            <text:p text:style-name="P36"><text:span text:style-name="T25">(B,F)‏</text:span></text:p>
            <draw:enhanced-geometry svg:viewBox="0 0 21600 21600" draw:type="rectangle" draw:enhanced-path="M 0 0 L 21600 0 21600 21600 0 21600 0 0 Z N"/>
          </draw:custom-shape>
          <draw:custom-shape draw:style-name="gr71" draw:text-style-name="P3" draw:layer="layout" svg:width="2.222cm" svg:height="0.957cm" svg:x="20.426cm" svg:y="7.99cm">
            <text:p text:style-name="P36"><text:span text:style-name="T25">3</text:span></text:p>
            <draw:enhanced-geometry svg:viewBox="0 0 21600 21600" draw:type="rectangle" draw:enhanced-path="M 0 0 L 21600 0 21600 21600 0 21600 0 0 Z N"/>
          </draw:custom-shape>
          <draw:custom-shape draw:style-name="gr71" draw:text-style-name="P3" draw:layer="layout" svg:width="2.223cm" svg:height="0.957cm" svg:x="18.203cm" svg:y="7.99cm">
            <text:p text:style-name="P36"><text:span text:style-name="T25">(A,D)‏</text:span></text:p>
            <draw:enhanced-geometry svg:viewBox="0 0 21600 21600" draw:type="rectangle" draw:enhanced-path="M 0 0 L 21600 0 21600 21600 0 21600 0 0 Z N"/>
          </draw:custom-shape>
          <draw:custom-shape draw:style-name="gr71" draw:text-style-name="P3" draw:layer="layout" svg:width="2.222cm" svg:height="0.961cm" svg:x="20.426cm" svg:y="7.029cm">
            <text:p text:style-name="P36"><text:span text:style-name="T25">2</text:span></text:p>
            <draw:enhanced-geometry svg:viewBox="0 0 21600 21600" draw:type="rectangle" draw:enhanced-path="M 0 0 L 21600 0 21600 21600 0 21600 0 0 Z N"/>
          </draw:custom-shape>
          <draw:custom-shape draw:style-name="gr71" draw:text-style-name="P3" draw:layer="layout" svg:width="2.223cm" svg:height="0.961cm" svg:x="18.203cm" svg:y="7.029cm">
            <text:p text:style-name="P36"><text:span text:style-name="T25">(E,F)‏</text:span></text:p>
            <draw:enhanced-geometry svg:viewBox="0 0 21600 21600" draw:type="rectangle" draw:enhanced-path="M 0 0 L 21600 0 21600 21600 0 21600 0 0 Z N"/>
          </draw:custom-shape>
          <draw:custom-shape draw:style-name="gr71" draw:text-style-name="P3" draw:layer="layout" svg:width="2.222cm" svg:height="0.957cm" svg:x="20.426cm" svg:y="6.072cm">
            <text:p text:style-name="P36"><text:span text:style-name="T25">2</text:span></text:p>
            <draw:enhanced-geometry svg:viewBox="0 0 21600 21600" draw:type="rectangle" draw:enhanced-path="M 0 0 L 21600 0 21600 21600 0 21600 0 0 Z N"/>
          </draw:custom-shape>
          <draw:custom-shape draw:style-name="gr71" draw:text-style-name="P3" draw:layer="layout" svg:width="2.223cm" svg:height="0.957cm" svg:x="18.203cm" svg:y="6.072cm">
            <text:p text:style-name="P36"><text:span text:style-name="T25">(C,F)‏</text:span></text:p>
            <draw:enhanced-geometry svg:viewBox="0 0 21600 21600" draw:type="rectangle" draw:enhanced-path="M 0 0 L 21600 0 21600 21600 0 21600 0 0 Z N"/>
          </draw:custom-shape>
          <draw:custom-shape draw:style-name="gr72" draw:text-style-name="P3" draw:layer="layout" svg:width="2.222cm" svg:height="1.014cm" svg:x="20.426cm" svg:y="5.058cm">
            <text:p text:style-name="P37"><text:span text:style-name="T26">c(e)‏</text:span></text:p>
            <draw:enhanced-geometry svg:viewBox="0 0 21600 21600" draw:type="rectangle" draw:enhanced-path="M 0 0 L 21600 0 21600 21600 0 21600 0 0 Z N"/>
          </draw:custom-shape>
          <draw:custom-shape draw:style-name="gr72" draw:text-style-name="P3" draw:layer="layout" svg:width="2.223cm" svg:height="1.014cm" svg:x="18.203cm" svg:y="5.058cm">
            <text:p text:style-name="P37"><text:span text:style-name="T26">e</text:span></text:p>
            <draw:enhanced-geometry svg:viewBox="0 0 21600 21600" draw:type="rectangle" draw:enhanced-path="M 0 0 L 21600 0 21600 21600 0 21600 0 0 Z N"/>
          </draw:custom-shape>
          <draw:line draw:style-name="gr73" draw:text-style-name="P15" draw:layer="layout" svg:x1="18.203cm" svg:y1="5.058cm" svg:x2="22.648cm" svg:y2="5.062cm">
            <text:p/>
          </draw:line>
          <draw:line draw:style-name="gr73" draw:text-style-name="P15" draw:layer="layout" svg:x1="18.203cm" svg:y1="6.072cm" svg:x2="22.648cm" svg:y2="6.077cm">
            <text:p/>
          </draw:line>
          <draw:line draw:style-name="gr74" draw:text-style-name="P15" draw:layer="layout" svg:x1="18.203cm" svg:y1="7.029cm" svg:x2="22.648cm" svg:y2="7.034cm">
            <text:p/>
          </draw:line>
          <draw:line draw:style-name="gr74" draw:text-style-name="P15" draw:layer="layout" svg:x1="18.203cm" svg:y1="7.99cm" svg:x2="22.648cm" svg:y2="7.995cm">
            <text:p/>
          </draw:line>
          <draw:line draw:style-name="gr73" draw:text-style-name="P15" draw:layer="layout" svg:x1="18.203cm" svg:y1="16.625cm" svg:x2="22.648cm" svg:y2="16.629cm">
            <text:p/>
          </draw:line>
          <draw:line draw:style-name="gr73" draw:text-style-name="P15" draw:layer="layout" svg:x1="18.203cm" svg:y1="5.058cm" svg:x2="18.208cm" svg:y2="16.625cm">
            <text:p/>
          </draw:line>
          <draw:line draw:style-name="gr74" draw:text-style-name="P15" draw:layer="layout" svg:x1="20.426cm" svg:y1="5.058cm" svg:x2="20.43cm" svg:y2="16.625cm">
            <text:p/>
          </draw:line>
          <draw:line draw:style-name="gr73" draw:text-style-name="P15" draw:layer="layout" svg:x1="22.648cm" svg:y1="5.058cm" svg:x2="22.653cm" svg:y2="16.625cm">
            <text:p/>
          </draw:line>
          <draw:line draw:style-name="gr74" draw:text-style-name="P15" draw:layer="layout" svg:x1="18.203cm" svg:y1="8.947cm" svg:x2="22.648cm" svg:y2="8.952cm">
            <text:p/>
          </draw:line>
          <draw:line draw:style-name="gr74" draw:text-style-name="P15" draw:layer="layout" svg:x1="18.203cm" svg:y1="12.788cm" svg:x2="22.648cm" svg:y2="12.793cm">
            <text:p/>
          </draw:line>
          <draw:line draw:style-name="gr74" draw:text-style-name="P15" draw:layer="layout" svg:x1="18.203cm" svg:y1="13.745cm" svg:x2="22.648cm" svg:y2="13.75cm">
            <text:p/>
          </draw:line>
          <draw:line draw:style-name="gr74" draw:text-style-name="P15" draw:layer="layout" svg:x1="18.203cm" svg:y1="14.706cm" svg:x2="22.648cm" svg:y2="14.711cm">
            <text:p/>
          </draw:line>
          <draw:line draw:style-name="gr74" draw:text-style-name="P15" draw:layer="layout" svg:x1="18.203cm" svg:y1="10.87cm" svg:x2="22.648cm" svg:y2="10.874cm">
            <text:p/>
          </draw:line>
          <draw:line draw:style-name="gr74" draw:text-style-name="P15" draw:layer="layout" svg:x1="18.203cm" svg:y1="11.827cm" svg:x2="22.648cm" svg:y2="11.831cm">
            <text:p/>
          </draw:line>
          <draw:line draw:style-name="gr74" draw:text-style-name="P15" draw:layer="layout" svg:x1="18.203cm" svg:y1="15.663cm" svg:x2="22.648cm" svg:y2="15.668cm">
            <text:p/>
          </draw:line>
          <draw:line draw:style-name="gr74" draw:text-style-name="P15" draw:layer="layout" svg:x1="18.203cm" svg:y1="9.909cm" svg:x2="22.648cm" svg:y2="9.913cm">
            <text:p/>
          </draw:line>
        </draw:g>
        <draw:custom-shape draw:style-name="gr75" draw:text-style-name="P39" draw:layer="layout" svg:width="4.022cm" svg:height="0.989cm" svg:x="18.415cm" svg:y="4cm">
          <text:p text:style-name="P38"><text:span text:style-name="T27">Lista L</text:span></text:p>
          <draw:enhanced-geometry svg:viewBox="0 0 21600 21600" draw:type="mso-spt202" draw:enhanced-path="M 0 0 L 21600 0 21600 21600 0 21600 0 0 Z N"/>
        </draw:custom-shape>
        <draw:custom-shape draw:style-name="gr76" draw:text-style-name="P39" draw:layer="layout" svg:width="4.022cm" svg:height="0.989cm" svg:x="7.408cm" svg:y="12.74cm">
          <text:p text:style-name="P38"><text:span text:style-name="T27">Subárvores</text:span></text:p>
          <draw:enhanced-geometry svg:viewBox="0 0 21600 21600" draw:type="mso-spt202" draw:enhanced-path="M 0 0 L 21600 0 21600 21600 0 21600 0 0 Z N"/>
        </draw:custom-shape>
        <draw:g>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78" draw:text-style-name="P40" draw:layer="layout" svg:width="2.116cm" svg:height="0.993cm" svg:x="4.022cm" svg:y="14.477cm">
            <text:p text:style-name="P38"><text:span text:style-name="T28">{ A }</text:span></text:p>
            <draw:enhanced-geometry svg:viewBox="0 0 21600 21600" draw:type="mso-spt202" draw:enhanced-path="M 0 0 L 21600 0 21600 21600 0 21600 0 0 Z N"/>
          </draw:custom-shape>
          <draw:custom-shape draw:style-name="gr79" draw:text-style-name="P40" draw:layer="layout" svg:width="2.116cm" svg:height="0.993cm" svg:x="5.971cm" svg:y="14.477cm">
            <text:p text:style-name="P38"><text:span text:style-name="T28">{ B }</text:span></text:p>
            <draw:enhanced-geometry svg:viewBox="0 0 21600 21600" draw:type="mso-spt202" draw:enhanced-path="M 0 0 L 21600 0 21600 21600 0 21600 0 0 Z N"/>
          </draw:custom-shape>
          <draw:custom-shape draw:style-name="gr80" draw:text-style-name="P40" draw:layer="layout" svg:width="2.117cm" svg:height="0.993cm" svg:x="7.92cm" svg:y="14.477cm">
            <text:p text:style-name="P38"><text:span text:style-name="T28">{ C }</text:span></text:p>
            <draw:enhanced-geometry svg:viewBox="0 0 21600 21600" draw:type="mso-spt202" draw:enhanced-path="M 0 0 L 21600 0 21600 21600 0 21600 0 0 Z N"/>
          </draw:custom-shape>
          <draw:custom-shape draw:style-name="gr81" draw:text-style-name="P40" draw:layer="layout" svg:width="2.116cm" svg:height="0.993cm" svg:x="9.865cm" svg:y="14.477cm">
            <text:p text:style-name="P38"><text:span text:style-name="T28">{ D }</text:span></text:p>
            <draw:enhanced-geometry svg:viewBox="0 0 21600 21600" draw:type="mso-spt202" draw:enhanced-path="M 0 0 L 21600 0 21600 21600 0 21600 0 0 Z N"/>
          </draw:custom-shape>
          <draw:custom-shape draw:style-name="gr82" draw:text-style-name="P40" draw:layer="layout" svg:width="2.116cm" svg:height="0.993cm" svg:x="11.814cm" svg:y="14.477cm">
            <text:p text:style-name="P38"><text:span text:style-name="T28">{ E }</text:span></text:p>
            <draw:enhanced-geometry svg:viewBox="0 0 21600 21600" draw:type="mso-spt202" draw:enhanced-path="M 0 0 L 21600 0 21600 21600 0 21600 0 0 Z N"/>
          </draw:custom-shape>
          <draw:custom-shape draw:style-name="gr83" draw:text-style-name="P40" draw:layer="layout" svg:width="2.117cm" svg:height="0.993cm" svg:x="13.758cm" svg:y="14.477cm">
            <text:p text:style-name="P38"><text:span text:style-name="T28">{ F }</text:span></text:p>
            <draw:enhanced-geometry svg:viewBox="0 0 21600 21600" draw:type="mso-spt202" draw:enhanced-path="M 0 0 L 21600 0 21600 21600 0 21600 0 0 Z N"/>
          </draw:custom-shape>
        </draw:g>
        <draw:custom-shape draw:style-name="gr84" draw:text-style-name="P3" xml:id="id21" draw:id="id21" draw:layer="layout" svg:width="2.54cm" svg:height="1.27cm" svg:x="18.036cm" svg:y="5.927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22" draw:id="id22" draw:layer="layout" svg:width="1.904cm" svg:height="1.807cm" svg:x="11.853cm" svg:y="6.773cm" svg:viewBox="0 0 1905 1808" draw:points="0,0 1905,1808">
          <text:p text:style-name="P23"/>
        </draw:polyline>
        <draw:g xml:id="id23" draw:id="id23">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86" draw:text-style-name="P40" draw:layer="layout" svg:width="2.117cm" svg:height="0.993cm" svg:x="4.445cm" svg:y="14.477cm">
            <text:p text:style-name="P38"><text:span text:style-name="T28">{ A }</text:span></text:p>
            <draw:enhanced-geometry svg:viewBox="0 0 21600 21600" draw:type="mso-spt202" draw:enhanced-path="M 0 0 L 21600 0 21600 21600 0 21600 0 0 Z N"/>
          </draw:custom-shape>
          <draw:custom-shape draw:style-name="gr87" draw:text-style-name="P40" draw:layer="layout" svg:width="2.117cm" svg:height="0.993cm" svg:x="6.394cm" svg:y="14.477cm">
            <text:p text:style-name="P38"><text:span text:style-name="T28">{ B }</text:span></text:p>
            <draw:enhanced-geometry svg:viewBox="0 0 21600 21600" draw:type="mso-spt202" draw:enhanced-path="M 0 0 L 21600 0 21600 21600 0 21600 0 0 Z N"/>
          </draw:custom-shape>
          <draw:custom-shape draw:style-name="gr88" draw:text-style-name="P40" draw:layer="layout" svg:width="2.875cm" svg:height="0.993cm" svg:x="8.343cm" svg:y="14.477cm">
            <text:p text:style-name="P38"><text:span text:style-name="T28">{ C, F }</text:span></text:p>
            <draw:enhanced-geometry svg:viewBox="0 0 21600 21600" draw:type="mso-spt202" draw:enhanced-path="M 0 0 L 21600 0 21600 21600 0 21600 0 0 Z N"/>
          </draw:custom-shape>
          <draw:custom-shape draw:style-name="gr89" draw:text-style-name="P40" draw:layer="layout" svg:width="2.116cm" svg:height="0.993cm" svg:x="11.007cm" svg:y="14.477cm">
            <text:p text:style-name="P38"><text:span text:style-name="T28">{ D }</text:span></text:p>
            <draw:enhanced-geometry svg:viewBox="0 0 21600 21600" draw:type="mso-spt202" draw:enhanced-path="M 0 0 L 21600 0 21600 21600 0 21600 0 0 Z N"/>
          </draw:custom-shape>
          <draw:custom-shape draw:style-name="gr90" draw:text-style-name="P40" draw:layer="layout" svg:width="2.116cm" svg:height="0.993cm" svg:x="12.956cm" svg:y="14.477cm">
            <text:p text:style-name="P38"><text:span text:style-name="T28">{ E }</text:span></text:p>
            <draw:enhanced-geometry svg:viewBox="0 0 21600 21600" draw:type="mso-spt202" draw:enhanced-path="M 0 0 L 21600 0 21600 21600 0 21600 0 0 Z N"/>
          </draw:custom-shape>
        </draw:g>
        <draw:custom-shape draw:style-name="gr91" draw:text-style-name="P42" xml:id="id24" draw:id="id24" draw:layer="layout" svg:width="5.926cm" svg:height="1.065cm" svg:x="9.102cm" svg:y="10.372cm">
          <text:p text:style-name="P41"><text:span text:style-name="T29">c(F) = 2</text:span></text:p>
          <draw:enhanced-geometry svg:viewBox="0 0 21600 21600" draw:type="mso-spt202" draw:enhanced-path="M 0 0 L 21600 0 21600 21600 0 21600 0 0 Z N"/>
        </draw:custom-shape>
        <draw:custom-shape draw:style-name="gr84" draw:text-style-name="P3" xml:id="id25" draw:id="id25" draw:layer="layout" svg:width="2.54cm" svg:height="1.27cm" svg:x="18.027cm" svg:y="6.86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26" draw:id="id26" draw:layer="layout" svg:width="2.115cm" svg:height="0.003cm" svg:x="9.243cm" svg:y="6.606cm" svg:viewBox="0 0 2116 4" draw:points="0,0 2116,4">
          <text:p text:style-name="P23"/>
        </draw:polyline>
        <draw:g xml:id="id27" draw:id="id27">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92" draw:text-style-name="P40" draw:layer="layout" svg:width="2.117cm" svg:height="0.993cm" svg:x="4.445cm" svg:y="14.477cm">
            <text:p text:style-name="P38"><text:span text:style-name="T28">{ A }</text:span></text:p>
            <draw:enhanced-geometry svg:viewBox="0 0 21600 21600" draw:type="mso-spt202" draw:enhanced-path="M 0 0 L 21600 0 21600 21600 0 21600 0 0 Z N"/>
          </draw:custom-shape>
          <draw:custom-shape draw:style-name="gr93" draw:text-style-name="P40" draw:layer="layout" svg:width="2.117cm" svg:height="0.993cm" svg:x="6.773cm" svg:y="14.477cm">
            <text:p text:style-name="P38"><text:span text:style-name="T28">{ B }</text:span></text:p>
            <draw:enhanced-geometry svg:viewBox="0 0 21600 21600" draw:type="mso-spt202" draw:enhanced-path="M 0 0 L 21600 0 21600 21600 0 21600 0 0 Z N"/>
          </draw:custom-shape>
          <draw:custom-shape draw:style-name="gr94" draw:text-style-name="P40" draw:layer="layout" svg:width="3.51cm" svg:height="0.993cm" svg:x="8.978cm" svg:y="14.477cm">
            <text:p text:style-name="P38"><text:span text:style-name="T28">{ C, E, F }</text:span></text:p>
            <draw:enhanced-geometry svg:viewBox="0 0 21600 21600" draw:type="mso-spt202" draw:enhanced-path="M 0 0 L 21600 0 21600 21600 0 21600 0 0 Z N"/>
          </draw:custom-shape>
          <draw:custom-shape draw:style-name="gr95" draw:text-style-name="P40" draw:layer="layout" svg:width="2.117cm" svg:height="0.993cm" svg:x="12.7cm" svg:y="14.477cm">
            <text:p text:style-name="P38"><text:span text:style-name="T28">{ D }</text:span></text:p>
            <draw:enhanced-geometry svg:viewBox="0 0 21600 21600" draw:type="mso-spt202" draw:enhanced-path="M 0 0 L 21600 0 21600 21600 0 21600 0 0 Z N"/>
          </draw:custom-shape>
        </draw:g>
        <draw:custom-shape draw:style-name="gr96" draw:text-style-name="P42" xml:id="id28" draw:id="id28" draw:layer="layout" svg:width="5.926cm" svg:height="1.065cm" svg:x="9.102cm" svg:y="10.372cm">
          <text:p text:style-name="P41"><text:span text:style-name="T29">c(F) = 4</text:span></text:p>
          <draw:enhanced-geometry svg:viewBox="0 0 21600 21600" draw:type="mso-spt202" draw:enhanced-path="M 0 0 L 21600 0 21600 21600 0 21600 0 0 Z N"/>
        </draw:custom-shape>
        <draw:custom-shape draw:style-name="gr84" draw:text-style-name="P3" xml:id="id29" draw:id="id29" draw:layer="layout" svg:width="2.54cm" svg:height="1.27cm" svg:x="17.992cm" svg:y="7.83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30" draw:id="id30" draw:layer="layout" svg:width="0.004cm" svg:height="3.809cm" svg:x="6.773cm" svg:y="4.78cm" svg:viewBox="0 0 5 3810" draw:points="0,0 5,3810">
          <text:p text:style-name="P23"/>
        </draw:polyline>
        <draw:g xml:id="id31" draw:id="id31">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97" draw:text-style-name="P40" draw:layer="layout" svg:width="3.175cm" svg:height="0.993cm" svg:x="4.445cm" svg:y="14.477cm">
            <text:p text:style-name="P38"><text:span text:style-name="T28">{ A, D }</text:span></text:p>
            <draw:enhanced-geometry svg:viewBox="0 0 21600 21600" draw:type="mso-spt202" draw:enhanced-path="M 0 0 L 21600 0 21600 21600 0 21600 0 0 Z N"/>
          </draw:custom-shape>
          <draw:custom-shape draw:style-name="gr98" draw:text-style-name="P40" draw:layer="layout" svg:width="2.116cm" svg:height="0.993cm" svg:x="8.467cm" svg:y="14.477cm">
            <text:p text:style-name="P38"><text:span text:style-name="T28">{ B }</text:span></text:p>
            <draw:enhanced-geometry svg:viewBox="0 0 21600 21600" draw:type="mso-spt202" draw:enhanced-path="M 0 0 L 21600 0 21600 21600 0 21600 0 0 Z N"/>
          </draw:custom-shape>
          <draw:custom-shape draw:style-name="gr99" draw:text-style-name="P40" draw:layer="layout" svg:width="3.51cm" svg:height="0.993cm" svg:x="11.73cm" svg:y="14.477cm">
            <text:p text:style-name="P38"><text:span text:style-name="T28">{ C, E, F }</text:span></text:p>
            <draw:enhanced-geometry svg:viewBox="0 0 21600 21600" draw:type="mso-spt202" draw:enhanced-path="M 0 0 L 21600 0 21600 21600 0 21600 0 0 Z N"/>
          </draw:custom-shape>
        </draw:g>
        <draw:custom-shape draw:style-name="gr100" draw:text-style-name="P42" xml:id="id32" draw:id="id32" draw:layer="layout" svg:width="5.926cm" svg:height="1.065cm" svg:x="9.102cm" svg:y="10.372cm">
          <text:p text:style-name="P41"><text:span text:style-name="T29">c(F) = 7</text:span></text:p>
          <draw:enhanced-geometry svg:viewBox="0 0 21600 21600" draw:type="mso-spt202" draw:enhanced-path="M 0 0 L 21600 0 21600 21600 0 21600 0 0 Z N"/>
        </draw:custom-shape>
        <draw:custom-shape draw:style-name="gr84" draw:text-style-name="P3" xml:id="id35" draw:id="id35" draw:layer="layout" svg:width="2.54cm" svg:height="1.27cm" svg:x="18.036cm" svg:y="9.737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36" draw:id="id36" draw:layer="layout" svg:width="6.561cm" svg:height="0.003cm" svg:x="7.108cm" svg:y="4.445cm" svg:viewBox="0 0 6562 4" draw:points="0,0 6562,4">
          <text:p text:style-name="P23"/>
        </draw:polyline>
        <draw:g xml:id="id37" draw:id="id37">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101" draw:text-style-name="P40" draw:layer="layout" svg:width="4.868cm" svg:height="0.993cm" svg:x="5.08cm" svg:y="14.477cm">
            <text:p text:style-name="P38"><text:span text:style-name="T28">{ A, B, D }</text:span></text:p>
            <draw:enhanced-geometry svg:viewBox="0 0 21600 21600" draw:type="mso-spt202" draw:enhanced-path="M 0 0 L 21600 0 21600 21600 0 21600 0 0 Z N"/>
          </draw:custom-shape>
          <draw:custom-shape draw:style-name="gr102" draw:text-style-name="P40" draw:layer="layout" svg:width="3.51cm" svg:height="0.993cm" svg:x="10.037cm" svg:y="14.477cm">
            <text:p text:style-name="P38"><text:span text:style-name="T28">{ C, E, F }</text:span></text:p>
            <draw:enhanced-geometry svg:viewBox="0 0 21600 21600" draw:type="mso-spt202" draw:enhanced-path="M 0 0 L 21600 0 21600 21600 0 21600 0 0 Z N"/>
          </draw:custom-shape>
        </draw:g>
        <draw:custom-shape draw:style-name="gr103" draw:text-style-name="P42" xml:id="id38" draw:id="id38" draw:layer="layout" svg:width="5.927cm" svg:height="1.065cm" svg:x="9.269cm" svg:y="10.372cm">
          <text:p text:style-name="P41"><text:span text:style-name="T29">c(F) = 11</text:span></text:p>
          <draw:enhanced-geometry svg:viewBox="0 0 21600 21600" draw:type="mso-spt202" draw:enhanced-path="M 0 0 L 21600 0 21600 21600 0 21600 0 0 Z N"/>
        </draw:custom-shape>
        <draw:custom-shape draw:style-name="gr84" draw:text-style-name="P3" xml:id="id39" draw:id="id39" draw:layer="layout" svg:width="2.54cm" svg:height="1.27cm" svg:x="18.027cm" svg:y="10.663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40" draw:id="id40" draw:layer="layout" svg:width="1.692cm" svg:height="1.692cm" svg:x="6.985cm" svg:y="4.657cm" svg:viewBox="0 0 1693 1693" draw:points="0,0 1693,1693">
          <text:p text:style-name="P23"/>
        </draw:polyline>
        <draw:g xml:id="id41" draw:id="id41">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104" draw:text-style-name="P40" draw:layer="layout" svg:width="6.985cm" svg:height="0.993cm" svg:x="6.138cm" svg:y="14.477cm">
            <text:p text:style-name="P38"><text:span text:style-name="T28">{ A, B, C, D, E, F }</text:span></text:p>
            <draw:enhanced-geometry svg:viewBox="0 0 21600 21600" draw:type="mso-spt202" draw:enhanced-path="M 0 0 L 21600 0 21600 21600 0 21600 0 0 Z N"/>
          </draw:custom-shape>
        </draw:g>
        <draw:custom-shape draw:style-name="gr105" draw:text-style-name="P42" xml:id="id42" draw:id="id42" draw:layer="layout" svg:width="5.927cm" svg:height="1.065cm" svg:x="9.269cm" svg:y="10.372cm">
          <text:p text:style-name="P41"><text:span text:style-name="T29">c(F) = 15</text:span></text:p>
          <draw:enhanced-geometry svg:viewBox="0 0 21600 21600" draw:type="mso-spt202" draw:enhanced-path="M 0 0 L 21600 0 21600 21600 0 21600 0 0 Z N"/>
        </draw:custom-shape>
        <draw:line draw:style-name="gr5" draw:text-style-name="P15" draw:layer="layout" svg:x1="9.102cm" svg:y1="6.853cm" svg:x2="13.648cm" svg:y2="8.758cm">
          <text:p/>
        </draw:line>
        <draw:custom-shape draw:style-name="gr106" draw:text-style-name="P17" draw:layer="layout" svg:width="1.27cm" svg:height="0.816cm" svg:x="10.795cm" svg:y="7.779cm">
          <text:p text:style-name="P16"><text:span text:style-name="T13">3</text:span></text:p>
          <draw:enhanced-geometry svg:viewBox="0 0 21600 21600" draw:type="mso-spt202" draw:enhanced-path="M 0 0 L 21600 0 21600 21600 0 21600 0 0 Z N"/>
        </draw:custom-shape>
        <draw:custom-shape draw:style-name="gr84" draw:text-style-name="P3" xml:id="id33" draw:id="id33" draw:layer="layout" svg:width="2.54cm" svg:height="1.27cm" svg:x="17.992cm" svg:y="8.797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7" draw:text-style-name="P20" xml:id="id34" draw:id="id34" draw:layer="layout" svg:width="1.525cm" svg:height="1.527cm" svg:x="18.583cm" svg:y="8.63cm">
          <text:p text:style-name="P19"><text:span text:style-name="T30">X</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transitionFilter smil:dur="0.5s" smil:fill="hold" smil:targetElement="id2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22" smil:attributeName="visibility" smil:to="visible"/>
                  <anim:transitionFilter smil:dur="0.5s" smil:fill="hold" smil:targetElement="id2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3" smil:attributeName="visibility" smil:to="visible"/>
                  <anim:animate smil:dur="0.5s" smil:fill="hold" smil:targetElement="id23" smil:attributeName="width" smil:values="0;width" smil:keyTimes="0;1"/>
                  <anim:animate smil:dur="0.5s" smil:fill="hold" smil:targetElement="id23" smil:attributeName="height" smil:values="0;height" smil:keyTimes="0;1"/>
                  <anim:transitionFilter smil:dur="0.5s" smil:fill="hold" smil:targetElement="id2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24" smil:attributeName="visibility" smil:to="visible"/>
                  <anim:transitionFilter smil:dur="0.5s" smil:fill="hold" smil:targetElement="id24" smil:type="dissolv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1"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25" smil:attributeName="visibility" smil:to="visible"/>
                  <anim:animate smil:dur="0.5s" smil:fill="hold" smil:targetElement="id25" smil:attributeName="width" smil:values="0;width" smil:keyTimes="0;1"/>
                  <anim:animate smil:dur="0.5s" smil:fill="hold" smil:targetElement="id25" smil:attributeName="height" smil:values="0;height" smil:keyTimes="0;1"/>
                  <anim:transitionFilter smil:dur="0.5s" smil:fill="hold" smil:targetElement="id2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26" smil:attributeName="visibility" smil:to="visible"/>
                  <anim:transitionFilter smil:dur="0.5s" smil:fill="hold" smil:targetElement="id2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fill="hold" smil:targetElement="id27"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4"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28" smil:attributeName="visibility" smil:to="visible"/>
                  <anim:transitionFilter smil:dur="0.5s" smil:fill="hold" smil:targetElement="id28" smil:type="dissolv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5"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fill="hold" smil:targetElement="id2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30" smil:attributeName="visibility" smil:to="visible"/>
                  <anim:transitionFilter smil:dur="0.5s" smil:fill="hold" smil:targetElement="id3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1" smil:attributeName="visibility" smil:to="visible"/>
                  <anim:animate smil:dur="0.5s" smil:fill="hold" smil:targetElement="id31" smil:attributeName="width" smil:values="0;width" smil:keyTimes="0;1"/>
                  <anim:animate smil:dur="0.5s" smil:fill="hold" smil:targetElement="id31" smil:attributeName="height" smil:values="0;height" smil:keyTimes="0;1"/>
                  <anim:transitionFilter smil:dur="0.5s" smil:fill="hold" smil:targetElement="id31"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8"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32" smil:attributeName="visibility" smil:to="visible"/>
                  <anim:transitionFilter smil:dur="0.5s" smil:fill="hold" smil:targetElement="id32" smil:type="dissolv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29"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33" smil:attributeName="visibility" smil:to="visible"/>
                  <anim:animate smil:dur="0.5s" smil:fill="hold" smil:targetElement="id33" smil:attributeName="width" smil:values="0;width" smil:keyTimes="0;1"/>
                  <anim:animate smil:dur="0.5s" smil:fill="hold" smil:targetElement="id33" smil:attributeName="height" smil:values="0;height" smil:keyTimes="0;1"/>
                  <anim:transitionFilter smil:dur="0.5s" smil:fill="hold" smil:targetElement="id33"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3"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34" smil:attributeName="visibility" smil:to="visible"/>
                  <anim:transitionFilter smil:dur="0.5s" smil:fill="hold" smil:targetElement="id34" smil:type="dissolv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4"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35" smil:attributeName="visibility" smil:to="visible"/>
                  <anim:animate smil:dur="0.5s" smil:fill="hold" smil:targetElement="id35" smil:attributeName="width" smil:values="0;width" smil:keyTimes="0;1"/>
                  <anim:animate smil:dur="0.5s" smil:fill="hold" smil:targetElement="id35" smil:attributeName="height" smil:values="0;height" smil:keyTimes="0;1"/>
                  <anim:transitionFilter smil:dur="0.5s" smil:fill="hold" smil:targetElement="id3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36" smil:attributeName="visibility" smil:to="visible"/>
                  <anim:transitionFilter smil:dur="0.5s" smil:fill="hold" smil:targetElement="id3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37" smil:attributeName="visibility" smil:to="visible"/>
                  <anim:animate smil:dur="0.5s" smil:fill="hold" smil:targetElement="id37" smil:attributeName="width" smil:values="0;width" smil:keyTimes="0;1"/>
                  <anim:animate smil:dur="0.5s" smil:fill="hold" smil:targetElement="id37" smil:attributeName="height" smil:values="0;height" smil:keyTimes="0;1"/>
                  <anim:transitionFilter smil:dur="0.5s" smil:fill="hold" smil:targetElement="id37"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2"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38" smil:attributeName="visibility" smil:to="visible"/>
                  <anim:transitionFilter smil:dur="0.5s" smil:fill="hold" smil:targetElement="id38" smil:type="dissolv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5"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fill="hold" smil:targetElement="id3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0" smil:attributeName="visibility" smil:to="visible"/>
                  <anim:transitionFilter smil:dur="0.5s" smil:fill="hold" smil:targetElement="id4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1" smil:attributeName="visibility" smil:to="visible"/>
                  <anim:animate smil:dur="0.5s" smil:fill="hold" smil:targetElement="id41" smil:attributeName="width" smil:values="0;width" smil:keyTimes="0;1"/>
                  <anim:animate smil:dur="0.5s" smil:fill="hold" smil:targetElement="id41" smil:attributeName="height" smil:values="0;height" smil:keyTimes="0;1"/>
                  <anim:transitionFilter smil:dur="0.5s" smil:fill="hold" smil:targetElement="id41"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8"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fill="hold" smil:targetElement="id42"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39" smil:attributeName="visibility" smil:to="hidden"/>
                </anim:par>
              </anim:par>
            </anim:par>
          </anim:seq>
        </anim:par>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0" draw:text-style-name="P4" draw:layer="layout" svg:width="15.147cm" svg:height="11.388cm" svg:x="1.904cm" svg:y="12.065cm" presentation:class="notes" presentation:placeholder="true">
            <draw:text-box/>
          </draw:frame>
        </presentation:notes>
      </draw:page>
      <draw:page draw:name="page18" draw:style-name="dp1" draw:master-page-name="Default" presentation:presentation-page-layout-name="AL2T10">
        <office:forms form:automatic-focus="false" form:apply-design-mode="false"/>
        <draw:custom-shape draw:style-name="gr108" draw:text-style-name="P35" draw:layer="layout" svg:width="4.868cm" svg:height="1.27cm" svg:x="0.847cm" svg:y="3.81cm">
          <text:p text:style-name="P34"><text:span text:style-name="T12"><text:tab/></text:span><text:span text:style-name="T12">Exemplo:</text:span></text:p>
          <draw:enhanced-geometry svg:viewBox="0 0 21600 21600" draw:type="rectangle" draw:enhanced-path="M 0 0 L 21600 0 21600 21600 0 21600 0 0 Z N"/>
        </draw:custom-shap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g>
          <draw:custom-shape draw:style-name="gr7" draw:text-style-name="P3" draw:layer="layout" svg:width="0.635cm" svg:height="0.635cm" svg:x="4.322cm" svg:y="10.0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9" draw:text-style-name="P18" draw:layer="layout" svg:width="0.768cm" svg:height="0.828cm" svg:x="4.233cm" svg:y="9.948cm">
            <text:p text:style-name="P16"><text:span text:style-name="T14">H</text:span></text:p>
            <draw:enhanced-geometry svg:viewBox="0 0 21600 21600" draw:type="mso-spt202" draw:enhanced-path="M 0 0 L 21600 0 21600 21600 0 21600 0 0 Z N"/>
          </draw:custom-shape>
        </draw:g>
        <draw:g>
          <draw:custom-shape draw:style-name="gr7" draw:text-style-name="P3" draw:layer="layout" svg:width="0.635cm" svg:height="0.635cm" svg:x="4.533cm" svg:y="6.22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 draw:text-style-name="P18" draw:layer="layout" svg:width="0.767cm" svg:height="0.828cm" svg:x="4.445cm" svg:y="6.138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7.285cm" svg:y="4.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 draw:text-style-name="P18" draw:layer="layout" svg:width="0.767cm" svg:height="0.828cm" svg:x="7.197cm" svg:y="4.022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1.942cm" svg:y="8.7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2" draw:text-style-name="P18" draw:layer="layout" svg:width="0.768cm" svg:height="0.828cm" svg:x="11.853cm" svg:y="8.678cm">
            <text:p text:style-name="P16"><text:span text:style-name="T14">J</text:span></text:p>
            <draw:enhanced-geometry svg:viewBox="0 0 21600 21600" draw:type="mso-spt202" draw:enhanced-path="M 0 0 L 21600 0 21600 21600 0 21600 0 0 Z N"/>
          </draw:custom-shape>
        </draw:g>
        <draw:g>
          <draw:custom-shape draw:style-name="gr7" draw:text-style-name="P3" draw:layer="layout" svg:width="0.635cm" svg:height="0.635cm" svg:x="11.307cm" svg:y="3.8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 draw:text-style-name="P18" draw:layer="layout" svg:width="0.768cm" svg:height="0.828cm" svg:x="11.218cm" svg:y="3.81cm">
            <text:p text:style-name="P16"><text:span text:style-name="T14">C</text:span></text:p>
            <draw:enhanced-geometry svg:viewBox="0 0 21600 21600" draw:type="mso-spt202" draw:enhanced-path="M 0 0 L 21600 0 21600 21600 0 21600 0 0 Z N"/>
          </draw:custom-shape>
        </draw:g>
        <draw:g>
          <draw:custom-shape draw:style-name="gr71" draw:text-style-name="P3" draw:layer="layout" svg:width="2.222cm" svg:height="0.962cm" svg:x="20.426cm" svg:y="13.22cm">
            <text:p text:style-name="P36"><text:span text:style-name="T25">4</text:span></text:p>
            <draw:enhanced-geometry svg:viewBox="0 0 21600 21600" draw:type="rectangle" draw:enhanced-path="M 0 0 L 21600 0 21600 21600 0 21600 0 0 Z N"/>
          </draw:custom-shape>
          <draw:custom-shape draw:style-name="gr71" draw:text-style-name="P3" draw:layer="layout" svg:width="2.223cm" svg:height="0.962cm" svg:x="18.203cm" svg:y="13.22cm">
            <text:p text:style-name="P36"><text:span text:style-name="T25">(A,B)‏</text:span></text:p>
            <draw:enhanced-geometry svg:viewBox="0 0 21600 21600" draw:type="rectangle" draw:enhanced-path="M 0 0 L 21600 0 21600 21600 0 21600 0 0 Z N"/>
          </draw:custom-shape>
          <draw:custom-shape draw:style-name="gr71" draw:text-style-name="P3" draw:layer="layout" svg:width="2.222cm" svg:height="0.961cm" svg:x="20.426cm" svg:y="14.182cm">
            <text:p text:style-name="P36"><text:span text:style-name="T25">4</text:span></text:p>
            <draw:enhanced-geometry svg:viewBox="0 0 21600 21600" draw:type="rectangle" draw:enhanced-path="M 0 0 L 21600 0 21600 21600 0 21600 0 0 Z N"/>
          </draw:custom-shape>
          <draw:custom-shape draw:style-name="gr71" draw:text-style-name="P3" draw:layer="layout" svg:width="2.223cm" svg:height="0.961cm" svg:x="18.203cm" svg:y="14.182cm">
            <text:p text:style-name="P36"><text:span text:style-name="T25">(B,C)‏</text:span></text:p>
            <draw:enhanced-geometry svg:viewBox="0 0 21600 21600" draw:type="rectangle" draw:enhanced-path="M 0 0 L 21600 0 21600 21600 0 21600 0 0 Z N"/>
          </draw:custom-shape>
          <draw:custom-shape draw:style-name="gr71" draw:text-style-name="P3" draw:layer="layout" svg:width="2.222cm" svg:height="0.962cm" svg:x="20.426cm" svg:y="9.379cm">
            <text:p text:style-name="P36"><text:span text:style-name="T25">2</text:span></text:p>
            <draw:enhanced-geometry svg:viewBox="0 0 21600 21600" draw:type="rectangle" draw:enhanced-path="M 0 0 L 21600 0 21600 21600 0 21600 0 0 Z N"/>
          </draw:custom-shape>
          <draw:custom-shape draw:style-name="gr71" draw:text-style-name="P3" draw:layer="layout" svg:width="2.223cm" svg:height="0.962cm" svg:x="18.203cm" svg:y="9.379cm">
            <text:p text:style-name="P36"><text:span text:style-name="T25">(G,J)‏</text:span></text:p>
            <draw:enhanced-geometry svg:viewBox="0 0 21600 21600" draw:type="rectangle" draw:enhanced-path="M 0 0 L 21600 0 21600 21600 0 21600 0 0 Z N"/>
          </draw:custom-shape>
          <draw:custom-shape draw:style-name="gr71" draw:text-style-name="P3" draw:layer="layout" svg:width="2.222cm" svg:height="0.961cm" svg:x="20.426cm" svg:y="15.143cm">
            <text:p text:style-name="P36"><text:span text:style-name="T25">…</text:span></text:p>
            <draw:enhanced-geometry svg:viewBox="0 0 21600 21600" draw:type="rectangle" draw:enhanced-path="M 0 0 L 21600 0 21600 21600 0 21600 0 0 Z N"/>
          </draw:custom-shape>
          <draw:custom-shape draw:style-name="gr71" draw:text-style-name="P3" draw:layer="layout" svg:width="2.223cm" svg:height="0.961cm" svg:x="18.203cm" svg:y="15.143cm">
            <text:p text:style-name="P36"><text:span text:style-name="T25">…</text:span></text:p>
            <draw:enhanced-geometry svg:viewBox="0 0 21600 21600" draw:type="rectangle" draw:enhanced-path="M 0 0 L 21600 0 21600 21600 0 21600 0 0 Z N"/>
          </draw:custom-shape>
          <draw:custom-shape draw:style-name="gr71" draw:text-style-name="P3" draw:layer="layout" svg:width="2.222cm" svg:height="0.957cm" svg:x="20.426cm" svg:y="11.302cm">
            <text:p text:style-name="P36"><text:span text:style-name="T25">3</text:span></text:p>
            <draw:enhanced-geometry svg:viewBox="0 0 21600 21600" draw:type="rectangle" draw:enhanced-path="M 0 0 L 21600 0 21600 21600 0 21600 0 0 Z N"/>
          </draw:custom-shape>
          <draw:custom-shape draw:style-name="gr71" draw:text-style-name="P3" draw:layer="layout" svg:width="2.223cm" svg:height="0.957cm" svg:x="18.203cm" svg:y="11.302cm">
            <text:p text:style-name="P36"><text:span text:style-name="T25">(E,F)‏</text:span></text:p>
            <draw:enhanced-geometry svg:viewBox="0 0 21600 21600" draw:type="rectangle" draw:enhanced-path="M 0 0 L 21600 0 21600 21600 0 21600 0 0 Z N"/>
          </draw:custom-shape>
          <draw:custom-shape draw:style-name="gr71" draw:text-style-name="P3" draw:layer="layout" svg:width="2.222cm" svg:height="0.961cm" svg:x="20.426cm" svg:y="10.341cm">
            <text:p text:style-name="P36"><text:span text:style-name="T25">3</text:span></text:p>
            <draw:enhanced-geometry svg:viewBox="0 0 21600 21600" draw:type="rectangle" draw:enhanced-path="M 0 0 L 21600 0 21600 21600 0 21600 0 0 Z N"/>
          </draw:custom-shape>
          <draw:custom-shape draw:style-name="gr71" draw:text-style-name="P3" draw:layer="layout" svg:width="2.223cm" svg:height="0.961cm" svg:x="18.203cm" svg:y="10.341cm">
            <text:p text:style-name="P36"><text:span text:style-name="T25">(C,D)‏</text:span></text:p>
            <draw:enhanced-geometry svg:viewBox="0 0 21600 21600" draw:type="rectangle" draw:enhanced-path="M 0 0 L 21600 0 21600 21600 0 21600 0 0 Z N"/>
          </draw:custom-shape>
          <draw:custom-shape draw:style-name="gr71" draw:text-style-name="P3" draw:layer="layout" svg:width="2.222cm" svg:height="0.961cm" svg:x="20.426cm" svg:y="12.259cm">
            <text:p text:style-name="P36"><text:span text:style-name="T25">3</text:span></text:p>
            <draw:enhanced-geometry svg:viewBox="0 0 21600 21600" draw:type="rectangle" draw:enhanced-path="M 0 0 L 21600 0 21600 21600 0 21600 0 0 Z N"/>
          </draw:custom-shape>
          <draw:custom-shape draw:style-name="gr71" draw:text-style-name="P3" draw:layer="layout" svg:width="2.223cm" svg:height="0.961cm" svg:x="18.203cm" svg:y="12.259cm">
            <text:p text:style-name="P36"><text:span text:style-name="T25">(H,I)‏</text:span></text:p>
            <draw:enhanced-geometry svg:viewBox="0 0 21600 21600" draw:type="rectangle" draw:enhanced-path="M 0 0 L 21600 0 21600 21600 0 21600 0 0 Z N"/>
          </draw:custom-shape>
          <draw:custom-shape draw:style-name="gr71" draw:text-style-name="P3" draw:layer="layout" svg:width="2.222cm" svg:height="0.956cm" svg:x="20.426cm" svg:y="8.423cm">
            <text:p text:style-name="P36"><text:span text:style-name="T25">2</text:span></text:p>
            <draw:enhanced-geometry svg:viewBox="0 0 21600 21600" draw:type="rectangle" draw:enhanced-path="M 0 0 L 21600 0 21600 21600 0 21600 0 0 Z N"/>
          </draw:custom-shape>
          <draw:custom-shape draw:style-name="gr71" draw:text-style-name="P3" draw:layer="layout" svg:width="2.223cm" svg:height="0.956cm" svg:x="18.203cm" svg:y="8.423cm">
            <text:p text:style-name="P36"><text:span text:style-name="T25">(F,J)‏</text:span></text:p>
            <draw:enhanced-geometry svg:viewBox="0 0 21600 21600" draw:type="rectangle" draw:enhanced-path="M 0 0 L 21600 0 21600 21600 0 21600 0 0 Z N"/>
          </draw:custom-shape>
          <draw:custom-shape draw:style-name="gr71" draw:text-style-name="P3" draw:layer="layout" svg:width="2.222cm" svg:height="0.962cm" svg:x="20.426cm" svg:y="7.461cm">
            <text:p text:style-name="P36"><text:span text:style-name="T25">2</text:span></text:p>
            <draw:enhanced-geometry svg:viewBox="0 0 21600 21600" draw:type="rectangle" draw:enhanced-path="M 0 0 L 21600 0 21600 21600 0 21600 0 0 Z N"/>
          </draw:custom-shape>
          <draw:custom-shape draw:style-name="gr71" draw:text-style-name="P3" draw:layer="layout" svg:width="2.223cm" svg:height="0.962cm" svg:x="18.203cm" svg:y="7.461cm">
            <text:p text:style-name="P36"><text:span text:style-name="T25">(D,L)‏</text:span></text:p>
            <draw:enhanced-geometry svg:viewBox="0 0 21600 21600" draw:type="rectangle" draw:enhanced-path="M 0 0 L 21600 0 21600 21600 0 21600 0 0 Z N"/>
          </draw:custom-shape>
          <draw:custom-shape draw:style-name="gr71" draw:text-style-name="P3" draw:layer="layout" svg:width="2.222cm" svg:height="0.957cm" svg:x="20.426cm" svg:y="6.504cm">
            <text:p text:style-name="P36"><text:span text:style-name="T25">1</text:span></text:p>
            <draw:enhanced-geometry svg:viewBox="0 0 21600 21600" draw:type="rectangle" draw:enhanced-path="M 0 0 L 21600 0 21600 21600 0 21600 0 0 Z N"/>
          </draw:custom-shape>
          <draw:custom-shape draw:style-name="gr71" draw:text-style-name="P3" draw:layer="layout" svg:width="2.223cm" svg:height="0.957cm" svg:x="18.203cm" svg:y="6.504cm">
            <text:p text:style-name="P36"><text:span text:style-name="T25">(D,E)‏</text:span></text:p>
            <draw:enhanced-geometry svg:viewBox="0 0 21600 21600" draw:type="rectangle" draw:enhanced-path="M 0 0 L 21600 0 21600 21600 0 21600 0 0 Z N"/>
          </draw:custom-shape>
          <draw:custom-shape draw:style-name="gr72" draw:text-style-name="P3" draw:layer="layout" svg:width="2.222cm" svg:height="1.014cm" svg:x="20.426cm" svg:y="5.49cm">
            <text:p text:style-name="P37"><text:span text:style-name="T26">c(e)‏</text:span></text:p>
            <draw:enhanced-geometry svg:viewBox="0 0 21600 21600" draw:type="rectangle" draw:enhanced-path="M 0 0 L 21600 0 21600 21600 0 21600 0 0 Z N"/>
          </draw:custom-shape>
          <draw:custom-shape draw:style-name="gr72" draw:text-style-name="P3" draw:layer="layout" svg:width="2.223cm" svg:height="1.014cm" svg:x="18.203cm" svg:y="5.49cm">
            <text:p text:style-name="P37"><text:span text:style-name="T26">e</text:span></text:p>
            <draw:enhanced-geometry svg:viewBox="0 0 21600 21600" draw:type="rectangle" draw:enhanced-path="M 0 0 L 21600 0 21600 21600 0 21600 0 0 Z N"/>
          </draw:custom-shape>
          <draw:line draw:style-name="gr73" draw:text-style-name="P15" draw:layer="layout" svg:x1="18.203cm" svg:y1="5.49cm" svg:x2="22.648cm" svg:y2="5.495cm">
            <text:p/>
          </draw:line>
          <draw:line draw:style-name="gr73" draw:text-style-name="P15" draw:layer="layout" svg:x1="18.203cm" svg:y1="6.504cm" svg:x2="22.648cm" svg:y2="6.509cm">
            <text:p/>
          </draw:line>
          <draw:line draw:style-name="gr74" draw:text-style-name="P15" draw:layer="layout" svg:x1="18.203cm" svg:y1="7.461cm" svg:x2="22.648cm" svg:y2="7.466cm">
            <text:p/>
          </draw:line>
          <draw:line draw:style-name="gr74" draw:text-style-name="P15" draw:layer="layout" svg:x1="18.203cm" svg:y1="8.423cm" svg:x2="22.648cm" svg:y2="8.427cm">
            <text:p/>
          </draw:line>
          <draw:line draw:style-name="gr73" draw:text-style-name="P15" draw:layer="layout" svg:x1="18.203cm" svg:y1="16.104cm" svg:x2="22.648cm" svg:y2="16.109cm">
            <text:p/>
          </draw:line>
          <draw:line draw:style-name="gr73" draw:text-style-name="P15" draw:layer="layout" svg:x1="18.203cm" svg:y1="5.49cm" svg:x2="18.208cm" svg:y2="16.104cm">
            <text:p/>
          </draw:line>
          <draw:line draw:style-name="gr74" draw:text-style-name="P15" draw:layer="layout" svg:x1="20.426cm" svg:y1="5.49cm" svg:x2="20.43cm" svg:y2="16.104cm">
            <text:p/>
          </draw:line>
          <draw:line draw:style-name="gr73" draw:text-style-name="P15" draw:layer="layout" svg:x1="22.648cm" svg:y1="5.49cm" svg:x2="22.653cm" svg:y2="16.104cm">
            <text:p/>
          </draw:line>
          <draw:line draw:style-name="gr74" draw:text-style-name="P15" draw:layer="layout" svg:x1="18.203cm" svg:y1="9.379cm" svg:x2="22.648cm" svg:y2="9.384cm">
            <text:p/>
          </draw:line>
          <draw:line draw:style-name="gr74" draw:text-style-name="P15" draw:layer="layout" svg:x1="18.203cm" svg:y1="13.22cm" svg:x2="22.648cm" svg:y2="13.225cm">
            <text:p/>
          </draw:line>
          <draw:line draw:style-name="gr74" draw:text-style-name="P15" draw:layer="layout" svg:x1="18.203cm" svg:y1="11.302cm" svg:x2="22.648cm" svg:y2="11.307cm">
            <text:p/>
          </draw:line>
          <draw:line draw:style-name="gr74" draw:text-style-name="P15" draw:layer="layout" svg:x1="18.203cm" svg:y1="12.259cm" svg:x2="22.648cm" svg:y2="12.263cm">
            <text:p/>
          </draw:line>
          <draw:line draw:style-name="gr74" draw:text-style-name="P15" draw:layer="layout" svg:x1="18.203cm" svg:y1="10.341cm" svg:x2="22.648cm" svg:y2="10.345cm">
            <text:p/>
          </draw:line>
          <draw:line draw:style-name="gr74" draw:text-style-name="P15" draw:layer="layout" svg:x1="18.203cm" svg:y1="15.143cm" svg:x2="22.648cm" svg:y2="15.147cm">
            <text:p/>
          </draw:line>
          <draw:line draw:style-name="gr74" draw:text-style-name="P15" draw:layer="layout" svg:x1="18.203cm" svg:y1="14.182cm" svg:x2="22.648cm" svg:y2="14.186cm">
            <text:p/>
          </draw:line>
        </draw:g>
        <draw:custom-shape draw:style-name="gr114" draw:text-style-name="P39" draw:layer="layout" svg:width="4.022cm" svg:height="0.989cm" svg:x="18.415cm" svg:y="4cm">
          <text:p text:style-name="P38"><text:span text:style-name="T27">Lista L</text:span></text:p>
          <draw:enhanced-geometry svg:viewBox="0 0 21600 21600" draw:type="mso-spt202" draw:enhanced-path="M 0 0 L 21600 0 21600 21600 0 21600 0 0 Z N"/>
        </draw:custom-shape>
        <draw:custom-shape draw:style-name="gr115" draw:text-style-name="P39" draw:layer="layout" svg:width="4.022cm" svg:height="0.989cm" svg:x="7.408cm" svg:y="12.74cm">
          <text:p text:style-name="P38"><text:span text:style-name="T27">Subárvores</text:span></text:p>
          <draw:enhanced-geometry svg:viewBox="0 0 21600 21600" draw:type="mso-spt202" draw:enhanced-path="M 0 0 L 21600 0 21600 21600 0 21600 0 0 Z N"/>
        </draw:custom-shape>
        <draw:custom-shape draw:style-name="gr116" draw:text-style-name="P42" xml:id="id46" draw:id="id46" draw:layer="layout" svg:width="5.927cm" svg:height="1.065cm" svg:x="11.43cm" svg:y="11.809cm">
          <text:p text:style-name="P41"><text:span text:style-name="T29">c(F) = 1</text:span></text:p>
          <draw:enhanced-geometry svg:viewBox="0 0 21600 21600" draw:type="mso-spt202" draw:enhanced-path="M 0 0 L 21600 0 21600 21600 0 21600 0 0 Z N"/>
        </draw:custom-shape>
        <draw:g>
          <draw:custom-shape draw:style-name="gr7" draw:text-style-name="P3" draw:layer="layout" svg:width="0.635cm" svg:height="0.635cm" svg:x="15.117cm" svg:y="7.2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7" draw:text-style-name="P18" draw:layer="layout" svg:width="0.768cm" svg:height="0.828cm" svg:x="15.028cm" svg:y="7.197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8.634cm" svg:y="6.4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18" draw:layer="layout" svg:width="0.767cm" svg:height="0.828cm" svg:x="8.546cm" svg:y="6.35cm">
            <text:p text:style-name="P16"><text:span text:style-name="T14">M</text:span></text:p>
            <draw:enhanced-geometry svg:viewBox="0 0 21600 21600" draw:type="mso-spt202" draw:enhanced-path="M 0 0 L 21600 0 21600 21600 0 21600 0 0 Z N"/>
          </draw:custom-shape>
        </draw:g>
        <draw:g>
          <draw:custom-shape draw:style-name="gr7" draw:text-style-name="P3" draw:layer="layout" svg:width="0.635cm" svg:height="0.635cm" svg:x="11.809cm" svg:y="6.4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9" draw:text-style-name="P18" draw:layer="layout" svg:width="0.767cm" svg:height="0.828cm" svg:x="11.721cm" svg:y="6.35cm">
            <text:p text:style-name="P16"><text:span text:style-name="T14">L</text:span></text:p>
            <draw:enhanced-geometry svg:viewBox="0 0 21600 21600" draw:type="mso-spt202" draw:enhanced-path="M 0 0 L 21600 0 21600 21600 0 21600 0 0 Z N"/>
          </draw:custom-shape>
        </draw:g>
        <draw:g>
          <draw:custom-shape draw:style-name="gr7" draw:text-style-name="P3" draw:layer="layout" svg:width="0.635cm" svg:height="0.635cm" svg:x="9.402cm" svg:y="10.2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0" draw:text-style-name="P18" draw:layer="layout" svg:width="0.768cm" svg:height="0.828cm" svg:x="9.313cm" svg:y="10.16cm">
            <text:p text:style-name="P16"><text:span text:style-name="T14">G</text:span></text:p>
            <draw:enhanced-geometry svg:viewBox="0 0 21600 21600" draw:type="mso-spt202" draw:enhanced-path="M 0 0 L 21600 0 21600 21600 0 21600 0 0 Z N"/>
          </draw:custom-shape>
        </draw:g>
        <draw:g>
          <draw:custom-shape draw:style-name="gr7" draw:text-style-name="P3" draw:layer="layout" svg:width="0.635cm" svg:height="0.635cm" svg:x="14.482cm" svg:y="5.1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1" draw:text-style-name="P18" draw:layer="layout" svg:width="0.768cm" svg:height="0.828cm" svg:x="14.393cm" svg:y="5.08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6.729cm" svg:y="8.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2" draw:text-style-name="P18" draw:layer="layout" svg:width="0.767cm" svg:height="0.828cm" svg:x="6.641cm" svg:y="8.255cm">
            <text:p text:style-name="P16"><text:span text:style-name="T14">I</text:span></text:p>
            <draw:enhanced-geometry svg:viewBox="0 0 21600 21600" draw:type="mso-spt202" draw:enhanced-path="M 0 0 L 21600 0 21600 21600 0 21600 0 0 Z N"/>
          </draw:custom-shape>
        </draw:g>
        <draw:g>
          <draw:custom-shape draw:style-name="gr7" draw:text-style-name="P3" draw:layer="layout" svg:width="0.635cm" svg:height="0.635cm" svg:x="14.482cm" svg:y="10.2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3" draw:text-style-name="P18" draw:layer="layout" svg:width="0.768cm" svg:height="0.828cm" svg:x="14.393cm" svg:y="10.16cm">
            <text:p text:style-name="P16"><text:span text:style-name="T14">F</text:span></text:p>
            <draw:enhanced-geometry svg:viewBox="0 0 21600 21600" draw:type="mso-spt202" draw:enhanced-path="M 0 0 L 21600 0 21600 21600 0 21600 0 0 Z N"/>
          </draw:custom-shape>
        </draw:g>
        <draw:line draw:style-name="gr5" draw:text-style-name="P15" draw:layer="layout" svg:x1="5.001cm" svg:y1="10.372cm" svg:x2="9.331cm" svg:y2="10.583cm">
          <text:p/>
        </draw:line>
        <draw:line draw:style-name="gr5" draw:text-style-name="P15" draw:layer="layout" svg:x1="9.022cm" svg:y1="7.104cm" svg:x2="9.737cm" svg:y2="10.2cm">
          <text:p/>
        </draw:line>
        <draw:line draw:style-name="gr5" draw:text-style-name="P15" draw:layer="layout" svg:x1="5.12cm" svg:y1="6.562cm" svg:x2="8.617cm" svg:y2="6.773cm">
          <text:p/>
        </draw:line>
        <draw:line draw:style-name="gr5" draw:text-style-name="P15" draw:layer="layout" svg:x1="5.08cm" svg:y1="6.773cm" svg:x2="6.773cm" svg:y2="8.467cm">
          <text:p/>
        </draw:line>
        <draw:line draw:style-name="gr5" draw:text-style-name="P15" draw:layer="layout" svg:x1="6.875cm" svg:y1="8.89cm" svg:x2="4.767cm" svg:y2="10.16cm">
          <text:p/>
        </draw:line>
        <draw:line draw:style-name="gr5" draw:text-style-name="P15" draw:layer="layout" svg:x1="5.04cm" svg:y1="6.319cm" svg:x2="7.369cm" svg:y2="4.635cm">
          <text:p/>
        </draw:line>
        <draw:line draw:style-name="gr5" draw:text-style-name="P15" draw:layer="layout" svg:x1="7.951cm" svg:y1="4.546cm" svg:x2="11.249cm" svg:y2="4.132cm">
          <text:p/>
        </draw:line>
        <draw:line draw:style-name="gr5" draw:text-style-name="P15" draw:layer="layout" svg:x1="7.832cm" svg:y1="4.657cm" svg:x2="11.853cm" svg:y2="6.562cm">
          <text:p/>
        </draw:line>
        <draw:line draw:style-name="gr5" draw:text-style-name="P15" draw:layer="layout" svg:x1="12.105cm" svg:y1="7.064cm" svg:x2="12.316cm" svg:y2="8.744cm">
          <text:p/>
        </draw:line>
        <draw:line draw:style-name="gr5" draw:text-style-name="P15" draw:layer="layout" svg:x1="12.422cm" svg:y1="6.702cm" svg:x2="14.565cm" svg:y2="5.613cm">
          <text:p/>
        </draw:line>
        <draw:line draw:style-name="gr5" draw:text-style-name="P15" draw:layer="layout" svg:x1="11.955cm" svg:y1="4.313cm" svg:x2="14.605cm" svg:y2="5.173cm">
          <text:p/>
        </draw:line>
        <draw:line draw:style-name="gr5" draw:text-style-name="P15" draw:layer="layout" svg:x1="10.067cm" svg:y1="10.675cm" svg:x2="12.087cm" svg:y2="9.224cm">
          <text:p/>
        </draw:line>
        <draw:line draw:style-name="gr5" draw:text-style-name="P15" draw:layer="layout" svg:x1="12.581cm" svg:y1="9.247cm" svg:x2="14.592cm" svg:y2="10.297cm">
          <text:p/>
        </draw:line>
        <draw:line draw:style-name="gr5" draw:text-style-name="P15" draw:layer="layout" svg:x1="15.593cm" svg:y1="7.911cm" svg:x2="14.755cm" svg:y2="10.239cm">
          <text:p/>
        </draw:line>
        <draw:line draw:style-name="gr5" draw:text-style-name="P15" draw:layer="layout" svg:x1="14.896cm" svg:y1="5.794cm" svg:x2="15.319cm" svg:y2="7.276cm">
          <text:p/>
        </draw:line>
        <draw:line draw:style-name="gr5" draw:text-style-name="P15" draw:layer="layout" svg:x1="7.408cm" svg:y1="8.639cm" svg:x2="11.853cm" svg:y2="9.062cm">
          <text:p/>
        </draw:line>
        <draw:line draw:style-name="gr5" draw:text-style-name="P15" draw:layer="layout" svg:x1="11.53cm" svg:y1="4.445cm" svg:x2="8.999cm" svg:y2="6.465cm">
          <text:p/>
        </draw:line>
        <draw:custom-shape draw:style-name="gr124" draw:text-style-name="P17" draw:layer="layout" svg:width="1.27cm" svg:height="0.816cm" svg:x="5.464cm" svg:y="4.776cm">
          <text:p text:style-name="P16"><text:span text:style-name="T13">4</text:span></text:p>
          <draw:enhanced-geometry svg:viewBox="0 0 21600 21600" draw:type="mso-spt202" draw:enhanced-path="M 0 0 L 21600 0 21600 21600 0 21600 0 0 Z N"/>
        </draw:custom-shape>
        <draw:custom-shape draw:style-name="gr125" draw:text-style-name="P17" draw:layer="layout" svg:width="1.27cm" svg:height="0.816cm" svg:x="6.562cm" svg:y="5.927cm">
          <text:p text:style-name="P16"><text:span text:style-name="T13">7</text:span></text:p>
          <draw:enhanced-geometry svg:viewBox="0 0 21600 21600" draw:type="mso-spt202" draw:enhanced-path="M 0 0 L 21600 0 21600 21600 0 21600 0 0 Z N"/>
        </draw:custom-shape>
        <draw:custom-shape draw:style-name="gr126" draw:text-style-name="P17" draw:layer="layout" svg:width="1.27cm" svg:height="0.816cm" svg:x="5.08cm" svg:y="7.62cm">
          <text:p text:style-name="P16"><text:span text:style-name="T13">4</text:span></text:p>
          <draw:enhanced-geometry svg:viewBox="0 0 21600 21600" draw:type="mso-spt202" draw:enhanced-path="M 0 0 L 21600 0 21600 21600 0 21600 0 0 Z N"/>
        </draw:custom-shape>
        <draw:custom-shape draw:style-name="gr127" draw:text-style-name="P17" draw:layer="layout" svg:width="1.27cm" svg:height="0.816cm" svg:x="5.715cm" svg:y="9.102cm">
          <text:p text:style-name="P16"><text:span text:style-name="T13">3</text:span></text:p>
          <draw:enhanced-geometry svg:viewBox="0 0 21600 21600" draw:type="mso-spt202" draw:enhanced-path="M 0 0 L 21600 0 21600 21600 0 21600 0 0 Z N"/>
        </draw:custom-shape>
        <draw:custom-shape draw:style-name="gr128" draw:text-style-name="P17" draw:layer="layout" svg:width="1.27cm" svg:height="0.816cm" svg:x="6.35cm" svg:y="10.411cm">
          <text:p text:style-name="P16"><text:span text:style-name="T13">7</text:span></text:p>
          <draw:enhanced-geometry svg:viewBox="0 0 21600 21600" draw:type="mso-spt202" draw:enhanced-path="M 0 0 L 21600 0 21600 21600 0 21600 0 0 Z N"/>
        </draw:custom-shape>
        <draw:custom-shape draw:style-name="gr129" draw:text-style-name="P17" draw:layer="layout" svg:width="1.27cm" svg:height="0.816cm" svg:x="8.811cm" svg:y="7.408cm">
          <text:p text:style-name="P16"><text:span text:style-name="T13">5</text:span></text:p>
          <draw:enhanced-geometry svg:viewBox="0 0 21600 21600" draw:type="mso-spt202" draw:enhanced-path="M 0 0 L 21600 0 21600 21600 0 21600 0 0 Z N"/>
        </draw:custom-shape>
        <draw:custom-shape draw:style-name="gr130" draw:text-style-name="P17" draw:layer="layout" svg:width="1.27cm" svg:height="0.816cm" svg:x="9.776cm" svg:y="8.85cm">
          <text:p text:style-name="P16"><text:span text:style-name="T13">6</text:span></text:p>
          <draw:enhanced-geometry svg:viewBox="0 0 21600 21600" draw:type="mso-spt202" draw:enhanced-path="M 0 0 L 21600 0 21600 21600 0 21600 0 0 Z N"/>
        </draw:custom-shape>
        <draw:custom-shape draw:style-name="gr131" draw:text-style-name="P17" draw:layer="layout" svg:width="1.27cm" svg:height="0.816cm" svg:x="10.795cm" svg:y="9.737cm">
          <text:p text:style-name="P16"><text:span text:style-name="T13">2</text:span></text:p>
          <draw:enhanced-geometry svg:viewBox="0 0 21600 21600" draw:type="mso-spt202" draw:enhanced-path="M 0 0 L 21600 0 21600 21600 0 21600 0 0 Z N"/>
        </draw:custom-shape>
        <draw:custom-shape draw:style-name="gr132" draw:text-style-name="P17" draw:layer="layout" svg:width="1.27cm" svg:height="0.816cm" svg:x="13.123cm" svg:y="9.009cm">
          <text:p text:style-name="P16"><text:span text:style-name="T13">2</text:span></text:p>
          <draw:enhanced-geometry svg:viewBox="0 0 21600 21600" draw:type="mso-spt202" draw:enhanced-path="M 0 0 L 21600 0 21600 21600 0 21600 0 0 Z N"/>
        </draw:custom-shape>
        <draw:custom-shape draw:style-name="gr133" draw:text-style-name="P17" draw:layer="layout" svg:width="1.27cm" svg:height="0.816cm" svg:x="14.896cm" svg:y="8.678cm">
          <text:p text:style-name="P16"><text:span text:style-name="T13">3</text:span></text:p>
          <draw:enhanced-geometry svg:viewBox="0 0 21600 21600" draw:type="mso-spt202" draw:enhanced-path="M 0 0 L 21600 0 21600 21600 0 21600 0 0 Z N"/>
        </draw:custom-shape>
        <draw:custom-shape draw:style-name="gr134" draw:text-style-name="P17" draw:layer="layout" svg:width="1.27cm" svg:height="0.816cm" svg:x="14.777cm" svg:y="6.125cm">
          <text:p text:style-name="P16"><text:span text:style-name="T13">1</text:span></text:p>
          <draw:enhanced-geometry svg:viewBox="0 0 21600 21600" draw:type="mso-spt202" draw:enhanced-path="M 0 0 L 21600 0 21600 21600 0 21600 0 0 Z N"/>
        </draw:custom-shape>
        <draw:custom-shape draw:style-name="gr135" draw:text-style-name="P17" draw:layer="layout" svg:width="1.27cm" svg:height="0.816cm" svg:x="11.893cm" svg:y="7.501cm">
          <text:p text:style-name="P16"><text:span text:style-name="T13">4</text:span></text:p>
          <draw:enhanced-geometry svg:viewBox="0 0 21600 21600" draw:type="mso-spt202" draw:enhanced-path="M 0 0 L 21600 0 21600 21600 0 21600 0 0 Z N"/>
        </draw:custom-shape>
        <draw:custom-shape draw:style-name="gr136" draw:text-style-name="P17" draw:layer="layout" svg:width="1.27cm" svg:height="0.816cm" svg:x="13.031cm" svg:y="6.125cm">
          <text:p text:style-name="P16"><text:span text:style-name="T13">2</text:span></text:p>
          <draw:enhanced-geometry svg:viewBox="0 0 21600 21600" draw:type="mso-spt202" draw:enhanced-path="M 0 0 L 21600 0 21600 21600 0 21600 0 0 Z N"/>
        </draw:custom-shape>
        <draw:custom-shape draw:style-name="gr137" draw:text-style-name="P17" draw:layer="layout" svg:width="1.27cm" svg:height="0.816cm" svg:x="12.7cm" svg:y="3.982cm">
          <text:p text:style-name="P16"><text:span text:style-name="T13">3</text:span></text:p>
          <draw:enhanced-geometry svg:viewBox="0 0 21600 21600" draw:type="mso-spt202" draw:enhanced-path="M 0 0 L 21600 0 21600 21600 0 21600 0 0 Z N"/>
        </draw:custom-shape>
        <draw:custom-shape draw:style-name="gr138" draw:text-style-name="P17" draw:layer="layout" svg:width="1.27cm" svg:height="0.816cm" svg:x="10.372cm" svg:y="6.138cm">
          <text:p text:style-name="P16"><text:span text:style-name="T13">8</text:span></text:p>
          <draw:enhanced-geometry svg:viewBox="0 0 21600 21600" draw:type="mso-spt202" draw:enhanced-path="M 0 0 L 21600 0 21600 21600 0 21600 0 0 Z N"/>
        </draw:custom-shape>
        <draw:custom-shape draw:style-name="gr139" draw:text-style-name="P17" draw:layer="layout" svg:width="1.27cm" svg:height="0.816cm" svg:x="10.372cm" svg:y="4.868cm">
          <text:p text:style-name="P16"><text:span text:style-name="T13">6</text:span></text:p>
          <draw:enhanced-geometry svg:viewBox="0 0 21600 21600" draw:type="mso-spt202" draw:enhanced-path="M 0 0 L 21600 0 21600 21600 0 21600 0 0 Z N"/>
        </draw:custom-shape>
        <draw:custom-shape draw:style-name="gr140" draw:text-style-name="P17" draw:layer="layout" svg:width="1.27cm" svg:height="0.816cm" svg:x="9.102cm" svg:y="3.598cm">
          <text:p text:style-name="P16"><text:span text:style-name="T13">4</text:span></text:p>
          <draw:enhanced-geometry svg:viewBox="0 0 21600 21600" draw:type="mso-spt202" draw:enhanced-path="M 0 0 L 21600 0 21600 21600 0 21600 0 0 Z N"/>
        </draw:custom-shape>
        <draw:g>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141" draw:text-style-name="P40" draw:layer="layout" svg:width="2.116cm" svg:height="0.993cm" svg:x="4.022cm" svg:y="14.393cm">
            <text:p text:style-name="P38"><text:span text:style-name="T28">{ A }</text:span></text:p>
            <draw:enhanced-geometry svg:viewBox="0 0 21600 21600" draw:type="mso-spt202" draw:enhanced-path="M 0 0 L 21600 0 21600 21600 0 21600 0 0 Z N"/>
          </draw:custom-shape>
          <draw:custom-shape draw:style-name="gr142" draw:text-style-name="P40" draw:layer="layout" svg:width="2.116cm" svg:height="0.993cm" svg:x="5.971cm" svg:y="14.393cm">
            <text:p text:style-name="P38"><text:span text:style-name="T28">{ B }</text:span></text:p>
            <draw:enhanced-geometry svg:viewBox="0 0 21600 21600" draw:type="mso-spt202" draw:enhanced-path="M 0 0 L 21600 0 21600 21600 0 21600 0 0 Z N"/>
          </draw:custom-shape>
          <draw:custom-shape draw:style-name="gr143" draw:text-style-name="P40" draw:layer="layout" svg:width="2.117cm" svg:height="0.993cm" svg:x="7.92cm" svg:y="14.393cm">
            <text:p text:style-name="P38"><text:span text:style-name="T28">{ C }</text:span></text:p>
            <draw:enhanced-geometry svg:viewBox="0 0 21600 21600" draw:type="mso-spt202" draw:enhanced-path="M 0 0 L 21600 0 21600 21600 0 21600 0 0 Z N"/>
          </draw:custom-shape>
          <draw:custom-shape draw:style-name="gr144" draw:text-style-name="P40" draw:layer="layout" svg:width="2.116cm" svg:height="0.993cm" svg:x="9.865cm" svg:y="14.393cm">
            <text:p text:style-name="P38"><text:span text:style-name="T28">{ D }</text:span></text:p>
            <draw:enhanced-geometry svg:viewBox="0 0 21600 21600" draw:type="mso-spt202" draw:enhanced-path="M 0 0 L 21600 0 21600 21600 0 21600 0 0 Z N"/>
          </draw:custom-shape>
          <draw:custom-shape draw:style-name="gr145" draw:text-style-name="P40" draw:layer="layout" svg:width="2.116cm" svg:height="0.993cm" svg:x="11.814cm" svg:y="14.393cm">
            <text:p text:style-name="P38"><text:span text:style-name="T28">{ E }</text:span></text:p>
            <draw:enhanced-geometry svg:viewBox="0 0 21600 21600" draw:type="mso-spt202" draw:enhanced-path="M 0 0 L 21600 0 21600 21600 0 21600 0 0 Z N"/>
          </draw:custom-shape>
          <draw:custom-shape draw:style-name="gr146" draw:text-style-name="P40" draw:layer="layout" svg:width="2.117cm" svg:height="0.993cm" svg:x="13.758cm" svg:y="14.393cm">
            <text:p text:style-name="P38"><text:span text:style-name="T28">{ F }</text:span></text:p>
            <draw:enhanced-geometry svg:viewBox="0 0 21600 21600" draw:type="mso-spt202" draw:enhanced-path="M 0 0 L 21600 0 21600 21600 0 21600 0 0 Z N"/>
          </draw:custom-shape>
          <draw:custom-shape draw:style-name="gr147" draw:text-style-name="P40" draw:layer="layout" svg:width="2.116cm" svg:height="0.993cm" svg:x="4.022cm" svg:y="15.703cm">
            <text:p text:style-name="P38"><text:span text:style-name="T28">{ G }</text:span></text:p>
            <draw:enhanced-geometry svg:viewBox="0 0 21600 21600" draw:type="mso-spt202" draw:enhanced-path="M 0 0 L 21600 0 21600 21600 0 21600 0 0 Z N"/>
          </draw:custom-shape>
          <draw:custom-shape draw:style-name="gr148" draw:text-style-name="P40" draw:layer="layout" svg:width="2.116cm" svg:height="0.993cm" svg:x="5.971cm" svg:y="15.703cm">
            <text:p text:style-name="P38"><text:span text:style-name="T28">{ H }</text:span></text:p>
            <draw:enhanced-geometry svg:viewBox="0 0 21600 21600" draw:type="mso-spt202" draw:enhanced-path="M 0 0 L 21600 0 21600 21600 0 21600 0 0 Z N"/>
          </draw:custom-shape>
          <draw:custom-shape draw:style-name="gr149" draw:text-style-name="P40" draw:layer="layout" svg:width="2.117cm" svg:height="0.993cm" svg:x="7.92cm" svg:y="15.703cm">
            <text:p text:style-name="P38"><text:span text:style-name="T28">{ I }</text:span></text:p>
            <draw:enhanced-geometry svg:viewBox="0 0 21600 21600" draw:type="mso-spt202" draw:enhanced-path="M 0 0 L 21600 0 21600 21600 0 21600 0 0 Z N"/>
          </draw:custom-shape>
          <draw:custom-shape draw:style-name="gr150" draw:text-style-name="P40" draw:layer="layout" svg:width="2.116cm" svg:height="0.993cm" svg:x="9.865cm" svg:y="15.703cm">
            <text:p text:style-name="P38"><text:span text:style-name="T28">{ J }</text:span></text:p>
            <draw:enhanced-geometry svg:viewBox="0 0 21600 21600" draw:type="mso-spt202" draw:enhanced-path="M 0 0 L 21600 0 21600 21600 0 21600 0 0 Z N"/>
          </draw:custom-shape>
          <draw:custom-shape draw:style-name="gr151" draw:text-style-name="P40" draw:layer="layout" svg:width="2.116cm" svg:height="0.993cm" svg:x="11.814cm" svg:y="15.703cm">
            <text:p text:style-name="P38"><text:span text:style-name="T28">{ L }</text:span></text:p>
            <draw:enhanced-geometry svg:viewBox="0 0 21600 21600" draw:type="mso-spt202" draw:enhanced-path="M 0 0 L 21600 0 21600 21600 0 21600 0 0 Z N"/>
          </draw:custom-shape>
          <draw:custom-shape draw:style-name="gr152" draw:text-style-name="P40" draw:layer="layout" svg:width="2.117cm" svg:height="0.993cm" svg:x="13.758cm" svg:y="15.703cm">
            <text:p text:style-name="P38"><text:span text:style-name="T28">{ M }</text:span></text:p>
            <draw:enhanced-geometry svg:viewBox="0 0 21600 21600" draw:type="mso-spt202" draw:enhanced-path="M 0 0 L 21600 0 21600 21600 0 21600 0 0 Z N"/>
          </draw:custom-shape>
        </draw:g>
        <draw:custom-shape draw:style-name="gr84" draw:text-style-name="P3" xml:id="id43" draw:id="id43" draw:layer="layout" svg:width="2.54cm" svg:height="1.27cm" svg:x="17.992cm" svg:y="6.35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44" draw:id="id44" draw:layer="layout" svg:width="0.423cm" svg:height="1.48cm" svg:x="14.909cm" svg:y="5.808cm" svg:viewBox="0 0 424 1481" draw:points="0,0 424,1481">
          <text:p text:style-name="P23"/>
        </draw:polyline>
        <draw:g xml:id="id45" draw:id="id45">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154" draw:text-style-name="P40" draw:layer="layout" svg:width="2.116cm" svg:height="0.993cm" svg:x="4.022cm" svg:y="14.393cm">
            <text:p text:style-name="P38"><text:span text:style-name="T28">{ A }</text:span></text:p>
            <draw:enhanced-geometry svg:viewBox="0 0 21600 21600" draw:type="mso-spt202" draw:enhanced-path="M 0 0 L 21600 0 21600 21600 0 21600 0 0 Z N"/>
          </draw:custom-shape>
          <draw:custom-shape draw:style-name="gr155" draw:text-style-name="P40" draw:layer="layout" svg:width="2.116cm" svg:height="0.993cm" svg:x="5.971cm" svg:y="14.393cm">
            <text:p text:style-name="P38"><text:span text:style-name="T28">{ B }</text:span></text:p>
            <draw:enhanced-geometry svg:viewBox="0 0 21600 21600" draw:type="mso-spt202" draw:enhanced-path="M 0 0 L 21600 0 21600 21600 0 21600 0 0 Z N"/>
          </draw:custom-shape>
          <draw:custom-shape draw:style-name="gr156" draw:text-style-name="P40" draw:layer="layout" svg:width="2.117cm" svg:height="0.993cm" svg:x="7.92cm" svg:y="14.393cm">
            <text:p text:style-name="P38"><text:span text:style-name="T28">{ C }</text:span></text:p>
            <draw:enhanced-geometry svg:viewBox="0 0 21600 21600" draw:type="mso-spt202" draw:enhanced-path="M 0 0 L 21600 0 21600 21600 0 21600 0 0 Z N"/>
          </draw:custom-shape>
          <draw:custom-shape draw:style-name="gr157" draw:text-style-name="P40" draw:layer="layout" svg:width="2.835cm" svg:height="0.993cm" svg:x="9.865cm" svg:y="14.393cm">
            <text:p text:style-name="P38"><text:span text:style-name="T28">{ D, E }</text:span></text:p>
            <draw:enhanced-geometry svg:viewBox="0 0 21600 21600" draw:type="mso-spt202" draw:enhanced-path="M 0 0 L 21600 0 21600 21600 0 21600 0 0 Z N"/>
          </draw:custom-shape>
          <draw:custom-shape draw:style-name="gr158" draw:text-style-name="P40" draw:layer="layout" svg:width="2.117cm" svg:height="0.993cm" svg:x="12.488cm" svg:y="14.393cm">
            <text:p text:style-name="P38"><text:span text:style-name="T28">{ F }</text:span></text:p>
            <draw:enhanced-geometry svg:viewBox="0 0 21600 21600" draw:type="mso-spt202" draw:enhanced-path="M 0 0 L 21600 0 21600 21600 0 21600 0 0 Z N"/>
          </draw:custom-shape>
          <draw:custom-shape draw:style-name="gr159" draw:text-style-name="P40" draw:layer="layout" svg:width="2.116cm" svg:height="0.993cm" svg:x="4.022cm" svg:y="15.703cm">
            <text:p text:style-name="P38"><text:span text:style-name="T28">{ G }</text:span></text:p>
            <draw:enhanced-geometry svg:viewBox="0 0 21600 21600" draw:type="mso-spt202" draw:enhanced-path="M 0 0 L 21600 0 21600 21600 0 21600 0 0 Z N"/>
          </draw:custom-shape>
          <draw:custom-shape draw:style-name="gr160" draw:text-style-name="P40" draw:layer="layout" svg:width="2.116cm" svg:height="0.993cm" svg:x="5.971cm" svg:y="15.703cm">
            <text:p text:style-name="P38"><text:span text:style-name="T28">{ H }</text:span></text:p>
            <draw:enhanced-geometry svg:viewBox="0 0 21600 21600" draw:type="mso-spt202" draw:enhanced-path="M 0 0 L 21600 0 21600 21600 0 21600 0 0 Z N"/>
          </draw:custom-shape>
          <draw:custom-shape draw:style-name="gr161" draw:text-style-name="P40" draw:layer="layout" svg:width="2.117cm" svg:height="0.993cm" svg:x="7.92cm" svg:y="15.703cm">
            <text:p text:style-name="P38"><text:span text:style-name="T28">{ I }</text:span></text:p>
            <draw:enhanced-geometry svg:viewBox="0 0 21600 21600" draw:type="mso-spt202" draw:enhanced-path="M 0 0 L 21600 0 21600 21600 0 21600 0 0 Z N"/>
          </draw:custom-shape>
          <draw:custom-shape draw:style-name="gr162" draw:text-style-name="P40" draw:layer="layout" svg:width="2.116cm" svg:height="0.993cm" svg:x="9.865cm" svg:y="15.703cm">
            <text:p text:style-name="P38"><text:span text:style-name="T28">{ J }</text:span></text:p>
            <draw:enhanced-geometry svg:viewBox="0 0 21600 21600" draw:type="mso-spt202" draw:enhanced-path="M 0 0 L 21600 0 21600 21600 0 21600 0 0 Z N"/>
          </draw:custom-shape>
          <draw:custom-shape draw:style-name="gr163" draw:text-style-name="P40" draw:layer="layout" svg:width="2.116cm" svg:height="0.993cm" svg:x="11.814cm" svg:y="15.703cm">
            <text:p text:style-name="P38"><text:span text:style-name="T28">{ L }</text:span></text:p>
            <draw:enhanced-geometry svg:viewBox="0 0 21600 21600" draw:type="mso-spt202" draw:enhanced-path="M 0 0 L 21600 0 21600 21600 0 21600 0 0 Z N"/>
          </draw:custom-shape>
          <draw:custom-shape draw:style-name="gr164" draw:text-style-name="P40" draw:layer="layout" svg:width="2.117cm" svg:height="0.993cm" svg:x="13.758cm" svg:y="15.703cm">
            <text:p text:style-name="P38"><text:span text:style-name="T28">{ M }</text:span></text:p>
            <draw:enhanced-geometry svg:viewBox="0 0 21600 21600" draw:type="mso-spt202" draw:enhanced-path="M 0 0 L 21600 0 21600 21600 0 21600 0 0 Z N"/>
          </draw:custom-shape>
        </draw:g>
        <draw:custom-shape draw:style-name="gr84" draw:text-style-name="P3" xml:id="id47" draw:id="id47" draw:layer="layout" svg:width="2.54cm" svg:height="1.27cm" svg:x="17.992cm" svg:y="7.316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48" draw:id="id48" draw:layer="layout" svg:width="2.142cm" svg:height="1.088cm" svg:x="12.449cm" svg:y="5.613cm" svg:viewBox="0 0 2143 1089" draw:points="0,1089 2143,0">
          <text:p text:style-name="P23"/>
        </draw:polyline>
        <draw:custom-shape draw:style-name="gr165" draw:text-style-name="P42" xml:id="id50" draw:id="id50" draw:layer="layout" svg:width="5.927cm" svg:height="1.065cm" svg:x="11.43cm" svg:y="11.809cm">
          <text:p text:style-name="P41"><text:span text:style-name="T29">c(F) = 3</text:span></text:p>
          <draw:enhanced-geometry svg:viewBox="0 0 21600 21600" draw:type="mso-spt202" draw:enhanced-path="M 0 0 L 21600 0 21600 21600 0 21600 0 0 Z N"/>
        </draw:custom-shape>
        <draw:g xml:id="id49" draw:id="id49">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166" draw:text-style-name="P40" draw:layer="layout" svg:width="2.116cm" svg:height="0.993cm" svg:x="4.022cm" svg:y="14.393cm">
            <text:p text:style-name="P38"><text:span text:style-name="T28">{ A }</text:span></text:p>
            <draw:enhanced-geometry svg:viewBox="0 0 21600 21600" draw:type="mso-spt202" draw:enhanced-path="M 0 0 L 21600 0 21600 21600 0 21600 0 0 Z N"/>
          </draw:custom-shape>
          <draw:custom-shape draw:style-name="gr167" draw:text-style-name="P40" draw:layer="layout" svg:width="2.116cm" svg:height="0.993cm" svg:x="5.971cm" svg:y="14.393cm">
            <text:p text:style-name="P38"><text:span text:style-name="T28">{ B }</text:span></text:p>
            <draw:enhanced-geometry svg:viewBox="0 0 21600 21600" draw:type="mso-spt202" draw:enhanced-path="M 0 0 L 21600 0 21600 21600 0 21600 0 0 Z N"/>
          </draw:custom-shape>
          <draw:custom-shape draw:style-name="gr168" draw:text-style-name="P40" draw:layer="layout" svg:width="2.117cm" svg:height="0.993cm" svg:x="7.92cm" svg:y="14.393cm">
            <text:p text:style-name="P38"><text:span text:style-name="T28">{ C }</text:span></text:p>
            <draw:enhanced-geometry svg:viewBox="0 0 21600 21600" draw:type="mso-spt202" draw:enhanced-path="M 0 0 L 21600 0 21600 21600 0 21600 0 0 Z N"/>
          </draw:custom-shape>
          <draw:custom-shape draw:style-name="gr169" draw:text-style-name="P40" draw:layer="layout" svg:width="3.893cm" svg:height="0.993cm" svg:x="9.865cm" svg:y="14.393cm">
            <text:p text:style-name="P38"><text:span text:style-name="T28">{ D, E, L }</text:span></text:p>
            <draw:enhanced-geometry svg:viewBox="0 0 21600 21600" draw:type="mso-spt202" draw:enhanced-path="M 0 0 L 21600 0 21600 21600 0 21600 0 0 Z N"/>
          </draw:custom-shape>
          <draw:custom-shape draw:style-name="gr170" draw:text-style-name="P40" draw:layer="layout" svg:width="2.117cm" svg:height="0.993cm" svg:x="13.454cm" svg:y="14.393cm">
            <text:p text:style-name="P38"><text:span text:style-name="T28">{ F }</text:span></text:p>
            <draw:enhanced-geometry svg:viewBox="0 0 21600 21600" draw:type="mso-spt202" draw:enhanced-path="M 0 0 L 21600 0 21600 21600 0 21600 0 0 Z N"/>
          </draw:custom-shape>
          <draw:custom-shape draw:style-name="gr171" draw:text-style-name="P40" draw:layer="layout" svg:width="2.116cm" svg:height="0.993cm" svg:x="4.022cm" svg:y="15.703cm">
            <text:p text:style-name="P38"><text:span text:style-name="T28">{ G }</text:span></text:p>
            <draw:enhanced-geometry svg:viewBox="0 0 21600 21600" draw:type="mso-spt202" draw:enhanced-path="M 0 0 L 21600 0 21600 21600 0 21600 0 0 Z N"/>
          </draw:custom-shape>
          <draw:custom-shape draw:style-name="gr172" draw:text-style-name="P40" draw:layer="layout" svg:width="2.116cm" svg:height="0.993cm" svg:x="5.971cm" svg:y="15.703cm">
            <text:p text:style-name="P38"><text:span text:style-name="T28">{ H }</text:span></text:p>
            <draw:enhanced-geometry svg:viewBox="0 0 21600 21600" draw:type="mso-spt202" draw:enhanced-path="M 0 0 L 21600 0 21600 21600 0 21600 0 0 Z N"/>
          </draw:custom-shape>
          <draw:custom-shape draw:style-name="gr173" draw:text-style-name="P40" draw:layer="layout" svg:width="2.117cm" svg:height="0.993cm" svg:x="7.92cm" svg:y="15.703cm">
            <text:p text:style-name="P38"><text:span text:style-name="T28">{ I }</text:span></text:p>
            <draw:enhanced-geometry svg:viewBox="0 0 21600 21600" draw:type="mso-spt202" draw:enhanced-path="M 0 0 L 21600 0 21600 21600 0 21600 0 0 Z N"/>
          </draw:custom-shape>
          <draw:custom-shape draw:style-name="gr174" draw:text-style-name="P40" draw:layer="layout" svg:width="2.116cm" svg:height="0.993cm" svg:x="9.865cm" svg:y="15.703cm">
            <text:p text:style-name="P38"><text:span text:style-name="T28">{ J }</text:span></text:p>
            <draw:enhanced-geometry svg:viewBox="0 0 21600 21600" draw:type="mso-spt202" draw:enhanced-path="M 0 0 L 21600 0 21600 21600 0 21600 0 0 Z N"/>
          </draw:custom-shape>
          <draw:custom-shape draw:style-name="gr175" draw:text-style-name="P40" draw:layer="layout" svg:width="2.117cm" svg:height="0.993cm" svg:x="11.946cm" svg:y="15.703cm">
            <text:p text:style-name="P38"><text:span text:style-name="T28">{ M }</text:span></text:p>
            <draw:enhanced-geometry svg:viewBox="0 0 21600 21600" draw:type="mso-spt202" draw:enhanced-path="M 0 0 L 21600 0 21600 21600 0 21600 0 0 Z N"/>
          </draw:custom-shape>
        </draw:g>
        <draw:custom-shape draw:style-name="gr84" draw:text-style-name="P3" xml:id="id51" draw:id="id51" draw:layer="layout" svg:width="2.54cm" svg:height="1.27cm" svg:x="17.992cm" svg:y="8.255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52" draw:id="id52" draw:layer="layout" svg:width="2.01cm" svg:height="1.049cm" svg:x="12.568cm" svg:y="9.216cm" svg:viewBox="0 0 2011 1050" draw:points="0,0 2011,1050">
          <text:p text:style-name="P23"/>
        </draw:polyline>
        <draw:g xml:id="id53" draw:id="id53">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176" draw:text-style-name="P40" draw:layer="layout" svg:width="2.117cm" svg:height="0.993cm" svg:x="4.868cm" svg:y="14.393cm">
            <text:p text:style-name="P38"><text:span text:style-name="T28">{ A }</text:span></text:p>
            <draw:enhanced-geometry svg:viewBox="0 0 21600 21600" draw:type="mso-spt202" draw:enhanced-path="M 0 0 L 21600 0 21600 21600 0 21600 0 0 Z N"/>
          </draw:custom-shape>
          <draw:custom-shape draw:style-name="gr177" draw:text-style-name="P40" draw:layer="layout" svg:width="2.117cm" svg:height="0.993cm" svg:x="6.817cm" svg:y="14.393cm">
            <text:p text:style-name="P38"><text:span text:style-name="T28">{ B }</text:span></text:p>
            <draw:enhanced-geometry svg:viewBox="0 0 21600 21600" draw:type="mso-spt202" draw:enhanced-path="M 0 0 L 21600 0 21600 21600 0 21600 0 0 Z N"/>
          </draw:custom-shape>
          <draw:custom-shape draw:style-name="gr178" draw:text-style-name="P40" draw:layer="layout" svg:width="2.116cm" svg:height="0.993cm" svg:x="8.767cm" svg:y="14.393cm">
            <text:p text:style-name="P38"><text:span text:style-name="T28">{ C }</text:span></text:p>
            <draw:enhanced-geometry svg:viewBox="0 0 21600 21600" draw:type="mso-spt202" draw:enhanced-path="M 0 0 L 21600 0 21600 21600 0 21600 0 0 Z N"/>
          </draw:custom-shape>
          <draw:custom-shape draw:style-name="gr179" draw:text-style-name="P40" draw:layer="layout" svg:width="3.894cm" svg:height="0.993cm" svg:x="10.711cm" svg:y="14.393cm">
            <text:p text:style-name="P38"><text:span text:style-name="T28">{ D, E, L }</text:span></text:p>
            <draw:enhanced-geometry svg:viewBox="0 0 21600 21600" draw:type="mso-spt202" draw:enhanced-path="M 0 0 L 21600 0 21600 21600 0 21600 0 0 Z N"/>
          </draw:custom-shape>
          <draw:custom-shape draw:style-name="gr180" draw:text-style-name="P40" draw:layer="layout" svg:width="2.633cm" svg:height="0.993cm" svg:x="4.233cm" svg:y="15.703cm">
            <text:p text:style-name="P38"><text:span text:style-name="T28">{ F, J }</text:span></text:p>
            <draw:enhanced-geometry svg:viewBox="0 0 21600 21600" draw:type="mso-spt202" draw:enhanced-path="M 0 0 L 21600 0 21600 21600 0 21600 0 0 Z N"/>
          </draw:custom-shape>
          <draw:custom-shape draw:style-name="gr181" draw:text-style-name="P40" draw:layer="layout" svg:width="2.117cm" svg:height="0.993cm" svg:x="6.773cm" svg:y="15.703cm">
            <text:p text:style-name="P38"><text:span text:style-name="T28">{ G }</text:span></text:p>
            <draw:enhanced-geometry svg:viewBox="0 0 21600 21600" draw:type="mso-spt202" draw:enhanced-path="M 0 0 L 21600 0 21600 21600 0 21600 0 0 Z N"/>
          </draw:custom-shape>
          <draw:custom-shape draw:style-name="gr182" draw:text-style-name="P40" draw:layer="layout" svg:width="2.117cm" svg:height="0.993cm" svg:x="8.722cm" svg:y="15.703cm">
            <text:p text:style-name="P38"><text:span text:style-name="T28">{ H }</text:span></text:p>
            <draw:enhanced-geometry svg:viewBox="0 0 21600 21600" draw:type="mso-spt202" draw:enhanced-path="M 0 0 L 21600 0 21600 21600 0 21600 0 0 Z N"/>
          </draw:custom-shape>
          <draw:custom-shape draw:style-name="gr183" draw:text-style-name="P40" draw:layer="layout" svg:width="2.116cm" svg:height="0.993cm" svg:x="10.672cm" svg:y="15.703cm">
            <text:p text:style-name="P38"><text:span text:style-name="T28">{ I }</text:span></text:p>
            <draw:enhanced-geometry svg:viewBox="0 0 21600 21600" draw:type="mso-spt202" draw:enhanced-path="M 0 0 L 21600 0 21600 21600 0 21600 0 0 Z N"/>
          </draw:custom-shape>
          <draw:custom-shape draw:style-name="gr184" draw:text-style-name="P40" draw:layer="layout" svg:width="2.117cm" svg:height="0.993cm" svg:x="12.7cm" svg:y="15.703cm">
            <text:p text:style-name="P38"><text:span text:style-name="T28">{ M }</text:span></text:p>
            <draw:enhanced-geometry svg:viewBox="0 0 21600 21600" draw:type="mso-spt202" draw:enhanced-path="M 0 0 L 21600 0 21600 21600 0 21600 0 0 Z N"/>
          </draw:custom-shape>
        </draw:g>
        <draw:custom-shape draw:style-name="gr185" draw:text-style-name="P42" xml:id="id54" draw:id="id54" draw:layer="layout" svg:width="5.927cm" svg:height="1.065cm" svg:x="11.43cm" svg:y="11.809cm">
          <text:p text:style-name="P41"><text:span text:style-name="T29">c(F) = 5</text:span></text:p>
          <draw:enhanced-geometry svg:viewBox="0 0 21600 21600" draw:type="mso-spt202" draw:enhanced-path="M 0 0 L 21600 0 21600 21600 0 21600 0 0 Z N"/>
        </draw:custom-shape>
        <draw:custom-shape draw:style-name="gr84" draw:text-style-name="P3" xml:id="id55" draw:id="id55" draw:layer="layout" svg:width="2.54cm" svg:height="1.27cm" svg:x="17.992cm" svg:y="9.234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56" draw:id="id56" draw:layer="layout" svg:width="2.019cm" svg:height="1.45cm" svg:x="10.054cm" svg:y="9.237cm" svg:viewBox="0 0 2020 1451" draw:points="0,1451 2020,0">
          <text:p text:style-name="P23"/>
        </draw:polyline>
        <draw:g xml:id="id57" draw:id="id57">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186" draw:text-style-name="P40" draw:layer="layout" svg:width="2.117cm" svg:height="0.993cm" svg:x="4.868cm" svg:y="14.393cm">
            <text:p text:style-name="P38"><text:span text:style-name="T28">{ A }</text:span></text:p>
            <draw:enhanced-geometry svg:viewBox="0 0 21600 21600" draw:type="mso-spt202" draw:enhanced-path="M 0 0 L 21600 0 21600 21600 0 21600 0 0 Z N"/>
          </draw:custom-shape>
          <draw:custom-shape draw:style-name="gr187" draw:text-style-name="P40" draw:layer="layout" svg:width="2.117cm" svg:height="0.993cm" svg:x="6.817cm" svg:y="14.393cm">
            <text:p text:style-name="P38"><text:span text:style-name="T28">{ B }</text:span></text:p>
            <draw:enhanced-geometry svg:viewBox="0 0 21600 21600" draw:type="mso-spt202" draw:enhanced-path="M 0 0 L 21600 0 21600 21600 0 21600 0 0 Z N"/>
          </draw:custom-shape>
          <draw:custom-shape draw:style-name="gr188" draw:text-style-name="P40" draw:layer="layout" svg:width="2.116cm" svg:height="0.993cm" svg:x="8.767cm" svg:y="14.393cm">
            <text:p text:style-name="P38"><text:span text:style-name="T28">{ C }</text:span></text:p>
            <draw:enhanced-geometry svg:viewBox="0 0 21600 21600" draw:type="mso-spt202" draw:enhanced-path="M 0 0 L 21600 0 21600 21600 0 21600 0 0 Z N"/>
          </draw:custom-shape>
          <draw:custom-shape draw:style-name="gr189" draw:text-style-name="P40" draw:layer="layout" svg:width="3.894cm" svg:height="0.993cm" svg:x="10.711cm" svg:y="14.393cm">
            <text:p text:style-name="P38"><text:span text:style-name="T28">{ D, E, L }</text:span></text:p>
            <draw:enhanced-geometry svg:viewBox="0 0 21600 21600" draw:type="mso-spt202" draw:enhanced-path="M 0 0 L 21600 0 21600 21600 0 21600 0 0 Z N"/>
          </draw:custom-shape>
          <draw:custom-shape draw:style-name="gr190" draw:text-style-name="P40" draw:layer="layout" svg:width="3.81cm" svg:height="0.993cm" svg:x="4.657cm" svg:y="15.703cm">
            <text:p text:style-name="P38"><text:span text:style-name="T28">{ F, G, J }</text:span></text:p>
            <draw:enhanced-geometry svg:viewBox="0 0 21600 21600" draw:type="mso-spt202" draw:enhanced-path="M 0 0 L 21600 0 21600 21600 0 21600 0 0 Z N"/>
          </draw:custom-shape>
          <draw:custom-shape draw:style-name="gr191" draw:text-style-name="P40" draw:layer="layout" svg:width="2.117cm" svg:height="0.993cm" svg:x="8.299cm" svg:y="15.703cm">
            <text:p text:style-name="P38"><text:span text:style-name="T28">{ H }</text:span></text:p>
            <draw:enhanced-geometry svg:viewBox="0 0 21600 21600" draw:type="mso-spt202" draw:enhanced-path="M 0 0 L 21600 0 21600 21600 0 21600 0 0 Z N"/>
          </draw:custom-shape>
          <draw:custom-shape draw:style-name="gr192" draw:text-style-name="P40" draw:layer="layout" svg:width="2.117cm" svg:height="0.993cm" svg:x="10.248cm" svg:y="15.703cm">
            <text:p text:style-name="P38"><text:span text:style-name="T28">{ I }</text:span></text:p>
            <draw:enhanced-geometry svg:viewBox="0 0 21600 21600" draw:type="mso-spt202" draw:enhanced-path="M 0 0 L 21600 0 21600 21600 0 21600 0 0 Z N"/>
          </draw:custom-shape>
          <draw:custom-shape draw:style-name="gr193" draw:text-style-name="P40" draw:layer="layout" svg:width="2.116cm" svg:height="0.993cm" svg:x="12.277cm" svg:y="15.703cm">
            <text:p text:style-name="P38"><text:span text:style-name="T28">{ M }</text:span></text:p>
            <draw:enhanced-geometry svg:viewBox="0 0 21600 21600" draw:type="mso-spt202" draw:enhanced-path="M 0 0 L 21600 0 21600 21600 0 21600 0 0 Z N"/>
          </draw:custom-shape>
        </draw:g>
        <draw:custom-shape draw:style-name="gr194" draw:text-style-name="P42" xml:id="id58" draw:id="id58" draw:layer="layout" svg:width="5.927cm" svg:height="1.065cm" svg:x="11.43cm" svg:y="11.809cm">
          <text:p text:style-name="P41"><text:span text:style-name="T29">c(F) = 7</text:span></text:p>
          <draw:enhanced-geometry svg:viewBox="0 0 21600 21600" draw:type="mso-spt202" draw:enhanced-path="M 0 0 L 21600 0 21600 21600 0 21600 0 0 Z N"/>
        </draw:custom-shape>
        <draw:custom-shape draw:style-name="gr84" draw:text-style-name="P3" xml:id="id59" draw:id="id59" draw:layer="layout" svg:width="2.54cm" svg:height="1.27cm" svg:x="17.992cm" svg:y="10.16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60" draw:id="id60" draw:layer="layout" svg:width="2.649cm" svg:height="0.859cm" svg:x="11.933cm" svg:y="4.313cm" svg:viewBox="0 0 2650 860" draw:points="0,0 2650,860">
          <text:p text:style-name="P23"/>
        </draw:polyline>
        <draw:g xml:id="id61" draw:id="id61">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195" draw:text-style-name="P40" draw:layer="layout" svg:width="2.116cm" svg:height="0.993cm" svg:x="5.292cm" svg:y="14.393cm">
            <text:p text:style-name="P38"><text:span text:style-name="T28">{ A }</text:span></text:p>
            <draw:enhanced-geometry svg:viewBox="0 0 21600 21600" draw:type="mso-spt202" draw:enhanced-path="M 0 0 L 21600 0 21600 21600 0 21600 0 0 Z N"/>
          </draw:custom-shape>
          <draw:custom-shape draw:style-name="gr196" draw:text-style-name="P40" draw:layer="layout" svg:width="2.116cm" svg:height="0.993cm" svg:x="7.241cm" svg:y="14.393cm">
            <text:p text:style-name="P38"><text:span text:style-name="T28">{ B }</text:span></text:p>
            <draw:enhanced-geometry svg:viewBox="0 0 21600 21600" draw:type="mso-spt202" draw:enhanced-path="M 0 0 L 21600 0 21600 21600 0 21600 0 0 Z N"/>
          </draw:custom-shape>
          <draw:custom-shape draw:style-name="gr197" draw:text-style-name="P40" draw:layer="layout" svg:width="4.445cm" svg:height="0.993cm" svg:x="9.313cm" svg:y="14.393cm">
            <text:p text:style-name="P38"><text:span text:style-name="T28">{ C, D, E, L }</text:span></text:p>
            <draw:enhanced-geometry svg:viewBox="0 0 21600 21600" draw:type="mso-spt202" draw:enhanced-path="M 0 0 L 21600 0 21600 21600 0 21600 0 0 Z N"/>
          </draw:custom-shape>
          <draw:custom-shape draw:style-name="gr198" draw:text-style-name="P40" draw:layer="layout" svg:width="3.81cm" svg:height="0.993cm" svg:x="4.657cm" svg:y="15.703cm">
            <text:p text:style-name="P38"><text:span text:style-name="T28">{ F, G, J }</text:span></text:p>
            <draw:enhanced-geometry svg:viewBox="0 0 21600 21600" draw:type="mso-spt202" draw:enhanced-path="M 0 0 L 21600 0 21600 21600 0 21600 0 0 Z N"/>
          </draw:custom-shape>
          <draw:custom-shape draw:style-name="gr199" draw:text-style-name="P40" draw:layer="layout" svg:width="2.117cm" svg:height="0.993cm" svg:x="8.299cm" svg:y="15.703cm">
            <text:p text:style-name="P38"><text:span text:style-name="T28">{ H }</text:span></text:p>
            <draw:enhanced-geometry svg:viewBox="0 0 21600 21600" draw:type="mso-spt202" draw:enhanced-path="M 0 0 L 21600 0 21600 21600 0 21600 0 0 Z N"/>
          </draw:custom-shape>
          <draw:custom-shape draw:style-name="gr200" draw:text-style-name="P40" draw:layer="layout" svg:width="2.117cm" svg:height="0.993cm" svg:x="10.248cm" svg:y="15.703cm">
            <text:p text:style-name="P38"><text:span text:style-name="T28">{ I }</text:span></text:p>
            <draw:enhanced-geometry svg:viewBox="0 0 21600 21600" draw:type="mso-spt202" draw:enhanced-path="M 0 0 L 21600 0 21600 21600 0 21600 0 0 Z N"/>
          </draw:custom-shape>
          <draw:custom-shape draw:style-name="gr201" draw:text-style-name="P40" draw:layer="layout" svg:width="2.116cm" svg:height="0.993cm" svg:x="12.277cm" svg:y="15.703cm">
            <text:p text:style-name="P38"><text:span text:style-name="T28">{ M }</text:span></text:p>
            <draw:enhanced-geometry svg:viewBox="0 0 21600 21600" draw:type="mso-spt202" draw:enhanced-path="M 0 0 L 21600 0 21600 21600 0 21600 0 0 Z N"/>
          </draw:custom-shape>
        </draw:g>
        <draw:custom-shape draw:style-name="gr202" draw:text-style-name="P42" xml:id="id62" draw:id="id62" draw:layer="layout" svg:width="5.927cm" svg:height="1.065cm" svg:x="11.43cm" svg:y="11.809cm">
          <text:p text:style-name="P41"><text:span text:style-name="T29">c(F) = 10</text:span></text:p>
          <draw:enhanced-geometry svg:viewBox="0 0 21600 21600" draw:type="mso-spt202" draw:enhanced-path="M 0 0 L 21600 0 21600 21600 0 21600 0 0 Z N"/>
        </draw:custom-shape>
        <draw:custom-shape draw:style-name="gr84" draw:text-style-name="P3" xml:id="id63" draw:id="id63" draw:layer="layout" svg:width="2.54cm" svg:height="1.27cm" svg:x="17.992cm" svg:y="11.139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64" draw:id="id64" draw:layer="layout" svg:width="0.837cm" svg:height="2.327cm" svg:x="14.755cm" svg:y="7.911cm" svg:viewBox="0 0 838 2328" draw:points="838,0 0,2328">
          <text:p text:style-name="P23"/>
        </draw:polyline>
        <draw:g xml:id="id65" draw:id="id65">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03" draw:text-style-name="P40" draw:layer="layout" svg:width="2.116cm" svg:height="0.993cm" svg:x="4.657cm" svg:y="14.393cm">
            <text:p text:style-name="P38"><text:span text:style-name="T28">{ A }</text:span></text:p>
            <draw:enhanced-geometry svg:viewBox="0 0 21600 21600" draw:type="mso-spt202" draw:enhanced-path="M 0 0 L 21600 0 21600 21600 0 21600 0 0 Z N"/>
          </draw:custom-shape>
          <draw:custom-shape draw:style-name="gr204" draw:text-style-name="P40" draw:layer="layout" svg:width="2.116cm" svg:height="0.993cm" svg:x="6.606cm" svg:y="14.393cm">
            <text:p text:style-name="P38"><text:span text:style-name="T28">{ B }</text:span></text:p>
            <draw:enhanced-geometry svg:viewBox="0 0 21600 21600" draw:type="mso-spt202" draw:enhanced-path="M 0 0 L 21600 0 21600 21600 0 21600 0 0 Z N"/>
          </draw:custom-shape>
          <draw:custom-shape draw:style-name="gr205" draw:text-style-name="P40" draw:layer="layout" svg:width="6.774cm" svg:height="0.993cm" svg:x="8.678cm" svg:y="14.393cm">
            <text:p text:style-name="P38"><text:span text:style-name="T28">{ C, D, E, L, F, G, J }</text:span></text:p>
            <draw:enhanced-geometry svg:viewBox="0 0 21600 21600" draw:type="mso-spt202" draw:enhanced-path="M 0 0 L 21600 0 21600 21600 0 21600 0 0 Z N"/>
          </draw:custom-shape>
          <draw:custom-shape draw:style-name="gr206" draw:text-style-name="P40" draw:layer="layout" svg:width="2.117cm" svg:height="0.993cm" svg:x="6.773cm" svg:y="15.703cm">
            <text:p text:style-name="P38"><text:span text:style-name="T28">{ H }</text:span></text:p>
            <draw:enhanced-geometry svg:viewBox="0 0 21600 21600" draw:type="mso-spt202" draw:enhanced-path="M 0 0 L 21600 0 21600 21600 0 21600 0 0 Z N"/>
          </draw:custom-shape>
          <draw:custom-shape draw:style-name="gr207" draw:text-style-name="P40" draw:layer="layout" svg:width="2.117cm" svg:height="0.993cm" svg:x="8.722cm" svg:y="15.703cm">
            <text:p text:style-name="P38"><text:span text:style-name="T28">{ I }</text:span></text:p>
            <draw:enhanced-geometry svg:viewBox="0 0 21600 21600" draw:type="mso-spt202" draw:enhanced-path="M 0 0 L 21600 0 21600 21600 0 21600 0 0 Z N"/>
          </draw:custom-shape>
          <draw:custom-shape draw:style-name="gr208" draw:text-style-name="P40" draw:layer="layout" svg:width="2.117cm" svg:height="0.993cm" svg:x="10.751cm" svg:y="15.703cm">
            <text:p text:style-name="P38"><text:span text:style-name="T28">{ M }</text:span></text:p>
            <draw:enhanced-geometry svg:viewBox="0 0 21600 21600" draw:type="mso-spt202" draw:enhanced-path="M 0 0 L 21600 0 21600 21600 0 21600 0 0 Z N"/>
          </draw:custom-shape>
        </draw:g>
        <draw:custom-shape draw:style-name="gr209" draw:text-style-name="P42" xml:id="id66" draw:id="id66" draw:layer="layout" svg:width="5.927cm" svg:height="1.065cm" svg:x="11.43cm" svg:y="11.809cm">
          <text:p text:style-name="P41"><text:span text:style-name="T29">c(F) = 13</text:span></text:p>
          <draw:enhanced-geometry svg:viewBox="0 0 21600 21600" draw:type="mso-spt202" draw:enhanced-path="M 0 0 L 21600 0 21600 21600 0 21600 0 0 Z N"/>
        </draw:custom-shape>
        <draw:custom-shape draw:style-name="gr84" draw:text-style-name="P3" xml:id="id67" draw:id="id67" draw:layer="layout" svg:width="2.54cm" svg:height="1.27cm" svg:x="17.992cm" svg:y="12.065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24" draw:text-style-name="P15" xml:id="id68" draw:id="id68" draw:layer="layout" svg:width="2.107cm" svg:height="1.269cm" svg:x="4.767cm" svg:y="8.89cm" svg:viewBox="0 0 2108 1270" draw:points="2108,0 0,1270">
          <text:p text:style-name="P23"/>
        </draw:polyline>
        <draw:g xml:id="id69" draw:id="id69">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10" draw:text-style-name="P40" draw:layer="layout" svg:width="2.116cm" svg:height="0.993cm" svg:x="4.657cm" svg:y="14.393cm">
            <text:p text:style-name="P38"><text:span text:style-name="T28">{ A }</text:span></text:p>
            <draw:enhanced-geometry svg:viewBox="0 0 21600 21600" draw:type="mso-spt202" draw:enhanced-path="M 0 0 L 21600 0 21600 21600 0 21600 0 0 Z N"/>
          </draw:custom-shape>
          <draw:custom-shape draw:style-name="gr211" draw:text-style-name="P40" draw:layer="layout" svg:width="2.116cm" svg:height="0.993cm" svg:x="6.606cm" svg:y="14.393cm">
            <text:p text:style-name="P38"><text:span text:style-name="T28">{ B }</text:span></text:p>
            <draw:enhanced-geometry svg:viewBox="0 0 21600 21600" draw:type="mso-spt202" draw:enhanced-path="M 0 0 L 21600 0 21600 21600 0 21600 0 0 Z N"/>
          </draw:custom-shape>
          <draw:custom-shape draw:style-name="gr212" draw:text-style-name="P40" draw:layer="layout" svg:width="6.774cm" svg:height="0.993cm" svg:x="8.678cm" svg:y="14.393cm">
            <text:p text:style-name="P38"><text:span text:style-name="T28">{ C, D, E, L, F, G, J }</text:span></text:p>
            <draw:enhanced-geometry svg:viewBox="0 0 21600 21600" draw:type="mso-spt202" draw:enhanced-path="M 0 0 L 21600 0 21600 21600 0 21600 0 0 Z N"/>
          </draw:custom-shape>
          <draw:custom-shape draw:style-name="gr213" draw:text-style-name="P40" draw:layer="layout" svg:width="2.751cm" svg:height="0.993cm" svg:x="7.197cm" svg:y="15.703cm">
            <text:p text:style-name="P38"><text:span text:style-name="T28">{ H, I }</text:span></text:p>
            <draw:enhanced-geometry svg:viewBox="0 0 21600 21600" draw:type="mso-spt202" draw:enhanced-path="M 0 0 L 21600 0 21600 21600 0 21600 0 0 Z N"/>
          </draw:custom-shape>
          <draw:custom-shape draw:style-name="gr214" draw:text-style-name="P40" draw:layer="layout" svg:width="2.117cm" svg:height="0.993cm" svg:x="9.948cm" svg:y="15.703cm">
            <text:p text:style-name="P38"><text:span text:style-name="T28">{ M }</text:span></text:p>
            <draw:enhanced-geometry svg:viewBox="0 0 21600 21600" draw:type="mso-spt202" draw:enhanced-path="M 0 0 L 21600 0 21600 21600 0 21600 0 0 Z N"/>
          </draw:custom-shape>
        </draw:g>
        <draw:custom-shape draw:style-name="gr215" draw:text-style-name="P42" xml:id="id70" draw:id="id70" draw:layer="layout" svg:width="5.927cm" svg:height="1.065cm" svg:x="11.43cm" svg:y="11.809cm">
          <text:p text:style-name="P41"><text:span text:style-name="T29">c(F) = 16</text:span></text:p>
          <draw:enhanced-geometry svg:viewBox="0 0 21600 21600" draw:type="mso-spt202" draw:enhanced-path="M 0 0 L 21600 0 21600 21600 0 21600 0 0 Z N"/>
        </draw:custom-shape>
        <draw:custom-shape draw:style-name="gr84" draw:text-style-name="P3" xml:id="id71" draw:id="id71" draw:layer="layout" svg:width="2.54cm" svg:height="1.27cm" svg:x="17.992cm" svg:y="13.044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72" draw:id="id72" draw:layer="layout" svg:width="2.327cm" svg:height="1.683cm" svg:x="5.027cm" svg:y="4.648cm" svg:viewBox="0 0 2328 1684" draw:points="0,1684 2328,0">
          <text:p text:style-name="P23"/>
        </draw:polyline>
        <draw:g xml:id="id73" draw:id="id73">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16" draw:text-style-name="P40" draw:layer="layout" svg:width="4.022cm" svg:height="0.993cm" svg:x="4.868cm" svg:y="14.393cm">
            <text:p text:style-name="P38"><text:span text:style-name="T28">{ A, B }</text:span></text:p>
            <draw:enhanced-geometry svg:viewBox="0 0 21600 21600" draw:type="mso-spt202" draw:enhanced-path="M 0 0 L 21600 0 21600 21600 0 21600 0 0 Z N"/>
          </draw:custom-shape>
          <draw:custom-shape draw:style-name="gr217" draw:text-style-name="P40" draw:layer="layout" svg:width="6.773cm" svg:height="0.993cm" svg:x="8.255cm" svg:y="14.393cm">
            <text:p text:style-name="P38"><text:span text:style-name="T28">{ C, D, E, L, F, G, J }</text:span></text:p>
            <draw:enhanced-geometry svg:viewBox="0 0 21600 21600" draw:type="mso-spt202" draw:enhanced-path="M 0 0 L 21600 0 21600 21600 0 21600 0 0 Z N"/>
          </draw:custom-shape>
          <draw:custom-shape draw:style-name="gr218" draw:text-style-name="P40" draw:layer="layout" svg:width="2.751cm" svg:height="0.993cm" svg:x="7.197cm" svg:y="15.703cm">
            <text:p text:style-name="P38"><text:span text:style-name="T28">{ H, I }</text:span></text:p>
            <draw:enhanced-geometry svg:viewBox="0 0 21600 21600" draw:type="mso-spt202" draw:enhanced-path="M 0 0 L 21600 0 21600 21600 0 21600 0 0 Z N"/>
          </draw:custom-shape>
          <draw:custom-shape draw:style-name="gr219" draw:text-style-name="P40" draw:layer="layout" svg:width="2.117cm" svg:height="0.993cm" svg:x="9.948cm" svg:y="15.703cm">
            <text:p text:style-name="P38"><text:span text:style-name="T28">{ M }</text:span></text:p>
            <draw:enhanced-geometry svg:viewBox="0 0 21600 21600" draw:type="mso-spt202" draw:enhanced-path="M 0 0 L 21600 0 21600 21600 0 21600 0 0 Z N"/>
          </draw:custom-shape>
        </draw:g>
        <draw:custom-shape draw:style-name="gr220" draw:text-style-name="P42" xml:id="id74" draw:id="id74" draw:layer="layout" svg:width="5.927cm" svg:height="1.065cm" svg:x="11.43cm" svg:y="11.809cm">
          <text:p text:style-name="P41"><text:span text:style-name="T29">c(F) = 20</text:span></text:p>
          <draw:enhanced-geometry svg:viewBox="0 0 21600 21600" draw:type="mso-spt202" draw:enhanced-path="M 0 0 L 21600 0 21600 21600 0 21600 0 0 Z N"/>
        </draw:custom-shape>
        <draw:custom-shape draw:style-name="gr84" draw:text-style-name="P3" xml:id="id75" draw:id="id75" draw:layer="layout" svg:width="2.54cm" svg:height="1.27cm" svg:x="17.992cm" svg:y="13.97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76" draw:id="id76" draw:layer="layout" svg:width="3.297cm" svg:height="0.413cm" svg:x="7.96cm" svg:y="4.132cm" svg:viewBox="0 0 3298 414" draw:points="0,414 3298,0">
          <text:p text:style-name="P23"/>
        </draw:polyline>
        <draw:g xml:id="id77" draw:id="id77">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21" draw:text-style-name="P40" draw:layer="layout" svg:width="8.679cm" svg:height="0.993cm" svg:x="5.503cm" svg:y="14.393cm">
            <text:p text:style-name="P38"><text:span text:style-name="T28">{ A, B, C, D, E, F, G, J, L }</text:span></text:p>
            <draw:enhanced-geometry svg:viewBox="0 0 21600 21600" draw:type="mso-spt202" draw:enhanced-path="M 0 0 L 21600 0 21600 21600 0 21600 0 0 Z N"/>
          </draw:custom-shape>
          <draw:custom-shape draw:style-name="gr222" draw:text-style-name="P40" draw:layer="layout" svg:width="2.751cm" svg:height="0.993cm" svg:x="7.197cm" svg:y="15.703cm">
            <text:p text:style-name="P38"><text:span text:style-name="T28">{ H, I }</text:span></text:p>
            <draw:enhanced-geometry svg:viewBox="0 0 21600 21600" draw:type="mso-spt202" draw:enhanced-path="M 0 0 L 21600 0 21600 21600 0 21600 0 0 Z N"/>
          </draw:custom-shape>
          <draw:custom-shape draw:style-name="gr223" draw:text-style-name="P40" draw:layer="layout" svg:width="2.117cm" svg:height="0.993cm" svg:x="9.948cm" svg:y="15.703cm">
            <text:p text:style-name="P38"><text:span text:style-name="T28">{ M }</text:span></text:p>
            <draw:enhanced-geometry svg:viewBox="0 0 21600 21600" draw:type="mso-spt202" draw:enhanced-path="M 0 0 L 21600 0 21600 21600 0 21600 0 0 Z N"/>
          </draw:custom-shape>
        </draw:g>
        <draw:custom-shape draw:style-name="gr224" draw:text-style-name="P42" xml:id="id78" draw:id="id78" draw:layer="layout" svg:width="5.927cm" svg:height="1.065cm" svg:x="11.43cm" svg:y="11.809cm">
          <text:p text:style-name="P41"><text:span text:style-name="T29">c(F) = 24</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fill="hold" smil:targetElement="id4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4" smil:attributeName="visibility" smil:to="visible"/>
                  <anim:transitionFilter smil:dur="0.5s" smil:fill="hold" smil:targetElement="id44"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5" smil:attributeName="visibility" smil:to="visible"/>
                  <anim:transitionFilter smil:dur="0.5s" smil:fill="hold" smil:targetElement="id45"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6"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43"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47" smil:attributeName="visibility" smil:to="visible"/>
                  <anim:animate smil:dur="0.5s" smil:fill="hold" smil:targetElement="id47" smil:attributeName="width" smil:values="0;width" smil:keyTimes="0;1"/>
                  <anim:animate smil:dur="0.5s" smil:fill="hold" smil:targetElement="id47" smil:attributeName="height" smil:values="0;height" smil:keyTimes="0;1"/>
                  <anim:transitionFilter smil:dur="0.5s" smil:fill="hold" smil:targetElement="id47"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8" smil:attributeName="visibility" smil:to="visible"/>
                  <anim:transitionFilter smil:dur="0.5s" smil:fill="hold" smil:targetElement="id48"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49" smil:attributeName="visibility" smil:to="visible"/>
                  <anim:transitionFilter smil:dur="0.5s" smil:fill="hold" smil:targetElement="id49"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0"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47"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51" smil:attributeName="visibility" smil:to="visible"/>
                  <anim:animate smil:dur="0.5s" smil:fill="hold" smil:targetElement="id51" smil:attributeName="width" smil:values="0;width" smil:keyTimes="0;1"/>
                  <anim:animate smil:dur="0.5s" smil:fill="hold" smil:targetElement="id51" smil:attributeName="height" smil:values="0;height" smil:keyTimes="0;1"/>
                  <anim:transitionFilter smil:dur="0.5s" smil:fill="hold" smil:targetElement="id5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52" smil:attributeName="visibility" smil:to="visible"/>
                  <anim:transitionFilter smil:dur="0.5s" smil:fill="hold" smil:targetElement="id5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53" smil:attributeName="visibility" smil:to="visible"/>
                  <anim:transitionFilter smil:dur="0.5s" smil:fill="hold" smil:targetElement="id5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4"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51"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55" smil:attributeName="visibility" smil:to="visible"/>
                  <anim:animate smil:dur="0.5s" smil:fill="hold" smil:targetElement="id55" smil:attributeName="width" smil:values="0;width" smil:keyTimes="0;1"/>
                  <anim:animate smil:dur="0.5s" smil:fill="hold" smil:targetElement="id55" smil:attributeName="height" smil:values="0;height" smil:keyTimes="0;1"/>
                  <anim:transitionFilter smil:dur="0.5s" smil:fill="hold" smil:targetElement="id5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56" smil:attributeName="visibility" smil:to="visible"/>
                  <anim:transitionFilter smil:dur="0.5s" smil:fill="hold" smil:targetElement="id5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57" smil:attributeName="visibility" smil:to="visible"/>
                  <anim:transitionFilter smil:dur="0.5s" smil:fill="hold" smil:targetElement="id5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8"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55"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59" smil:attributeName="visibility" smil:to="visible"/>
                  <anim:animate smil:dur="0.5s" smil:fill="hold" smil:targetElement="id59" smil:attributeName="width" smil:values="0;width" smil:keyTimes="0;1"/>
                  <anim:animate smil:dur="0.5s" smil:fill="hold" smil:targetElement="id59" smil:attributeName="height" smil:values="0;height" smil:keyTimes="0;1"/>
                  <anim:transitionFilter smil:dur="0.5s" smil:fill="hold" smil:targetElement="id5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0" smil:attributeName="visibility" smil:to="visible"/>
                  <anim:transitionFilter smil:dur="0.5s" smil:fill="hold" smil:targetElement="id6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1" smil:attributeName="visibility" smil:to="visible"/>
                  <anim:transitionFilter smil:dur="0.5s" smil:fill="hold" smil:targetElement="id61"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2"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59"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63" smil:attributeName="visibility" smil:to="visible"/>
                  <anim:animate smil:dur="0.5s" smil:fill="hold" smil:targetElement="id63" smil:attributeName="width" smil:values="0;width" smil:keyTimes="0;1"/>
                  <anim:animate smil:dur="0.5s" smil:fill="hold" smil:targetElement="id63" smil:attributeName="height" smil:values="0;height" smil:keyTimes="0;1"/>
                  <anim:transitionFilter smil:dur="0.5s" smil:fill="hold" smil:targetElement="id63"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4" smil:attributeName="visibility" smil:to="visible"/>
                  <anim:transitionFilter smil:dur="0.5s" smil:fill="hold" smil:targetElement="id64"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5" smil:attributeName="visibility" smil:to="visible"/>
                  <anim:transitionFilter smil:dur="0.5s" smil:fill="hold" smil:targetElement="id65"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6"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63"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67" smil:attributeName="visibility" smil:to="visible"/>
                  <anim:animate smil:dur="0.5s" smil:fill="hold" smil:targetElement="id67" smil:attributeName="width" smil:values="0;width" smil:keyTimes="0;1"/>
                  <anim:animate smil:dur="0.5s" smil:fill="hold" smil:targetElement="id67" smil:attributeName="height" smil:values="0;height" smil:keyTimes="0;1"/>
                  <anim:transitionFilter smil:dur="0.5s" smil:fill="hold" smil:targetElement="id67"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8" smil:attributeName="visibility" smil:to="visible"/>
                  <anim:transitionFilter smil:dur="0.5s" smil:fill="hold" smil:targetElement="id68"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69" smil:attributeName="visibility" smil:to="visible"/>
                  <anim:transitionFilter smil:dur="0.5s" smil:fill="hold" smil:targetElement="id69"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0"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67"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71" smil:attributeName="visibility" smil:to="visible"/>
                  <anim:animate smil:dur="0.5s" smil:fill="hold" smil:targetElement="id71" smil:attributeName="width" smil:values="0;width" smil:keyTimes="0;1"/>
                  <anim:animate smil:dur="0.5s" smil:fill="hold" smil:targetElement="id71" smil:attributeName="height" smil:values="0;height" smil:keyTimes="0;1"/>
                  <anim:transitionFilter smil:dur="0.5s" smil:fill="hold" smil:targetElement="id71"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72" smil:attributeName="visibility" smil:to="visible"/>
                  <anim:transitionFilter smil:dur="0.5s" smil:fill="hold" smil:targetElement="id7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73" smil:attributeName="visibility" smil:to="visible"/>
                  <anim:transitionFilter smil:dur="0.5s" smil:fill="hold" smil:targetElement="id7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4"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1"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75" smil:attributeName="visibility" smil:to="visible"/>
                  <anim:animate smil:dur="0.5s" smil:fill="hold" smil:targetElement="id75" smil:attributeName="width" smil:values="0;width" smil:keyTimes="0;1"/>
                  <anim:animate smil:dur="0.5s" smil:fill="hold" smil:targetElement="id75" smil:attributeName="height" smil:values="0;height" smil:keyTimes="0;1"/>
                  <anim:transitionFilter smil:dur="0.5s" smil:fill="hold" smil:targetElement="id7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76" smil:attributeName="visibility" smil:to="visible"/>
                  <anim:transitionFilter smil:dur="0.5s" smil:fill="hold" smil:targetElement="id7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77" smil:attributeName="visibility" smil:to="visible"/>
                  <anim:transitionFilter smil:dur="0.5s" smil:fill="hold" smil:targetElement="id7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8"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5" smil:attributeName="visibility" smil:to="hidden"/>
                </anim:par>
              </anim:par>
            </anim:par>
          </anim:seq>
        </anim:par>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1" draw:text-style-name="P4" draw:layer="layout" svg:width="15.147cm" svg:height="11.388cm" svg:x="1.904cm" svg:y="12.065cm" presentation:class="notes" presentation:placeholder="true">
            <draw:text-box/>
          </draw:frame>
        </presentation:notes>
      </draw:page>
      <draw:page draw:name="page19" draw:style-name="dp1" draw:master-page-name="Default" presentation:presentation-page-layout-name="AL2T10">
        <office:forms form:automatic-focus="false" form:apply-design-mode="false"/>
        <draw:custom-shape draw:style-name="gr225" draw:text-style-name="P35" draw:layer="layout" svg:width="4.868cm" svg:height="1.27cm" svg:x="0.847cm" svg:y="3.81cm">
          <text:p text:style-name="P34"><text:span text:style-name="T12"><text:tab/></text:span><text:span text:style-name="T12">Exemplo:</text:span></text:p>
          <draw:enhanced-geometry svg:viewBox="0 0 21600 21600" draw:type="rectangle" draw:enhanced-path="M 0 0 L 21600 0 21600 21600 0 21600 0 0 Z N"/>
        </draw:custom-shap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g>
          <draw:custom-shape draw:style-name="gr7" draw:text-style-name="P3" draw:layer="layout" svg:width="0.635cm" svg:height="0.635cm" svg:x="4.322cm" svg:y="10.0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6" draw:text-style-name="P18" draw:layer="layout" svg:width="0.768cm" svg:height="0.828cm" svg:x="4.233cm" svg:y="9.948cm">
            <text:p text:style-name="P16"><text:span text:style-name="T14">H</text:span></text:p>
            <draw:enhanced-geometry svg:viewBox="0 0 21600 21600" draw:type="mso-spt202" draw:enhanced-path="M 0 0 L 21600 0 21600 21600 0 21600 0 0 Z N"/>
          </draw:custom-shape>
        </draw:g>
        <draw:g>
          <draw:custom-shape draw:style-name="gr7" draw:text-style-name="P3" draw:layer="layout" svg:width="0.635cm" svg:height="0.635cm" svg:x="4.533cm" svg:y="6.22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7" draw:text-style-name="P18" draw:layer="layout" svg:width="0.767cm" svg:height="0.828cm" svg:x="4.445cm" svg:y="6.138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7.285cm" svg:y="4.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8" draw:layer="layout" svg:width="0.767cm" svg:height="0.828cm" svg:x="7.197cm" svg:y="4.022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1.942cm" svg:y="8.7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9" draw:text-style-name="P18" draw:layer="layout" svg:width="0.768cm" svg:height="0.828cm" svg:x="11.853cm" svg:y="8.678cm">
            <text:p text:style-name="P16"><text:span text:style-name="T14">J</text:span></text:p>
            <draw:enhanced-geometry svg:viewBox="0 0 21600 21600" draw:type="mso-spt202" draw:enhanced-path="M 0 0 L 21600 0 21600 21600 0 21600 0 0 Z N"/>
          </draw:custom-shape>
        </draw:g>
        <draw:g>
          <draw:custom-shape draw:style-name="gr7" draw:text-style-name="P3" draw:layer="layout" svg:width="0.635cm" svg:height="0.635cm" svg:x="11.307cm" svg:y="3.8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0" draw:text-style-name="P18" draw:layer="layout" svg:width="0.768cm" svg:height="0.828cm" svg:x="11.218cm" svg:y="3.81cm">
            <text:p text:style-name="P16"><text:span text:style-name="T14">C</text:span></text:p>
            <draw:enhanced-geometry svg:viewBox="0 0 21600 21600" draw:type="mso-spt202" draw:enhanced-path="M 0 0 L 21600 0 21600 21600 0 21600 0 0 Z N"/>
          </draw:custom-shape>
        </draw:g>
        <draw:custom-shape draw:style-name="gr231" draw:text-style-name="P39" draw:layer="layout" svg:width="4.022cm" svg:height="0.989cm" svg:x="18.415cm" svg:y="4cm">
          <text:p text:style-name="P38"><text:span text:style-name="T27">Lista L</text:span></text:p>
          <draw:enhanced-geometry svg:viewBox="0 0 21600 21600" draw:type="mso-spt202" draw:enhanced-path="M 0 0 L 21600 0 21600 21600 0 21600 0 0 Z N"/>
        </draw:custom-shape>
        <draw:custom-shape draw:style-name="gr232" draw:text-style-name="P39" draw:layer="layout" svg:width="4.022cm" svg:height="0.989cm" svg:x="7.408cm" svg:y="12.74cm">
          <text:p text:style-name="P38"><text:span text:style-name="T27">Subárvores</text:span></text:p>
          <draw:enhanced-geometry svg:viewBox="0 0 21600 21600" draw:type="mso-spt202" draw:enhanced-path="M 0 0 L 21600 0 21600 21600 0 21600 0 0 Z N"/>
        </draw:custom-shape>
        <draw:g>
          <draw:custom-shape draw:style-name="gr7" draw:text-style-name="P3" draw:layer="layout" svg:width="0.635cm" svg:height="0.635cm" svg:x="15.117cm" svg:y="7.2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3" draw:text-style-name="P18" draw:layer="layout" svg:width="0.768cm" svg:height="0.828cm" svg:x="15.028cm" svg:y="7.197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8.634cm" svg:y="6.4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4" draw:text-style-name="P18" draw:layer="layout" svg:width="0.767cm" svg:height="0.828cm" svg:x="8.546cm" svg:y="6.35cm">
            <text:p text:style-name="P16"><text:span text:style-name="T14">M</text:span></text:p>
            <draw:enhanced-geometry svg:viewBox="0 0 21600 21600" draw:type="mso-spt202" draw:enhanced-path="M 0 0 L 21600 0 21600 21600 0 21600 0 0 Z N"/>
          </draw:custom-shape>
        </draw:g>
        <draw:g>
          <draw:custom-shape draw:style-name="gr7" draw:text-style-name="P3" draw:layer="layout" svg:width="0.635cm" svg:height="0.635cm" svg:x="11.809cm" svg:y="6.4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5" draw:text-style-name="P18" draw:layer="layout" svg:width="0.767cm" svg:height="0.828cm" svg:x="11.721cm" svg:y="6.35cm">
            <text:p text:style-name="P16"><text:span text:style-name="T14">L</text:span></text:p>
            <draw:enhanced-geometry svg:viewBox="0 0 21600 21600" draw:type="mso-spt202" draw:enhanced-path="M 0 0 L 21600 0 21600 21600 0 21600 0 0 Z N"/>
          </draw:custom-shape>
        </draw:g>
        <draw:g>
          <draw:custom-shape draw:style-name="gr7" draw:text-style-name="P3" draw:layer="layout" svg:width="0.635cm" svg:height="0.635cm" svg:x="9.402cm" svg:y="10.2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6" draw:text-style-name="P18" draw:layer="layout" svg:width="0.768cm" svg:height="0.828cm" svg:x="9.313cm" svg:y="10.16cm">
            <text:p text:style-name="P16"><text:span text:style-name="T14">G</text:span></text:p>
            <draw:enhanced-geometry svg:viewBox="0 0 21600 21600" draw:type="mso-spt202" draw:enhanced-path="M 0 0 L 21600 0 21600 21600 0 21600 0 0 Z N"/>
          </draw:custom-shape>
        </draw:g>
        <draw:g>
          <draw:custom-shape draw:style-name="gr7" draw:text-style-name="P3" draw:layer="layout" svg:width="0.635cm" svg:height="0.635cm" svg:x="14.482cm" svg:y="5.1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7" draw:text-style-name="P18" draw:layer="layout" svg:width="0.768cm" svg:height="0.828cm" svg:x="14.393cm" svg:y="5.08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6.729cm" svg:y="8.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8" draw:text-style-name="P18" draw:layer="layout" svg:width="0.767cm" svg:height="0.828cm" svg:x="6.641cm" svg:y="8.255cm">
            <text:p text:style-name="P16"><text:span text:style-name="T14">I</text:span></text:p>
            <draw:enhanced-geometry svg:viewBox="0 0 21600 21600" draw:type="mso-spt202" draw:enhanced-path="M 0 0 L 21600 0 21600 21600 0 21600 0 0 Z N"/>
          </draw:custom-shape>
        </draw:g>
        <draw:g>
          <draw:custom-shape draw:style-name="gr7" draw:text-style-name="P3" draw:layer="layout" svg:width="0.635cm" svg:height="0.635cm" svg:x="14.482cm" svg:y="10.2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9" draw:text-style-name="P18" draw:layer="layout" svg:width="0.768cm" svg:height="0.828cm" svg:x="14.393cm" svg:y="10.16cm">
            <text:p text:style-name="P16"><text:span text:style-name="T14">F</text:span></text:p>
            <draw:enhanced-geometry svg:viewBox="0 0 21600 21600" draw:type="mso-spt202" draw:enhanced-path="M 0 0 L 21600 0 21600 21600 0 21600 0 0 Z N"/>
          </draw:custom-shape>
        </draw:g>
        <draw:line draw:style-name="gr5" draw:text-style-name="P15" draw:layer="layout" svg:x1="5.001cm" svg:y1="10.372cm" svg:x2="9.331cm" svg:y2="10.583cm">
          <text:p/>
        </draw:line>
        <draw:line draw:style-name="gr5" draw:text-style-name="P15" draw:layer="layout" svg:x1="9.022cm" svg:y1="7.104cm" svg:x2="9.737cm" svg:y2="10.2cm">
          <text:p/>
        </draw:line>
        <draw:line draw:style-name="gr5" draw:text-style-name="P15" draw:layer="layout" svg:x1="5.12cm" svg:y1="6.562cm" svg:x2="8.617cm" svg:y2="6.773cm">
          <text:p/>
        </draw:line>
        <draw:line draw:style-name="gr5" draw:text-style-name="P15" draw:layer="layout" svg:x1="5.08cm" svg:y1="6.773cm" svg:x2="6.773cm" svg:y2="8.467cm">
          <text:p/>
        </draw:line>
        <draw:line draw:style-name="gr5" draw:text-style-name="P15" draw:layer="layout" svg:x1="6.875cm" svg:y1="8.89cm" svg:x2="4.767cm" svg:y2="10.16cm">
          <text:p/>
        </draw:line>
        <draw:line draw:style-name="gr5" draw:text-style-name="P15" draw:layer="layout" svg:x1="5.04cm" svg:y1="6.319cm" svg:x2="7.369cm" svg:y2="4.635cm">
          <text:p/>
        </draw:line>
        <draw:line draw:style-name="gr5" draw:text-style-name="P15" draw:layer="layout" svg:x1="7.951cm" svg:y1="4.546cm" svg:x2="11.249cm" svg:y2="4.132cm">
          <text:p/>
        </draw:line>
        <draw:line draw:style-name="gr5" draw:text-style-name="P15" draw:layer="layout" svg:x1="7.832cm" svg:y1="4.657cm" svg:x2="11.853cm" svg:y2="6.562cm">
          <text:p/>
        </draw:line>
        <draw:line draw:style-name="gr5" draw:text-style-name="P15" draw:layer="layout" svg:x1="12.105cm" svg:y1="7.064cm" svg:x2="12.316cm" svg:y2="8.744cm">
          <text:p/>
        </draw:line>
        <draw:line draw:style-name="gr5" draw:text-style-name="P15" draw:layer="layout" svg:x1="12.422cm" svg:y1="6.702cm" svg:x2="14.565cm" svg:y2="5.613cm">
          <text:p/>
        </draw:line>
        <draw:line draw:style-name="gr5" draw:text-style-name="P15" draw:layer="layout" svg:x1="11.955cm" svg:y1="4.313cm" svg:x2="14.605cm" svg:y2="5.173cm">
          <text:p/>
        </draw:line>
        <draw:line draw:style-name="gr5" draw:text-style-name="P15" draw:layer="layout" svg:x1="10.067cm" svg:y1="10.675cm" svg:x2="12.087cm" svg:y2="9.224cm">
          <text:p/>
        </draw:line>
        <draw:line draw:style-name="gr5" draw:text-style-name="P15" draw:layer="layout" svg:x1="12.581cm" svg:y1="9.247cm" svg:x2="14.592cm" svg:y2="10.297cm">
          <text:p/>
        </draw:line>
        <draw:line draw:style-name="gr5" draw:text-style-name="P15" draw:layer="layout" svg:x1="15.593cm" svg:y1="7.911cm" svg:x2="14.755cm" svg:y2="10.239cm">
          <text:p/>
        </draw:line>
        <draw:line draw:style-name="gr5" draw:text-style-name="P15" draw:layer="layout" svg:x1="14.896cm" svg:y1="5.794cm" svg:x2="15.319cm" svg:y2="7.276cm">
          <text:p/>
        </draw:line>
        <draw:line draw:style-name="gr5" draw:text-style-name="P15" draw:layer="layout" svg:x1="7.408cm" svg:y1="8.639cm" svg:x2="11.853cm" svg:y2="9.062cm">
          <text:p/>
        </draw:line>
        <draw:line draw:style-name="gr5" draw:text-style-name="P15" draw:layer="layout" svg:x1="11.53cm" svg:y1="4.445cm" svg:x2="8.999cm" svg:y2="6.465cm">
          <text:p/>
        </draw:line>
        <draw:custom-shape draw:style-name="gr240" draw:text-style-name="P17" draw:layer="layout" svg:width="1.27cm" svg:height="0.816cm" svg:x="5.464cm" svg:y="4.776cm">
          <text:p text:style-name="P16"><text:span text:style-name="T13">4</text:span></text:p>
          <draw:enhanced-geometry svg:viewBox="0 0 21600 21600" draw:type="mso-spt202" draw:enhanced-path="M 0 0 L 21600 0 21600 21600 0 21600 0 0 Z N"/>
        </draw:custom-shape>
        <draw:custom-shape draw:style-name="gr241" draw:text-style-name="P17" draw:layer="layout" svg:width="1.27cm" svg:height="0.816cm" svg:x="6.562cm" svg:y="5.927cm">
          <text:p text:style-name="P16"><text:span text:style-name="T13">7</text:span></text:p>
          <draw:enhanced-geometry svg:viewBox="0 0 21600 21600" draw:type="mso-spt202" draw:enhanced-path="M 0 0 L 21600 0 21600 21600 0 21600 0 0 Z N"/>
        </draw:custom-shape>
        <draw:custom-shape draw:style-name="gr242" draw:text-style-name="P17" draw:layer="layout" svg:width="1.27cm" svg:height="0.816cm" svg:x="5.08cm" svg:y="7.62cm">
          <text:p text:style-name="P16"><text:span text:style-name="T13">4</text:span></text:p>
          <draw:enhanced-geometry svg:viewBox="0 0 21600 21600" draw:type="mso-spt202" draw:enhanced-path="M 0 0 L 21600 0 21600 21600 0 21600 0 0 Z N"/>
        </draw:custom-shape>
        <draw:custom-shape draw:style-name="gr243" draw:text-style-name="P17" draw:layer="layout" svg:width="1.27cm" svg:height="0.816cm" svg:x="5.715cm" svg:y="9.102cm">
          <text:p text:style-name="P16"><text:span text:style-name="T13">3</text:span></text:p>
          <draw:enhanced-geometry svg:viewBox="0 0 21600 21600" draw:type="mso-spt202" draw:enhanced-path="M 0 0 L 21600 0 21600 21600 0 21600 0 0 Z N"/>
        </draw:custom-shape>
        <draw:custom-shape draw:style-name="gr244" draw:text-style-name="P17" draw:layer="layout" svg:width="1.27cm" svg:height="0.816cm" svg:x="6.35cm" svg:y="10.411cm">
          <text:p text:style-name="P16"><text:span text:style-name="T13">7</text:span></text:p>
          <draw:enhanced-geometry svg:viewBox="0 0 21600 21600" draw:type="mso-spt202" draw:enhanced-path="M 0 0 L 21600 0 21600 21600 0 21600 0 0 Z N"/>
        </draw:custom-shape>
        <draw:custom-shape draw:style-name="gr245" draw:text-style-name="P17" draw:layer="layout" svg:width="1.27cm" svg:height="0.816cm" svg:x="8.811cm" svg:y="7.408cm">
          <text:p text:style-name="P16"><text:span text:style-name="T13">5</text:span></text:p>
          <draw:enhanced-geometry svg:viewBox="0 0 21600 21600" draw:type="mso-spt202" draw:enhanced-path="M 0 0 L 21600 0 21600 21600 0 21600 0 0 Z N"/>
        </draw:custom-shape>
        <draw:custom-shape draw:style-name="gr246" draw:text-style-name="P17" draw:layer="layout" svg:width="1.27cm" svg:height="0.816cm" svg:x="9.776cm" svg:y="8.85cm">
          <text:p text:style-name="P16"><text:span text:style-name="T13">6</text:span></text:p>
          <draw:enhanced-geometry svg:viewBox="0 0 21600 21600" draw:type="mso-spt202" draw:enhanced-path="M 0 0 L 21600 0 21600 21600 0 21600 0 0 Z N"/>
        </draw:custom-shape>
        <draw:custom-shape draw:style-name="gr247" draw:text-style-name="P17" draw:layer="layout" svg:width="1.27cm" svg:height="0.816cm" svg:x="10.795cm" svg:y="9.737cm">
          <text:p text:style-name="P16"><text:span text:style-name="T13">2</text:span></text:p>
          <draw:enhanced-geometry svg:viewBox="0 0 21600 21600" draw:type="mso-spt202" draw:enhanced-path="M 0 0 L 21600 0 21600 21600 0 21600 0 0 Z N"/>
        </draw:custom-shape>
        <draw:custom-shape draw:style-name="gr248" draw:text-style-name="P17" draw:layer="layout" svg:width="1.27cm" svg:height="0.816cm" svg:x="13.123cm" svg:y="9.009cm">
          <text:p text:style-name="P16"><text:span text:style-name="T13">2</text:span></text:p>
          <draw:enhanced-geometry svg:viewBox="0 0 21600 21600" draw:type="mso-spt202" draw:enhanced-path="M 0 0 L 21600 0 21600 21600 0 21600 0 0 Z N"/>
        </draw:custom-shape>
        <draw:custom-shape draw:style-name="gr249" draw:text-style-name="P17" draw:layer="layout" svg:width="1.27cm" svg:height="0.816cm" svg:x="14.896cm" svg:y="8.678cm">
          <text:p text:style-name="P16"><text:span text:style-name="T13">3</text:span></text:p>
          <draw:enhanced-geometry svg:viewBox="0 0 21600 21600" draw:type="mso-spt202" draw:enhanced-path="M 0 0 L 21600 0 21600 21600 0 21600 0 0 Z N"/>
        </draw:custom-shape>
        <draw:custom-shape draw:style-name="gr250" draw:text-style-name="P17" draw:layer="layout" svg:width="1.27cm" svg:height="0.816cm" svg:x="14.777cm" svg:y="6.125cm">
          <text:p text:style-name="P16"><text:span text:style-name="T13">1</text:span></text:p>
          <draw:enhanced-geometry svg:viewBox="0 0 21600 21600" draw:type="mso-spt202" draw:enhanced-path="M 0 0 L 21600 0 21600 21600 0 21600 0 0 Z N"/>
        </draw:custom-shape>
        <draw:custom-shape draw:style-name="gr251" draw:text-style-name="P17" draw:layer="layout" svg:width="1.27cm" svg:height="0.816cm" svg:x="11.893cm" svg:y="7.501cm">
          <text:p text:style-name="P16"><text:span text:style-name="T13">4</text:span></text:p>
          <draw:enhanced-geometry svg:viewBox="0 0 21600 21600" draw:type="mso-spt202" draw:enhanced-path="M 0 0 L 21600 0 21600 21600 0 21600 0 0 Z N"/>
        </draw:custom-shape>
        <draw:custom-shape draw:style-name="gr252" draw:text-style-name="P17" draw:layer="layout" svg:width="1.27cm" svg:height="0.816cm" svg:x="13.031cm" svg:y="6.125cm">
          <text:p text:style-name="P16"><text:span text:style-name="T13">2</text:span></text:p>
          <draw:enhanced-geometry svg:viewBox="0 0 21600 21600" draw:type="mso-spt202" draw:enhanced-path="M 0 0 L 21600 0 21600 21600 0 21600 0 0 Z N"/>
        </draw:custom-shape>
        <draw:custom-shape draw:style-name="gr253" draw:text-style-name="P17" draw:layer="layout" svg:width="1.27cm" svg:height="0.816cm" svg:x="12.7cm" svg:y="3.982cm">
          <text:p text:style-name="P16"><text:span text:style-name="T13">3</text:span></text:p>
          <draw:enhanced-geometry svg:viewBox="0 0 21600 21600" draw:type="mso-spt202" draw:enhanced-path="M 0 0 L 21600 0 21600 21600 0 21600 0 0 Z N"/>
        </draw:custom-shape>
        <draw:custom-shape draw:style-name="gr254" draw:text-style-name="P17" draw:layer="layout" svg:width="1.27cm" svg:height="0.816cm" svg:x="10.372cm" svg:y="6.138cm">
          <text:p text:style-name="P16"><text:span text:style-name="T13">8</text:span></text:p>
          <draw:enhanced-geometry svg:viewBox="0 0 21600 21600" draw:type="mso-spt202" draw:enhanced-path="M 0 0 L 21600 0 21600 21600 0 21600 0 0 Z N"/>
        </draw:custom-shape>
        <draw:custom-shape draw:style-name="gr255" draw:text-style-name="P17" draw:layer="layout" svg:width="1.27cm" svg:height="0.816cm" svg:x="10.372cm" svg:y="4.868cm">
          <text:p text:style-name="P16"><text:span text:style-name="T13">6</text:span></text:p>
          <draw:enhanced-geometry svg:viewBox="0 0 21600 21600" draw:type="mso-spt202" draw:enhanced-path="M 0 0 L 21600 0 21600 21600 0 21600 0 0 Z N"/>
        </draw:custom-shape>
        <draw:custom-shape draw:style-name="gr256" draw:text-style-name="P17" draw:layer="layout" svg:width="1.27cm" svg:height="0.816cm" svg:x="9.102cm" svg:y="3.598cm">
          <text:p text:style-name="P16"><text:span text:style-name="T13">4</text:span></text:p>
          <draw:enhanced-geometry svg:viewBox="0 0 21600 21600" draw:type="mso-spt202" draw:enhanced-path="M 0 0 L 21600 0 21600 21600 0 21600 0 0 Z N"/>
        </draw:custom-shape>
        <draw:line draw:style-name="gr153" draw:text-style-name="P15" draw:layer="layout" svg:x1="14.909cm" svg:y1="5.808cm" svg:x2="15.333cm" svg:y2="7.289cm">
          <text:p/>
        </draw:line>
        <draw:line draw:style-name="gr153" draw:text-style-name="P15" draw:layer="layout" svg:x1="12.449cm" svg:y1="6.702cm" svg:x2="14.592cm" svg:y2="5.613cm">
          <text:p/>
        </draw:line>
        <draw:line draw:style-name="gr153" draw:text-style-name="P15" draw:layer="layout" svg:x1="12.568cm" svg:y1="9.216cm" svg:x2="14.579cm" svg:y2="10.266cm">
          <text:p/>
        </draw:line>
        <draw:line draw:style-name="gr153" draw:text-style-name="P15" draw:layer="layout" svg:x1="10.054cm" svg:y1="10.688cm" svg:x2="12.074cm" svg:y2="9.237cm">
          <text:p/>
        </draw:line>
        <draw:line draw:style-name="gr153" draw:text-style-name="P15" draw:layer="layout" svg:x1="11.933cm" svg:y1="4.313cm" svg:x2="14.583cm" svg:y2="5.173cm">
          <text:p/>
        </draw:line>
        <draw:line draw:style-name="gr153" draw:text-style-name="P15" draw:layer="layout" svg:x1="15.593cm" svg:y1="7.911cm" svg:x2="14.755cm" svg:y2="10.239cm">
          <text:p/>
        </draw:line>
        <draw:line draw:style-name="gr24" draw:text-style-name="P15" draw:layer="layout" svg:x1="6.875cm" svg:y1="8.89cm" svg:x2="4.767cm" svg:y2="10.16cm">
          <text:p/>
        </draw:line>
        <draw:line draw:style-name="gr153" draw:text-style-name="P15" draw:layer="layout" svg:x1="5.027cm" svg:y1="6.332cm" svg:x2="7.355cm" svg:y2="4.648cm">
          <text:p/>
        </draw:line>
        <draw:line draw:style-name="gr153" draw:text-style-name="P15" draw:layer="layout" svg:x1="7.96cm" svg:y1="4.546cm" svg:x2="11.258cm" svg:y2="4.132cm">
          <text:p/>
        </draw:line>
        <draw:g>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57" draw:text-style-name="P40" draw:layer="layout" svg:width="8.679cm" svg:height="0.993cm" svg:x="5.503cm" svg:y="14.393cm">
            <text:p text:style-name="P38"><text:span text:style-name="T28">{ A, B, C, D, E, F, G, J, L }</text:span></text:p>
            <draw:enhanced-geometry svg:viewBox="0 0 21600 21600" draw:type="mso-spt202" draw:enhanced-path="M 0 0 L 21600 0 21600 21600 0 21600 0 0 Z N"/>
          </draw:custom-shape>
          <draw:custom-shape draw:style-name="gr258" draw:text-style-name="P40" draw:layer="layout" svg:width="2.751cm" svg:height="0.993cm" svg:x="7.197cm" svg:y="15.703cm">
            <text:p text:style-name="P38"><text:span text:style-name="T28">{ H, I }</text:span></text:p>
            <draw:enhanced-geometry svg:viewBox="0 0 21600 21600" draw:type="mso-spt202" draw:enhanced-path="M 0 0 L 21600 0 21600 21600 0 21600 0 0 Z N"/>
          </draw:custom-shape>
          <draw:custom-shape draw:style-name="gr259" draw:text-style-name="P40" draw:layer="layout" svg:width="2.117cm" svg:height="0.993cm" svg:x="9.948cm" svg:y="15.703cm">
            <text:p text:style-name="P38"><text:span text:style-name="T28">{ M }</text:span></text:p>
            <draw:enhanced-geometry svg:viewBox="0 0 21600 21600" draw:type="mso-spt202" draw:enhanced-path="M 0 0 L 21600 0 21600 21600 0 21600 0 0 Z N"/>
          </draw:custom-shape>
        </draw:g>
        <draw:custom-shape draw:style-name="gr260" draw:text-style-name="P42" draw:layer="layout" svg:width="5.927cm" svg:height="1.065cm" svg:x="11.43cm" svg:y="11.809cm">
          <text:p text:style-name="P41"><text:span text:style-name="T29">c(F) = 24</text:span></text:p>
          <draw:enhanced-geometry svg:viewBox="0 0 21600 21600" draw:type="mso-spt202" draw:enhanced-path="M 0 0 L 21600 0 21600 21600 0 21600 0 0 Z N"/>
        </draw:custom-shape>
        <draw:g>
          <draw:custom-shape draw:style-name="gr71" draw:text-style-name="P3" draw:layer="layout" svg:width="2.222cm" svg:height="0.961cm" svg:x="20.426cm" svg:y="13.234cm">
            <text:p text:style-name="P36"><text:span text:style-name="T25">7</text:span></text:p>
            <draw:enhanced-geometry svg:viewBox="0 0 21600 21600" draw:type="rectangle" draw:enhanced-path="M 0 0 L 21600 0 21600 21600 0 21600 0 0 Z N"/>
          </draw:custom-shape>
          <draw:custom-shape draw:style-name="gr71" draw:text-style-name="P3" draw:layer="layout" svg:width="2.223cm" svg:height="0.961cm" svg:x="18.203cm" svg:y="13.234cm">
            <text:p text:style-name="P36"><text:span text:style-name="T25">(G,H)‏</text:span></text:p>
            <draw:enhanced-geometry svg:viewBox="0 0 21600 21600" draw:type="rectangle" draw:enhanced-path="M 0 0 L 21600 0 21600 21600 0 21600 0 0 Z N"/>
          </draw:custom-shape>
          <draw:custom-shape draw:style-name="gr71" draw:text-style-name="P3" draw:layer="layout" svg:width="2.222cm" svg:height="0.961cm" svg:x="20.426cm" svg:y="14.195cm">
            <text:p text:style-name="P36"><text:span text:style-name="T25">8</text:span></text:p>
            <draw:enhanced-geometry svg:viewBox="0 0 21600 21600" draw:type="rectangle" draw:enhanced-path="M 0 0 L 21600 0 21600 21600 0 21600 0 0 Z N"/>
          </draw:custom-shape>
          <draw:custom-shape draw:style-name="gr71" draw:text-style-name="P3" draw:layer="layout" svg:width="2.223cm" svg:height="0.961cm" svg:x="18.203cm" svg:y="14.195cm">
            <text:p text:style-name="P36"><text:span text:style-name="T25">(B,L)‏</text:span></text:p>
            <draw:enhanced-geometry svg:viewBox="0 0 21600 21600" draw:type="rectangle" draw:enhanced-path="M 0 0 L 21600 0 21600 21600 0 21600 0 0 Z N"/>
          </draw:custom-shape>
          <draw:custom-shape draw:style-name="gr71" draw:text-style-name="P3" draw:layer="layout" svg:width="2.222cm" svg:height="0.961cm" svg:x="20.426cm" svg:y="9.393cm">
            <text:p text:style-name="P36"><text:span text:style-name="T25">5</text:span></text:p>
            <draw:enhanced-geometry svg:viewBox="0 0 21600 21600" draw:type="rectangle" draw:enhanced-path="M 0 0 L 21600 0 21600 21600 0 21600 0 0 Z N"/>
          </draw:custom-shape>
          <draw:custom-shape draw:style-name="gr71" draw:text-style-name="P3" draw:layer="layout" svg:width="2.223cm" svg:height="0.961cm" svg:x="18.203cm" svg:y="9.393cm">
            <text:p text:style-name="P36"><text:span text:style-name="T25">(G,M)‏</text:span></text:p>
            <draw:enhanced-geometry svg:viewBox="0 0 21600 21600" draw:type="rectangle" draw:enhanced-path="M 0 0 L 21600 0 21600 21600 0 21600 0 0 Z N"/>
          </draw:custom-shape>
          <draw:custom-shape draw:style-name="gr71" draw:text-style-name="P3" draw:layer="layout" svg:width="2.222cm" svg:height="0.957cm" svg:x="20.426cm" svg:y="11.315cm">
            <text:p text:style-name="P36"><text:span text:style-name="T25">6</text:span></text:p>
            <draw:enhanced-geometry svg:viewBox="0 0 21600 21600" draw:type="rectangle" draw:enhanced-path="M 0 0 L 21600 0 21600 21600 0 21600 0 0 Z N"/>
          </draw:custom-shape>
          <draw:custom-shape draw:style-name="gr71" draw:text-style-name="P3" draw:layer="layout" svg:width="2.223cm" svg:height="0.957cm" svg:x="18.203cm" svg:y="11.315cm">
            <text:p text:style-name="P36"><text:span text:style-name="T25">(I,J)‏</text:span></text:p>
            <draw:enhanced-geometry svg:viewBox="0 0 21600 21600" draw:type="rectangle" draw:enhanced-path="M 0 0 L 21600 0 21600 21600 0 21600 0 0 Z N"/>
          </draw:custom-shape>
          <draw:custom-shape draw:style-name="gr71" draw:text-style-name="P3" draw:layer="layout" svg:width="2.222cm" svg:height="0.961cm" svg:x="20.426cm" svg:y="10.354cm">
            <text:p text:style-name="P36"><text:span text:style-name="T25">6</text:span></text:p>
            <draw:enhanced-geometry svg:viewBox="0 0 21600 21600" draw:type="rectangle" draw:enhanced-path="M 0 0 L 21600 0 21600 21600 0 21600 0 0 Z N"/>
          </draw:custom-shape>
          <draw:custom-shape draw:style-name="gr71" draw:text-style-name="P3" draw:layer="layout" svg:width="2.223cm" svg:height="0.961cm" svg:x="18.203cm" svg:y="10.354cm">
            <text:p text:style-name="P36"><text:span text:style-name="T25">(C,M)‏</text:span></text:p>
            <draw:enhanced-geometry svg:viewBox="0 0 21600 21600" draw:type="rectangle" draw:enhanced-path="M 0 0 L 21600 0 21600 21600 0 21600 0 0 Z N"/>
          </draw:custom-shape>
          <draw:custom-shape draw:style-name="gr71" draw:text-style-name="P3" draw:layer="layout" svg:width="2.222cm" svg:height="0.962cm" svg:x="20.426cm" svg:y="12.272cm">
            <text:p text:style-name="P36"><text:span text:style-name="T25">7</text:span></text:p>
            <draw:enhanced-geometry svg:viewBox="0 0 21600 21600" draw:type="rectangle" draw:enhanced-path="M 0 0 L 21600 0 21600 21600 0 21600 0 0 Z N"/>
          </draw:custom-shape>
          <draw:custom-shape draw:style-name="gr71" draw:text-style-name="P3" draw:layer="layout" svg:width="2.223cm" svg:height="0.962cm" svg:x="18.203cm" svg:y="12.272cm">
            <text:p text:style-name="P36"><text:span text:style-name="T25">(A,M)‏</text:span></text:p>
            <draw:enhanced-geometry svg:viewBox="0 0 21600 21600" draw:type="rectangle" draw:enhanced-path="M 0 0 L 21600 0 21600 21600 0 21600 0 0 Z N"/>
          </draw:custom-shape>
          <draw:custom-shape draw:style-name="gr71" draw:text-style-name="P3" draw:layer="layout" svg:width="2.222cm" svg:height="0.957cm" svg:x="20.426cm" svg:y="8.436cm">
            <text:p text:style-name="P36"><text:span text:style-name="T25">4</text:span></text:p>
            <draw:enhanced-geometry svg:viewBox="0 0 21600 21600" draw:type="rectangle" draw:enhanced-path="M 0 0 L 21600 0 21600 21600 0 21600 0 0 Z N"/>
          </draw:custom-shape>
          <draw:custom-shape draw:style-name="gr71" draw:text-style-name="P3" draw:layer="layout" svg:width="2.223cm" svg:height="0.957cm" svg:x="18.203cm" svg:y="8.436cm">
            <text:p text:style-name="P36"><text:span text:style-name="T25">(J,L)‏</text:span></text:p>
            <draw:enhanced-geometry svg:viewBox="0 0 21600 21600" draw:type="rectangle" draw:enhanced-path="M 0 0 L 21600 0 21600 21600 0 21600 0 0 Z N"/>
          </draw:custom-shape>
          <draw:custom-shape draw:style-name="gr71" draw:text-style-name="P3" draw:layer="layout" svg:width="2.222cm" svg:height="0.962cm" svg:x="20.426cm" svg:y="7.474cm">
            <text:p text:style-name="P36"><text:span text:style-name="T25">4</text:span></text:p>
            <draw:enhanced-geometry svg:viewBox="0 0 21600 21600" draw:type="rectangle" draw:enhanced-path="M 0 0 L 21600 0 21600 21600 0 21600 0 0 Z N"/>
          </draw:custom-shape>
          <draw:custom-shape draw:style-name="gr71" draw:text-style-name="P3" draw:layer="layout" svg:width="2.223cm" svg:height="0.962cm" svg:x="18.203cm" svg:y="7.474cm">
            <text:p text:style-name="P36"><text:span text:style-name="T25">(A,I)‏</text:span></text:p>
            <draw:enhanced-geometry svg:viewBox="0 0 21600 21600" draw:type="rectangle" draw:enhanced-path="M 0 0 L 21600 0 21600 21600 0 21600 0 0 Z N"/>
          </draw:custom-shape>
          <draw:custom-shape draw:style-name="gr71" draw:text-style-name="P3" draw:layer="layout" svg:width="2.222cm" svg:height="0.956cm" svg:x="20.426cm" svg:y="6.518cm">
            <text:p text:style-name="P36"><text:span text:style-name="T25">...</text:span></text:p>
            <draw:enhanced-geometry svg:viewBox="0 0 21600 21600" draw:type="rectangle" draw:enhanced-path="M 0 0 L 21600 0 21600 21600 0 21600 0 0 Z N"/>
          </draw:custom-shape>
          <draw:custom-shape draw:style-name="gr71" draw:text-style-name="P3" draw:layer="layout" svg:width="2.223cm" svg:height="0.956cm" svg:x="18.203cm" svg:y="6.518cm">
            <text:p text:style-name="P36"><text:span text:style-name="T25">...</text:span></text:p>
            <draw:enhanced-geometry svg:viewBox="0 0 21600 21600" draw:type="rectangle" draw:enhanced-path="M 0 0 L 21600 0 21600 21600 0 21600 0 0 Z N"/>
          </draw:custom-shape>
          <draw:custom-shape draw:style-name="gr261" draw:text-style-name="P3" draw:layer="layout" svg:width="2.222cm" svg:height="1.015cm" svg:x="20.426cm" svg:y="5.503cm">
            <text:p text:style-name="P37"><text:span text:style-name="T26">c(e)‏</text:span></text:p>
            <draw:enhanced-geometry svg:viewBox="0 0 21600 21600" draw:type="rectangle" draw:enhanced-path="M 0 0 L 21600 0 21600 21600 0 21600 0 0 Z N"/>
          </draw:custom-shape>
          <draw:custom-shape draw:style-name="gr261" draw:text-style-name="P3" draw:layer="layout" svg:width="2.223cm" svg:height="1.015cm" svg:x="18.203cm" svg:y="5.503cm">
            <text:p text:style-name="P37"><text:span text:style-name="T26">e</text:span></text:p>
            <draw:enhanced-geometry svg:viewBox="0 0 21600 21600" draw:type="rectangle" draw:enhanced-path="M 0 0 L 21600 0 21600 21600 0 21600 0 0 Z N"/>
          </draw:custom-shape>
          <draw:line draw:style-name="gr73" draw:text-style-name="P15" draw:layer="layout" svg:x1="18.203cm" svg:y1="5.503cm" svg:x2="22.648cm" svg:y2="5.508cm">
            <text:p/>
          </draw:line>
          <draw:line draw:style-name="gr73" draw:text-style-name="P15" draw:layer="layout" svg:x1="18.203cm" svg:y1="6.518cm" svg:x2="22.648cm" svg:y2="6.522cm">
            <text:p/>
          </draw:line>
          <draw:line draw:style-name="gr74" draw:text-style-name="P15" draw:layer="layout" svg:x1="18.203cm" svg:y1="7.474cm" svg:x2="22.648cm" svg:y2="7.479cm">
            <text:p/>
          </draw:line>
          <draw:line draw:style-name="gr74" draw:text-style-name="P15" draw:layer="layout" svg:x1="18.203cm" svg:y1="8.436cm" svg:x2="22.648cm" svg:y2="8.44cm">
            <text:p/>
          </draw:line>
          <draw:line draw:style-name="gr73" draw:text-style-name="P15" draw:layer="layout" svg:x1="18.203cm" svg:y1="15.156cm" svg:x2="22.648cm" svg:y2="15.161cm">
            <text:p/>
          </draw:line>
          <draw:line draw:style-name="gr73" draw:text-style-name="P15" draw:layer="layout" svg:x1="18.203cm" svg:y1="5.503cm" svg:x2="18.208cm" svg:y2="15.156cm">
            <text:p/>
          </draw:line>
          <draw:line draw:style-name="gr74" draw:text-style-name="P15" draw:layer="layout" svg:x1="20.426cm" svg:y1="5.503cm" svg:x2="20.43cm" svg:y2="15.156cm">
            <text:p/>
          </draw:line>
          <draw:line draw:style-name="gr73" draw:text-style-name="P15" draw:layer="layout" svg:x1="22.648cm" svg:y1="5.503cm" svg:x2="22.653cm" svg:y2="15.156cm">
            <text:p/>
          </draw:line>
          <draw:line draw:style-name="gr74" draw:text-style-name="P15" draw:layer="layout" svg:x1="18.203cm" svg:y1="9.393cm" svg:x2="22.648cm" svg:y2="9.397cm">
            <text:p/>
          </draw:line>
          <draw:line draw:style-name="gr74" draw:text-style-name="P15" draw:layer="layout" svg:x1="18.203cm" svg:y1="13.234cm" svg:x2="22.648cm" svg:y2="13.238cm">
            <text:p/>
          </draw:line>
          <draw:line draw:style-name="gr74" draw:text-style-name="P15" draw:layer="layout" svg:x1="18.203cm" svg:y1="11.315cm" svg:x2="22.648cm" svg:y2="11.32cm">
            <text:p/>
          </draw:line>
          <draw:line draw:style-name="gr74" draw:text-style-name="P15" draw:layer="layout" svg:x1="18.203cm" svg:y1="12.272cm" svg:x2="22.648cm" svg:y2="12.277cm">
            <text:p/>
          </draw:line>
          <draw:line draw:style-name="gr74" draw:text-style-name="P15" draw:layer="layout" svg:x1="18.203cm" svg:y1="10.354cm" svg:x2="22.648cm" svg:y2="10.358cm">
            <text:p/>
          </draw:line>
          <draw:line draw:style-name="gr74" draw:text-style-name="P15" draw:layer="layout" svg:x1="18.203cm" svg:y1="14.195cm" svg:x2="22.648cm" svg:y2="14.199cm">
            <text:p/>
          </draw:line>
        </draw:g>
        <draw:custom-shape draw:style-name="gr84" draw:text-style-name="P3" xml:id="id79" draw:id="id79" draw:layer="layout" svg:width="2.54cm" svg:height="1.27cm" svg:x="17.992cm" svg:y="7.289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80" draw:id="id80" draw:layer="layout" svg:width="1.692cm" svg:height="1.693cm" svg:x="5.08cm" svg:y="6.773cm" svg:viewBox="0 0 1693 1694" draw:points="0,0 1693,1694">
          <text:p text:style-name="P23"/>
        </draw:polyline>
        <draw:g xml:id="id81" draw:id="id81">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62" draw:text-style-name="P40" draw:layer="layout" svg:width="9.736cm" svg:height="0.993cm" svg:x="5.292cm" svg:y="14.393cm">
            <text:p text:style-name="P38"><text:span text:style-name="T28">{ A, B, C, D, E, F, G, H, I, J, L }</text:span></text:p>
            <draw:enhanced-geometry svg:viewBox="0 0 21600 21600" draw:type="mso-spt202" draw:enhanced-path="M 0 0 L 21600 0 21600 21600 0 21600 0 0 Z N"/>
          </draw:custom-shape>
          <draw:custom-shape draw:style-name="gr263" draw:text-style-name="P40" draw:layer="layout" svg:width="2.117cm" svg:height="0.993cm" svg:x="8.89cm" svg:y="15.703cm">
            <text:p text:style-name="P38"><text:span text:style-name="T28">{ M }</text:span></text:p>
            <draw:enhanced-geometry svg:viewBox="0 0 21600 21600" draw:type="mso-spt202" draw:enhanced-path="M 0 0 L 21600 0 21600 21600 0 21600 0 0 Z N"/>
          </draw:custom-shape>
        </draw:g>
        <draw:custom-shape draw:style-name="gr264" draw:text-style-name="P42" xml:id="id82" draw:id="id82" draw:layer="layout" svg:width="5.927cm" svg:height="1.065cm" svg:x="11.43cm" svg:y="11.809cm">
          <text:p text:style-name="P41"><text:span text:style-name="T29">c(F) = 28</text:span></text:p>
          <draw:enhanced-geometry svg:viewBox="0 0 21600 21600" draw:type="mso-spt202" draw:enhanced-path="M 0 0 L 21600 0 21600 21600 0 21600 0 0 Z N"/>
        </draw:custom-shape>
        <draw:custom-shape draw:style-name="gr84" draw:text-style-name="P3" xml:id="id83" draw:id="id83" draw:layer="layout" svg:width="2.54cm" svg:height="1.27cm" svg:x="17.992cm" svg:y="8.255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65" draw:text-style-name="P20" xml:id="id84" draw:id="id84" draw:layer="layout" svg:width="1.525cm" svg:height="1.527cm" svg:x="18.583cm" svg:y="8.083cm">
          <text:p text:style-name="P19"><text:span text:style-name="T30">X</text:span></text:p>
          <draw:enhanced-geometry svg:viewBox="0 0 21600 21600" draw:type="mso-spt202" draw:enhanced-path="M 0 0 L 21600 0 21600 21600 0 21600 0 0 Z N"/>
        </draw:custom-shape>
        <draw:custom-shape draw:style-name="gr84" draw:text-style-name="P3" xml:id="id85" draw:id="id85" draw:layer="layout" svg:width="2.54cm" svg:height="1.27cm" svg:x="18.045cm" svg:y="9.221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86" draw:id="id86" draw:layer="layout" svg:width="0.714cm" svg:height="3.095cm" svg:x="9.022cm" svg:y="7.104cm" svg:viewBox="0 0 715 3096" draw:points="0,0 715,3096">
          <text:p text:style-name="P23"/>
        </draw:polyline>
        <draw:g xml:id="id87" draw:id="id87">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266" draw:text-style-name="P40" draw:layer="layout" svg:width="10.795cm" svg:height="0.993cm" svg:x="4.445cm" svg:y="15.068cm">
            <text:p text:style-name="P38"><text:span text:style-name="T28">{ A, B, C, D, E, F, G, H, I, J, L, M }</text:span></text:p>
            <draw:enhanced-geometry svg:viewBox="0 0 21600 21600" draw:type="mso-spt202" draw:enhanced-path="M 0 0 L 21600 0 21600 21600 0 21600 0 0 Z N"/>
          </draw:custom-shape>
        </draw:g>
        <draw:custom-shape draw:style-name="gr267" draw:text-style-name="P42" xml:id="id88" draw:id="id88" draw:layer="layout" svg:width="5.927cm" svg:height="1.065cm" svg:x="11.43cm" svg:y="11.809cm">
          <text:p text:style-name="P41"><text:span text:style-name="T29">c(F) = 33</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0;height" smil:keyTimes="0;1"/>
                  <anim:transitionFilter smil:dur="0.5s" smil:fill="hold" smil:targetElement="id79"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80" smil:attributeName="visibility" smil:to="visible"/>
                  <anim:transitionFilter smil:dur="0.5s" smil:fill="hold" smil:targetElement="id8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81" smil:attributeName="visibility" smil:to="visible"/>
                  <anim:transitionFilter smil:dur="0.5s" smil:fill="hold" smil:targetElement="id81"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2"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79"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83" smil:attributeName="visibility" smil:to="visible"/>
                  <anim:animate smil:dur="0.5s" smil:fill="hold" smil:targetElement="id83" smil:attributeName="width" smil:values="0;width" smil:keyTimes="0;1"/>
                  <anim:animate smil:dur="0.5s" smil:fill="hold" smil:targetElement="id83" smil:attributeName="height" smil:values="0;height" smil:keyTimes="0;1"/>
                  <anim:transitionFilter smil:dur="0.5s" smil:fill="hold" smil:targetElement="id83"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83"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84" smil:attributeName="visibility" smil:to="visible"/>
                  <anim:transitionFilter smil:dur="0.5s" smil:fill="hold" smil:targetElement="id84" smil:type="dissolv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84" smil:attributeName="visibility" smil:to="hidden"/>
                </anim:par>
              </anim:par>
              <anim:par smil:begin="0s" smil:dur="indefinite" smil:fill="hold">
                <anim:par smil:begin="0s" smil:dur="indefinite" smil:fill="hold" presentation:node-type="after-previous" presentation:preset-class="entrance" presentation:preset-id="ooo-entrance-fade-in-and-zoom">
                  <anim:set smil:begin="0s" smil:dur="0.001s" smil:fill="hold" smil:targetElement="id85" smil:attributeName="visibility" smil:to="visible"/>
                  <anim:animate smil:dur="0.5s" smil:fill="hold" smil:targetElement="id85" smil:attributeName="width" smil:values="0;width" smil:keyTimes="0;1"/>
                  <anim:animate smil:dur="0.5s" smil:fill="hold" smil:targetElement="id85" smil:attributeName="height" smil:values="0;height" smil:keyTimes="0;1"/>
                  <anim:transitionFilter smil:dur="0.5s" smil:fill="hold" smil:targetElement="id85"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86" smil:attributeName="visibility" smil:to="visible"/>
                  <anim:transitionFilter smil:dur="0.5s" smil:fill="hold" smil:targetElement="id8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87" smil:attributeName="visibility" smil:to="visible"/>
                  <anim:transitionFilter smil:dur="0.5s" smil:fill="hold" smil:targetElement="id8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8"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85" smil:attributeName="visibility" smil:to="hidden"/>
                </anim:par>
              </anim:par>
            </anim:par>
          </anim:seq>
        </anim:par>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2" draw:text-style-name="P4" draw:layer="layout" svg:width="15.147cm" svg:height="11.388cm" svg:x="1.904cm" svg:y="12.065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frame presentation:style-name="pr33" draw:text-style-name="P2" draw:layer="layout" svg:width="22.225cm" svg:height="12.489cm" svg:x="2.327cm" svg:y="4.445cm" presentation:class="outline" presentation:user-transformed="true">
          <draw:text-box>
            <text:p text:style-name="P7"><text:span text:style-name="T1">Pode ser implementado em O(m*log m) que é o tempo necessário para ordenar as arestas.</text:span></text:p>
            <text:p text:style-name="P7"><text:span text:style-name="T1">Tem que ter cuidado na implementação da união de duas subárvores. <text:s/>Pag. 509 Cormen et al.</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4" draw:text-style-name="P4" draw:layer="layout" svg:width="15.147cm" svg:height="11.388cm" svg:x="1.904cm" svg:y="12.065cm" presentation:class="notes" presentation:placeholder="true">
            <draw:text-box/>
          </draw:frame>
        </presentation:notes>
      </draw:page>
      <draw:page draw:name="page21"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268" draw:text-style-name="P26" draw:layer="layout" svg:width="20.744cm" svg:height="2.328cm" svg:x="2.328cm" svg:y="5.927cm">
          <text:p text:style-name="P25"><text:span text:style-name="T7">Começar com uma árvore formada apenas por um vértice qualquer do grafo, ou pela aresta de peso mínimo.</text:span></text:p>
          <draw:enhanced-geometry svg:viewBox="0 0 21600 21600" draw:type="rectangle" draw:enhanced-path="M 0 0 L 21600 0 21600 21600 0 21600 0 0 Z N"/>
        </draw:custom-shape>
        <draw:custom-shape draw:style-name="gr269" draw:text-style-name="P28" draw:layer="layout" svg:width="17.568cm" svg:height="1.197cm" svg:x="3.175cm" svg:y="3.682cm">
          <text:p text:style-name="P27"><text:span text:style-name="T18">Algoritmo de Prim</text:span></text:p>
          <draw:enhanced-geometry svg:viewBox="0 0 21600 21600" draw:type="mso-spt202" draw:enhanced-path="M 0 0 L 21600 0 21600 21600 0 21600 0 0 Z N"/>
        </draw:custom-shape>
        <draw:custom-shape draw:style-name="gr270" draw:text-style-name="P26" draw:layer="layout" svg:width="20.744cm" svg:height="2.54cm" svg:x="2.328cm" svg:y="8.467cm">
          <text:p text:style-name="P25"><text:span text:style-name="T7">A cada iteração, adicionar a aresta de menor peso que conecta um vértice já conectado a um vértice não-conectado.</text:span></text:p>
          <draw:enhanced-geometry svg:viewBox="0 0 21600 21600" draw:type="rectangle" draw:enhanced-path="M 0 0 L 21600 0 21600 21600 0 21600 0 0 Z N"/>
        </draw:custom-shape>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5" draw:text-style-name="P31" draw:layer="layout" svg:width="15.24cm" svg:height="11.431cm" svg:x="1.905cm" svg:y="12.065cm" presentation:class="notes" presentation:user-transformed="true">
            <draw:text-box>
              <text:p text:style-name="P30"><text:span text:style-name="T20">L+ e L-: não é ao contrário??</text:span></text:p>
            </draw:text-box>
          </draw:frame>
        </presentation:notes>
      </draw:page>
      <draw:page draw:name="page22" draw:style-name="dp1" draw:master-page-name="Default" presentation:presentation-page-layout-name="AL2T10">
        <office:forms form:automatic-focus="false" form:apply-design-mode="false"/>
        <draw:frame presentation:style-name="pr8" draw:text-style-name="P6" draw:layer="layout" svg:width="17.991cm" svg:height="3.741cm" svg:x="4.021cm" svg:y="-0.019cm" presentation:class="title" presentation:user-transformed="true">
          <draw:text-box>
            <text:p text:style-name="P5"><text:span text:style-name="T1">Árvore Geradora de Peso Mínimo</text:span></text:p>
          </draw:text-box>
        </draw:frame>
        <draw:custom-shape draw:style-name="gr271" draw:text-style-name="P28" draw:layer="layout" svg:width="17.568cm" svg:height="1.197cm" svg:x="3.175cm" svg:y="3.463cm">
          <text:p text:style-name="P27"><text:span text:style-name="T18">Algoritmo de Prim</text:span></text:p>
          <draw:enhanced-geometry svg:viewBox="0 0 21600 21600" draw:type="mso-spt202" draw:enhanced-path="M 0 0 L 21600 0 21600 21600 0 21600 0 0 Z N"/>
        </draw:custom-shape>
        <draw:frame draw:style-name="gr272" draw:text-style-name="P43" draw:layer="layout" svg:width="26.951cm" svg:height="12.384cm" svg:x="0.593cm" svg:y="4.339cm">
          <draw:text-box>
            <text:p text:style-name="P43"><text:span text:style-name="T31">MST-Prim(G, w, r)</text:span></text:p>
            <text:p text:style-name="P43"><text:span text:style-name="T31"><text:s text:c="4"/></text:span><text:span text:style-name="T31">Q = V[G]; </text:span></text:p>
            <text:p text:style-name="P43"><text:span text:style-name="T31"><text:s text:c="4"/></text:span><text:span text:style-name="T31">for each u </text:span><text:span text:style-name="T32"></text:span><text:span text:style-name="T31"> Q</text:span></text:p>
            <text:p text:style-name="P43"><text:span text:style-name="T31"><text:s text:c="8"/></text:span><text:span text:style-name="T31">key[u] = </text:span><text:span text:style-name="T32"></text:span><text:span text:style-name="T31">;</text:span></text:p>
            <text:p text:style-name="P43"><text:span text:style-name="T31"><text:s text:c="4"/></text:span><text:span text:style-name="T31">key[r] = 0; </text:span></text:p>
            <text:p text:style-name="P43"><text:span text:style-name="T31"><text:s text:c="4"/></text:span><text:span text:style-name="T31">p[r] = NULL;</text:span></text:p>
            <text:p text:style-name="P43"><text:span text:style-name="T31"><text:s text:c="4"/></text:span><text:span text:style-name="T31">while (Q not empty)</text:span></text:p>
            <text:p text:style-name="P43"><text:span text:style-name="T31"><text:s text:c="8"/></text:span><text:span text:style-name="T31">u = ExtractMin(Q);</text:span></text:p>
            <text:p text:style-name="P43"><text:span text:style-name="T31"><text:s text:c="8"/></text:span><text:span text:style-name="T31">for each v </text:span><text:span text:style-name="T32"></text:span><text:span text:style-name="T31"> Adj[u]</text:span></text:p>
            <text:p text:style-name="P43"><text:span text:style-name="T31"><text:s text:c="12"/></text:span><text:span text:style-name="T31">if (v </text:span><text:span text:style-name="T32"></text:span><text:span text:style-name="T31"> Q and w(u,v) &lt; key[v])</text:span></text:p>
            <text:p text:style-name="P43"><text:span text:style-name="T31"><text:s text:c="16"/></text:span><text:span text:style-name="T31">p[v] = u;</text:span></text:p>
            <text:p text:style-name="P43"><text:span text:style-name="T31"><text:s text:c="16"/></text:span><text:span text:style-name="T31">key[v] = w(u,v);</text:span></text:p>
          </draw:text-box>
        </draw:fram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6" draw:text-style-name="P4" draw:layer="layout" svg:width="15.147cm" svg:height="11.388cm" svg:x="1.904cm" svg:y="12.065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8" draw:text-style-name="P23" draw:layer="layout" svg:width="17.916cm" svg:height="1.854cm" svg:x="4.022cm" svg:y="1.461cm" presentation:class="title" presentation:placeholder="true" presentation:user-transformed="true">
          <draw:text-box/>
        </draw:frame>
        <draw:frame presentation:style-name="pr14" draw:text-style-name="P2" draw:layer="layout" svg:width="22.15cm" svg:height="11.872cm" svg:x="2.328cm" svg:y="4.444cm" presentation:class="outline" presentation:user-transformed="true">
          <draw:text-box>
            <text:p text:style-name="P24"><text:span text:style-name="T1">Neste caso A forma sempre uma subárvore conexa.</text:span></text:p>
            <text:p text:style-name="P24"><text:span text:style-name="T1">(j,prox(j)) é mínima no corte entre os vértices da subárvore corrente e o restante dos vértices.</text:span></text:p>
          </draw:text-box>
        </draw:frame>
        <presentation:notes draw:style-name="dp2">
          <draw:custom-shape draw:style-name="gr1" draw:text-style-name="P3" draw:layer="layout" svg:width="12.625cm" svg:height="9.499cm" svg:x="3.175cm" svg:y="1.905cm">
            <text:p/>
            <draw:enhanced-geometry svg:viewBox="0 0 21600 21600" draw:type="mso-spt202" draw:enhanced-path="M 0 0 L 21600 0 21600 21600 0 21600 0 0 Z N"/>
          </draw:custom-shape>
          <draw:frame presentation:style-name="pr37" draw:text-style-name="P4" draw:layer="layout" svg:width="15.147cm" svg:height="11.388cm" svg:x="1.904cm" svg:y="12.065cm" presentation:class="notes" presentation:placeholder="true">
            <draw:text-box/>
          </draw:frame>
        </presentation:notes>
      </draw:page>
      <draw:page draw:name="page24"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273" draw:text-style-name="P14" draw:layer="layout" svg:width="3.81cm" svg:height="1.27cm" svg:x="3.598cm" svg:y="3.766cm">
          <text:p text:style-name="P13"><text:span text:style-name="T12">Exemplo:</text:span></text:p>
          <draw:enhanced-geometry svg:viewBox="0 0 21600 21600" draw:type="rectangle" draw:enhanced-path="M 0 0 L 21600 0 21600 21600 0 21600 0 0 Z N"/>
        </draw:custom-shape>
        <draw:line draw:style-name="gr5" draw:text-style-name="P15" draw:layer="layout" svg:x1="8.89cm" svg:y1="6.773cm" svg:x2="8.894cm" svg:y2="10.583cm">
          <text:p/>
        </draw:line>
        <draw:line draw:style-name="gr5" draw:text-style-name="P15" draw:layer="layout" svg:x1="9.225cm" svg:y1="6.438cm" svg:x2="15.787cm" svg:y2="6.443cm">
          <text:p/>
        </draw:line>
        <draw:line draw:style-name="gr5" draw:text-style-name="P15" draw:layer="layout" svg:x1="16.122cm" svg:y1="6.773cm" svg:x2="16.126cm" svg:y2="10.583cm">
          <text:p/>
        </draw:line>
        <draw:line draw:style-name="gr5" draw:text-style-name="P15" draw:layer="layout" svg:x1="9.225cm" svg:y1="10.883cm" svg:x2="15.787cm" svg:y2="10.888cm">
          <text:p/>
        </draw:line>
        <draw:line draw:style-name="gr5" draw:text-style-name="P15" draw:layer="layout" svg:x1="9.137cm" svg:y1="6.641cm" svg:x2="10.83cm" svg:y2="8.334cm">
          <text:p/>
        </draw:line>
        <draw:line draw:style-name="gr5" draw:text-style-name="P15" draw:layer="layout" svg:x1="14.005cm" svg:y1="8.802cm" svg:x2="15.91cm" svg:y2="10.61cm">
          <text:p/>
        </draw:line>
        <draw:line draw:style-name="gr5" draw:text-style-name="P15" draw:layer="layout" svg:x1="15.888cm" svg:y1="6.694cm" svg:x2="13.992cm" svg:y2="8.387cm">
          <text:p/>
        </draw:line>
        <draw:line draw:style-name="gr5" draw:text-style-name="P15" draw:layer="layout" svg:x1="11.342cm" svg:y1="8.599cm" svg:x2="13.458cm" svg:y2="8.603cm">
          <text:p/>
        </draw:line>
        <draw:line draw:style-name="gr5" draw:text-style-name="P15" draw:layer="layout" svg:x1="11.298cm" svg:y1="8.444cm" svg:x2="15.804cm" svg:y2="6.503cm">
          <text:p/>
        </draw:line>
        <draw:line draw:style-name="gr5" draw:text-style-name="P15" draw:layer="layout" svg:x1="13.736cm" svg:y1="8.846cm" svg:x2="9.088cm" svg:y2="10.751cm">
          <text:p/>
        </draw:line>
        <draw:custom-shape draw:style-name="gr274" draw:text-style-name="P17" draw:layer="layout" svg:width="1.27cm" svg:height="0.816cm" svg:x="11.977cm" svg:y="10.795cm">
          <text:p text:style-name="P16"><text:span text:style-name="T13">9</text:span></text:p>
          <draw:enhanced-geometry svg:viewBox="0 0 21600 21600" draw:type="mso-spt202" draw:enhanced-path="M 0 0 L 21600 0 21600 21600 0 21600 0 0 Z N"/>
        </draw:custom-shape>
        <draw:g>
          <draw:custom-shape draw:style-name="gr7" draw:text-style-name="P3" draw:layer="layout" svg:width="0.635cm" svg:height="0.635cm" svg:x="8.59cm" svg:y="10.5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5" draw:text-style-name="P18" draw:layer="layout" svg:width="0.767cm" svg:height="0.828cm" svg:x="8.502cm" svg:y="10.504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8.59cm" svg:y="6.1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6" draw:text-style-name="P18" draw:layer="layout" svg:width="0.767cm" svg:height="0.828cm" svg:x="8.502cm" svg:y="6.05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10.707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7" draw:text-style-name="P18" draw:layer="layout" svg:width="0.767cm" svg:height="0.828cm" svg:x="10.619cm" svg:y="8.167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5.787cm" svg:y="6.1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8" draw:text-style-name="P18" draw:layer="layout" svg:width="0.767cm" svg:height="0.828cm" svg:x="15.743cm" svg:y="6.05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5.787cm" svg:y="10.58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79" draw:text-style-name="P18" draw:layer="layout" svg:width="0.767cm" svg:height="0.828cm" svg:x="15.699cm" svg:y="10.504cm">
            <text:p text:style-name="P16"><text:span text:style-name="T14">C</text:span></text:p>
            <draw:enhanced-geometry svg:viewBox="0 0 21600 21600" draw:type="mso-spt202" draw:enhanced-path="M 0 0 L 21600 0 21600 21600 0 21600 0 0 Z N"/>
          </draw:custom-shape>
        </draw:g>
        <draw:g>
          <draw:custom-shape draw:style-name="gr7" draw:text-style-name="P3" draw:layer="layout" svg:width="0.635cm" svg:height="0.635cm" svg:x="13.458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0" draw:text-style-name="P18" draw:layer="layout" svg:width="0.768cm" svg:height="0.828cm" svg:x="13.37cm" svg:y="8.167cm">
            <text:p text:style-name="P16"><text:span text:style-name="T14">F</text:span></text:p>
            <draw:enhanced-geometry svg:viewBox="0 0 21600 21600" draw:type="mso-spt202" draw:enhanced-path="M 0 0 L 21600 0 21600 21600 0 21600 0 0 Z N"/>
          </draw:custom-shape>
        </draw:g>
        <draw:custom-shape draw:style-name="gr281" draw:text-style-name="P17" draw:layer="layout" svg:width="1.27cm" svg:height="0.816cm" svg:x="7.964cm" svg:y="8.167cm">
          <text:p text:style-name="P16"><text:span text:style-name="T13">3</text:span></text:p>
          <draw:enhanced-geometry svg:viewBox="0 0 21600 21600" draw:type="mso-spt202" draw:enhanced-path="M 0 0 L 21600 0 21600 21600 0 21600 0 0 Z N"/>
        </draw:custom-shape>
        <draw:custom-shape draw:style-name="gr282" draw:text-style-name="P17" draw:layer="layout" svg:width="1.27cm" svg:height="0.816cm" svg:x="11.553cm" svg:y="5.592cm">
          <text:p text:style-name="P16"><text:span text:style-name="T13">4</text:span></text:p>
          <draw:enhanced-geometry svg:viewBox="0 0 21600 21600" draw:type="mso-spt202" draw:enhanced-path="M 0 0 L 21600 0 21600 21600 0 21600 0 0 Z N"/>
        </draw:custom-shape>
        <draw:custom-shape draw:style-name="gr283" draw:text-style-name="P17" draw:layer="layout" svg:width="1.27cm" svg:height="0.816cm" svg:x="15.875cm" svg:y="7.955cm">
          <text:p text:style-name="P16"><text:span text:style-name="T13">8</text:span></text:p>
          <draw:enhanced-geometry svg:viewBox="0 0 21600 21600" draw:type="mso-spt202" draw:enhanced-path="M 0 0 L 21600 0 21600 21600 0 21600 0 0 Z N"/>
        </draw:custom-shape>
        <draw:custom-shape draw:style-name="gr284" draw:text-style-name="P17" draw:layer="layout" svg:width="1.27cm" svg:height="0.816cm" svg:x="9.225cm" svg:y="7.444cm">
          <text:p text:style-name="P16"><text:span text:style-name="T13">4</text:span></text:p>
          <draw:enhanced-geometry svg:viewBox="0 0 21600 21600" draw:type="mso-spt202" draw:enhanced-path="M 0 0 L 21600 0 21600 21600 0 21600 0 0 Z N"/>
        </draw:custom-shape>
        <draw:custom-shape draw:style-name="gr285" draw:text-style-name="P17" draw:layer="layout" svg:width="1.27cm" svg:height="0.816cm" svg:x="9.772cm" svg:y="9.446cm">
          <text:p text:style-name="P16"><text:span text:style-name="T13">7</text:span></text:p>
          <draw:enhanced-geometry svg:viewBox="0 0 21600 21600" draw:type="mso-spt202" draw:enhanced-path="M 0 0 L 21600 0 21600 21600 0 21600 0 0 Z N"/>
        </draw:custom-shape>
        <draw:custom-shape draw:style-name="gr286" draw:text-style-name="P17" draw:layer="layout" svg:width="1.27cm" svg:height="0.816cm" svg:x="11.853cm" svg:y="8.467cm">
          <text:p text:style-name="P16"><text:span text:style-name="T13">2</text:span></text:p>
          <draw:enhanced-geometry svg:viewBox="0 0 21600 21600" draw:type="mso-spt202" draw:enhanced-path="M 0 0 L 21600 0 21600 21600 0 21600 0 0 Z N"/>
        </draw:custom-shape>
        <draw:custom-shape draw:style-name="gr287" draw:text-style-name="P17" draw:layer="layout" svg:width="1.27cm" svg:height="0.816cm" svg:x="14.605cm" svg:y="9.102cm">
          <text:p text:style-name="P16"><text:span text:style-name="T13">2</text:span></text:p>
          <draw:enhanced-geometry svg:viewBox="0 0 21600 21600" draw:type="mso-spt202" draw:enhanced-path="M 0 0 L 21600 0 21600 21600 0 21600 0 0 Z N"/>
        </draw:custom-shape>
        <draw:custom-shape draw:style-name="gr288" draw:text-style-name="P17" draw:layer="layout" svg:width="1.27cm" svg:height="0.816cm" svg:x="14.561cm" svg:y="7.364cm">
          <text:p text:style-name="P16"><text:span text:style-name="T13">5</text:span></text:p>
          <draw:enhanced-geometry svg:viewBox="0 0 21600 21600" draw:type="mso-spt202" draw:enhanced-path="M 0 0 L 21600 0 21600 21600 0 21600 0 0 Z N"/>
        </draw:custom-shape>
        <draw:custom-shape draw:style-name="gr289" draw:text-style-name="P17" draw:layer="layout" svg:width="1.27cm" svg:height="0.816cm" svg:x="12.524cm" svg:y="6.817cm">
          <text:p text:style-name="P16"><text:span text:style-name="T13">9</text:span></text:p>
          <draw:enhanced-geometry svg:viewBox="0 0 21600 21600" draw:type="mso-spt202" draw:enhanced-path="M 0 0 L 21600 0 21600 21600 0 21600 0 0 Z N"/>
        </draw:custom-shape>
        <draw:polyline draw:style-name="gr85" draw:text-style-name="P15" xml:id="id89" draw:id="id89" draw:layer="layout" svg:width="2.115cm" svg:height="0.004cm" svg:x="11.307cm" svg:y="8.59cm" svg:viewBox="0 0 2116 5" draw:points="0,0 2116,5">
          <text:p text:style-name="P23"/>
        </draw:polyline>
        <draw:custom-shape draw:style-name="gr290" draw:text-style-name="P3" xml:id="id91" draw:id="id91" draw:layer="layout" svg:width="2.117cm" svg:height="1.27cm" svg:x="15.028cm" svg:y="10.16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92" draw:id="id92" draw:layer="layout" svg:width="1.904cm" svg:height="1.807cm" svg:x="14.014cm" svg:y="8.819cm" svg:viewBox="0 0 1905 1808" draw:points="0,0 1905,1808">
          <text:p text:style-name="P23"/>
        </draw:polyline>
        <draw:custom-shape draw:style-name="gr290" draw:text-style-name="P3" xml:id="id94" draw:id="id94" draw:layer="layout" svg:width="2.116cm" svg:height="1.27cm" svg:x="7.876cm" svg:y="5.838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95" draw:id="id95" draw:layer="layout" svg:width="1.692cm" svg:height="1.692cm" svg:x="9.102cm" svg:y="6.606cm" svg:viewBox="0 0 1693 1693" draw:points="0,0 1693,1693">
          <text:p text:style-name="P23"/>
        </draw:polyline>
        <draw:custom-shape draw:style-name="gr290" draw:text-style-name="P3" xml:id="id97" draw:id="id97" draw:layer="layout" svg:width="2.116cm" svg:height="1.27cm" svg:x="7.876cm" svg:y="10.248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98" draw:id="id98" draw:layer="layout" svg:width="0.004cm" svg:height="3.809cm" svg:x="8.934cm" svg:y="6.773cm" svg:viewBox="0 0 5 3810" draw:points="0,0 5,3810">
          <text:p text:style-name="P23"/>
        </draw:polyline>
        <draw:custom-shape draw:style-name="gr290" draw:text-style-name="P3" xml:id="id100" draw:id="id100" draw:layer="layout" svg:width="2.117cm" svg:height="1.27cm" svg:x="15.028cm" svg:y="5.927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85" draw:text-style-name="P15" xml:id="id101" draw:id="id101" draw:layer="layout" svg:width="6.56cm" svg:height="0.004cm" svg:x="9.252cm" svg:y="6.438cm" svg:viewBox="0 0 6561 5" draw:points="0,0 6561,5">
          <text:p text:style-name="P23"/>
        </draw:polyline>
        <draw:custom-shape draw:style-name="gr291" draw:text-style-name="P42" xml:id="id90" draw:id="id90" draw:layer="layout" svg:width="6.35cm" svg:height="1.065cm" svg:x="9.525cm" svg:y="12.912cm">
          <text:p text:style-name="P41"><text:span text:style-name="T29">c(F) = 2</text:span></text:p>
          <draw:enhanced-geometry svg:viewBox="0 0 21600 21600" draw:type="mso-spt202" draw:enhanced-path="M 0 0 L 21600 0 21600 21600 0 21600 0 0 Z N"/>
        </draw:custom-shape>
        <draw:custom-shape draw:style-name="gr292" draw:text-style-name="P42" xml:id="id93" draw:id="id93" draw:layer="layout" svg:width="6.35cm" svg:height="1.065cm" svg:x="9.525cm" svg:y="12.912cm">
          <text:p text:style-name="P41"><text:span text:style-name="T29">c(F) = 4</text:span></text:p>
          <draw:enhanced-geometry svg:viewBox="0 0 21600 21600" draw:type="mso-spt202" draw:enhanced-path="M 0 0 L 21600 0 21600 21600 0 21600 0 0 Z N"/>
        </draw:custom-shape>
        <draw:custom-shape draw:style-name="gr293" draw:text-style-name="P42" xml:id="id96" draw:id="id96" draw:layer="layout" svg:width="6.35cm" svg:height="1.065cm" svg:x="9.525cm" svg:y="12.912cm">
          <text:p text:style-name="P41"><text:span text:style-name="T29">c(F) = 7</text:span></text:p>
          <draw:enhanced-geometry svg:viewBox="0 0 21600 21600" draw:type="mso-spt202" draw:enhanced-path="M 0 0 L 21600 0 21600 21600 0 21600 0 0 Z N"/>
        </draw:custom-shape>
        <draw:custom-shape draw:style-name="gr294" draw:text-style-name="P42" xml:id="id99" draw:id="id99" draw:layer="layout" svg:width="6.35cm" svg:height="1.065cm" svg:x="9.693cm" svg:y="12.912cm">
          <text:p text:style-name="P41"><text:span text:style-name="T29">c(F) = 11</text:span></text:p>
          <draw:enhanced-geometry svg:viewBox="0 0 21600 21600" draw:type="mso-spt202" draw:enhanced-path="M 0 0 L 21600 0 21600 21600 0 21600 0 0 Z N"/>
        </draw:custom-shape>
        <draw:custom-shape draw:style-name="gr295" draw:text-style-name="P42" xml:id="id102" draw:id="id102" draw:layer="layout" svg:width="6.35cm" svg:height="1.065cm" svg:x="9.693cm" svg:y="12.912cm">
          <text:p text:style-name="P41"><text:span text:style-name="T29">c(F) = 15</text:span></text:p>
          <draw:enhanced-geometry svg:viewBox="0 0 21600 21600" draw:type="mso-spt202" draw:enhanced-path="M 0 0 L 21600 0 21600 21600 0 21600 0 0 Z N"/>
        </draw:custom-shape>
        <draw:line draw:style-name="gr5" draw:text-style-name="P15" draw:layer="layout" svg:x1="11.289cm" svg:y1="8.85cm" svg:x2="15.835cm" svg:y2="10.755cm">
          <text:p/>
        </draw:line>
        <draw:custom-shape draw:style-name="gr296" draw:text-style-name="P17" draw:layer="layout" svg:width="1.27cm" svg:height="0.816cm" svg:x="12.982cm" svg:y="9.776cm">
          <text:p text:style-name="P16"><text:span text:style-name="T13">3</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89" smil:attributeName="visibility" smil:to="visible"/>
                  <anim:transitionFilter smil:dur="0.5s" smil:fill="hold" smil:targetElement="id89" smil:type="dissolve"/>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0" smil:attributeName="visibility" smil:to="visible"/>
                  <anim:transitionFilter smil:dur="0.5s" smil:fill="hold" smil:targetElement="id9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1" smil:attributeName="visibility" smil:to="visible"/>
                  <anim:animate smil:dur="0.5s" smil:fill="hold" smil:targetElement="id91" smil:attributeName="width" smil:values="0;width" smil:keyTimes="0;1"/>
                  <anim:animate smil:dur="0.5s" smil:fill="hold" smil:targetElement="id91" smil:attributeName="height" smil:values="0;height" smil:keyTimes="0;1"/>
                  <anim:transitionFilter smil:dur="0.5s" smil:fill="hold" smil:targetElement="id91" smil:type="fade" smil:subtype="crossfade"/>
                </anim:par>
              </anim:par>
            </anim:par>
            <anim:par smil:begin="next" smil:dur="indefinite" smil:fill="hold">
              <anim:par smil:begin="0s" smil:dur="indefinite" smil:fill="hold">
                <anim:par smil:begin="0s" smil:dur="indefinite" smil:fill="hold" smil:repeatCount="1" presentation:node-type="on-click" presentation:preset-class="exit" presentation:preset-id="ooo-exit-disappear">
                  <anim:set smil:begin="0s" smil:dur="0.001s" smil:fill="hold" smil:targetElement="id91"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2" smil:attributeName="visibility" smil:to="visible"/>
                  <anim:transitionFilter smil:dur="0.5s" smil:fill="hold" smil:targetElement="id92" smil:type="dissolve"/>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3" smil:attributeName="visibility" smil:to="visible"/>
                  <anim:transitionFilter smil:dur="0.5s" smil:fill="hold" smil:targetElement="id9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4" smil:attributeName="visibility" smil:to="visible"/>
                  <anim:animate smil:dur="0.5s" smil:fill="hold" smil:targetElement="id94" smil:attributeName="width" smil:values="0;width" smil:keyTimes="0;1"/>
                  <anim:animate smil:dur="0.5s" smil:fill="hold" smil:targetElement="id94" smil:attributeName="height" smil:values="0;height" smil:keyTimes="0;1"/>
                  <anim:transitionFilter smil:dur="0.5s" smil:fill="hold" smil:targetElement="id94" smil:type="fade" smil:subtype="crossfade"/>
                </anim:par>
              </anim:par>
            </anim:par>
            <anim:par smil:begin="next" smil:dur="indefinite" smil:fill="hold">
              <anim:par smil:begin="0s" smil:dur="indefinite" smil:fill="hold">
                <anim:par smil:begin="0s" smil:dur="indefinite" smil:fill="hold" smil:repeatCount="1" presentation:node-type="on-click" presentation:preset-class="exit" presentation:preset-id="ooo-exit-disappear">
                  <anim:set smil:begin="0s" smil:dur="0.001s" smil:fill="hold" smil:targetElement="id94"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5" smil:attributeName="visibility" smil:to="visible"/>
                  <anim:transitionFilter smil:dur="0.5s" smil:fill="hold" smil:targetElement="id95" smil:type="dissolve"/>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6" smil:attributeName="visibility" smil:to="visible"/>
                  <anim:transitionFilter smil:dur="0.5s" smil:fill="hold" smil:targetElement="id9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97" smil:attributeName="visibility" smil:to="visible"/>
                  <anim:animate smil:dur="0.5s" smil:fill="hold" smil:targetElement="id97" smil:attributeName="width" smil:values="0;width" smil:keyTimes="0;1"/>
                  <anim:animate smil:dur="0.5s" smil:fill="hold" smil:targetElement="id97" smil:attributeName="height" smil:values="0;height" smil:keyTimes="0;1"/>
                  <anim:transitionFilter smil:dur="0.5s" smil:fill="hold" smil:targetElement="id97" smil:type="fade" smil:subtype="crossfade"/>
                </anim:par>
              </anim:par>
            </anim:par>
            <anim:par smil:begin="next" smil:dur="indefinite" smil:fill="hold">
              <anim:par smil:begin="0s" smil:dur="indefinite" smil:fill="hold">
                <anim:par smil:begin="0s" smil:dur="indefinite" smil:fill="hold" smil:repeatCount="1" presentation:node-type="on-click" presentation:preset-class="exit" presentation:preset-id="ooo-exit-disappear">
                  <anim:set smil:begin="0s" smil:dur="0.001s" smil:fill="hold" smil:targetElement="id97"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8" smil:attributeName="visibility" smil:to="visible"/>
                  <anim:transitionFilter smil:dur="0.5s" smil:fill="hold" smil:targetElement="id98" smil:type="dissolve"/>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99" smil:attributeName="visibility" smil:to="visible"/>
                  <anim:transitionFilter smil:dur="0.5s" smil:fill="hold" smil:targetElement="id99"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00" smil:attributeName="visibility" smil:to="visible"/>
                  <anim:animate smil:dur="0.5s" smil:fill="hold" smil:targetElement="id100" smil:attributeName="width" smil:values="0;width" smil:keyTimes="0;1"/>
                  <anim:animate smil:dur="0.5s" smil:fill="hold" smil:targetElement="id100" smil:attributeName="height" smil:values="0;height" smil:keyTimes="0;1"/>
                  <anim:transitionFilter smil:dur="0.5s" smil:fill="hold" smil:targetElement="id100" smil:type="fade" smil:subtype="crossfade"/>
                </anim:par>
              </anim:par>
            </anim:par>
            <anim:par smil:begin="next" smil:dur="indefinite" smil:fill="hold">
              <anim:par smil:begin="0s" smil:dur="indefinite" smil:fill="hold">
                <anim:par smil:begin="0s" smil:dur="indefinite" smil:fill="hold" smil:repeatCount="1" presentation:node-type="on-click" presentation:preset-class="exit" presentation:preset-id="ooo-exit-disappear">
                  <anim:set smil:begin="0s" smil:dur="0.001s" smil:fill="hold" smil:targetElement="id100"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01" smil:attributeName="visibility" smil:to="visible"/>
                  <anim:transitionFilter smil:dur="0.5s" smil:fill="hold" smil:targetElement="id101" smil:type="dissolve"/>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02" smil:attributeName="visibility" smil:to="visible"/>
                  <anim:transitionFilter smil:dur="0.5s" smil:fill="hold" smil:targetElement="id102"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8" draw:text-style-name="P4" draw:layer="layout" svg:width="15.147cm" svg:height="11.388cm" svg:x="1.904cm" svg:y="12.065cm" presentation:class="notes" presentation:placeholder="true">
            <draw:text-box/>
          </draw:frame>
        </presentation:notes>
      </draw:page>
      <draw:page draw:name="page25" draw:style-name="dp1" draw:master-page-name="Default" presentation:presentation-page-layout-name="AL2T10">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custom-shape draw:style-name="gr297" draw:text-style-name="P14" draw:layer="layout" svg:width="3.81cm" svg:height="1.27cm" svg:x="3.598cm" svg:y="3.766cm">
          <text:p text:style-name="P13"><text:span text:style-name="T12">Exemplo:</text:span></text:p>
          <draw:enhanced-geometry svg:viewBox="0 0 21600 21600" draw:type="rectangle" draw:enhanced-path="M 0 0 L 21600 0 21600 21600 0 21600 0 0 Z N"/>
        </draw:custom-shape>
        <draw:custom-shape draw:style-name="gr298" draw:text-style-name="P42" xml:id="id104" draw:id="id104" draw:layer="layout" svg:width="6.35cm" svg:height="1.065cm" svg:x="9.525cm" svg:y="12.912cm">
          <text:p text:style-name="P41"><text:span text:style-name="T29">c(F) = 1</text:span></text:p>
          <draw:enhanced-geometry svg:viewBox="0 0 21600 21600" draw:type="mso-spt202" draw:enhanced-path="M 0 0 L 21600 0 21600 21600 0 21600 0 0 Z N"/>
        </draw:custom-shape>
        <draw:g>
          <draw:custom-shape draw:style-name="gr7" draw:text-style-name="P3" draw:layer="layout" svg:width="0.635cm" svg:height="0.635cm" svg:x="7.285cm" svg:y="10.4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9" draw:text-style-name="P18" draw:layer="layout" svg:width="0.767cm" svg:height="0.828cm" svg:x="7.197cm" svg:y="10.372cm">
            <text:p text:style-name="P16"><text:span text:style-name="T14">H</text:span></text:p>
            <draw:enhanced-geometry svg:viewBox="0 0 21600 21600" draw:type="mso-spt202" draw:enhanced-path="M 0 0 L 21600 0 21600 21600 0 21600 0 0 Z N"/>
          </draw:custom-shape>
        </draw:g>
        <draw:g>
          <draw:custom-shape draw:style-name="gr7" draw:text-style-name="P3" draw:layer="layout" svg:width="0.635cm" svg:height="0.635cm" svg:x="7.497cm" svg:y="6.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0" draw:text-style-name="P18" draw:layer="layout" svg:width="0.768cm" svg:height="0.828cm" svg:x="7.408cm" svg:y="6.562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10.248cm" svg:y="4.5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1" draw:text-style-name="P18" draw:layer="layout" svg:width="0.767cm" svg:height="0.828cm" svg:x="10.16cm" svg:y="4.445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4.905cm" svg:y="9.18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2" draw:text-style-name="P18" draw:layer="layout" svg:width="0.767cm" svg:height="0.828cm" svg:x="14.817cm" svg:y="9.102cm">
            <text:p text:style-name="P16"><text:span text:style-name="T14">J</text:span></text:p>
            <draw:enhanced-geometry svg:viewBox="0 0 21600 21600" draw:type="mso-spt202" draw:enhanced-path="M 0 0 L 21600 0 21600 21600 0 21600 0 0 Z N"/>
          </draw:custom-shape>
        </draw:g>
        <draw:g>
          <draw:custom-shape draw:style-name="gr7" draw:text-style-name="P3" draw:layer="layout" svg:width="0.635cm" svg:height="0.635cm" svg:x="14.27cm" svg:y="4.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3" draw:text-style-name="P18" draw:layer="layout" svg:width="0.767cm" svg:height="0.828cm" svg:x="14.182cm" svg:y="4.233cm">
            <text:p text:style-name="P16"><text:span text:style-name="T14">C</text:span></text:p>
            <draw:enhanced-geometry svg:viewBox="0 0 21600 21600" draw:type="mso-spt202" draw:enhanced-path="M 0 0 L 21600 0 21600 21600 0 21600 0 0 Z N"/>
          </draw:custom-shape>
        </draw:g>
        <draw:g>
          <draw:custom-shape draw:style-name="gr7" draw:text-style-name="P3" draw:layer="layout" svg:width="0.635cm" svg:height="0.635cm" svg:x="18.08cm" svg:y="7.70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4" draw:text-style-name="P18" draw:layer="layout" svg:width="0.767cm" svg:height="0.828cm" svg:x="17.992cm" svg:y="7.62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1.598cm" svg:y="6.8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5" draw:text-style-name="P18" draw:layer="layout" svg:width="0.768cm" svg:height="0.828cm" svg:x="11.509cm" svg:y="6.773cm">
            <text:p text:style-name="P16"><text:span text:style-name="T14">M</text:span></text:p>
            <draw:enhanced-geometry svg:viewBox="0 0 21600 21600" draw:type="mso-spt202" draw:enhanced-path="M 0 0 L 21600 0 21600 21600 0 21600 0 0 Z N"/>
          </draw:custom-shape>
        </draw:g>
        <draw:g>
          <draw:custom-shape draw:style-name="gr7" draw:text-style-name="P3" draw:layer="layout" svg:width="0.635cm" svg:height="0.635cm" svg:x="14.773cm" svg:y="6.8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6" draw:text-style-name="P18" draw:layer="layout" svg:width="0.768cm" svg:height="0.828cm" svg:x="14.684cm" svg:y="6.773cm">
            <text:p text:style-name="P16"><text:span text:style-name="T14">L</text:span></text:p>
            <draw:enhanced-geometry svg:viewBox="0 0 21600 21600" draw:type="mso-spt202" draw:enhanced-path="M 0 0 L 21600 0 21600 21600 0 21600 0 0 Z N"/>
          </draw:custom-shape>
        </draw:g>
        <draw:g>
          <draw:custom-shape draw:style-name="gr7" draw:text-style-name="P3" draw:layer="layout" svg:width="0.635cm" svg:height="0.635cm" svg:x="12.365cm" svg:y="10.6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7" draw:text-style-name="P18" draw:layer="layout" svg:width="0.767cm" svg:height="0.828cm" svg:x="12.277cm" svg:y="10.583cm">
            <text:p text:style-name="P16"><text:span text:style-name="T14">G</text:span></text:p>
            <draw:enhanced-geometry svg:viewBox="0 0 21600 21600" draw:type="mso-spt202" draw:enhanced-path="M 0 0 L 21600 0 21600 21600 0 21600 0 0 Z N"/>
          </draw:custom-shape>
        </draw:g>
        <draw:g>
          <draw:custom-shape draw:style-name="gr7" draw:text-style-name="P3" draw:layer="layout" svg:width="0.635cm" svg:height="0.635cm" svg:x="17.445cm" svg:y="5.59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8" draw:text-style-name="P18" draw:layer="layout" svg:width="0.767cm" svg:height="0.828cm" svg:x="17.357cm" svg:y="5.503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9.693cm" svg:y="8.7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9" draw:text-style-name="P18" draw:layer="layout" svg:width="0.768cm" svg:height="0.828cm" svg:x="9.604cm" svg:y="8.678cm">
            <text:p text:style-name="P16"><text:span text:style-name="T14">I</text:span></text:p>
            <draw:enhanced-geometry svg:viewBox="0 0 21600 21600" draw:type="mso-spt202" draw:enhanced-path="M 0 0 L 21600 0 21600 21600 0 21600 0 0 Z N"/>
          </draw:custom-shape>
        </draw:g>
        <draw:g>
          <draw:custom-shape draw:style-name="gr7" draw:text-style-name="P3" draw:layer="layout" svg:width="0.635cm" svg:height="0.635cm" svg:x="17.445cm" svg:y="10.6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10" draw:text-style-name="P18" draw:layer="layout" svg:width="0.767cm" svg:height="0.828cm" svg:x="17.357cm" svg:y="10.583cm">
            <text:p text:style-name="P16"><text:span text:style-name="T14">F</text:span></text:p>
            <draw:enhanced-geometry svg:viewBox="0 0 21600 21600" draw:type="mso-spt202" draw:enhanced-path="M 0 0 L 21600 0 21600 21600 0 21600 0 0 Z N"/>
          </draw:custom-shape>
        </draw:g>
        <draw:line draw:style-name="gr5" draw:text-style-name="P15" draw:layer="layout" svg:x1="7.964cm" svg:y1="10.795cm" svg:x2="12.294cm" svg:y2="11.007cm">
          <text:p/>
        </draw:line>
        <draw:line draw:style-name="gr5" draw:text-style-name="P15" draw:layer="layout" svg:x1="11.986cm" svg:y1="7.527cm" svg:x2="12.7cm" svg:y2="10.623cm">
          <text:p/>
        </draw:line>
        <draw:line draw:style-name="gr5" draw:text-style-name="P15" draw:layer="layout" svg:x1="8.083cm" svg:y1="6.985cm" svg:x2="11.58cm" svg:y2="7.197cm">
          <text:p/>
        </draw:line>
        <draw:line draw:style-name="gr5" draw:text-style-name="P15" draw:layer="layout" svg:x1="8.043cm" svg:y1="7.197cm" svg:x2="9.737cm" svg:y2="8.89cm">
          <text:p/>
        </draw:line>
        <draw:line draw:style-name="gr5" draw:text-style-name="P15" draw:layer="layout" svg:x1="9.838cm" svg:y1="9.313cm" svg:x2="7.73cm" svg:y2="10.583cm">
          <text:p/>
        </draw:line>
        <draw:line draw:style-name="gr5" draw:text-style-name="P15" draw:layer="layout" svg:x1="8.004cm" svg:y1="6.742cm" svg:x2="10.332cm" svg:y2="5.058cm">
          <text:p/>
        </draw:line>
        <draw:line draw:style-name="gr5" draw:text-style-name="P15" draw:layer="layout" svg:x1="10.914cm" svg:y1="4.969cm" svg:x2="14.213cm" svg:y2="4.554cm">
          <text:p/>
        </draw:line>
        <draw:line draw:style-name="gr5" draw:text-style-name="P15" draw:layer="layout" svg:x1="10.795cm" svg:y1="5.08cm" svg:x2="14.817cm" svg:y2="6.985cm">
          <text:p/>
        </draw:line>
        <draw:line draw:style-name="gr5" draw:text-style-name="P15" draw:layer="layout" svg:x1="15.068cm" svg:y1="7.488cm" svg:x2="15.28cm" svg:y2="9.168cm">
          <text:p/>
        </draw:line>
        <draw:line draw:style-name="gr5" draw:text-style-name="P15" draw:layer="layout" svg:x1="15.386cm" svg:y1="7.125cm" svg:x2="17.529cm" svg:y2="6.036cm">
          <text:p/>
        </draw:line>
        <draw:line draw:style-name="gr5" draw:text-style-name="P15" draw:layer="layout" svg:x1="14.918cm" svg:y1="4.736cm" svg:x2="17.568cm" svg:y2="5.596cm">
          <text:p/>
        </draw:line>
        <draw:line draw:style-name="gr5" draw:text-style-name="P15" draw:layer="layout" svg:x1="13.031cm" svg:y1="11.098cm" svg:x2="15.05cm" svg:y2="9.647cm">
          <text:p/>
        </draw:line>
        <draw:line draw:style-name="gr5" draw:text-style-name="P15" draw:layer="layout" svg:x1="15.544cm" svg:y1="9.671cm" svg:x2="17.555cm" svg:y2="10.72cm">
          <text:p/>
        </draw:line>
        <draw:line draw:style-name="gr5" draw:text-style-name="P15" draw:layer="layout" svg:x1="18.556cm" svg:y1="8.334cm" svg:x2="17.718cm" svg:y2="10.663cm">
          <text:p/>
        </draw:line>
        <draw:line draw:style-name="gr5" draw:text-style-name="P15" draw:layer="layout" svg:x1="17.859cm" svg:y1="6.218cm" svg:x2="18.283cm" svg:y2="7.699cm">
          <text:p/>
        </draw:line>
        <draw:line draw:style-name="gr5" draw:text-style-name="P15" draw:layer="layout" svg:x1="10.372cm" svg:y1="9.062cm" svg:x2="14.817cm" svg:y2="9.485cm">
          <text:p/>
        </draw:line>
        <draw:line draw:style-name="gr5" draw:text-style-name="P15" draw:layer="layout" svg:x1="14.494cm" svg:y1="4.868cm" svg:x2="11.963cm" svg:y2="6.888cm">
          <text:p/>
        </draw:line>
        <draw:custom-shape draw:style-name="gr311" draw:text-style-name="P17" draw:layer="layout" svg:width="1.27cm" svg:height="0.816cm" svg:x="8.427cm" svg:y="5.199cm">
          <text:p text:style-name="P16"><text:span text:style-name="T13">4</text:span></text:p>
          <draw:enhanced-geometry svg:viewBox="0 0 21600 21600" draw:type="mso-spt202" draw:enhanced-path="M 0 0 L 21600 0 21600 21600 0 21600 0 0 Z N"/>
        </draw:custom-shape>
        <draw:custom-shape draw:style-name="gr312" draw:text-style-name="P17" draw:layer="layout" svg:width="1.27cm" svg:height="0.816cm" svg:x="9.525cm" svg:y="6.35cm">
          <text:p text:style-name="P16"><text:span text:style-name="T13">7</text:span></text:p>
          <draw:enhanced-geometry svg:viewBox="0 0 21600 21600" draw:type="mso-spt202" draw:enhanced-path="M 0 0 L 21600 0 21600 21600 0 21600 0 0 Z N"/>
        </draw:custom-shape>
        <draw:custom-shape draw:style-name="gr313" draw:text-style-name="P17" draw:layer="layout" svg:width="1.27cm" svg:height="0.816cm" svg:x="8.043cm" svg:y="8.043cm">
          <text:p text:style-name="P16"><text:span text:style-name="T13">4</text:span></text:p>
          <draw:enhanced-geometry svg:viewBox="0 0 21600 21600" draw:type="mso-spt202" draw:enhanced-path="M 0 0 L 21600 0 21600 21600 0 21600 0 0 Z N"/>
        </draw:custom-shape>
        <draw:custom-shape draw:style-name="gr314" draw:text-style-name="P17" draw:layer="layout" svg:width="1.27cm" svg:height="0.816cm" svg:x="8.678cm" svg:y="9.525cm">
          <text:p text:style-name="P16"><text:span text:style-name="T13">3</text:span></text:p>
          <draw:enhanced-geometry svg:viewBox="0 0 21600 21600" draw:type="mso-spt202" draw:enhanced-path="M 0 0 L 21600 0 21600 21600 0 21600 0 0 Z N"/>
        </draw:custom-shape>
        <draw:custom-shape draw:style-name="gr315" draw:text-style-name="P17" draw:layer="layout" svg:width="1.27cm" svg:height="0.816cm" svg:x="9.313cm" svg:y="10.835cm">
          <text:p text:style-name="P16"><text:span text:style-name="T13">7</text:span></text:p>
          <draw:enhanced-geometry svg:viewBox="0 0 21600 21600" draw:type="mso-spt202" draw:enhanced-path="M 0 0 L 21600 0 21600 21600 0 21600 0 0 Z N"/>
        </draw:custom-shape>
        <draw:custom-shape draw:style-name="gr316" draw:text-style-name="P17" draw:layer="layout" svg:width="1.27cm" svg:height="0.816cm" svg:x="11.774cm" svg:y="7.832cm">
          <text:p text:style-name="P16"><text:span text:style-name="T13">5</text:span></text:p>
          <draw:enhanced-geometry svg:viewBox="0 0 21600 21600" draw:type="mso-spt202" draw:enhanced-path="M 0 0 L 21600 0 21600 21600 0 21600 0 0 Z N"/>
        </draw:custom-shape>
        <draw:custom-shape draw:style-name="gr317" draw:text-style-name="P17" draw:layer="layout" svg:width="1.27cm" svg:height="0.816cm" svg:x="12.74cm" svg:y="9.274cm">
          <text:p text:style-name="P16"><text:span text:style-name="T13">6</text:span></text:p>
          <draw:enhanced-geometry svg:viewBox="0 0 21600 21600" draw:type="mso-spt202" draw:enhanced-path="M 0 0 L 21600 0 21600 21600 0 21600 0 0 Z N"/>
        </draw:custom-shape>
        <draw:custom-shape draw:style-name="gr318" draw:text-style-name="P17" draw:layer="layout" svg:width="1.27cm" svg:height="0.816cm" svg:x="13.758cm" svg:y="10.16cm">
          <text:p text:style-name="P16"><text:span text:style-name="T13">2</text:span></text:p>
          <draw:enhanced-geometry svg:viewBox="0 0 21600 21600" draw:type="mso-spt202" draw:enhanced-path="M 0 0 L 21600 0 21600 21600 0 21600 0 0 Z N"/>
        </draw:custom-shape>
        <draw:custom-shape draw:style-name="gr319" draw:text-style-name="P17" draw:layer="layout" svg:width="1.27cm" svg:height="0.816cm" svg:x="16.087cm" svg:y="9.432cm">
          <text:p text:style-name="P16"><text:span text:style-name="T13">2</text:span></text:p>
          <draw:enhanced-geometry svg:viewBox="0 0 21600 21600" draw:type="mso-spt202" draw:enhanced-path="M 0 0 L 21600 0 21600 21600 0 21600 0 0 Z N"/>
        </draw:custom-shape>
        <draw:custom-shape draw:style-name="gr320" draw:text-style-name="P17" draw:layer="layout" svg:width="1.27cm" svg:height="0.816cm" svg:x="17.859cm" svg:y="9.102cm">
          <text:p text:style-name="P16"><text:span text:style-name="T13">3</text:span></text:p>
          <draw:enhanced-geometry svg:viewBox="0 0 21600 21600" draw:type="mso-spt202" draw:enhanced-path="M 0 0 L 21600 0 21600 21600 0 21600 0 0 Z N"/>
        </draw:custom-shape>
        <draw:custom-shape draw:style-name="gr321" draw:text-style-name="P17" draw:layer="layout" svg:width="1.27cm" svg:height="0.816cm" svg:x="17.74cm" svg:y="6.548cm">
          <text:p text:style-name="P16"><text:span text:style-name="T13">1</text:span></text:p>
          <draw:enhanced-geometry svg:viewBox="0 0 21600 21600" draw:type="mso-spt202" draw:enhanced-path="M 0 0 L 21600 0 21600 21600 0 21600 0 0 Z N"/>
        </draw:custom-shape>
        <draw:custom-shape draw:style-name="gr322" draw:text-style-name="P17" draw:layer="layout" svg:width="1.27cm" svg:height="0.816cm" svg:x="14.856cm" svg:y="7.924cm">
          <text:p text:style-name="P16"><text:span text:style-name="T13">4</text:span></text:p>
          <draw:enhanced-geometry svg:viewBox="0 0 21600 21600" draw:type="mso-spt202" draw:enhanced-path="M 0 0 L 21600 0 21600 21600 0 21600 0 0 Z N"/>
        </draw:custom-shape>
        <draw:custom-shape draw:style-name="gr323" draw:text-style-name="P17" draw:layer="layout" svg:width="1.27cm" svg:height="0.816cm" svg:x="15.994cm" svg:y="6.548cm">
          <text:p text:style-name="P16"><text:span text:style-name="T13">2</text:span></text:p>
          <draw:enhanced-geometry svg:viewBox="0 0 21600 21600" draw:type="mso-spt202" draw:enhanced-path="M 0 0 L 21600 0 21600 21600 0 21600 0 0 Z N"/>
        </draw:custom-shape>
        <draw:custom-shape draw:style-name="gr324" draw:text-style-name="P17" draw:layer="layout" svg:width="1.27cm" svg:height="0.816cm" svg:x="15.663cm" svg:y="4.405cm">
          <text:p text:style-name="P16"><text:span text:style-name="T13">3</text:span></text:p>
          <draw:enhanced-geometry svg:viewBox="0 0 21600 21600" draw:type="mso-spt202" draw:enhanced-path="M 0 0 L 21600 0 21600 21600 0 21600 0 0 Z N"/>
        </draw:custom-shape>
        <draw:custom-shape draw:style-name="gr325" draw:text-style-name="P17" draw:layer="layout" svg:width="1.27cm" svg:height="0.816cm" svg:x="13.335cm" svg:y="6.562cm">
          <text:p text:style-name="P16"><text:span text:style-name="T13">8</text:span></text:p>
          <draw:enhanced-geometry svg:viewBox="0 0 21600 21600" draw:type="mso-spt202" draw:enhanced-path="M 0 0 L 21600 0 21600 21600 0 21600 0 0 Z N"/>
        </draw:custom-shape>
        <draw:custom-shape draw:style-name="gr326" draw:text-style-name="P17" draw:layer="layout" svg:width="1.27cm" svg:height="0.816cm" svg:x="13.335cm" svg:y="5.292cm">
          <text:p text:style-name="P16"><text:span text:style-name="T13">6</text:span></text:p>
          <draw:enhanced-geometry svg:viewBox="0 0 21600 21600" draw:type="mso-spt202" draw:enhanced-path="M 0 0 L 21600 0 21600 21600 0 21600 0 0 Z N"/>
        </draw:custom-shape>
        <draw:custom-shape draw:style-name="gr327" draw:text-style-name="P17" draw:layer="layout" svg:width="1.27cm" svg:height="0.816cm" svg:x="12.065cm" svg:y="4.022cm">
          <text:p text:style-name="P16"><text:span text:style-name="T13">4</text:span></text:p>
          <draw:enhanced-geometry svg:viewBox="0 0 21600 21600" draw:type="mso-spt202" draw:enhanced-path="M 0 0 L 21600 0 21600 21600 0 21600 0 0 Z N"/>
        </draw:custom-shape>
        <draw:polyline draw:style-name="gr153" draw:text-style-name="P15" xml:id="id103" draw:id="id103" draw:layer="layout" svg:width="0.422cm" svg:height="1.481cm" svg:x="17.873cm" svg:y="6.231cm" svg:viewBox="0 0 423 1482" draw:points="0,0 423,1482">
          <text:p text:style-name="P23"/>
        </draw:polyline>
        <draw:polyline draw:style-name="gr153" draw:text-style-name="P15" xml:id="id106" draw:id="id106" draw:layer="layout" svg:width="2.142cm" svg:height="1.088cm" svg:x="15.412cm" svg:y="6.036cm" svg:viewBox="0 0 2143 1089" draw:points="0,1089 2143,0">
          <text:p text:style-name="P23"/>
        </draw:polyline>
        <draw:polyline draw:style-name="gr153" draw:text-style-name="P15" xml:id="id115" draw:id="id115" draw:layer="layout" svg:width="2.01cm" svg:height="1.048cm" svg:x="15.531cm" svg:y="9.64cm" svg:viewBox="0 0 2011 1049" draw:points="0,0 2011,1049">
          <text:p text:style-name="P23"/>
        </draw:polyline>
        <draw:polyline draw:style-name="gr153" draw:text-style-name="P15" xml:id="id118" draw:id="id118" draw:layer="layout" svg:width="2.018cm" svg:height="1.45cm" svg:x="13.018cm" svg:y="9.661cm" svg:viewBox="0 0 2019 1451" draw:points="0,1451 2019,0">
          <text:p text:style-name="P23"/>
        </draw:polyline>
        <draw:polyline draw:style-name="gr153" draw:text-style-name="P15" xml:id="id109" draw:id="id109" draw:layer="layout" svg:width="2.649cm" svg:height="0.859cm" svg:x="14.896cm" svg:y="4.736cm" svg:viewBox="0 0 2650 860" draw:points="0,0 2650,860">
          <text:p text:style-name="P23"/>
        </draw:polyline>
        <draw:polyline draw:style-name="gr153" draw:text-style-name="P15" xml:id="id112" draw:id="id112" draw:layer="layout" svg:width="0.837cm" svg:height="2.328cm" svg:x="17.718cm" svg:y="8.334cm" svg:viewBox="0 0 838 2329" draw:points="838,0 0,2329">
          <text:p text:style-name="P23"/>
        </draw:polyline>
        <draw:polyline draw:style-name="gr24" draw:text-style-name="P15" xml:id="id130" draw:id="id130" draw:layer="layout" svg:width="2.107cm" svg:height="1.269cm" svg:x="7.73cm" svg:y="9.313cm" svg:viewBox="0 0 2108 1270" draw:points="2108,0 0,1270">
          <text:p text:style-name="P23"/>
        </draw:polyline>
        <draw:polyline draw:style-name="gr153" draw:text-style-name="P15" xml:id="id124" draw:id="id124" draw:layer="layout" svg:width="2.328cm" svg:height="1.684cm" svg:x="7.99cm" svg:y="5.07cm" svg:viewBox="0 0 2329 1685" draw:points="0,1685 2329,0">
          <text:p text:style-name="P23"/>
        </draw:polyline>
        <draw:polyline draw:style-name="gr153" draw:text-style-name="P15" xml:id="id121" draw:id="id121" draw:layer="layout" svg:width="3.297cm" svg:height="0.414cm" svg:x="10.923cm" svg:y="4.554cm" svg:viewBox="0 0 3298 415" draw:points="0,415 3298,0">
          <text:p text:style-name="P23"/>
        </draw:polyline>
        <draw:custom-shape draw:style-name="gr290" draw:text-style-name="P3" xml:id="id105" draw:id="id105" draw:layer="layout" svg:width="1.905cm" svg:height="1.27cm" svg:x="14.182cm" svg:y="6.56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0" draw:text-style-name="P3" xml:id="id108" draw:id="id108" draw:layer="layout" svg:width="1.905cm" svg:height="1.27cm" svg:x="13.626cm" svg:y="4.02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28" draw:text-style-name="P42" xml:id="id107" draw:id="id107" draw:layer="layout" svg:width="6.35cm" svg:height="1.065cm" svg:x="9.525cm" svg:y="12.912cm">
          <text:p text:style-name="P41"><text:span text:style-name="T29">c(F) = 3</text:span></text:p>
          <draw:enhanced-geometry svg:viewBox="0 0 21600 21600" draw:type="mso-spt202" draw:enhanced-path="M 0 0 L 21600 0 21600 21600 0 21600 0 0 Z N"/>
        </draw:custom-shape>
        <draw:custom-shape draw:style-name="gr329" draw:text-style-name="P42" xml:id="id110" draw:id="id110" draw:layer="layout" svg:width="6.35cm" svg:height="1.065cm" svg:x="9.525cm" svg:y="12.912cm">
          <text:p text:style-name="P41"><text:span text:style-name="T29">c(F) = 6</text:span></text:p>
          <draw:enhanced-geometry svg:viewBox="0 0 21600 21600" draw:type="mso-spt202" draw:enhanced-path="M 0 0 L 21600 0 21600 21600 0 21600 0 0 Z N"/>
        </draw:custom-shape>
        <draw:custom-shape draw:style-name="gr290" draw:text-style-name="P3" xml:id="id111" draw:id="id111" draw:layer="layout" svg:width="1.905cm" svg:height="1.27cm" svg:x="16.801cm" svg:y="10.33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0" draw:text-style-name="P42" xml:id="id113" draw:id="id113" draw:layer="layout" svg:width="6.35cm" svg:height="1.065cm" svg:x="9.525cm" svg:y="12.912cm">
          <text:p text:style-name="P41"><text:span text:style-name="T29">c(F) = 9</text:span></text:p>
          <draw:enhanced-geometry svg:viewBox="0 0 21600 21600" draw:type="mso-spt202" draw:enhanced-path="M 0 0 L 21600 0 21600 21600 0 21600 0 0 Z N"/>
        </draw:custom-shape>
        <draw:custom-shape draw:style-name="gr290" draw:text-style-name="P3" xml:id="id114" draw:id="id114" draw:layer="layout" svg:width="1.905cm" svg:height="1.27cm" svg:x="14.301cm" svg:y="8.89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1" draw:text-style-name="P42" xml:id="id116" draw:id="id116" draw:layer="layout" svg:width="6.35cm" svg:height="1.065cm" svg:x="9.525cm" svg:y="12.912cm">
          <text:p text:style-name="P41"><text:span text:style-name="T29">c(F) = 11</text:span></text:p>
          <draw:enhanced-geometry svg:viewBox="0 0 21600 21600" draw:type="mso-spt202" draw:enhanced-path="M 0 0 L 21600 0 21600 21600 0 21600 0 0 Z N"/>
        </draw:custom-shape>
        <draw:custom-shape draw:style-name="gr290" draw:text-style-name="P3" xml:id="id117" draw:id="id117" draw:layer="layout" svg:width="1.905cm" svg:height="1.27cm" svg:x="11.774cm" svg:y="10.37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2" draw:text-style-name="P42" xml:id="id119" draw:id="id119" draw:layer="layout" svg:width="6.35cm" svg:height="1.065cm" svg:x="9.525cm" svg:y="12.912cm">
          <text:p text:style-name="P41"><text:span text:style-name="T29">c(F) = 13</text:span></text:p>
          <draw:enhanced-geometry svg:viewBox="0 0 21600 21600" draw:type="mso-spt202" draw:enhanced-path="M 0 0 L 21600 0 21600 21600 0 21600 0 0 Z N"/>
        </draw:custom-shape>
        <draw:custom-shape draw:style-name="gr290" draw:text-style-name="P3" xml:id="id120" draw:id="id120" draw:layer="layout" svg:width="1.905cm" svg:height="1.27cm" svg:x="9.657cm" svg:y="4.194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3" draw:text-style-name="P42" xml:id="id122" draw:id="id122" draw:layer="layout" svg:width="6.35cm" svg:height="1.065cm" svg:x="9.525cm" svg:y="12.912cm">
          <text:p text:style-name="P41"><text:span text:style-name="T29">c(F) = 17</text:span></text:p>
          <draw:enhanced-geometry svg:viewBox="0 0 21600 21600" draw:type="mso-spt202" draw:enhanced-path="M 0 0 L 21600 0 21600 21600 0 21600 0 0 Z N"/>
        </draw:custom-shape>
        <draw:custom-shape draw:style-name="gr290" draw:text-style-name="P3" xml:id="id123" draw:id="id123" draw:layer="layout" svg:width="1.905cm" svg:height="1.27cm" svg:x="6.906cm" svg:y="6.35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4" draw:text-style-name="P42" xml:id="id125" draw:id="id125" draw:layer="layout" svg:width="6.35cm" svg:height="1.065cm" svg:x="9.525cm" svg:y="12.912cm">
          <text:p text:style-name="P41"><text:span text:style-name="T29">c(F) = 21</text:span></text:p>
          <draw:enhanced-geometry svg:viewBox="0 0 21600 21600" draw:type="mso-spt202" draw:enhanced-path="M 0 0 L 21600 0 21600 21600 0 21600 0 0 Z N"/>
        </draw:custom-shape>
        <draw:custom-shape draw:style-name="gr290" draw:text-style-name="P3" xml:id="id126" draw:id="id126" draw:layer="layout" svg:width="1.905cm" svg:height="1.27cm" svg:x="9.102cm" svg:y="8.467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127" draw:id="id127" draw:layer="layout" svg:width="1.692cm" svg:height="1.692cm" svg:x="8.004cm" svg:y="7.157cm" svg:viewBox="0 0 1693 1693" draw:points="0,0 1693,1693">
          <text:p text:style-name="P23"/>
        </draw:polyline>
        <draw:custom-shape draw:style-name="gr335" draw:text-style-name="P42" xml:id="id128" draw:id="id128" draw:layer="layout" svg:width="6.35cm" svg:height="1.065cm" svg:x="9.525cm" svg:y="12.912cm">
          <text:p text:style-name="P41"><text:span text:style-name="T29">c(F) = 25</text:span></text:p>
          <draw:enhanced-geometry svg:viewBox="0 0 21600 21600" draw:type="mso-spt202" draw:enhanced-path="M 0 0 L 21600 0 21600 21600 0 21600 0 0 Z N"/>
        </draw:custom-shape>
        <draw:custom-shape draw:style-name="gr290" draw:text-style-name="P3" xml:id="id129" draw:id="id129" draw:layer="layout" svg:width="1.905cm" svg:height="1.27cm" svg:x="6.773cm" svg:y="10.16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36" draw:text-style-name="P42" xml:id="id131" draw:id="id131" draw:layer="layout" svg:width="6.35cm" svg:height="1.065cm" svg:x="9.525cm" svg:y="12.912cm">
          <text:p text:style-name="P41"><text:span text:style-name="T29">c(F) = 28</text:span></text:p>
          <draw:enhanced-geometry svg:viewBox="0 0 21600 21600" draw:type="mso-spt202" draw:enhanced-path="M 0 0 L 21600 0 21600 21600 0 21600 0 0 Z N"/>
        </draw:custom-shape>
        <draw:custom-shape draw:style-name="gr290" draw:text-style-name="P3" xml:id="id132" draw:id="id132" draw:layer="layout" svg:width="1.905cm" svg:height="1.27cm" svg:x="11.007cm" svg:y="6.562cm">
          <text:p text:style-name="P23"/>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style-name="gr153" draw:text-style-name="P15" xml:id="id133" draw:id="id133" draw:layer="layout" svg:width="0.713cm" svg:height="3.094cm" svg:x="11.986cm" svg:y="7.488cm" svg:viewBox="0 0 714 3095" draw:points="0,0 714,3095">
          <text:p text:style-name="P23"/>
        </draw:polyline>
        <draw:custom-shape draw:style-name="gr337" draw:text-style-name="P42" xml:id="id134" draw:id="id134" draw:layer="layout" svg:width="6.35cm" svg:height="1.065cm" svg:x="9.525cm" svg:y="12.912cm">
          <text:p text:style-name="P41"><text:span text:style-name="T29">c(F) = 33</text:span></text:p>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03" smil:attributeName="visibility" smil:to="visible"/>
                  <anim:transitionFilter smil:dur="0.5s" smil:fill="hold" smil:targetElement="id10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04" smil:attributeName="visibility" smil:to="visible"/>
                  <anim:transitionFilter smil:dur="0.5s" smil:fill="hold" smil:targetElement="id104"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05" smil:attributeName="visibility" smil:to="visible"/>
                  <anim:animate smil:dur="0.5s" smil:fill="hold" smil:targetElement="id105" smil:attributeName="width" smil:values="0;width" smil:keyTimes="0;1"/>
                  <anim:animate smil:dur="0.5s" smil:fill="hold" smil:targetElement="id105" smil:attributeName="height" smil:values="0;height" smil:keyTimes="0;1"/>
                  <anim:transitionFilter smil:dur="0.5s" smil:fill="hold" smil:targetElement="id105"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05"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06" smil:attributeName="visibility" smil:to="visible"/>
                  <anim:transitionFilter smil:dur="0.5s" smil:fill="hold" smil:targetElement="id10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07" smil:attributeName="visibility" smil:to="visible"/>
                  <anim:transitionFilter smil:dur="0.5s" smil:fill="hold" smil:targetElement="id10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08" smil:attributeName="visibility" smil:to="visible"/>
                  <anim:animate smil:dur="0.5s" smil:fill="hold" smil:targetElement="id108" smil:attributeName="width" smil:values="0;width" smil:keyTimes="0;1"/>
                  <anim:animate smil:dur="0.5s" smil:fill="hold" smil:targetElement="id108" smil:attributeName="height" smil:values="0;height" smil:keyTimes="0;1"/>
                  <anim:transitionFilter smil:dur="0.5s" smil:fill="hold" smil:targetElement="id108"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08"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09" smil:attributeName="visibility" smil:to="visible"/>
                  <anim:transitionFilter smil:dur="0.5s" smil:fill="hold" smil:targetElement="id109"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10" smil:attributeName="visibility" smil:to="visible"/>
                  <anim:transitionFilter smil:dur="0.5s" smil:fill="hold" smil:targetElement="id11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11" smil:attributeName="visibility" smil:to="visible"/>
                  <anim:animate smil:dur="0.5s" smil:fill="hold" smil:targetElement="id111" smil:attributeName="width" smil:values="0;width" smil:keyTimes="0;1"/>
                  <anim:animate smil:dur="0.5s" smil:fill="hold" smil:targetElement="id111" smil:attributeName="height" smil:values="0;height" smil:keyTimes="0;1"/>
                  <anim:transitionFilter smil:dur="0.5s" smil:fill="hold" smil:targetElement="id111"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11"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12" smil:attributeName="visibility" smil:to="visible"/>
                  <anim:transitionFilter smil:dur="0.5s" smil:fill="hold" smil:targetElement="id11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13" smil:attributeName="visibility" smil:to="visible"/>
                  <anim:transitionFilter smil:dur="0.5s" smil:fill="hold" smil:targetElement="id11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14" smil:attributeName="visibility" smil:to="visible"/>
                  <anim:animate smil:dur="0.5s" smil:fill="hold" smil:targetElement="id114" smil:attributeName="width" smil:values="0;width" smil:keyTimes="0;1"/>
                  <anim:animate smil:dur="0.5s" smil:fill="hold" smil:targetElement="id114" smil:attributeName="height" smil:values="0;height" smil:keyTimes="0;1"/>
                  <anim:transitionFilter smil:dur="0.5s" smil:fill="hold" smil:targetElement="id114"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14"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15" smil:attributeName="visibility" smil:to="visible"/>
                  <anim:transitionFilter smil:dur="0.5s" smil:fill="hold" smil:targetElement="id115"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16" smil:attributeName="visibility" smil:to="visible"/>
                  <anim:transitionFilter smil:dur="0.5s" smil:fill="hold" smil:targetElement="id116"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17" smil:attributeName="visibility" smil:to="visible"/>
                  <anim:animate smil:dur="0.5s" smil:fill="hold" smil:targetElement="id117" smil:attributeName="width" smil:values="0;width" smil:keyTimes="0;1"/>
                  <anim:animate smil:dur="0.5s" smil:fill="hold" smil:targetElement="id117" smil:attributeName="height" smil:values="0;height" smil:keyTimes="0;1"/>
                  <anim:transitionFilter smil:dur="0.5s" smil:fill="hold" smil:targetElement="id117"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17"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18" smil:attributeName="visibility" smil:to="visible"/>
                  <anim:transitionFilter smil:dur="0.5s" smil:fill="hold" smil:targetElement="id118"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19" smil:attributeName="visibility" smil:to="visible"/>
                  <anim:transitionFilter smil:dur="0.5s" smil:fill="hold" smil:targetElement="id119"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0" smil:attributeName="visibility" smil:to="visible"/>
                  <anim:animate smil:dur="0.5s" smil:fill="hold" smil:targetElement="id120" smil:attributeName="width" smil:values="0;width" smil:keyTimes="0;1"/>
                  <anim:animate smil:dur="0.5s" smil:fill="hold" smil:targetElement="id120" smil:attributeName="height" smil:values="0;height" smil:keyTimes="0;1"/>
                  <anim:transitionFilter smil:dur="0.5s" smil:fill="hold" smil:targetElement="id120"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20"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21" smil:attributeName="visibility" smil:to="visible"/>
                  <anim:transitionFilter smil:dur="0.5s" smil:fill="hold" smil:targetElement="id121"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22" smil:attributeName="visibility" smil:to="visible"/>
                  <anim:transitionFilter smil:dur="0.5s" smil:fill="hold" smil:targetElement="id122"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3" smil:attributeName="visibility" smil:to="visible"/>
                  <anim:animate smil:dur="0.5s" smil:fill="hold" smil:targetElement="id123" smil:attributeName="width" smil:values="0;width" smil:keyTimes="0;1"/>
                  <anim:animate smil:dur="0.5s" smil:fill="hold" smil:targetElement="id123" smil:attributeName="height" smil:values="0;height" smil:keyTimes="0;1"/>
                  <anim:transitionFilter smil:dur="0.5s" smil:fill="hold" smil:targetElement="id123"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23"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24" smil:attributeName="visibility" smil:to="visible"/>
                  <anim:transitionFilter smil:dur="0.5s" smil:fill="hold" smil:targetElement="id124"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25" smil:attributeName="visibility" smil:to="visible"/>
                  <anim:transitionFilter smil:dur="0.5s" smil:fill="hold" smil:targetElement="id125"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6" smil:attributeName="visibility" smil:to="visible"/>
                  <anim:animate smil:dur="0.5s" smil:fill="hold" smil:targetElement="id126" smil:attributeName="width" smil:values="0;width" smil:keyTimes="0;1"/>
                  <anim:animate smil:dur="0.5s" smil:fill="hold" smil:targetElement="id126" smil:attributeName="height" smil:values="0;height" smil:keyTimes="0;1"/>
                  <anim:transitionFilter smil:dur="0.5s" smil:fill="hold" smil:targetElement="id126"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26"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27" smil:attributeName="visibility" smil:to="visible"/>
                  <anim:transitionFilter smil:dur="0.5s" smil:fill="hold" smil:targetElement="id127"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28" smil:attributeName="visibility" smil:to="visible"/>
                  <anim:transitionFilter smil:dur="0.5s" smil:fill="hold" smil:targetElement="id128"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29" smil:attributeName="visibility" smil:to="visible"/>
                  <anim:animate smil:dur="0.5s" smil:fill="hold" smil:targetElement="id129" smil:attributeName="width" smil:values="0;width" smil:keyTimes="0;1"/>
                  <anim:animate smil:dur="0.5s" smil:fill="hold" smil:targetElement="id129" smil:attributeName="height" smil:values="0;height" smil:keyTimes="0;1"/>
                  <anim:transitionFilter smil:dur="0.5s" smil:fill="hold" smil:targetElement="id129"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29"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30" smil:attributeName="visibility" smil:to="visible"/>
                  <anim:transitionFilter smil:dur="0.5s" smil:fill="hold" smil:targetElement="id130"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31" smil:attributeName="visibility" smil:to="visible"/>
                  <anim:transitionFilter smil:dur="0.5s" smil:fill="hold" smil:targetElement="id131"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fade-in-and-zoom">
                  <anim:set smil:begin="0s" smil:dur="0.001s" smil:fill="hold" smil:targetElement="id132" smil:attributeName="visibility" smil:to="visible"/>
                  <anim:animate smil:dur="0.5s" smil:fill="hold" smil:targetElement="id132" smil:attributeName="width" smil:values="0;width" smil:keyTimes="0;1"/>
                  <anim:animate smil:dur="0.5s" smil:fill="hold" smil:targetElement="id132" smil:attributeName="height" smil:values="0;height" smil:keyTimes="0;1"/>
                  <anim:transitionFilter smil:dur="0.5s" smil:fill="hold" smil:targetElement="id132" smil:type="fade" smil:subtype="crossfad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132" smil:attributeName="visibility" smil:to="hidden"/>
                </anim:par>
              </anim:par>
              <anim:par smil:begin="0s" smil:dur="indefinite" smil:fill="hold">
                <anim:par smil:begin="0s" smil:dur="indefinite" smil:fill="hold" presentation:node-type="after-previous" presentation:preset-class="entrance" presentation:preset-id="ooo-entrance-dissolve-in">
                  <anim:set smil:begin="0s" smil:dur="0.001s" smil:fill="hold" smil:targetElement="id133" smil:attributeName="visibility" smil:to="visible"/>
                  <anim:transitionFilter smil:dur="0.5s" smil:fill="hold" smil:targetElement="id133" smil:type="dissolv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34" smil:attributeName="visibility" smil:to="visible"/>
                  <anim:transitionFilter smil:dur="0.5s" smil:fill="hold" smil:targetElement="id134" smil:type="dissolv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39" draw:text-style-name="P4" draw:layer="layout" svg:width="15.147cm" svg:height="11.388cm" svg:x="1.904cm" svg:y="12.065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8" draw:text-style-name="P6" draw:layer="layout" svg:width="17.991cm" svg:height="3.741cm" svg:x="4.021cm" svg:y="-0.219cm" presentation:class="title" presentation:user-transformed="true">
          <draw:text-box>
            <text:p text:style-name="P5"><text:span text:style-name="T1">Árvore Geradora de Peso Mínimo</text:span></text:p>
          </draw:text-box>
        </draw:frame>
        <draw:frame presentation:style-name="pr40" draw:text-style-name="P2" draw:layer="layout" svg:width="22.225cm" svg:height="13.57cm" svg:x="2.327cm" svg:y="3.346cm" presentation:class="outline" presentation:user-transformed="true">
          <draw:text-box>
            <text:p text:style-name="P44"><text:span text:style-name="T1">Implementação simples: O(n</text:span><text:span text:style-name="T33">2</text:span><text:span text:style-name="T1">)‏</text:span></text:p>
            <text:p xml:id="id135" text:id="id135" text:style-name="P44"><text:span text:style-name="T1">Pode ser implementado em O(m*log(n)) usando Heap binário.</text:span></text:p>
            <text:p xml:id="id136" text:id="id136" text:style-name="P44"><text:span text:style-name="T1">Lembrando que Kruskal pode ser implementado em O(m*log(m)), qual dos algoritmos é mais eficiente?</text:span></text:p>
            <text:p xml:id="id137" text:id="id137" text:style-name="P44"><text:span text:style-name="T1">O(m*log(m)) = O(m*log(n</text:span><text:span text:style-name="T34">2</text:span><text:span text:style-name="T1">)) = O(m*2*log(n)) = O(m*log(n)).</text:span></text:p>
            <text:p xml:id="id138" text:id="id138" text:style-name="P44"><text:span text:style-name="T1">Usando heap de Fibonacci, Prim pode ser implementado em O(m + n*log(n)). <text:s text:c="2"/></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8" anim:sub-item="text" smil:attributeName="visibility" smil:to="visible"/>
                </anim:par>
              </anim:par>
            </anim:par>
          </anim:seq>
        </anim:par>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41" draw:text-style-name="P4" draw:layer="layout" svg:width="15.147cm" svg:height="11.388cm" svg:x="1.904cm" svg:y="12.065cm" presentation:class="notes" presentation:placeholder="true">
            <draw:text-box/>
          </draw:frame>
        </presentation:notes>
      </draw:page>
      <draw:page draw:name="page27" draw:style-name="dp1" draw:master-page-name="Default" presentation:presentation-page-layout-name="AL2T10">
        <office:forms form:automatic-focus="false" form:apply-design-mode="false"/>
        <draw:frame presentation:style-name="pr8" draw:text-style-name="P6" draw:layer="layout" svg:width="17.991cm" svg:height="3.741cm" svg:x="4.021cm" svg:y="-0.004cm" presentation:class="title" presentation:user-transformed="true">
          <draw:text-box>
            <text:p text:style-name="P5"><text:span text:style-name="T1">Árvore Geradora de Peso Mínimo</text:span></text:p>
          </draw:text-box>
        </draw:frame>
        <draw:custom-shape draw:style-name="gr338" draw:text-style-name="P26" draw:layer="layout" svg:width="20.744cm" svg:height="2.328cm" svg:x="2.328cm" svg:y="5.927cm">
          <text:p text:style-name="P25"><text:span text:style-name="T7">Começar com sub-árvores formadas apenas por um vértice ao igual que Kruskal.</text:span></text:p>
          <draw:enhanced-geometry svg:viewBox="0 0 21600 21600" draw:type="rectangle" draw:enhanced-path="M 0 0 L 21600 0 21600 21600 0 21600 0 0 Z N"/>
        </draw:custom-shape>
        <draw:custom-shape draw:style-name="gr339" draw:text-style-name="P28" draw:layer="layout" svg:width="17.568cm" svg:height="1.197cm" svg:x="3.175cm" svg:y="3.682cm">
          <text:p text:style-name="P27"><text:span text:style-name="T18">Algoritmo de Boruvka</text:span></text:p>
          <draw:enhanced-geometry svg:viewBox="0 0 21600 21600" draw:type="mso-spt202" draw:enhanced-path="M 0 0 L 21600 0 21600 21600 0 21600 0 0 Z N"/>
        </draw:custom-shape>
        <draw:custom-shape draw:style-name="gr340" draw:text-style-name="P26" draw:layer="layout" svg:width="20.744cm" svg:height="2.54cm" svg:x="2.328cm" svg:y="8.467cm">
          <text:p text:style-name="P25"><text:span text:style-name="T7">A cada iteração, juntar várias sub-árvores usando a menor aresta do corte de cada sub-árvore.</text:span></text:p>
          <draw:enhanced-geometry svg:viewBox="0 0 21600 21600" draw:type="rectangle" draw:enhanced-path="M 0 0 L 21600 0 21600 21600 0 21600 0 0 Z N"/>
        </draw:custom-shape>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42" draw:text-style-name="P31" draw:layer="layout" svg:width="15.24cm" svg:height="11.431cm" svg:x="1.905cm" svg:y="12.065cm" presentation:class="notes" presentation:user-transformed="true">
            <draw:text-box>
              <text:p text:style-name="P30"><text:span text:style-name="T20">L+ e L-: não é ao contrário??</text:span></text:p>
            </draw:text-box>
          </draw:frame>
        </presentation:notes>
      </draw:page>
      <draw:page draw:name="page28" draw:style-name="dp1" draw:master-page-name="Default" presentation:presentation-page-layout-name="AL2T10">
        <office:forms form:automatic-focus="false" form:apply-design-mode="false"/>
        <draw:frame presentation:style-name="pr8" draw:text-style-name="P6" draw:layer="layout" svg:width="17.991cm" svg:height="3.741cm" svg:x="4.021cm" svg:y="-0.004cm" presentation:class="title" presentation:user-transformed="true">
          <draw:text-box>
            <text:p text:style-name="P5"><text:span text:style-name="T1">Árvore Geradora de Peso Mínimo</text:span></text:p>
          </draw:text-box>
        </draw:frame>
        <draw:custom-shape draw:style-name="gr51" draw:text-style-name="P3" draw:layer="layout" svg:width="20.32cm" svg:height="12.911cm" svg:x="2.752cm" svg:y="4.657cm">
          <text:p/>
          <draw:enhanced-geometry svg:viewBox="0 0 21600 21600" draw:type="rectangle" draw:enhanced-path="M 0 0 L 21600 0 21600 21600 0 21600 0 0 Z N"/>
        </draw:custom-shape>
        <draw:custom-shape draw:style-name="gr341" draw:text-style-name="P33" draw:layer="layout" svg:width="19.05cm" svg:height="7.167cm" svg:x="3.387cm" svg:y="4.983cm">
          <text:p text:style-name="P32"><text:span text:style-name="T21">Considere cada vértice como uma subárvore.</text:span></text:p>
          <text:p text:style-name="P32"><text:span text:style-name="T24">Enquanto</text:span><text:span text:style-name="T21"> houver mais de uma subárvore </text:span><text:span text:style-name="T24">faça</text:span></text:p>
          <text:p text:style-name="P32"><text:span text:style-name="T21"><text:s text:c="3"/></text:span><text:span text:style-name="T35">Para cada</text:span><text:span text:style-name="T21"> subárvore em paralelo </text:span><text:span text:style-name="T35">fazer</text:span><text:span text:style-name="T21">:</text:span></text:p>
          <text:p text:style-name="P32"><text:span text:style-name="T21"><text:s text:c="3"/></text:span><text:span text:style-name="T21"><text:tab/></text:span><text:span text:style-name="T21"><text:tab/></text:span><text:span text:style-name="T21">Adicionar a F a menor aresta que une um </text:span><text:span text:style-name="T21"><text:tab/></text:span><text:span text:style-name="T21"><text:tab/></text:span><text:span text:style-name="T21">vértice da subárvore com o restante do </text:span><text:span text:style-name="T21"><text:tab/></text:span><text:span text:style-name="T21"><text:tab/></text:span><text:span text:style-name="T21"><text:tab/></text:span><text:span text:style-name="T21">grafo.</text:span></text:p>
          <text:p text:style-name="P32"><text:span text:style-name="T21"><text:s text:c="3"/></text:span><text:span text:style-name="T24">Fim Para</text:span></text:p>
          <text:p text:style-name="P32"><text:span text:style-name="T21"><text:tab/></text:span><text:span text:style-name="T21">Unir as subárvores.</text:span></text:p>
          <text:p text:style-name="P32"><text:span text:style-name="T24">fim-enquanto</text:span></text:p>
          <draw:enhanced-geometry svg:viewBox="0 0 21600 21600" draw:type="mso-spt202" draw:enhanced-path="M 0 0 L 21600 0 21600 21600 0 21600 0 0 Z N"/>
        </draw:custom-shape>
        <draw:custom-shape draw:style-name="gr342" draw:text-style-name="P28" draw:layer="layout" svg:width="17.568cm" svg:height="1.197cm" svg:x="3.175cm" svg:y="3.387cm">
          <text:p text:style-name="P27"><text:span text:style-name="T18">Algoritmo de Boruvka</text:span></text:p>
          <draw:enhanced-geometry svg:viewBox="0 0 21600 21600" draw:type="mso-spt202" draw:enhanced-path="M 0 0 L 21600 0 21600 21600 0 21600 0 0 Z N"/>
        </draw:custom-shape>
        <presentation:notes draw:style-name="dp2">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43" draw:text-style-name="P4" draw:layer="layout" svg:width="15.147cm" svg:height="11.388cm" svg:x="1.904cm" svg:y="12.065cm" presentation:class="notes" presentation:placeholder="true">
            <draw:text-box/>
          </draw:frame>
        </presentation:notes>
      </draw:page>
      <draw:page draw:name="page29" draw:style-name="dp1" draw:master-page-name="Default" presentation:presentation-page-layout-name="AL2T10">
        <office:forms form:automatic-focus="false" form:apply-design-mode="false"/>
        <draw:custom-shape draw:style-name="gr343" draw:text-style-name="P35" draw:layer="layout" svg:width="4.868cm" svg:height="1.27cm" svg:x="0.847cm" svg:y="3.81cm">
          <text:p text:style-name="P34"><text:span text:style-name="T12"><text:tab/></text:span><text:span text:style-name="T12">Exemplo:</text:span></text:p>
          <draw:enhanced-geometry svg:viewBox="0 0 21600 21600" draw:type="rectangle" draw:enhanced-path="M 0 0 L 21600 0 21600 21600 0 21600 0 0 Z N"/>
        </draw:custom-shape>
        <draw:frame presentation:style-name="pr8" draw:text-style-name="P6" draw:layer="layout" svg:width="17.991cm" svg:height="3.741cm" svg:x="4.021cm" svg:y="-0.004cm" presentation:class="title" presentation:user-transformed="true">
          <draw:text-box>
            <text:p text:style-name="P5"><text:span text:style-name="T1">Árvore Geradora de Peso Mínimo</text:span></text:p>
          </draw:text-box>
        </draw:frame>
        <draw:custom-shape draw:style-name="gr344" draw:text-style-name="P17" draw:layer="layout" svg:width="1.27cm" svg:height="0.816cm" svg:x="13.758cm" svg:y="6.05cm">
          <text:p text:style-name="P16"><text:span text:style-name="T13">8</text:span></text:p>
          <draw:enhanced-geometry svg:viewBox="0 0 21600 21600" draw:type="mso-spt202" draw:enhanced-path="M 0 0 L 21600 0 21600 21600 0 21600 0 0 Z N"/>
        </draw:custom-shape>
        <draw:custom-shape draw:style-name="gr345" draw:text-style-name="P17" draw:layer="layout" svg:width="1.27cm" svg:height="0.816cm" svg:x="5.838cm" svg:y="6.174cm">
          <text:p text:style-name="P16"><text:span text:style-name="T13">3</text:span></text:p>
          <draw:enhanced-geometry svg:viewBox="0 0 21600 21600" draw:type="mso-spt202" draw:enhanced-path="M 0 0 L 21600 0 21600 21600 0 21600 0 0 Z N"/>
        </draw:custom-shape>
        <draw:line draw:style-name="gr5" draw:text-style-name="P15" draw:layer="layout" svg:x1="6.765cm" svg:y1="4.78cm" svg:x2="6.769cm" svg:y2="8.59cm">
          <text:p/>
        </draw:line>
        <draw:line draw:style-name="gr5" draw:text-style-name="P15" draw:layer="layout" svg:x1="7.1cm" svg:y1="4.445cm" svg:x2="13.661cm" svg:y2="4.449cm">
          <text:p/>
        </draw:line>
        <draw:line draw:style-name="gr5" draw:text-style-name="P15" draw:layer="layout" svg:x1="13.996cm" svg:y1="4.78cm" svg:x2="14.001cm" svg:y2="8.59cm">
          <text:p/>
        </draw:line>
        <draw:line draw:style-name="gr5" draw:text-style-name="P15" draw:layer="layout" svg:x1="7.1cm" svg:y1="8.89cm" svg:x2="13.661cm" svg:y2="8.894cm">
          <text:p/>
        </draw:line>
        <draw:line draw:style-name="gr5" draw:text-style-name="P15" draw:layer="layout" svg:x1="7.011cm" svg:y1="4.648cm" svg:x2="8.705cm" svg:y2="6.341cm">
          <text:p/>
        </draw:line>
        <draw:line draw:style-name="gr5" draw:text-style-name="P15" draw:layer="layout" svg:x1="11.88cm" svg:y1="6.809cm" svg:x2="13.785cm" svg:y2="8.617cm">
          <text:p/>
        </draw:line>
        <draw:line draw:style-name="gr5" draw:text-style-name="P15" draw:layer="layout" svg:x1="13.763cm" svg:y1="4.701cm" svg:x2="11.867cm" svg:y2="6.394cm">
          <text:p/>
        </draw:line>
        <draw:line draw:style-name="gr5" draw:text-style-name="P15" draw:layer="layout" svg:x1="9.216cm" svg:y1="6.606cm" svg:x2="11.333cm" svg:y2="6.61cm">
          <text:p/>
        </draw:line>
        <draw:line draw:style-name="gr5" draw:text-style-name="P15" draw:layer="layout" svg:x1="9.172cm" svg:y1="6.451cm" svg:x2="13.679cm" svg:y2="4.511cm">
          <text:p/>
        </draw:line>
        <draw:line draw:style-name="gr5" draw:text-style-name="P15" draw:layer="layout" svg:x1="11.611cm" svg:y1="6.853cm" svg:x2="6.963cm" svg:y2="8.758cm">
          <text:p/>
        </draw:line>
        <draw:custom-shape draw:style-name="gr346" draw:text-style-name="P17" draw:layer="layout" svg:width="1.27cm" svg:height="0.816cm" svg:x="9.851cm" svg:y="8.802cm">
          <text:p text:style-name="P16"><text:span text:style-name="T13">9</text:span></text:p>
          <draw:enhanced-geometry svg:viewBox="0 0 21600 21600" draw:type="mso-spt202" draw:enhanced-path="M 0 0 L 21600 0 21600 21600 0 21600 0 0 Z N"/>
        </draw:custom-shape>
        <draw:g>
          <draw:custom-shape draw:style-name="gr7" draw:text-style-name="P3" draw:layer="layout" svg:width="0.635cm" svg:height="0.635cm" svg:x="6.465cm" svg:y="8.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7" draw:text-style-name="P18" draw:layer="layout" svg:width="0.768cm" svg:height="0.828cm" svg:x="6.376cm" svg:y="8.511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6.465cm" svg:y="4.1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8" draw:text-style-name="P18" draw:layer="layout" svg:width="0.768cm" svg:height="0.828cm" svg:x="6.376cm" svg:y="4.057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8.581cm" svg:y="6.2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9" draw:text-style-name="P18" draw:layer="layout" svg:width="0.767cm" svg:height="0.828cm" svg:x="8.493cm" svg:y="6.174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13.661cm" svg:y="4.14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0" draw:text-style-name="P18" draw:layer="layout" svg:width="0.768cm" svg:height="0.828cm" svg:x="13.617cm" svg:y="4.057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3.661cm" svg:y="8.5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1" draw:text-style-name="P18" draw:layer="layout" svg:width="0.767cm" svg:height="0.828cm" svg:x="13.573cm" svg:y="8.511cm">
            <text:p text:style-name="P16"><text:span text:style-name="T14">C</text:span></text:p>
            <draw:enhanced-geometry svg:viewBox="0 0 21600 21600" draw:type="mso-spt202" draw:enhanced-path="M 0 0 L 21600 0 21600 21600 0 21600 0 0 Z N"/>
          </draw:custom-shape>
        </draw:g>
        <draw:g>
          <draw:custom-shape draw:style-name="gr7" draw:text-style-name="P3" draw:layer="layout" svg:width="0.635cm" svg:height="0.635cm" svg:x="11.333cm" svg:y="6.2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2" draw:text-style-name="P18" draw:layer="layout" svg:width="0.767cm" svg:height="0.828cm" svg:x="11.245cm" svg:y="6.174cm">
            <text:p text:style-name="P16"><text:span text:style-name="T14">F</text:span></text:p>
            <draw:enhanced-geometry svg:viewBox="0 0 21600 21600" draw:type="mso-spt202" draw:enhanced-path="M 0 0 L 21600 0 21600 21600 0 21600 0 0 Z N"/>
          </draw:custom-shape>
        </draw:g>
        <draw:custom-shape draw:style-name="gr353" draw:text-style-name="P17" draw:layer="layout" svg:width="1.27cm" svg:height="0.816cm" svg:x="9.428cm" svg:y="3.598cm">
          <text:p text:style-name="P16"><text:span text:style-name="T13">4</text:span></text:p>
          <draw:enhanced-geometry svg:viewBox="0 0 21600 21600" draw:type="mso-spt202" draw:enhanced-path="M 0 0 L 21600 0 21600 21600 0 21600 0 0 Z N"/>
        </draw:custom-shape>
        <draw:custom-shape draw:style-name="gr354" draw:text-style-name="P17" draw:layer="layout" svg:width="1.27cm" svg:height="0.816cm" svg:x="7.1cm" svg:y="5.45cm">
          <text:p text:style-name="P16"><text:span text:style-name="T13">4</text:span></text:p>
          <draw:enhanced-geometry svg:viewBox="0 0 21600 21600" draw:type="mso-spt202" draw:enhanced-path="M 0 0 L 21600 0 21600 21600 0 21600 0 0 Z N"/>
        </draw:custom-shape>
        <draw:custom-shape draw:style-name="gr355" draw:text-style-name="P17" draw:layer="layout" svg:width="1.27cm" svg:height="0.816cm" svg:x="7.646cm" svg:y="7.452cm">
          <text:p text:style-name="P16"><text:span text:style-name="T13">7</text:span></text:p>
          <draw:enhanced-geometry svg:viewBox="0 0 21600 21600" draw:type="mso-spt202" draw:enhanced-path="M 0 0 L 21600 0 21600 21600 0 21600 0 0 Z N"/>
        </draw:custom-shape>
        <draw:custom-shape draw:style-name="gr356" draw:text-style-name="P17" draw:layer="layout" svg:width="1.27cm" svg:height="0.816cm" svg:x="9.543cm" svg:y="6.473cm">
          <text:p text:style-name="P16"><text:span text:style-name="T13">2</text:span></text:p>
          <draw:enhanced-geometry svg:viewBox="0 0 21600 21600" draw:type="mso-spt202" draw:enhanced-path="M 0 0 L 21600 0 21600 21600 0 21600 0 0 Z N"/>
        </draw:custom-shape>
        <draw:custom-shape draw:style-name="gr357" draw:text-style-name="P17" draw:layer="layout" svg:width="1.27cm" svg:height="0.816cm" svg:x="12.488cm" svg:y="7.025cm">
          <text:p text:style-name="P16"><text:span text:style-name="T13">2</text:span></text:p>
          <draw:enhanced-geometry svg:viewBox="0 0 21600 21600" draw:type="mso-spt202" draw:enhanced-path="M 0 0 L 21600 0 21600 21600 0 21600 0 0 Z N"/>
        </draw:custom-shape>
        <draw:custom-shape draw:style-name="gr358" draw:text-style-name="P17" draw:layer="layout" svg:width="1.27cm" svg:height="0.816cm" svg:x="12.435cm" svg:y="5.371cm">
          <text:p text:style-name="P16"><text:span text:style-name="T13">5</text:span></text:p>
          <draw:enhanced-geometry svg:viewBox="0 0 21600 21600" draw:type="mso-spt202" draw:enhanced-path="M 0 0 L 21600 0 21600 21600 0 21600 0 0 Z N"/>
        </draw:custom-shape>
        <draw:custom-shape draw:style-name="gr359" draw:text-style-name="P17" draw:layer="layout" svg:width="1.27cm" svg:height="0.816cm" svg:x="10.398cm" svg:y="4.824cm">
          <text:p text:style-name="P16"><text:span text:style-name="T13">9</text:span></text:p>
          <draw:enhanced-geometry svg:viewBox="0 0 21600 21600" draw:type="mso-spt202" draw:enhanced-path="M 0 0 L 21600 0 21600 21600 0 21600 0 0 Z N"/>
        </draw:custom-shape>
        <draw:custom-shape draw:style-name="gr360" draw:text-style-name="P39" draw:layer="layout" svg:width="4.022cm" svg:height="0.989cm" svg:x="7.408cm" svg:y="12.74cm">
          <text:p text:style-name="P38"><text:span text:style-name="T27">Subárvores</text:span></text:p>
          <draw:enhanced-geometry svg:viewBox="0 0 21600 21600" draw:type="mso-spt202" draw:enhanced-path="M 0 0 L 21600 0 21600 21600 0 21600 0 0 Z N"/>
        </draw:custom-shape>
        <draw:g>
          <draw:custom-shape draw:style-name="gr77" draw:text-style-name="P3" draw:layer="layout" svg:width="12.065cm" svg:height="2.117cm" svg:x="3.81cm" svg:y="13.97cm">
            <text:p/>
            <draw:enhanced-geometry svg:viewBox="0 0 21600 21600" draw:type="rectangle" draw:enhanced-path="M 0 0 L 21600 0 21600 21600 0 21600 0 0 Z N"/>
          </draw:custom-shape>
          <draw:custom-shape draw:style-name="gr361" draw:text-style-name="P40" draw:layer="layout" svg:width="2.116cm" svg:height="0.993cm" svg:x="4.022cm" svg:y="14.477cm">
            <text:p text:style-name="P38"><text:span text:style-name="T28">{ A }</text:span></text:p>
            <draw:enhanced-geometry svg:viewBox="0 0 21600 21600" draw:type="mso-spt202" draw:enhanced-path="M 0 0 L 21600 0 21600 21600 0 21600 0 0 Z N"/>
          </draw:custom-shape>
          <draw:custom-shape draw:style-name="gr362" draw:text-style-name="P40" draw:layer="layout" svg:width="2.116cm" svg:height="0.993cm" svg:x="5.971cm" svg:y="14.477cm">
            <text:p text:style-name="P38"><text:span text:style-name="T28">{ B }</text:span></text:p>
            <draw:enhanced-geometry svg:viewBox="0 0 21600 21600" draw:type="mso-spt202" draw:enhanced-path="M 0 0 L 21600 0 21600 21600 0 21600 0 0 Z N"/>
          </draw:custom-shape>
          <draw:custom-shape draw:style-name="gr363" draw:text-style-name="P40" draw:layer="layout" svg:width="2.117cm" svg:height="0.993cm" svg:x="7.92cm" svg:y="14.477cm">
            <text:p text:style-name="P38"><text:span text:style-name="T28">{ C }</text:span></text:p>
            <draw:enhanced-geometry svg:viewBox="0 0 21600 21600" draw:type="mso-spt202" draw:enhanced-path="M 0 0 L 21600 0 21600 21600 0 21600 0 0 Z N"/>
          </draw:custom-shape>
          <draw:custom-shape draw:style-name="gr364" draw:text-style-name="P40" draw:layer="layout" svg:width="2.116cm" svg:height="0.993cm" svg:x="9.865cm" svg:y="14.477cm">
            <text:p text:style-name="P38"><text:span text:style-name="T28">{ D }</text:span></text:p>
            <draw:enhanced-geometry svg:viewBox="0 0 21600 21600" draw:type="mso-spt202" draw:enhanced-path="M 0 0 L 21600 0 21600 21600 0 21600 0 0 Z N"/>
          </draw:custom-shape>
          <draw:custom-shape draw:style-name="gr365" draw:text-style-name="P40" draw:layer="layout" svg:width="2.116cm" svg:height="0.993cm" svg:x="11.814cm" svg:y="14.477cm">
            <text:p text:style-name="P38"><text:span text:style-name="T28">{ E }</text:span></text:p>
            <draw:enhanced-geometry svg:viewBox="0 0 21600 21600" draw:type="mso-spt202" draw:enhanced-path="M 0 0 L 21600 0 21600 21600 0 21600 0 0 Z N"/>
          </draw:custom-shape>
          <draw:custom-shape draw:style-name="gr366" draw:text-style-name="P40" draw:layer="layout" svg:width="2.117cm" svg:height="0.993cm" svg:x="13.758cm" svg:y="14.477cm">
            <text:p text:style-name="P38"><text:span text:style-name="T28">{ F }</text:span></text:p>
            <draw:enhanced-geometry svg:viewBox="0 0 21600 21600" draw:type="mso-spt202" draw:enhanced-path="M 0 0 L 21600 0 21600 21600 0 21600 0 0 Z N"/>
          </draw:custom-shape>
        </draw:g>
        <draw:polyline draw:style-name="gr85" draw:text-style-name="P15" xml:id="id144" draw:id="id144" draw:layer="layout" svg:width="1.904cm" svg:height="1.807cm" svg:x="11.853cm" svg:y="6.773cm" svg:viewBox="0 0 1905 1808" draw:points="0,0 1905,1808">
          <text:p text:style-name="P23"/>
        </draw:polyline>
        <draw:polyline draw:style-name="gr85" draw:text-style-name="P15" xml:id="id147" draw:id="id147" draw:layer="layout" svg:width="2.115cm" svg:height="0.003cm" svg:x="9.243cm" svg:y="6.606cm" svg:viewBox="0 0 2116 4" draw:points="0,0 2116,4">
          <text:p text:style-name="P23"/>
        </draw:polyline>
        <draw:polyline draw:style-name="gr85" draw:text-style-name="P15" xml:id="id140" draw:id="id140" draw:layer="layout" svg:width="0.004cm" svg:height="3.809cm" svg:x="6.773cm" svg:y="4.78cm" svg:viewBox="0 0 5 3810" draw:points="0,0 5,3810">
          <text:p text:style-name="P23"/>
        </draw:polyline>
        <draw:polyline draw:style-name="gr85" draw:text-style-name="P15" xml:id="id142" draw:id="id142" draw:layer="layout" svg:width="6.561cm" svg:height="0.003cm" svg:x="7.108cm" svg:y="4.445cm" svg:viewBox="0 0 6562 4" draw:points="0,0 6562,4">
          <text:p text:style-name="P23"/>
        </draw:polyline>
        <draw:g xml:id="id149" draw:id="id149">
          <draw:custom-shape draw:style-name="gr77" draw:text-style-name="P3" draw:layer="layout" svg:width="12.065cm" svg:height="2.117cm" svg:x="3.8cm" svg:y="14cm">
            <text:p/>
            <draw:enhanced-geometry svg:viewBox="0 0 21600 21600" draw:type="rectangle" draw:enhanced-path="M 0 0 L 21600 0 21600 21600 0 21600 0 0 Z N"/>
          </draw:custom-shape>
          <draw:custom-shape draw:style-name="gr367" draw:text-style-name="P40" draw:layer="layout" svg:width="4.868cm" svg:height="0.993cm" svg:x="5.07cm" svg:y="14.507cm">
            <text:p text:style-name="P38"><text:span text:style-name="T28">{ A, B, D }</text:span></text:p>
            <draw:enhanced-geometry svg:viewBox="0 0 21600 21600" draw:type="mso-spt202" draw:enhanced-path="M 0 0 L 21600 0 21600 21600 0 21600 0 0 Z N"/>
          </draw:custom-shape>
          <draw:custom-shape draw:style-name="gr368" draw:text-style-name="P40" draw:layer="layout" svg:width="3.51cm" svg:height="0.993cm" svg:x="10.027cm" svg:y="14.507cm">
            <text:p text:style-name="P38"><text:span text:style-name="T28">{ C, E, F }</text:span></text:p>
            <draw:enhanced-geometry svg:viewBox="0 0 21600 21600" draw:type="mso-spt202" draw:enhanced-path="M 0 0 L 21600 0 21600 21600 0 21600 0 0 Z N"/>
          </draw:custom-shape>
        </draw:g>
        <draw:custom-shape draw:style-name="gr369" draw:text-style-name="P42" xml:id="id150" draw:id="id150" draw:layer="layout" svg:width="5.927cm" svg:height="1.065cm" svg:x="7.869cm" svg:y="10.372cm">
          <text:p text:style-name="P41"><text:span text:style-name="T29">c(F) = 11</text:span></text:p>
          <draw:enhanced-geometry svg:viewBox="0 0 21600 21600" draw:type="mso-spt202" draw:enhanced-path="M 0 0 L 21600 0 21600 21600 0 21600 0 0 Z N"/>
        </draw:custom-shape>
        <draw:polyline draw:style-name="gr85" draw:text-style-name="P15" xml:id="id152" draw:id="id152" draw:layer="layout" svg:width="1.692cm" svg:height="1.692cm" svg:x="6.985cm" svg:y="4.657cm" svg:viewBox="0 0 1693 1693" draw:points="0,0 1693,1693">
          <text:p text:style-name="P23"/>
        </draw:polyline>
        <draw:g xml:id="id154" draw:id="id154">
          <draw:custom-shape draw:style-name="gr77" draw:text-style-name="P3" draw:layer="layout" svg:width="12.065cm" svg:height="2.117cm" svg:x="3.735cm" svg:y="14cm">
            <text:p/>
            <draw:enhanced-geometry svg:viewBox="0 0 21600 21600" draw:type="rectangle" draw:enhanced-path="M 0 0 L 21600 0 21600 21600 0 21600 0 0 Z N"/>
          </draw:custom-shape>
          <draw:custom-shape draw:style-name="gr370" draw:text-style-name="P40" draw:layer="layout" svg:width="6.985cm" svg:height="0.993cm" svg:x="6.063cm" svg:y="14.507cm">
            <text:p text:style-name="P38"><text:span text:style-name="T28">{ A, B, C, D, E, F }</text:span></text:p>
            <draw:enhanced-geometry svg:viewBox="0 0 21600 21600" draw:type="mso-spt202" draw:enhanced-path="M 0 0 L 21600 0 21600 21600 0 21600 0 0 Z N"/>
          </draw:custom-shape>
        </draw:g>
        <draw:custom-shape draw:style-name="gr371" draw:text-style-name="P42" xml:id="id155" draw:id="id155" draw:layer="layout" svg:width="5.927cm" svg:height="1.065cm" svg:x="8.073cm" svg:y="10.4cm">
          <text:p text:style-name="P41"><text:span text:style-name="T29">c(F) = 15</text:span></text:p>
          <draw:enhanced-geometry svg:viewBox="0 0 21600 21600" draw:type="mso-spt202" draw:enhanced-path="M 0 0 L 21600 0 21600 21600 0 21600 0 0 Z N"/>
        </draw:custom-shape>
        <draw:line draw:style-name="gr5" draw:text-style-name="P15" draw:layer="layout" svg:x1="9.102cm" svg:y1="6.853cm" svg:x2="13.648cm" svg:y2="8.758cm">
          <text:p/>
        </draw:line>
        <draw:custom-shape draw:style-name="gr372" draw:text-style-name="P17" draw:layer="layout" svg:width="1.27cm" svg:height="0.816cm" svg:x="10.795cm" svg:y="7.779cm">
          <text:p text:style-name="P16"><text:span text:style-name="T13">3</text:span></text:p>
          <draw:enhanced-geometry svg:viewBox="0 0 21600 21600" draw:type="mso-spt202" draw:enhanced-path="M 0 0 L 21600 0 21600 21600 0 21600 0 0 Z N"/>
        </draw:custom-shape>
        <draw:circle draw:style-name="gr373" draw:text-style-name="P45" xml:id="id139" draw:id="id139" draw:layer="layout" svg:width="1cm" svg:height="1cm" svg:x="6.3cm" svg:y="3.9cm">
          <text:p text:style-name="P23"/>
        </draw:circle>
        <draw:circle draw:style-name="gr373" draw:text-style-name="P45" xml:id="id141" draw:id="id141" draw:layer="layout" svg:width="1cm" svg:height="1cm" svg:x="13.5cm" svg:y="3.9cm">
          <text:p text:style-name="P23"/>
        </draw:circle>
        <draw:circle draw:style-name="gr373" draw:text-style-name="P45" xml:id="id143" draw:id="id143" draw:layer="layout" svg:width="1cm" svg:height="1cm" svg:x="13.5cm" svg:y="8.4cm">
          <text:p text:style-name="P23"/>
        </draw:circle>
        <draw:circle draw:style-name="gr373" draw:text-style-name="P45" xml:id="id145" draw:id="id145" draw:layer="layout" svg:width="1cm" svg:height="1cm" svg:x="6.3cm" svg:y="8.4cm">
          <text:p text:style-name="P23"/>
        </draw:circle>
        <draw:circle draw:style-name="gr373" draw:text-style-name="P45" xml:id="id146" draw:id="id146" draw:layer="layout" svg:width="1cm" svg:height="1cm" svg:x="8.4cm" svg:y="6.1cm">
          <text:p text:style-name="P23"/>
        </draw:circle>
        <draw:circle draw:style-name="gr373" draw:text-style-name="P45" xml:id="id148" draw:id="id148" draw:layer="layout" svg:width="1cm" svg:height="1cm" svg:x="11.2cm" svg:y="6cm">
          <text:p text:style-name="P23"/>
        </draw:circle>
        <draw:path draw:style-name="gr374" draw:text-style-name="P45" xml:id="id151" draw:id="id151" draw:layer="layout" svg:width="10.51cm" svg:height="6.891cm" svg:x="5.143cm" svg:y="3.479cm" svg:viewBox="0 0 10511 6892" svg:d="M590 5782c421 130 589 644 1051 678 381 29 651 742 1018 272 234-299 515-652 475-1052-34-349-381-642-272-1018 103-352 345-706 238-1085-98-350-527-593-407-1018 100-350-211-837 339-1017 370-121 719 11 1085-34 352-43 698 51 1052 34 349-16 702-13 1052 0 351 14 699-30 1051 102 368 138 749 48 1153 135 344 75 727 90 1052-102 359-212 792-392 984-780 226-456-365-837-713-882-344-44-674 12-1017 102-332 88-687-63-1018 136-359 217-770-41-1153-68-339-23-679 0-1018 0-362 0-730 64-1085 0-357-64-702-55-1052-68s-704 43-1051 0c-401-49-738 199-1120 170-425-32-761 243-1017 508-252 262-164 676-170 1018-6 339-2 677-34 1018-32 350-12 720 136 1051 147 329-11 688 135 1018l102 339 204 339-68 34">
          <text:p text:style-name="P23"/>
        </draw:path>
        <draw:path draw:style-name="gr373" draw:text-style-name="P45" xml:id="id153" draw:id="id153" draw:layer="layout" svg:width="7.26cm" svg:height="3.997cm" svg:x="7.787cm" svg:y="5.621cm" svg:viewBox="0 0 7261 3998" svg:d="M931 1639c341-28 678 50 1017 67 349 17 699 1 1052 34 386 36 700 244 1051 373 398 146 608 560 848 916 222 329 406 766 882 814 356 35 719 284 1086 68 379-224 433-659 373-1017-74-445-472-724-780-1018-328-314-653-628-1052-848-434-240-673-667-1153-882-364-163-700-113-1052-136-350-23-702 1-1051 0-359-2-694 152-1052 136-438-20-802 292-1017 611-137 203-161 925 373 712l373 170 68-68z">
          <text:p text:style-name="P23"/>
        </draw:path>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40" smil:attributeName="visibility" smil:to="visible"/>
                  <anim:transitionFilter smil:dur="0.5s" smil:fill="hold" smil:targetElement="id14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42" smil:attributeName="visibility" smil:to="visible"/>
                  <anim:transitionFilter smil:dur="0.5s" smil:fill="hold" smil:targetElement="id142"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44" smil:attributeName="visibility" smil:to="visible"/>
                  <anim:transitionFilter smil:dur="0.5s" smil:fill="hold" smil:targetElement="id14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47" smil:attributeName="visibility" smil:to="visible"/>
                  <anim:transitionFilter smil:dur="0.5s" smil:fill="hold" smil:targetElement="id147"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149" smil:attributeName="visibility" smil:to="visible"/>
                  <anim:animate smil:dur="0.5s" smil:fill="hold" smil:targetElement="id149" smil:attributeName="width" smil:values="0;width" smil:keyTimes="0;1"/>
                  <anim:animate smil:dur="0.5s" smil:fill="hold" smil:targetElement="id149" smil:attributeName="height" smil:values="0;height" smil:keyTimes="0;1"/>
                  <anim:transitionFilter smil:dur="0.5s" smil:fill="hold" smil:targetElement="id149" smil:type="fade" smil:subtype="crossfade"/>
                </anim:par>
              </anim:par>
              <anim:par smil:begin="0.5s">
                <anim:par smil:begin="0s" smil:dur="indefinite" smil:fill="hold" presentation:node-type="after-previous" presentation:preset-class="entrance" presentation:preset-id="ooo-entrance-dissolve-in">
                  <anim:set smil:begin="0s" smil:dur="0.001s" smil:fill="hold" smil:targetElement="id150" smil:attributeName="visibility" smil:to="visible"/>
                  <anim:transitionFilter smil:dur="0.5s" smil:fill="hold" smil:targetElement="id15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52" smil:attributeName="visibility" smil:to="visible"/>
                  <anim:transitionFilter smil:dur="0.5s" smil:fill="hold" smil:targetElement="id152"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dur="indefinite" smil:fill="hold" presentation:node-type="on-click" presentation:preset-class="entrance" presentation:preset-id="ooo-entrance-fade-in-and-zoom">
                  <anim:set smil:begin="0s" smil:dur="0.001s" smil:fill="hold" smil:targetElement="id154" smil:attributeName="visibility" smil:to="visible"/>
                  <anim:animate smil:dur="0.5s" smil:fill="hold" smil:targetElement="id154" smil:attributeName="width" smil:values="0;width" smil:keyTimes="0;1"/>
                  <anim:animate smil:dur="0.5s" smil:fill="hold" smil:targetElement="id154" smil:attributeName="height" smil:values="0;height" smil:keyTimes="0;1"/>
                  <anim:transitionFilter smil:dur="0.5s" smil:fill="hold" smil:targetElement="id154" smil:type="fade" smil:subtype="crossfade"/>
                </anim:par>
              </anim:par>
              <anim:par smil:begin="0.5s">
                <anim:par smil:begin="0s" smil:dur="indefinite" smil:fill="hold" presentation:node-type="after-previous" presentation:preset-class="entrance" presentation:preset-id="ooo-entrance-fade-in-and-zoom">
                  <anim:set smil:begin="0s" smil:dur="0.001s" smil:fill="hold" smil:targetElement="id155" smil:attributeName="visibility" smil:to="visible"/>
                  <anim:animate smil:dur="0.5s" smil:fill="hold" smil:targetElement="id155" smil:attributeName="width" smil:values="0;width" smil:keyTimes="0;1"/>
                  <anim:animate smil:dur="0.5s" smil:fill="hold" smil:targetElement="id155" smil:attributeName="height" smil:values="0;height" smil:keyTimes="0;1"/>
                  <anim:transitionFilter smil:dur="0.5s" smil:fill="hold" smil:targetElement="id155" smil:type="fade" smil:subtype="crossfade"/>
                </anim:par>
              </anim:par>
            </anim:par>
          </anim:seq>
        </anim:par>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44" draw:text-style-name="P4" draw:layer="layout" svg:width="15.147cm" svg:height="11.388cm" svg:x="1.904cm" svg:y="12.065cm" presentation:class="notes" presentation:placeholder="true">
            <draw:text-box/>
          </draw:frame>
        </presentation:notes>
      </draw:page>
      <draw:page draw:name="page30" draw:style-name="dp1" draw:master-page-name="Default" presentation:presentation-page-layout-name="AL2T10">
        <office:forms form:automatic-focus="false" form:apply-design-mode="false"/>
        <draw:line draw:style-name="gr5" draw:text-style-name="P15" draw:layer="layout" svg:x1="12.582cm" svg:y1="9.247cm" svg:x2="14.593cm" svg:y2="10.297cm">
          <text:p/>
        </draw:line>
        <draw:custom-shape draw:style-name="gr375" draw:text-style-name="P35" draw:layer="layout" svg:width="4.868cm" svg:height="1.27cm" svg:x="0.847cm" svg:y="3.81cm">
          <text:p text:style-name="P34"><text:span text:style-name="T12"><text:tab/></text:span><text:span text:style-name="T12">Exemplo:</text:span></text:p>
          <draw:enhanced-geometry svg:viewBox="0 0 21600 21600" draw:type="rectangle" draw:enhanced-path="M 0 0 L 21600 0 21600 21600 0 21600 0 0 Z N"/>
        </draw:custom-shape>
        <draw:frame presentation:style-name="pr8" draw:text-style-name="P6" draw:layer="layout" svg:width="17.991cm" svg:height="3.741cm" svg:x="4.021cm" svg:y="-0.004cm" presentation:class="title" presentation:user-transformed="true">
          <draw:text-box>
            <text:p text:style-name="P5"><text:span text:style-name="T1">Árvore Geradora de Peso Mínimo</text:span></text:p>
          </draw:text-box>
        </draw:frame>
        <draw:g>
          <draw:custom-shape draw:style-name="gr7" draw:text-style-name="P3" draw:layer="layout" svg:width="0.635cm" svg:height="0.635cm" svg:x="4.322cm" svg:y="10.0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6" draw:text-style-name="P18" draw:layer="layout" svg:width="0.768cm" svg:height="0.828cm" svg:x="4.233cm" svg:y="9.948cm">
            <text:p text:style-name="P16"><text:span text:style-name="T14">H</text:span></text:p>
            <draw:enhanced-geometry svg:viewBox="0 0 21600 21600" draw:type="mso-spt202" draw:enhanced-path="M 0 0 L 21600 0 21600 21600 0 21600 0 0 Z N"/>
          </draw:custom-shape>
        </draw:g>
        <draw:g>
          <draw:custom-shape draw:style-name="gr7" draw:text-style-name="P3" draw:layer="layout" svg:width="0.635cm" svg:height="0.635cm" svg:x="4.533cm" svg:y="6.22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7" draw:text-style-name="P18" draw:layer="layout" svg:width="0.767cm" svg:height="0.828cm" svg:x="4.445cm" svg:y="6.138cm">
            <text:p text:style-name="P16"><text:span text:style-name="T14">A</text:span></text:p>
            <draw:enhanced-geometry svg:viewBox="0 0 21600 21600" draw:type="mso-spt202" draw:enhanced-path="M 0 0 L 21600 0 21600 21600 0 21600 0 0 Z N"/>
          </draw:custom-shape>
        </draw:g>
        <draw:g>
          <draw:custom-shape draw:style-name="gr7" draw:text-style-name="P3" draw:layer="layout" svg:width="0.635cm" svg:height="0.635cm" svg:x="7.285cm" svg:y="4.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8" draw:text-style-name="P18" draw:layer="layout" svg:width="0.767cm" svg:height="0.828cm" svg:x="7.197cm" svg:y="4.022cm">
            <text:p text:style-name="P16"><text:span text:style-name="T14">B</text:span></text:p>
            <draw:enhanced-geometry svg:viewBox="0 0 21600 21600" draw:type="mso-spt202" draw:enhanced-path="M 0 0 L 21600 0 21600 21600 0 21600 0 0 Z N"/>
          </draw:custom-shape>
        </draw:g>
        <draw:g>
          <draw:custom-shape draw:style-name="gr7" draw:text-style-name="P3" draw:layer="layout" svg:width="0.635cm" svg:height="0.635cm" svg:x="11.942cm" svg:y="8.7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9" draw:text-style-name="P18" draw:layer="layout" svg:width="0.768cm" svg:height="0.828cm" svg:x="11.853cm" svg:y="8.678cm">
            <text:p text:style-name="P16"><text:span text:style-name="T14">J</text:span></text:p>
            <draw:enhanced-geometry svg:viewBox="0 0 21600 21600" draw:type="mso-spt202" draw:enhanced-path="M 0 0 L 21600 0 21600 21600 0 21600 0 0 Z N"/>
          </draw:custom-shape>
        </draw:g>
        <draw:g>
          <draw:custom-shape draw:style-name="gr7" draw:text-style-name="P3" draw:layer="layout" svg:width="0.635cm" svg:height="0.635cm" svg:x="11.307cm" svg:y="3.89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0" draw:text-style-name="P18" draw:layer="layout" svg:width="0.768cm" svg:height="0.828cm" svg:x="11.218cm" svg:y="3.81cm">
            <text:p text:style-name="P16"><text:span text:style-name="T14">C</text:span></text:p>
            <draw:enhanced-geometry svg:viewBox="0 0 21600 21600" draw:type="mso-spt202" draw:enhanced-path="M 0 0 L 21600 0 21600 21600 0 21600 0 0 Z N"/>
          </draw:custom-shape>
        </draw:g>
        <draw:custom-shape draw:style-name="gr381" draw:text-style-name="P39" draw:layer="layout" svg:width="4.022cm" svg:height="0.989cm" svg:x="7.408cm" svg:y="12.74cm">
          <text:p text:style-name="P38"><text:span text:style-name="T27">Subárvores</text:span></text:p>
          <draw:enhanced-geometry svg:viewBox="0 0 21600 21600" draw:type="mso-spt202" draw:enhanced-path="M 0 0 L 21600 0 21600 21600 0 21600 0 0 Z N"/>
        </draw:custom-shape>
        <draw:g>
          <draw:custom-shape draw:style-name="gr7" draw:text-style-name="P3" draw:layer="layout" svg:width="0.635cm" svg:height="0.635cm" svg:x="15.117cm" svg:y="7.28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2" draw:text-style-name="P18" draw:layer="layout" svg:width="0.768cm" svg:height="0.828cm" svg:x="15.028cm" svg:y="7.197cm">
            <text:p text:style-name="P16"><text:span text:style-name="T14">E</text:span></text:p>
            <draw:enhanced-geometry svg:viewBox="0 0 21600 21600" draw:type="mso-spt202" draw:enhanced-path="M 0 0 L 21600 0 21600 21600 0 21600 0 0 Z N"/>
          </draw:custom-shape>
        </draw:g>
        <draw:g>
          <draw:custom-shape draw:style-name="gr7" draw:text-style-name="P3" draw:layer="layout" svg:width="0.635cm" svg:height="0.635cm" svg:x="8.634cm" svg:y="6.4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3" draw:text-style-name="P18" draw:layer="layout" svg:width="0.767cm" svg:height="0.828cm" svg:x="8.546cm" svg:y="6.35cm">
            <text:p text:style-name="P16"><text:span text:style-name="T14">M</text:span></text:p>
            <draw:enhanced-geometry svg:viewBox="0 0 21600 21600" draw:type="mso-spt202" draw:enhanced-path="M 0 0 L 21600 0 21600 21600 0 21600 0 0 Z N"/>
          </draw:custom-shape>
        </draw:g>
        <draw:g>
          <draw:custom-shape draw:style-name="gr7" draw:text-style-name="P3" draw:layer="layout" svg:width="0.635cm" svg:height="0.635cm" svg:x="11.809cm" svg:y="6.43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4" draw:text-style-name="P18" draw:layer="layout" svg:width="0.767cm" svg:height="0.828cm" svg:x="11.721cm" svg:y="6.35cm">
            <text:p text:style-name="P16"><text:span text:style-name="T14">L</text:span></text:p>
            <draw:enhanced-geometry svg:viewBox="0 0 21600 21600" draw:type="mso-spt202" draw:enhanced-path="M 0 0 L 21600 0 21600 21600 0 21600 0 0 Z N"/>
          </draw:custom-shape>
        </draw:g>
        <draw:g>
          <draw:custom-shape draw:style-name="gr7" draw:text-style-name="P3" draw:layer="layout" svg:width="0.635cm" svg:height="0.635cm" svg:x="9.402cm" svg:y="10.2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5" draw:text-style-name="P18" draw:layer="layout" svg:width="0.768cm" svg:height="0.828cm" svg:x="9.313cm" svg:y="10.16cm">
            <text:p text:style-name="P16"><text:span text:style-name="T14">G</text:span></text:p>
            <draw:enhanced-geometry svg:viewBox="0 0 21600 21600" draw:type="mso-spt202" draw:enhanced-path="M 0 0 L 21600 0 21600 21600 0 21600 0 0 Z N"/>
          </draw:custom-shape>
        </draw:g>
        <draw:g>
          <draw:custom-shape draw:style-name="gr7" draw:text-style-name="P3" draw:layer="layout" svg:width="0.635cm" svg:height="0.635cm" svg:x="14.482cm" svg:y="5.16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6" draw:text-style-name="P18" draw:layer="layout" svg:width="0.768cm" svg:height="0.828cm" svg:x="14.393cm" svg:y="5.08cm">
            <text:p text:style-name="P16"><text:span text:style-name="T14">D</text:span></text:p>
            <draw:enhanced-geometry svg:viewBox="0 0 21600 21600" draw:type="mso-spt202" draw:enhanced-path="M 0 0 L 21600 0 21600 21600 0 21600 0 0 Z N"/>
          </draw:custom-shape>
        </draw:g>
        <draw:g>
          <draw:custom-shape draw:style-name="gr7" draw:text-style-name="P3" draw:layer="layout" svg:width="0.635cm" svg:height="0.635cm" svg:x="6.729cm" svg:y="8.33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7" draw:text-style-name="P18" draw:layer="layout" svg:width="0.767cm" svg:height="0.828cm" svg:x="6.641cm" svg:y="8.255cm">
            <text:p text:style-name="P16"><text:span text:style-name="T14">I</text:span></text:p>
            <draw:enhanced-geometry svg:viewBox="0 0 21600 21600" draw:type="mso-spt202" draw:enhanced-path="M 0 0 L 21600 0 21600 21600 0 21600 0 0 Z N"/>
          </draw:custom-shape>
        </draw:g>
        <draw:g>
          <draw:custom-shape draw:style-name="gr7" draw:text-style-name="P3" draw:layer="layout" svg:width="0.635cm" svg:height="0.635cm" svg:x="14.482cm" svg:y="10.23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8" draw:text-style-name="P18" draw:layer="layout" svg:width="0.768cm" svg:height="0.828cm" svg:x="14.393cm" svg:y="10.16cm">
            <text:p text:style-name="P16"><text:span text:style-name="T14">F</text:span></text:p>
            <draw:enhanced-geometry svg:viewBox="0 0 21600 21600" draw:type="mso-spt202" draw:enhanced-path="M 0 0 L 21600 0 21600 21600 0 21600 0 0 Z N"/>
          </draw:custom-shape>
        </draw:g>
        <draw:line draw:style-name="gr5" draw:text-style-name="P15" draw:layer="layout" svg:x1="5.001cm" svg:y1="10.372cm" svg:x2="9.331cm" svg:y2="10.583cm">
          <text:p/>
        </draw:line>
        <draw:line draw:style-name="gr5" draw:text-style-name="P15" draw:layer="layout" svg:x1="9.022cm" svg:y1="7.104cm" svg:x2="9.737cm" svg:y2="10.2cm">
          <text:p/>
        </draw:line>
        <draw:line draw:style-name="gr5" draw:text-style-name="P15" draw:layer="layout" svg:x1="5.12cm" svg:y1="6.562cm" svg:x2="8.617cm" svg:y2="6.773cm">
          <text:p/>
        </draw:line>
        <draw:line draw:style-name="gr5" draw:text-style-name="P15" draw:layer="layout" svg:x1="5.08cm" svg:y1="6.773cm" svg:x2="6.773cm" svg:y2="8.467cm">
          <text:p/>
        </draw:line>
        <draw:line draw:style-name="gr5" draw:text-style-name="P15" draw:layer="layout" svg:x1="6.875cm" svg:y1="8.89cm" svg:x2="4.767cm" svg:y2="10.16cm">
          <text:p/>
        </draw:line>
        <draw:line draw:style-name="gr5" draw:text-style-name="P15" draw:layer="layout" svg:x1="5.04cm" svg:y1="6.319cm" svg:x2="7.369cm" svg:y2="4.635cm">
          <text:p/>
        </draw:line>
        <draw:line draw:style-name="gr5" draw:text-style-name="P15" draw:layer="layout" svg:x1="7.951cm" svg:y1="4.546cm" svg:x2="11.249cm" svg:y2="4.132cm">
          <text:p/>
        </draw:line>
        <draw:line draw:style-name="gr5" draw:text-style-name="P15" draw:layer="layout" svg:x1="7.832cm" svg:y1="4.657cm" svg:x2="11.853cm" svg:y2="6.562cm">
          <text:p/>
        </draw:line>
        <draw:line draw:style-name="gr5" draw:text-style-name="P15" draw:layer="layout" svg:x1="12.105cm" svg:y1="7.064cm" svg:x2="12.316cm" svg:y2="8.744cm">
          <text:p/>
        </draw:line>
        <draw:line draw:style-name="gr5" draw:text-style-name="P15" draw:layer="layout" svg:x1="12.422cm" svg:y1="6.702cm" svg:x2="14.565cm" svg:y2="5.613cm">
          <text:p/>
        </draw:line>
        <draw:line draw:style-name="gr5" draw:text-style-name="P15" draw:layer="layout" svg:x1="11.955cm" svg:y1="4.313cm" svg:x2="14.605cm" svg:y2="5.173cm">
          <text:p/>
        </draw:line>
        <draw:line draw:style-name="gr5" draw:text-style-name="P15" draw:layer="layout" svg:x1="10.067cm" svg:y1="10.675cm" svg:x2="12.087cm" svg:y2="9.224cm">
          <text:p/>
        </draw:line>
        <draw:line draw:style-name="gr5" draw:text-style-name="P15" draw:layer="layout" svg:x1="15.593cm" svg:y1="7.911cm" svg:x2="14.755cm" svg:y2="10.239cm">
          <text:p/>
        </draw:line>
        <draw:line draw:style-name="gr5" draw:text-style-name="P15" draw:layer="layout" svg:x1="14.896cm" svg:y1="5.794cm" svg:x2="15.319cm" svg:y2="7.276cm">
          <text:p/>
        </draw:line>
        <draw:line draw:style-name="gr5" draw:text-style-name="P15" draw:layer="layout" svg:x1="7.408cm" svg:y1="8.639cm" svg:x2="11.853cm" svg:y2="9.062cm">
          <text:p/>
        </draw:line>
        <draw:line draw:style-name="gr5" draw:text-style-name="P15" draw:layer="layout" svg:x1="11.53cm" svg:y1="4.445cm" svg:x2="8.999cm" svg:y2="6.465cm">
          <text:p/>
        </draw:line>
        <draw:custom-shape draw:style-name="gr389" draw:text-style-name="P17" draw:layer="layout" svg:width="1.27cm" svg:height="0.816cm" svg:x="5.464cm" svg:y="4.776cm">
          <text:p text:style-name="P16"><text:span text:style-name="T13">4</text:span></text:p>
          <draw:enhanced-geometry svg:viewBox="0 0 21600 21600" draw:type="mso-spt202" draw:enhanced-path="M 0 0 L 21600 0 21600 21600 0 21600 0 0 Z N"/>
        </draw:custom-shape>
        <draw:custom-shape draw:style-name="gr390" draw:text-style-name="P17" draw:layer="layout" svg:width="1.27cm" svg:height="0.816cm" svg:x="6.562cm" svg:y="5.927cm">
          <text:p text:style-name="P16"><text:span text:style-name="T13">7</text:span></text:p>
          <draw:enhanced-geometry svg:viewBox="0 0 21600 21600" draw:type="mso-spt202" draw:enhanced-path="M 0 0 L 21600 0 21600 21600 0 21600 0 0 Z N"/>
        </draw:custom-shape>
        <draw:custom-shape draw:style-name="gr391" draw:text-style-name="P17" draw:layer="layout" svg:width="1.27cm" svg:height="0.816cm" svg:x="5.08cm" svg:y="7.62cm">
          <text:p text:style-name="P16"><text:span text:style-name="T13">4</text:span></text:p>
          <draw:enhanced-geometry svg:viewBox="0 0 21600 21600" draw:type="mso-spt202" draw:enhanced-path="M 0 0 L 21600 0 21600 21600 0 21600 0 0 Z N"/>
        </draw:custom-shape>
        <draw:custom-shape draw:style-name="gr392" draw:text-style-name="P17" draw:layer="layout" svg:width="1.27cm" svg:height="0.816cm" svg:x="5.715cm" svg:y="9.102cm">
          <text:p text:style-name="P16"><text:span text:style-name="T13">3</text:span></text:p>
          <draw:enhanced-geometry svg:viewBox="0 0 21600 21600" draw:type="mso-spt202" draw:enhanced-path="M 0 0 L 21600 0 21600 21600 0 21600 0 0 Z N"/>
        </draw:custom-shape>
        <draw:custom-shape draw:style-name="gr393" draw:text-style-name="P17" draw:layer="layout" svg:width="1.27cm" svg:height="0.816cm" svg:x="6.35cm" svg:y="10.411cm">
          <text:p text:style-name="P16"><text:span text:style-name="T13">7</text:span></text:p>
          <draw:enhanced-geometry svg:viewBox="0 0 21600 21600" draw:type="mso-spt202" draw:enhanced-path="M 0 0 L 21600 0 21600 21600 0 21600 0 0 Z N"/>
        </draw:custom-shape>
        <draw:custom-shape draw:style-name="gr394" draw:text-style-name="P17" draw:layer="layout" svg:width="1.27cm" svg:height="0.816cm" svg:x="8.811cm" svg:y="7.408cm">
          <text:p text:style-name="P16"><text:span text:style-name="T13">5</text:span></text:p>
          <draw:enhanced-geometry svg:viewBox="0 0 21600 21600" draw:type="mso-spt202" draw:enhanced-path="M 0 0 L 21600 0 21600 21600 0 21600 0 0 Z N"/>
        </draw:custom-shape>
        <draw:custom-shape draw:style-name="gr395" draw:text-style-name="P17" draw:layer="layout" svg:width="1.27cm" svg:height="0.816cm" svg:x="9.776cm" svg:y="8.85cm">
          <text:p text:style-name="P16"><text:span text:style-name="T13">6</text:span></text:p>
          <draw:enhanced-geometry svg:viewBox="0 0 21600 21600" draw:type="mso-spt202" draw:enhanced-path="M 0 0 L 21600 0 21600 21600 0 21600 0 0 Z N"/>
        </draw:custom-shape>
        <draw:custom-shape draw:style-name="gr396" draw:text-style-name="P17" draw:layer="layout" svg:width="1.27cm" svg:height="0.816cm" svg:x="10.795cm" svg:y="9.737cm">
          <text:p text:style-name="P16"><text:span text:style-name="T13">2</text:span></text:p>
          <draw:enhanced-geometry svg:viewBox="0 0 21600 21600" draw:type="mso-spt202" draw:enhanced-path="M 0 0 L 21600 0 21600 21600 0 21600 0 0 Z N"/>
        </draw:custom-shape>
        <draw:custom-shape draw:style-name="gr397" draw:text-style-name="P17" draw:layer="layout" svg:width="1.27cm" svg:height="0.816cm" svg:x="13.123cm" svg:y="9.009cm">
          <text:p text:style-name="P16"><text:span text:style-name="T13">2</text:span></text:p>
          <draw:enhanced-geometry svg:viewBox="0 0 21600 21600" draw:type="mso-spt202" draw:enhanced-path="M 0 0 L 21600 0 21600 21600 0 21600 0 0 Z N"/>
        </draw:custom-shape>
        <draw:custom-shape draw:style-name="gr398" draw:text-style-name="P17" draw:layer="layout" svg:width="1.27cm" svg:height="0.816cm" svg:x="14.896cm" svg:y="8.678cm">
          <text:p text:style-name="P16"><text:span text:style-name="T13">3</text:span></text:p>
          <draw:enhanced-geometry svg:viewBox="0 0 21600 21600" draw:type="mso-spt202" draw:enhanced-path="M 0 0 L 21600 0 21600 21600 0 21600 0 0 Z N"/>
        </draw:custom-shape>
        <draw:custom-shape draw:style-name="gr399" draw:text-style-name="P17" draw:layer="layout" svg:width="1.27cm" svg:height="0.816cm" svg:x="14.777cm" svg:y="6.125cm">
          <text:p text:style-name="P16"><text:span text:style-name="T13">1</text:span></text:p>
          <draw:enhanced-geometry svg:viewBox="0 0 21600 21600" draw:type="mso-spt202" draw:enhanced-path="M 0 0 L 21600 0 21600 21600 0 21600 0 0 Z N"/>
        </draw:custom-shape>
        <draw:custom-shape draw:style-name="gr400" draw:text-style-name="P17" draw:layer="layout" svg:width="1.27cm" svg:height="0.816cm" svg:x="11.893cm" svg:y="7.501cm">
          <text:p text:style-name="P16"><text:span text:style-name="T13">4</text:span></text:p>
          <draw:enhanced-geometry svg:viewBox="0 0 21600 21600" draw:type="mso-spt202" draw:enhanced-path="M 0 0 L 21600 0 21600 21600 0 21600 0 0 Z N"/>
        </draw:custom-shape>
        <draw:custom-shape draw:style-name="gr401" draw:text-style-name="P17" draw:layer="layout" svg:width="1.27cm" svg:height="0.816cm" svg:x="13.031cm" svg:y="6.125cm">
          <text:p text:style-name="P16"><text:span text:style-name="T13">2</text:span></text:p>
          <draw:enhanced-geometry svg:viewBox="0 0 21600 21600" draw:type="mso-spt202" draw:enhanced-path="M 0 0 L 21600 0 21600 21600 0 21600 0 0 Z N"/>
        </draw:custom-shape>
        <draw:custom-shape draw:style-name="gr402" draw:text-style-name="P17" draw:layer="layout" svg:width="1.27cm" svg:height="0.816cm" svg:x="12.7cm" svg:y="3.982cm">
          <text:p text:style-name="P16"><text:span text:style-name="T13">3</text:span></text:p>
          <draw:enhanced-geometry svg:viewBox="0 0 21600 21600" draw:type="mso-spt202" draw:enhanced-path="M 0 0 L 21600 0 21600 21600 0 21600 0 0 Z N"/>
        </draw:custom-shape>
        <draw:custom-shape draw:style-name="gr403" draw:text-style-name="P17" draw:layer="layout" svg:width="1.27cm" svg:height="0.816cm" svg:x="10.372cm" svg:y="6.138cm">
          <text:p text:style-name="P16"><text:span text:style-name="T13">8</text:span></text:p>
          <draw:enhanced-geometry svg:viewBox="0 0 21600 21600" draw:type="mso-spt202" draw:enhanced-path="M 0 0 L 21600 0 21600 21600 0 21600 0 0 Z N"/>
        </draw:custom-shape>
        <draw:custom-shape draw:style-name="gr404" draw:text-style-name="P17" draw:layer="layout" svg:width="1.27cm" svg:height="0.816cm" svg:x="10.372cm" svg:y="4.868cm">
          <text:p text:style-name="P16"><text:span text:style-name="T13">6</text:span></text:p>
          <draw:enhanced-geometry svg:viewBox="0 0 21600 21600" draw:type="mso-spt202" draw:enhanced-path="M 0 0 L 21600 0 21600 21600 0 21600 0 0 Z N"/>
        </draw:custom-shape>
        <draw:custom-shape draw:style-name="gr405" draw:text-style-name="P17" draw:layer="layout" svg:width="1.27cm" svg:height="0.816cm" svg:x="9.102cm" svg:y="3.598cm">
          <text:p text:style-name="P16"><text:span text:style-name="T13">4</text:span></text:p>
          <draw:enhanced-geometry svg:viewBox="0 0 21600 21600" draw:type="mso-spt202" draw:enhanced-path="M 0 0 L 21600 0 21600 21600 0 21600 0 0 Z N"/>
        </draw:custom-shape>
        <draw:g>
          <draw:custom-shape draw:style-name="gr77" draw:text-style-name="P3" draw:layer="layout" svg:width="12.065cm" svg:height="3.598cm" svg:x="3.81cm" svg:y="13.97cm">
            <text:p/>
            <draw:enhanced-geometry svg:viewBox="0 0 21600 21600" draw:type="rectangle" draw:enhanced-path="M 0 0 L 21600 0 21600 21600 0 21600 0 0 Z N"/>
          </draw:custom-shape>
          <draw:custom-shape draw:style-name="gr406" draw:text-style-name="P40" draw:layer="layout" svg:width="2.116cm" svg:height="0.993cm" svg:x="4.022cm" svg:y="14.393cm">
            <text:p text:style-name="P38"><text:span text:style-name="T28">{ A }</text:span></text:p>
            <draw:enhanced-geometry svg:viewBox="0 0 21600 21600" draw:type="mso-spt202" draw:enhanced-path="M 0 0 L 21600 0 21600 21600 0 21600 0 0 Z N"/>
          </draw:custom-shape>
          <draw:custom-shape draw:style-name="gr407" draw:text-style-name="P40" draw:layer="layout" svg:width="2.116cm" svg:height="0.993cm" svg:x="5.971cm" svg:y="14.393cm">
            <text:p text:style-name="P38"><text:span text:style-name="T28">{ B }</text:span></text:p>
            <draw:enhanced-geometry svg:viewBox="0 0 21600 21600" draw:type="mso-spt202" draw:enhanced-path="M 0 0 L 21600 0 21600 21600 0 21600 0 0 Z N"/>
          </draw:custom-shape>
          <draw:custom-shape draw:style-name="gr408" draw:text-style-name="P40" draw:layer="layout" svg:width="2.117cm" svg:height="0.993cm" svg:x="7.92cm" svg:y="14.393cm">
            <text:p text:style-name="P38"><text:span text:style-name="T28">{ C }</text:span></text:p>
            <draw:enhanced-geometry svg:viewBox="0 0 21600 21600" draw:type="mso-spt202" draw:enhanced-path="M 0 0 L 21600 0 21600 21600 0 21600 0 0 Z N"/>
          </draw:custom-shape>
          <draw:custom-shape draw:style-name="gr409" draw:text-style-name="P40" draw:layer="layout" svg:width="2.116cm" svg:height="0.993cm" svg:x="9.865cm" svg:y="14.393cm">
            <text:p text:style-name="P38"><text:span text:style-name="T28">{ D }</text:span></text:p>
            <draw:enhanced-geometry svg:viewBox="0 0 21600 21600" draw:type="mso-spt202" draw:enhanced-path="M 0 0 L 21600 0 21600 21600 0 21600 0 0 Z N"/>
          </draw:custom-shape>
          <draw:custom-shape draw:style-name="gr410" draw:text-style-name="P40" draw:layer="layout" svg:width="2.116cm" svg:height="0.993cm" svg:x="11.814cm" svg:y="14.393cm">
            <text:p text:style-name="P38"><text:span text:style-name="T28">{ E }</text:span></text:p>
            <draw:enhanced-geometry svg:viewBox="0 0 21600 21600" draw:type="mso-spt202" draw:enhanced-path="M 0 0 L 21600 0 21600 21600 0 21600 0 0 Z N"/>
          </draw:custom-shape>
          <draw:custom-shape draw:style-name="gr411" draw:text-style-name="P40" draw:layer="layout" svg:width="2.117cm" svg:height="0.993cm" svg:x="13.758cm" svg:y="14.393cm">
            <text:p text:style-name="P38"><text:span text:style-name="T28">{ F }</text:span></text:p>
            <draw:enhanced-geometry svg:viewBox="0 0 21600 21600" draw:type="mso-spt202" draw:enhanced-path="M 0 0 L 21600 0 21600 21600 0 21600 0 0 Z N"/>
          </draw:custom-shape>
          <draw:custom-shape draw:style-name="gr412" draw:text-style-name="P40" draw:layer="layout" svg:width="2.116cm" svg:height="0.993cm" svg:x="4.022cm" svg:y="15.703cm">
            <text:p text:style-name="P38"><text:span text:style-name="T28">{ G }</text:span></text:p>
            <draw:enhanced-geometry svg:viewBox="0 0 21600 21600" draw:type="mso-spt202" draw:enhanced-path="M 0 0 L 21600 0 21600 21600 0 21600 0 0 Z N"/>
          </draw:custom-shape>
          <draw:custom-shape draw:style-name="gr413" draw:text-style-name="P40" draw:layer="layout" svg:width="2.116cm" svg:height="0.993cm" svg:x="5.971cm" svg:y="15.703cm">
            <text:p text:style-name="P38"><text:span text:style-name="T28">{ H }</text:span></text:p>
            <draw:enhanced-geometry svg:viewBox="0 0 21600 21600" draw:type="mso-spt202" draw:enhanced-path="M 0 0 L 21600 0 21600 21600 0 21600 0 0 Z N"/>
          </draw:custom-shape>
          <draw:custom-shape draw:style-name="gr414" draw:text-style-name="P40" draw:layer="layout" svg:width="2.117cm" svg:height="0.993cm" svg:x="7.92cm" svg:y="15.703cm">
            <text:p text:style-name="P38"><text:span text:style-name="T28">{ I }</text:span></text:p>
            <draw:enhanced-geometry svg:viewBox="0 0 21600 21600" draw:type="mso-spt202" draw:enhanced-path="M 0 0 L 21600 0 21600 21600 0 21600 0 0 Z N"/>
          </draw:custom-shape>
          <draw:custom-shape draw:style-name="gr415" draw:text-style-name="P40" draw:layer="layout" svg:width="2.116cm" svg:height="0.993cm" svg:x="9.865cm" svg:y="15.703cm">
            <text:p text:style-name="P38"><text:span text:style-name="T28">{ J }</text:span></text:p>
            <draw:enhanced-geometry svg:viewBox="0 0 21600 21600" draw:type="mso-spt202" draw:enhanced-path="M 0 0 L 21600 0 21600 21600 0 21600 0 0 Z N"/>
          </draw:custom-shape>
          <draw:custom-shape draw:style-name="gr416" draw:text-style-name="P40" draw:layer="layout" svg:width="2.116cm" svg:height="0.993cm" svg:x="11.814cm" svg:y="15.703cm">
            <text:p text:style-name="P38"><text:span text:style-name="T28">{ L }</text:span></text:p>
            <draw:enhanced-geometry svg:viewBox="0 0 21600 21600" draw:type="mso-spt202" draw:enhanced-path="M 0 0 L 21600 0 21600 21600 0 21600 0 0 Z N"/>
          </draw:custom-shape>
          <draw:custom-shape draw:style-name="gr417" draw:text-style-name="P40" draw:layer="layout" svg:width="2.117cm" svg:height="0.993cm" svg:x="13.758cm" svg:y="15.703cm">
            <text:p text:style-name="P38"><text:span text:style-name="T28">{ M }</text:span></text:p>
            <draw:enhanced-geometry svg:viewBox="0 0 21600 21600" draw:type="mso-spt202" draw:enhanced-path="M 0 0 L 21600 0 21600 21600 0 21600 0 0 Z N"/>
          </draw:custom-shape>
        </draw:g>
        <draw:polyline draw:style-name="gr153" draw:text-style-name="P15" xml:id="id163" draw:id="id163" draw:layer="layout" svg:width="0.423cm" svg:height="1.48cm" svg:x="14.909cm" svg:y="5.808cm" svg:viewBox="0 0 424 1481" draw:points="0,0 424,1481">
          <text:p text:style-name="P23"/>
        </draw:polyline>
        <draw:polyline draw:style-name="gr153" draw:text-style-name="P15" xml:id="id174" draw:id="id174" draw:layer="layout" svg:width="2.142cm" svg:height="1.088cm" svg:x="12.449cm" svg:y="5.613cm" svg:viewBox="0 0 2143 1089" draw:points="0,1089 2143,0">
          <text:p text:style-name="P23"/>
        </draw:polyline>
        <draw:polyline draw:style-name="gr153" draw:text-style-name="P15" xml:id="id166" draw:id="id166" draw:layer="layout" svg:width="2.01cm" svg:height="1.049cm" svg:x="12.6cm" svg:y="9.3cm" svg:viewBox="0 0 2011 1050" draw:points="0,0 2011,1050">
          <text:p text:style-name="P23"/>
        </draw:polyline>
        <draw:polyline draw:style-name="gr153" draw:text-style-name="P15" xml:id="id168" draw:id="id168" draw:layer="layout" svg:width="2.019cm" svg:height="1.45cm" svg:x="10.054cm" svg:y="9.237cm" svg:viewBox="0 0 2020 1451" draw:points="0,1451 2020,0">
          <text:p text:style-name="P23"/>
        </draw:polyline>
        <draw:polyline draw:style-name="gr153" draw:text-style-name="P15" xml:id="id161" draw:id="id161" draw:layer="layout" svg:width="2.649cm" svg:height="0.859cm" svg:x="11.933cm" svg:y="4.313cm" svg:viewBox="0 0 2650 860" draw:points="0,0 2650,860">
          <text:p text:style-name="P23"/>
        </draw:polyline>
        <draw:polyline draw:style-name="gr153" draw:text-style-name="P15" xml:id="id180" draw:id="id180" draw:layer="layout" svg:width="0.837cm" svg:height="2.327cm" svg:x="14.755cm" svg:y="7.911cm" svg:viewBox="0 0 838 2328" draw:points="838,0 0,2328">
          <text:p text:style-name="P23"/>
        </draw:polyline>
        <draw:polyline draw:style-name="gr24" draw:text-style-name="P15" xml:id="id170" draw:id="id170" draw:layer="layout" svg:width="2.107cm" svg:height="1.269cm" svg:x="4.767cm" svg:y="8.89cm" svg:viewBox="0 0 2108 1270" draw:points="2108,0 0,1270">
          <text:p text:style-name="P23"/>
        </draw:polyline>
        <draw:polyline draw:style-name="gr153" draw:text-style-name="P15" xml:id="id157" draw:id="id157" draw:layer="layout" svg:width="2.327cm" svg:height="1.683cm" svg:x="5.027cm" svg:y="4.648cm" svg:viewBox="0 0 2328 1684" draw:points="0,1684 2328,0">
          <text:p text:style-name="P23"/>
        </draw:polyline>
        <draw:polyline draw:style-name="gr153" draw:text-style-name="P15" xml:id="id159" draw:id="id159" draw:layer="layout" svg:width="3.297cm" svg:height="0.413cm" svg:x="7.96cm" svg:y="4.132cm" svg:viewBox="0 0 3298 414" draw:points="0,414 3298,0">
          <text:p text:style-name="P23"/>
        </draw:polyline>
        <draw:g xml:id="id177" draw:id="id177">
          <draw:custom-shape draw:style-name="gr77" draw:text-style-name="P3" draw:layer="layout" svg:width="12.065cm" svg:height="3.598cm" svg:x="3.862cm" svg:y="14.002cm">
            <text:p/>
            <draw:enhanced-geometry svg:viewBox="0 0 21600 21600" draw:type="rectangle" draw:enhanced-path="M 0 0 L 21600 0 21600 21600 0 21600 0 0 Z N"/>
          </draw:custom-shape>
          <draw:custom-shape draw:style-name="gr418" draw:text-style-name="P40" draw:layer="layout" svg:width="8.679cm" svg:height="0.993cm" svg:x="5.155cm" svg:y="14.425cm">
            <text:p text:style-name="P38"><text:span text:style-name="T28">{ A, B, C, D, E, L }</text:span></text:p>
            <draw:enhanced-geometry svg:viewBox="0 0 21600 21600" draw:type="mso-spt202" draw:enhanced-path="M 0 0 L 21600 0 21600 21600 0 21600 0 0 Z N"/>
          </draw:custom-shape>
          <draw:custom-shape draw:style-name="gr419" draw:text-style-name="P40" draw:layer="layout" svg:width="2.751cm" svg:height="0.993cm" svg:x="6.849cm" svg:y="15.735cm">
            <text:p text:style-name="P38"><text:span text:style-name="T28">{ H, I }</text:span></text:p>
            <draw:enhanced-geometry svg:viewBox="0 0 21600 21600" draw:type="mso-spt202" draw:enhanced-path="M 0 0 L 21600 0 21600 21600 0 21600 0 0 Z N"/>
          </draw:custom-shape>
          <draw:custom-shape draw:style-name="gr420" draw:text-style-name="P40" draw:layer="layout" svg:width="4.9cm" svg:height="0.993cm" svg:x="9.6cm" svg:y="15.735cm">
            <text:p text:style-name="P38"><text:span text:style-name="T28">{ F, G, J, M }</text:span></text:p>
            <draw:enhanced-geometry svg:viewBox="0 0 21600 21600" draw:type="mso-spt202" draw:enhanced-path="M 0 0 L 21600 0 21600 21600 0 21600 0 0 Z N"/>
          </draw:custom-shape>
        </draw:g>
        <draw:custom-shape draw:style-name="gr421" draw:text-style-name="P42" xml:id="id178" draw:id="id178" draw:layer="layout" svg:width="5.927cm" svg:height="1.065cm" svg:x="11.43cm" svg:y="11.809cm">
          <text:p text:style-name="P41"><text:span text:style-name="T29">c(F) = 26</text:span></text:p>
          <draw:enhanced-geometry svg:viewBox="0 0 21600 21600" draw:type="mso-spt202" draw:enhanced-path="M 0 0 L 21600 0 21600 21600 0 21600 0 0 Z N"/>
        </draw:custom-shape>
        <draw:circle draw:style-name="gr373" draw:text-style-name="P45" xml:id="id156" draw:id="id156" draw:layer="layout" svg:width="1cm" svg:height="1cm" svg:x="4.3cm" svg:y="6.1cm">
          <text:p text:style-name="P23"/>
        </draw:circle>
        <draw:circle draw:style-name="gr373" draw:text-style-name="P45" xml:id="id158" draw:id="id158" draw:layer="layout" svg:width="1cm" svg:height="1cm" svg:x="7.1cm" svg:y="3.9cm">
          <text:p text:style-name="P23"/>
        </draw:circle>
        <draw:circle draw:style-name="gr373" draw:text-style-name="P45" xml:id="id160" draw:id="id160" draw:layer="layout" svg:width="1cm" svg:height="1cm" svg:x="11.1cm" svg:y="3.7cm">
          <text:p text:style-name="P23"/>
        </draw:circle>
        <draw:circle draw:style-name="gr373" draw:text-style-name="P45" xml:id="id162" draw:id="id162" draw:layer="layout" svg:width="1cm" svg:height="1cm" svg:x="14.3cm" svg:y="5cm">
          <text:p text:style-name="P23"/>
        </draw:circle>
        <draw:circle draw:style-name="gr373" draw:text-style-name="P45" xml:id="id164" draw:id="id164" draw:layer="layout" svg:width="1cm" svg:height="1cm" svg:x="14.9cm" svg:y="7.1cm">
          <text:p text:style-name="P23"/>
        </draw:circle>
        <draw:circle draw:style-name="gr373" draw:text-style-name="P45" xml:id="id165" draw:id="id165" draw:layer="layout" svg:width="1cm" svg:height="1cm" svg:x="14.3cm" svg:y="10cm">
          <text:p text:style-name="P23"/>
        </draw:circle>
        <draw:circle draw:style-name="gr373" draw:text-style-name="P45" xml:id="id167" draw:id="id167" draw:layer="layout" svg:width="1cm" svg:height="1cm" svg:x="9.2cm" svg:y="10cm">
          <text:p text:style-name="P23"/>
        </draw:circle>
        <draw:circle draw:style-name="gr373" draw:text-style-name="P45" xml:id="id169" draw:id="id169" draw:layer="layout" svg:width="1cm" svg:height="1cm" svg:x="4.1cm" svg:y="9.8cm">
          <text:p text:style-name="P23"/>
        </draw:circle>
        <draw:circle draw:style-name="gr373" draw:text-style-name="P45" xml:id="id171" draw:id="id171" draw:layer="layout" svg:width="1cm" svg:height="1cm" svg:x="6.5cm" svg:y="8.1cm">
          <text:p text:style-name="P23"/>
        </draw:circle>
        <draw:circle draw:style-name="gr373" draw:text-style-name="P45" xml:id="id172" draw:id="id172" draw:layer="layout" svg:width="1cm" svg:height="1cm" svg:x="11.8cm" svg:y="8.6cm">
          <text:p text:style-name="P23"/>
        </draw:circle>
        <draw:circle draw:style-name="gr373" draw:text-style-name="P45" xml:id="id173" draw:id="id173" draw:layer="layout" svg:width="1cm" svg:height="1cm" svg:x="11.6cm" svg:y="6.2cm">
          <text:p text:style-name="P23"/>
        </draw:circle>
        <draw:circle draw:style-name="gr373" draw:text-style-name="P45" xml:id="id175" draw:id="id175" draw:layer="layout" svg:width="1cm" svg:height="1cm" svg:x="8.5cm" svg:y="6.2cm">
          <text:p text:style-name="P23"/>
        </draw:circle>
        <draw:polyline draw:style-name="gr153" draw:text-style-name="P15" xml:id="id176" draw:id="id176" draw:layer="layout" svg:width="0.714cm" svg:height="3.095cm" svg:x="9.023cm" svg:y="7.104cm" svg:viewBox="0 0 715 3096" draw:points="0,0 715,3096">
          <text:p text:style-name="P23"/>
        </draw:polyline>
        <draw:path draw:style-name="gr373" draw:text-style-name="P45" xml:id="id179" draw:id="id179" draw:layer="layout" svg:width="12.537cm" svg:height="4.903cm" svg:x="3.896cm" svg:y="3.55cm" svg:viewBox="0 0 12538 4904" svg:d="M39 2997c-100 285-28 856 441 746 348-82 685 73 1051-33 452-131 411-625 679-882 337-323 592-789 1051-916 386-107 571-525 1018-373 359 122 684-121 1052-136 346-14 699-33 1017 102 399 169 552 590 713 949 147 327-136 767 237 1018 313 210 649 393 1018 475 353 78 643 164 1017 136 401-30 604 439 1018 475 354 31 702 125 1051 203 339 76 838 329 1052-102 156-314 35-679 68-1017 35-351 27-738-170-1018-249-354-372-697-610-1051-221-329-427-691-814-849-345-141-658-361-1018-440-338-74-677-136-1018-170-338-34-688 57-1017-34-339-94-679-88-1018-68-342 20-679 41-1018 34-364-8-724 81-1085 68-354-13-684 64-1018 136-379 82-769 90-1119 305-331 204-727 295-1052 509-388 256-634 677-949 1017l-238 340-271 339-34 169z">
          <text:p text:style-name="P23"/>
        </draw:path>
        <draw:path draw:style-name="gr373" draw:text-style-name="P45" xml:id="id181" draw:id="id181" draw:layer="layout" svg:width="7.651cm" svg:height="5.758cm" svg:x="8.151cm" svg:y="5.863cm" svg:viewBox="0 0 7652 5759" svg:d="M261 141c320-102 721-259 1018 0 306 267 741 559 712 1018-22 348 81 729 475 882 375 145 748 141 1120 204 370 62 760 115 1085 305 335 196 626 488 1052 543 371 48 731 45 1017 474 216 324 839 387 848 848 6 305 265 835-305 882-382 31-611 426-1018 407-361-17-749 131-1085 0-355-139-680-150-1018-203-370-58-656 149-1017 136-353-13-702-81-1052-68-408 15-609-342-1017-339-443 3-557-515-679-848s25-675 0-1018c-24-339 8-680 0-1018-8-349-8-681-271-1017-211-270-128-701 34-1018l34-68z">
          <text:p text:style-name="P23"/>
        </draw:path>
        <draw:path draw:style-name="gr373" draw:text-style-name="P45" xml:id="id182" draw:id="id182" draw:layer="layout" svg:width="4.126cm" svg:height="3.4cm" svg:x="3.557cm" svg:y="7.76cm" svg:viewBox="0 0 4127 3401" svg:d="M2413 450c278-252 636-499 1052-441 380 53 746 381 644 814-84 358 55 773-339 1052-322 229-621 517-1018 611-417 99-606 530-1017 678-333 120-671 238-1018 237-481-1-542-514-678-848-134-330 88-688 441-949 368-272 706-484 1085-679l339-169 340-272 135-102z">
          <text:p text:style-name="P23"/>
        </draw:path>
        <draw:polyline draw:style-name="gr153" draw:text-style-name="P15" xml:id="id183" draw:id="id183" draw:layer="layout" svg:width="1.692cm" svg:height="1.693cm" svg:x="5.081cm" svg:y="6.773cm" svg:viewBox="0 0 1693 1694" draw:points="0,0 1693,1694">
          <text:p text:style-name="P23"/>
        </draw:polyline>
        <draw:g xml:id="id184" draw:id="id184">
          <draw:custom-shape draw:style-name="gr77" draw:text-style-name="P3" draw:layer="layout" svg:width="12.065cm" svg:height="3.598cm" svg:x="3.811cm" svg:y="13.971cm">
            <text:p/>
            <draw:enhanced-geometry svg:viewBox="0 0 21600 21600" draw:type="rectangle" draw:enhanced-path="M 0 0 L 21600 0 21600 21600 0 21600 0 0 Z N"/>
          </draw:custom-shape>
          <draw:custom-shape draw:style-name="gr422" draw:text-style-name="P40" draw:layer="layout" svg:width="10.795cm" svg:height="0.993cm" svg:x="4.446cm" svg:y="15.069cm">
            <text:p text:style-name="P38"><text:span text:style-name="T28">{ A, B, C, D, E, F, G, H, I, J, L, M }</text:span></text:p>
            <draw:enhanced-geometry svg:viewBox="0 0 21600 21600" draw:type="mso-spt202" draw:enhanced-path="M 0 0 L 21600 0 21600 21600 0 21600 0 0 Z N"/>
          </draw:custom-shape>
        </draw:g>
        <draw:custom-shape draw:style-name="gr423" draw:text-style-name="P42" xml:id="id185" draw:id="id185" draw:layer="layout" svg:width="5.927cm" svg:height="1.065cm" svg:x="11.431cm" svg:y="11.81cm">
          <text:p text:style-name="P41"><text:span text:style-name="T29">c(F) = 33</text:span></text:p>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57" smil:attributeName="visibility" smil:to="visible"/>
                  <anim:transitionFilter smil:dur="0.5s" smil:fill="hold" smil:targetElement="id157"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59" smil:attributeName="visibility" smil:to="visible"/>
                  <anim:transitionFilter smil:dur="0.5s" smil:fill="hold" smil:targetElement="id159"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61" smil:attributeName="visibility" smil:to="visible"/>
                  <anim:transitionFilter smil:dur="0.5s" smil:fill="hold" smil:targetElement="id161"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63" smil:attributeName="visibility" smil:to="visible"/>
                  <anim:transitionFilter smil:dur="0.5s" smil:fill="hold" smil:targetElement="id163"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66" smil:attributeName="visibility" smil:to="visible"/>
                  <anim:transitionFilter smil:dur="0.5s" smil:fill="hold" smil:targetElement="id166"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68" smil:attributeName="visibility" smil:to="visible"/>
                  <anim:transitionFilter smil:dur="0.5s" smil:fill="hold" smil:targetElement="id168"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70" smil:attributeName="visibility" smil:to="visible"/>
                  <anim:transitionFilter smil:dur="0.5s" smil:fill="hold" smil:targetElement="id17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74" smil:attributeName="visibility" smil:to="visible"/>
                  <anim:transitionFilter smil:dur="0.5s" smil:fill="hold" smil:targetElement="id174"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dur="indefinite"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dur="indefinite" smil:fill="hold" presentation:node-type="on-click" presentation:preset-class="entrance" presentation:preset-id="ooo-entrance-dissolve-in">
                  <anim:set smil:begin="0s" smil:dur="0.001s" smil:fill="hold" smil:targetElement="id180" smil:attributeName="visibility" smil:to="visible"/>
                  <anim:transitionFilter smil:dur="0.5s" smil:fill="hold" smil:targetElement="id180"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seq>
        </anim:par>
        <presentation:notes draw:style-name="dp3">
          <draw:custom-shape draw:style-name="gr1" draw:text-style-name="P3" draw:layer="layout" svg:width="12.7cm" svg:height="9.525cm" svg:x="3.175cm" svg:y="1.905cm">
            <text:p/>
            <draw:enhanced-geometry svg:viewBox="0 0 21600 21600" draw:type="mso-spt202" draw:enhanced-path="M 0 0 L 21600 0 21600 21600 0 21600 0 0 Z N"/>
          </draw:custom-shape>
          <draw:frame presentation:style-name="pr45" draw:text-style-name="P4" draw:layer="layout" svg:width="15.147cm" svg:height="11.388cm" svg:x="1.904cm" svg:y="12.065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46" draw:text-style-name="P23" draw:layer="layout" svg:width="25.199cm" svg:height="3.507cm" svg:x="1.4cm" svg:y="0.137cm" presentation:class="title" presentation:user-transformed="true">
          <draw:text-box>
            <text:p text:style-name="P5"><text:span text:style-name="T1">Árvore Geradora de Peso Mínimo</text:span></text:p>
          </draw:text-box>
        </draw:frame>
        <draw:frame presentation:style-name="pr47" draw:text-style-name="P46" draw:layer="layout" svg:width="25.199cm" svg:height="15.927cm" svg:x="1.301cm" svg:y="3cm" presentation:class="outline" presentation:user-transformed="true">
          <draw:text-box>
            <text:p text:style-name="P46">Complexidade: O número de sub-árvores diminui pelo menos pela metade após cada iteração.</text:p>
            <text:p text:style-name="P46">Faz no máximo log(n) iterações.</text:p>
            <text:p text:style-name="P46">Em cada iteração cada aresta é analisada no máximo duas veces.</text:p>
            <text:p text:style-name="P46">O(m*log(n)).</text:p>
            <text:p text:style-name="P46">Para verificar se uma aresta deve ou não ser analisada temos que saber se os dois extremos da aresta estão na mesma sub-árvore. Pode ser feito eficientemente com a mesma estrutura usada em Kruskal.</text:p>
          </draw:text-box>
        </draw:frame>
        <presentation:notes draw:style-name="dp2">
          <draw:page-thumbnail draw:style-name="gr424" draw:layer="layout" svg:width="14.848cm" svg:height="11.136cm" svg:x="3.075cm" svg:y="2.257cm" draw:page-number="31" presentation:class="page"/>
          <draw:frame presentation:style-name="pr48" draw:text-style-name="P47" draw:layer="layout" svg:width="16.799cm" svg:height="13.114cm" svg:x="2.1cm" svg:y="14.107cm" presentation:class="notes" presentation:placeholder="true">
            <draw:text-box/>
          </draw:frame>
        </presentation:notes>
      </draw:page>
      <draw:page draw:name="page32" draw:style-name="dp4" draw:master-page-name="Default" presentation:presentation-page-layout-name="AL1T1">
        <office:forms form:automatic-focus="false" form:apply-design-mode="false"/>
        <draw:frame presentation:style-name="pr49" draw:text-style-name="P23" draw:layer="layout" svg:width="25.199cm" svg:height="3.256cm" svg:x="1.4cm" svg:y="0.962cm" presentation:class="title">
          <draw:text-box>
            <text:p text:style-name="P23">Exercício</text:p>
          </draw:text-box>
        </draw:frame>
        <draw:frame presentation:style-name="pr50" draw:text-style-name="P46" draw:layer="layout" svg:width="25.199cm" svg:height="13.609cm" svg:x="1.4cm" svg:y="4.914cm" presentation:class="outline" presentation:user-transformed="true">
          <draw:text-box>
            <text:p text:style-name="P46">O algoritmo de Boruvka pode falhar se existem arestas com peso idêntico (ver no quadro).</text:p>
            <text:p text:style-name="P46">Proponha uma solução simples para este problema.</text:p>
          </draw:text-box>
        </draw:frame>
        <presentation:notes draw:style-name="dp2">
          <draw:page-thumbnail draw:style-name="gr424" draw:layer="layout" svg:width="14.848cm" svg:height="11.136cm" svg:x="3.075cm" svg:y="2.257cm" draw:page-number="32" presentation:class="page"/>
          <draw:frame presentation:style-name="pr48" draw:text-style-name="P4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initial-creator>Sebastián Urrutia</meta:initial-creator>
    <meta:creation-date>2011-04-13T19:02:42</meta:creation-date>
    <dc:date>2017-04-12T16:24:38.37</dc:date>
    <meta:editing-cycles>6</meta:editing-cycles>
    <meta:editing-duration>P1DT4H5M1S</meta:editing-duration>
    <meta:document-statistic meta:object-count="1111"/>
    <meta:user-defined meta:name="Info 1"/>
    <meta:user-defined meta:name="Info 2"/>
    <meta:user-defined meta:name="Info 3"/>
    <meta:user-defined meta:name="Info 4"/>
  </office:meta>
</office:document-meta>
</file>